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alibri" svg:font-family="Calibri, Arial" style:font-family-generic="roman"/>
    <style:font-face style:name="Baskerville" svg:font-family="Baskerville" style:font-pitch="variable"/>
    <style:font-face style:name="Courier New" svg:font-family="'Courier New'" style:font-pitch="variable"/>
    <style:font-face style:name="GalliardTurk" svg:font-family="GalliardTurk"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thos Pro Regular" svg:font-family="'Lithos Pro Regular'" style:font-pitch="variable"/>
    <style:font-face style:name="MGillSans" svg:font-family="MGillSans, 'Courier New'" style:font-pitch="variable"/>
    <style:font-face style:name="Palatino" svg:font-family="Palatino" style:font-pitch="variable"/>
    <style:font-face style:name="PalatinoTurk" svg:font-family="PalatinoTurk" style:font-pitch="variable"/>
    <style:font-face style:name="TiffanyTurk" svg:font-family="TiffanyTurk" style:font-pitch="variable"/>
    <style:font-face style:name="ヒラギノ角ゴ Pro W3" svg:font-family="'ヒラギノ角ゴ Pro W3', '?????? Pro W3'" style:font-pitch="variable"/>
    <style:font-face style:name="Liberation Serif" svg:font-family="'Liberation Serif'" style:font-family-generic="roman" style:font-pitch="variable"/>
    <style:font-face style:name="Times New Roman" svg:font-family="'Times New Roman', ¿Î?¬"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Arabic)" svg:font-family="'Segoe UI (Arabic)'"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Author">
      <style:text-properties style:font-name="Lato"/>
    </style:style>
    <style:style style:name="P4" style:family="paragraph" style:parent-style-name="Alt_20_yazı">
      <style:paragraph-properties fo:margin-left="0.801cm" fo:margin-right="0cm" fo:margin-top="0.076cm" fo:margin-bottom="0.076cm" loext:contextual-spacing="false" fo:line-height="0.529cm" fo:text-align="justify" style:justify-single-word="false" fo:text-indent="0cm" style:auto-text-indent="false"/>
      <style:text-properties fo:color="#000000" style:font-name="Lato" fo:font-size="9.5pt" fo:language="tr" fo:country="TR" fo:font-weight="bold" style:font-size-asian="9.5pt" style:font-weight-asian="bold" style:font-name-complex="PalatinoTurk" style:font-weight-complex="bold"/>
    </style:style>
    <style:style style:name="P5" style:family="paragraph" style:parent-style-name="Alt_20_yazı">
      <style:paragraph-properties fo:margin-left="0.801cm" fo:margin-right="0cm" fo:margin-top="0.076cm" fo:margin-bottom="0.076cm" loext:contextual-spacing="false" fo:line-height="0.529cm" fo:text-align="justify" style:justify-single-word="false" fo:text-indent="0cm" style:auto-text-indent="false"/>
      <style:text-properties fo:color="#000000" style:font-name="Lato" fo:font-size="10.5pt" fo:language="tr" fo:country="TR" style:font-size-asian="10.5pt" style:font-name-complex="PalatinoTurk"/>
    </style:style>
    <style:style style:name="P6" style:family="paragraph" style:parent-style-name="Alt_20_yazı">
      <style:paragraph-properties fo:margin-left="0.801cm" fo:margin-right="0cm" fo:margin-top="0.076cm" fo:margin-bottom="0.076cm" loext:contextual-spacing="false" fo:line-height="0.529cm" fo:text-align="justify" style:justify-single-word="false" fo:text-indent="0cm" style:auto-text-indent="false"/>
      <style:text-properties fo:color="#000000" style:font-name="Lato" fo:font-size="10.5pt" fo:letter-spacing="-0.009cm" fo:language="tr" fo:country="TR" style:font-size-asian="10.5pt" style:font-name-complex="PalatinoTurk"/>
    </style:style>
    <style:style style:name="P7" style:family="paragraph" style:parent-style-name="notlar">
      <style:paragraph-properties fo:margin-left="0.801cm" fo:margin-right="0cm" fo:margin-top="0.071cm" fo:margin-bottom="0.071cm" loext:contextual-spacing="false" fo:line-height="100%" fo:text-align="justify" style:justify-single-word="false" fo:text-indent="0cm" style:auto-text-indent="false"/>
      <style:text-properties fo:color="#000000" style:font-name="Lato" fo:font-size="9.5pt" fo:language="tr" fo:country="TR" style:font-size-asian="9.5pt" style:font-name-complex="PalatinoTurk"/>
    </style:style>
    <style:style style:name="P8" style:family="paragraph" style:parent-style-name="notlar">
      <style:paragraph-properties fo:margin-left="0.801cm" fo:margin-right="0cm" fo:margin-top="0.071cm" fo:margin-bottom="0.071cm" loext:contextual-spacing="false" fo:line-height="100%" fo:text-align="justify" style:justify-single-word="false" fo:text-indent="0cm" style:auto-text-indent="false"/>
      <style:text-properties fo:color="#000000" style:font-name="Lato" fo:font-size="10.5pt" fo:letter-spacing="-0.018cm" fo:language="tr" fo:country="TR" style:font-size-asian="10.5pt" style:font-name-complex="PalatinoTurk"/>
    </style:style>
    <style:style style:name="P9" style:family="paragraph" style:parent-style-name="notlar">
      <style:paragraph-properties fo:margin-left="0.801cm" fo:margin-right="0cm" fo:margin-top="0.071cm" fo:margin-bottom="0.071cm" loext:contextual-spacing="false" fo:line-height="100%" fo:text-align="justify" style:justify-single-word="false" fo:text-indent="0cm" style:auto-text-indent="false"/>
      <style:text-properties fo:color="#000000" style:font-name="Lato" fo:font-size="10.5pt" fo:language="tr" fo:country="TR" style:font-size-asian="10.5pt" style:font-name-complex="PalatinoTurk"/>
    </style:style>
    <style:style style:name="P10" style:family="paragraph" style:parent-style-name="notlar">
      <style:paragraph-properties fo:margin-left="0.801cm" fo:margin-right="0cm" fo:margin-top="0.071cm" fo:margin-bottom="0.071cm" loext:contextual-spacing="false" fo:line-height="100%" fo:text-align="justify" style:justify-single-word="false" fo:text-indent="0cm" style:auto-text-indent="false"/>
      <style:text-properties style:font-name="Lato"/>
    </style:style>
    <style:style style:name="P11" style:family="paragraph" style:parent-style-name="notlar">
      <style:paragraph-properties fo:margin-left="0.801cm" fo:margin-right="0cm" fo:margin-top="0.071cm" fo:margin-bottom="0.071cm" loext:contextual-spacing="false" fo:line-height="100%" fo:text-align="justify" style:justify-single-word="false" fo:text-indent="0cm" style:auto-text-indent="false" fo:break-before="page"/>
      <style:text-properties fo:color="#000000" style:font-name="Lato" fo:font-size="10.5pt" fo:language="tr" fo:country="TR" style:font-size-asian="10.5pt" style:font-name-complex="PalatinoTurk"/>
    </style:style>
    <style:style style:name="P12" style:family="paragraph" style:parent-style-name="Standard">
      <style:paragraph-properties fo:margin-left="0.801cm" fo:margin-right="0cm" fo:margin-top="0.071cm" fo:margin-bottom="0.071cm" loext:contextual-spacing="false" fo:text-align="justify" style:justify-single-word="false" fo:text-indent="0cm" style:auto-text-indent="false" fo:break-before="page"/>
      <style:text-properties style:font-name="Lato" fo:language="tr" fo:country="TR"/>
    </style:style>
    <style:style style:name="P13" style:family="paragraph" style:parent-style-name="Standard">
      <style:paragraph-properties fo:margin-left="0.801cm" fo:margin-right="0cm" fo:margin-top="0.071cm" fo:margin-bottom="0.071cm" loext:contextual-spacing="false" fo:line-height="0.494cm" fo:text-align="justify" style:justify-single-word="false" fo:text-indent="0cm" style:auto-text-indent="false" fo:break-before="page"/>
      <style:text-properties style:font-name="Lato" fo:letter-spacing="-0.026cm" fo:language="tr" fo:country="TR" style:font-name-complex="MGillSans"/>
    </style:style>
    <style:style style:name="P14" style:family="paragraph" style:parent-style-name="Standard">
      <style:paragraph-properties fo:margin-left="0.801cm" fo:margin-right="0cm" fo:margin-top="0.071cm" fo:margin-bottom="0.071cm" loext:contextual-spacing="false" fo:text-indent="0cm" style:auto-text-indent="false"/>
      <style:text-properties style:font-name="Lato"/>
    </style:style>
    <style:style style:name="P15" style:family="paragraph" style:parent-style-name="Standard">
      <style:paragraph-properties fo:margin-left="0.801cm" fo:margin-right="0cm" fo:margin-top="0.071cm" fo:margin-bottom="0.071cm" loext:contextual-spacing="false" fo:text-align="justify" style:justify-single-word="false" fo:text-indent="0cm" style:auto-text-indent="false"/>
      <style:text-properties style:font-name="Lato"/>
    </style:style>
    <style:style style:name="P16" style:family="paragraph" style:parent-style-name="Standard">
      <style:paragraph-properties fo:margin-left="0.801cm" fo:margin-right="0cm" fo:margin-top="0.071cm" fo:margin-bottom="0.071cm" loext:contextual-spacing="false" fo:text-indent="0cm" style:auto-text-indent="false"/>
      <style:text-properties style:font-name="Lato" fo:language="tr" fo:country="TR"/>
    </style:style>
    <style:style style:name="P17" style:family="paragraph" style:parent-style-name="Standard">
      <style:paragraph-properties fo:margin-left="0.801cm" fo:margin-right="0cm" fo:margin-top="0.071cm" fo:margin-bottom="0.071cm" loext:contextual-spacing="false" fo:text-align="justify" style:justify-single-word="false" fo:text-indent="0cm" style:auto-text-indent="false"/>
      <style:text-properties style:font-name="Lato" fo:language="tr" fo:country="TR"/>
    </style:style>
    <style:style style:name="P18" style:family="paragraph" style:parent-style-name="Standard">
      <style:paragraph-properties fo:margin-left="0.801cm" fo:margin-right="0cm" fo:margin-top="0.071cm" fo:margin-bottom="0.071cm" loext:contextual-spacing="false" fo:text-indent="0cm" style:auto-text-indent="false"/>
      <style:text-properties style:font-name="Lato" fo:language="tr" fo:country="TR" fo:font-weight="bold" style:font-weight-asian="bold" style:font-weight-complex="bold"/>
    </style:style>
    <style:style style:name="P19" style:family="paragraph" style:parent-style-name="Standard">
      <style:paragraph-properties fo:margin-left="0.801cm" fo:margin-right="0cm" fo:margin-top="0.071cm" fo:margin-bottom="0.071cm" loext:contextual-spacing="false" fo:line-height="0.494cm" fo:text-indent="0cm" style:auto-text-indent="false"/>
      <style:text-properties style:font-name="Lato" fo:language="tr" fo:country="TR"/>
    </style:style>
    <style:style style:name="P20" style:family="paragraph" style:parent-style-name="Standard">
      <style:paragraph-properties fo:margin-left="0.801cm" fo:margin-right="0cm" fo:margin-top="0.071cm" fo:margin-bottom="0.071cm" loext:contextual-spacing="false" fo:line-height="0.494cm" fo:text-indent="0cm" style:auto-text-indent="false"/>
      <style:text-properties style:font-name="Lato"/>
    </style:style>
    <style:style style:name="P21" style:family="paragraph" style:parent-style-name="Standard">
      <style:paragraph-properties fo:margin-left="0.801cm" fo:margin-right="0cm" fo:margin-top="0.071cm" fo:margin-bottom="0.071cm" loext:contextual-spacing="false" fo:line-height="0.494cm" fo:text-align="justify" style:justify-single-word="false" fo:text-indent="0cm" style:auto-text-indent="false"/>
      <style:text-properties style:font-name="Lato"/>
    </style:style>
    <style:style style:name="P22" style:family="paragraph" style:parent-style-name="Standard">
      <style:paragraph-properties fo:margin-left="0.801cm" fo:margin-right="0cm" fo:margin-top="0.071cm" fo:margin-bottom="0.071cm" loext:contextual-spacing="false" fo:line-height="0.494cm" fo:text-align="justify" style:justify-single-word="false" fo:text-indent="0cm" style:auto-text-indent="false"/>
      <style:text-properties style:font-name="Lato" fo:letter-spacing="-0.026cm" fo:language="tr" fo:country="TR" style:font-name-complex="MGillSans"/>
    </style:style>
    <style:style style:name="P23" style:family="paragraph" style:parent-style-name="Standard">
      <style:paragraph-properties fo:margin-left="0.801cm" fo:margin-right="0cm" fo:margin-top="0.071cm" fo:margin-bottom="0.071cm" loext:contextual-spacing="false" fo:text-align="justify" style:justify-single-word="false" fo:text-indent="0cm" style:auto-text-indent="false"/>
      <style:text-properties style:font-name="Lato" fo:font-size="9.5pt" style:font-size-asian="9.5pt"/>
    </style:style>
    <style:style style:name="P24" style:family="paragraph" style:parent-style-name="Standard">
      <style:paragraph-properties fo:margin-left="0.801cm" fo:margin-right="0cm" fo:margin-top="0.071cm" fo:margin-bottom="0.071cm" loext:contextual-spacing="false" fo:text-align="justify" style:justify-single-word="false" fo:text-indent="0cm" style:auto-text-indent="false"/>
      <style:text-properties style:font-name="Lato" fo:font-size="9.5pt" fo:language="tr" fo:country="TR" style:font-size-asian="9.5pt"/>
    </style:style>
    <style:style style:name="P25" style:family="paragraph" style:parent-style-name="Standard">
      <style:paragraph-properties fo:margin-left="0.801cm" fo:margin-right="0cm" fo:margin-top="0.071cm" fo:margin-bottom="0.071cm" loext:contextual-spacing="false" fo:line-height="0.494cm" fo:text-indent="0cm" style:auto-text-indent="false"/>
      <style:text-properties style:font-name="Lato" fo:font-size="9.5pt" fo:language="tr" fo:country="TR" style:font-size-asian="9.5pt"/>
    </style:style>
    <style:style style:name="P26" style:family="paragraph" style:parent-style-name="Standard">
      <style:paragraph-properties fo:margin-left="0.801cm" fo:margin-right="0cm" fo:margin-top="0.071cm" fo:margin-bottom="0.071cm" loext:contextual-spacing="false" fo:text-indent="0cm" style:auto-text-indent="false"/>
      <style:text-properties style:font-name="Lato" fo:font-size="9.5pt" fo:font-weight="bold" style:font-size-asian="9.5pt" style:font-weight-asian="bold" style:font-weight-complex="bold"/>
    </style:style>
    <style:style style:name="P27" style:family="paragraph" style:parent-style-name="Standard">
      <style:paragraph-properties fo:margin-left="0.801cm" fo:margin-right="0cm" fo:margin-top="0.071cm" fo:margin-bottom="0.071cm" loext:contextual-spacing="false" fo:line-height="0.547cm" fo:text-align="justify" style:justify-single-word="false" fo:text-indent="0cm" style:auto-text-indent="false"/>
      <style:text-properties style:font-name="Lato"/>
    </style:style>
    <style:style style:name="P28" style:family="paragraph" style:parent-style-name="Standard">
      <style:paragraph-properties fo:margin-left="0.801cm" fo:margin-right="0cm" fo:margin-top="0.071cm" fo:margin-bottom="0.071cm" loext:contextual-spacing="false" fo:text-indent="0cm" style:auto-text-indent="false"/>
      <style:text-properties style:font-name="Lato" fo:font-size="12.5pt" fo:language="tr" fo:country="TR" style:text-underline-style="solid" style:text-underline-width="auto" style:text-underline-color="font-color" fo:font-weight="bold" style:font-size-asian="12.5pt" style:font-weight-asian="bold" style:font-name-complex="TiffanyTurk" style:font-weight-complex="bold"/>
    </style:style>
    <style:style style:name="P29" style:family="paragraph" style:parent-style-name="Standard">
      <style:paragraph-properties fo:margin-left="0.801cm" fo:margin-right="0cm" fo:line-height="0.564cm" fo:text-align="justify" style:justify-single-word="false" fo:text-indent="0cm" style:auto-text-indent="false"/>
      <style:text-properties style:font-name="Lato"/>
    </style:style>
    <style:style style:name="P30" style:family="paragraph" style:parent-style-name="Standard">
      <style:paragraph-properties fo:margin-left="0cm" fo:margin-right="0cm" fo:line-height="0.564cm" fo:text-align="justify" style:justify-single-word="false" fo:text-indent="0.801cm" style:auto-text-indent="false" fo:break-before="page"/>
    </style:style>
    <style:style style:name="P31" style:family="paragraph" style:parent-style-name="Standard">
      <style:paragraph-properties fo:margin-left="0cm" fo:margin-right="0cm" fo:line-height="0.564cm" fo:text-align="justify" style:justify-single-word="false" fo:text-indent="0.801cm" style:auto-text-indent="false" fo:break-before="page"/>
      <style:text-properties style:font-name="Lato" fo:font-size="13pt" fo:letter-spacing="0.044cm" fo:font-style="italic" style:font-size-asian="13pt" style:font-style-asian="italic" style:font-name-complex="Palatino" style:font-style-complex="italic"/>
    </style:style>
    <style:style style:name="P32" style:family="paragraph" style:parent-style-name="Standard">
      <style:paragraph-properties fo:margin-left="0cm" fo:margin-right="0cm" fo:line-height="0.564cm" fo:text-align="justify" style:justify-single-word="false" fo:text-indent="0.801cm" style:auto-text-indent="false" fo:break-before="page"/>
      <style:text-properties style:font-name="Lato" fo:letter-spacing="-0.026cm" fo:language="tr" fo:country="TR" style:font-name-complex="MGillSans"/>
    </style:style>
    <style:style style:name="P33" style:family="paragraph" style:parent-style-name="Standard">
      <style:paragraph-properties fo:margin-left="0cm" fo:margin-right="0cm" fo:line-height="0.564cm" fo:text-indent="0.801cm" style:auto-text-indent="false" fo:break-before="page"/>
      <style:text-properties style:font-name="Lato" fo:language="tr" fo:country="TR"/>
    </style:style>
    <style:style style:name="P34" style:family="paragraph" style:parent-style-name="Standard">
      <style:paragraph-properties fo:margin-left="0cm" fo:margin-right="0cm" fo:line-height="0.564cm" fo:text-align="justify" style:justify-single-word="false" fo:text-indent="0.801cm" style:auto-text-indent="false" fo:break-before="page"/>
      <style:text-properties style:font-name="Lato" fo:language="tr" fo:country="TR"/>
    </style:style>
    <style:style style:name="P35" style:family="paragraph" style:parent-style-name="Standard">
      <style:paragraph-properties fo:margin-left="0cm" fo:margin-right="0cm" fo:line-height="0.564cm" fo:text-indent="0.801cm" style:auto-text-indent="false" fo:break-before="page"/>
      <style:text-properties style:font-name="Lato"/>
    </style:style>
    <style:style style:name="P36" style:family="paragraph" style:parent-style-name="Standard">
      <style:paragraph-properties fo:margin-left="0cm" fo:margin-right="0cm" fo:line-height="0.564cm" fo:text-align="justify" style:justify-single-word="false" fo:text-indent="0.801cm" style:auto-text-indent="false" fo:break-before="page"/>
      <style:text-properties style:font-name="Lato"/>
    </style:style>
    <style:style style:name="P37" style:family="paragraph" style:parent-style-name="Standard">
      <style:paragraph-properties fo:margin-left="0cm" fo:margin-right="0cm" fo:line-height="0.564cm" fo:text-align="justify" style:justify-single-word="false" fo:text-indent="0.801cm" style:auto-text-indent="false" fo:break-before="page"/>
      <style:text-properties fo:color="#094719" style:font-name="Lato" fo:font-size="12.5pt" fo:language="tr" fo:country="TR" fo:font-weight="bold" style:font-size-asian="12.5pt" style:font-weight-asian="bold" style:font-name-complex="TiffanyTurk" style:font-weight-complex="bold"/>
    </style:style>
    <style:style style:name="P38" style:family="paragraph" style:parent-style-name="Standard">
      <style:paragraph-properties fo:margin-left="0cm" fo:margin-right="0cm" fo:text-indent="0.801cm" style:auto-text-indent="false"/>
      <style:text-properties style:font-name="Lato"/>
    </style:style>
    <style:style style:name="P39" style:family="paragraph" style:parent-style-name="Standard">
      <style:paragraph-properties fo:margin-left="0cm" fo:margin-right="0cm" fo:line-height="0.564cm" fo:text-indent="0.801cm" style:auto-text-indent="false"/>
      <style:text-properties style:font-name="Lato"/>
    </style:style>
    <style:style style:name="P40" style:family="paragraph" style:parent-style-name="Standard">
      <style:paragraph-properties fo:margin-left="0cm" fo:margin-right="0cm" fo:line-height="0.564cm" fo:text-align="justify" style:justify-single-word="false" fo:text-indent="0.801cm" style:auto-text-indent="false"/>
      <style:text-properties style:font-name="Lato"/>
    </style:style>
    <style:style style:name="P41" style:family="paragraph" style:parent-style-name="Standard">
      <style:paragraph-properties fo:margin-left="0cm" fo:margin-right="0cm" fo:line-height="0.564cm" fo:text-indent="0.801cm" style:auto-text-indent="false"/>
      <style:text-properties style:font-name="Lato" fo:language="tr" fo:country="TR"/>
    </style:style>
    <style:style style:name="P42" style:family="paragraph" style:parent-style-name="Standard">
      <style:paragraph-properties fo:margin-left="0cm" fo:margin-right="0cm" fo:line-height="0.564cm" fo:text-align="justify" style:justify-single-word="false" fo:text-indent="0.801cm" style:auto-text-indent="false"/>
      <style:text-properties style:font-name="Lato" fo:language="tr" fo:country="TR"/>
    </style:style>
    <style:style style:name="P43" style:family="paragraph" style:parent-style-name="Standard">
      <style:paragraph-properties fo:margin-left="0cm" fo:margin-right="0cm" fo:line-height="0.564cm" fo:text-align="center" style:justify-single-word="false" fo:text-indent="0.801cm" style:auto-text-indent="false"/>
      <style:text-properties style:font-name="Lato" fo:language="tr" fo:country="TR"/>
    </style:style>
    <style:style style:name="P44" style:family="paragraph" style:parent-style-name="Standard">
      <style:paragraph-properties fo:margin-left="0cm" fo:margin-right="0cm" fo:line-height="0.547cm" fo:text-align="justify" style:justify-single-word="false" fo:text-indent="0.801cm" style:auto-text-indent="false"/>
      <style:text-properties style:font-name="Lato" fo:language="tr" fo:country="TR"/>
    </style:style>
    <style:style style:name="P45" style:family="paragraph" style:parent-style-name="Standard">
      <style:paragraph-properties fo:margin-left="0cm" fo:margin-right="0cm" fo:line-height="0.55cm" fo:text-align="justify" style:justify-single-word="false" fo:text-indent="0.801cm" style:auto-text-indent="false"/>
      <style:text-properties style:font-name="Lato" fo:language="tr" fo:country="TR"/>
    </style:style>
    <style:style style:name="P46" style:family="paragraph" style:parent-style-name="Standard">
      <style:paragraph-properties fo:margin-left="0cm" fo:margin-right="0cm" fo:line-height="0.635cm" fo:text-indent="0.801cm" style:auto-text-indent="false"/>
      <style:text-properties style:font-name="Lato" fo:language="tr" fo:country="TR"/>
    </style:style>
    <style:style style:name="P47" style:family="paragraph" style:parent-style-name="Standard">
      <style:paragraph-properties fo:margin-left="0cm" fo:margin-right="0cm" fo:line-height="0.635cm" fo:text-align="justify" style:justify-single-word="false" fo:text-indent="0.801cm" style:auto-text-indent="false"/>
      <style:text-properties style:font-name="Lato" fo:language="tr" fo:country="TR"/>
    </style:style>
    <style:style style:name="P48" style:family="paragraph" style:parent-style-name="Standard">
      <style:paragraph-properties fo:margin-left="0cm" fo:margin-right="0cm" fo:line-height="0.564cm" fo:text-indent="0.801cm" style:auto-text-indent="false"/>
      <style:text-properties style:font-name="Lato" fo:language="tr" fo:country="TR" fo:font-weight="bold" style:font-weight-asian="bold" style:font-weight-complex="bold"/>
    </style:style>
    <style:style style:name="P49" style:family="paragraph" style:parent-style-name="Standard">
      <style:paragraph-properties fo:margin-left="0cm" fo:margin-right="0cm" fo:line-height="0.564cm" fo:text-align="justify" style:justify-single-word="false" fo:text-indent="0.801cm" style:auto-text-indent="false"/>
      <style:text-properties style:font-name="Lato" fo:language="tr" fo:country="TR" fo:font-weight="bold" style:font-weight-asian="bold" style:font-weight-complex="bold"/>
    </style:style>
    <style:style style:name="P50" style:family="paragraph" style:parent-style-name="Standard">
      <style:paragraph-properties fo:margin-left="0cm" fo:margin-right="0cm" fo:line-height="0.552cm" fo:text-indent="0.801cm" style:auto-text-indent="false"/>
      <style:text-properties style:font-name="Lato" fo:language="tr" fo:country="TR" fo:font-weight="bold" style:font-weight-asian="bold" style:font-weight-complex="bold"/>
    </style:style>
    <style:style style:name="P51" style:family="paragraph" style:parent-style-name="Standard">
      <style:paragraph-properties fo:margin-left="0cm" fo:margin-right="0cm" fo:line-height="0.547cm" fo:text-align="justify" style:justify-single-word="false" fo:text-indent="0.801cm" style:auto-text-indent="false"/>
      <style:text-properties style:font-name="Lato" fo:language="tr" fo:country="TR" fo:font-weight="bold" style:font-weight-asian="bold" style:font-weight-complex="bold"/>
    </style:style>
    <style:style style:name="P52" style:family="paragraph" style:parent-style-name="Standard">
      <style:paragraph-properties fo:margin-left="0cm" fo:margin-right="0cm" fo:line-height="0.552cm" fo:text-indent="0.801cm" style:auto-text-indent="false"/>
      <style:text-properties style:font-name="Lato" fo:language="tr" fo:country="TR"/>
    </style:style>
    <style:style style:name="P53" style:family="paragraph" style:parent-style-name="Standard">
      <style:paragraph-properties fo:margin-left="0cm" fo:margin-right="0cm" fo:line-height="0.529cm" fo:text-indent="0.801cm" style:auto-text-indent="false"/>
      <style:text-properties style:font-name="Lato" fo:language="tr" fo:country="TR"/>
    </style:style>
    <style:style style:name="P54" style:family="paragraph" style:parent-style-name="Standard">
      <style:paragraph-properties fo:margin-left="0cm" fo:margin-right="0cm" fo:line-height="0.582cm" fo:text-align="justify" style:justify-single-word="false" fo:text-indent="0.801cm" style:auto-text-indent="false"/>
      <style:text-properties style:font-name="Lato" fo:language="tr" fo:country="TR"/>
    </style:style>
    <style:style style:name="P55" style:family="paragraph" style:parent-style-name="Standard">
      <style:paragraph-properties fo:margin-left="0cm" fo:margin-right="0cm" fo:line-height="0.564cm" fo:text-indent="0.801cm" style:auto-text-indent="false"/>
      <style:text-properties style:font-name="Lato" fo:letter-spacing="-0.009cm" fo:language="tr" fo:country="TR"/>
    </style:style>
    <style:style style:name="P56" style:family="paragraph" style:parent-style-name="Standard">
      <style:paragraph-properties fo:margin-left="0cm" fo:margin-right="0cm" fo:line-height="0.564cm" fo:text-align="justify" style:justify-single-word="false" fo:text-indent="0.801cm" style:auto-text-indent="false"/>
      <style:text-properties style:font-name="Lato" fo:letter-spacing="-0.009cm" fo:language="tr" fo:country="TR"/>
    </style:style>
    <style:style style:name="P57" style:family="paragraph" style:parent-style-name="Standard">
      <style:paragraph-properties fo:margin-left="0cm" fo:margin-right="0cm" fo:line-height="0.529cm" fo:text-indent="0.801cm" style:auto-text-indent="false"/>
      <style:text-properties style:font-name="Lato" fo:letter-spacing="-0.009cm" fo:language="tr" fo:country="TR"/>
    </style:style>
    <style:style style:name="P58" style:family="paragraph" style:parent-style-name="Standard">
      <style:paragraph-properties fo:margin-left="0cm" fo:margin-right="0cm" fo:line-height="0.564cm" fo:text-align="justify" style:justify-single-word="false" fo:text-indent="0.801cm" style:auto-text-indent="false"/>
      <style:text-properties style:font-name="Lato" fo:letter-spacing="-0.026cm" fo:language="tr" fo:country="TR" style:font-name-complex="MGillSans"/>
    </style:style>
    <style:style style:name="P59" style:family="paragraph" style:parent-style-name="Standard">
      <style:paragraph-properties fo:margin-left="0cm" fo:margin-right="0cm" fo:line-height="0.564cm" fo:text-align="justify" style:justify-single-word="false" fo:text-indent="0.801cm" style:auto-text-indent="false">
        <style:tab-stops>
          <style:tab-stop style:position="1.621cm"/>
        </style:tab-stops>
      </style:paragraph-properties>
      <style:text-properties style:font-name="Lato" fo:letter-spacing="-0.026cm" fo:language="tr" fo:country="TR" style:font-name-complex="MGillSans"/>
    </style:style>
    <style:style style:name="P60" style:family="paragraph" style:parent-style-name="Standard">
      <style:paragraph-properties fo:margin-left="0cm" fo:margin-right="0cm" fo:line-height="0.564cm" fo:text-align="justify" style:justify-single-word="false" fo:text-indent="0.801cm" style:auto-text-indent="false"/>
      <style:text-properties style:font-name="Lato" fo:letter-spacing="-0.026cm" fo:language="tr" fo:country="TR"/>
    </style:style>
    <style:style style:name="P61" style:family="paragraph" style:parent-style-name="Standard">
      <style:paragraph-properties fo:margin-left="0cm" fo:margin-right="0cm" fo:line-height="0.547cm" fo:text-align="justify" style:justify-single-word="false" fo:text-indent="0.801cm" style:auto-text-indent="false"/>
      <style:text-properties style:font-name="Lato"/>
    </style:style>
    <style:style style:name="P62" style:family="paragraph" style:parent-style-name="Standard">
      <style:paragraph-properties fo:margin-left="0cm" fo:margin-right="0cm" fo:line-height="0.554cm" fo:text-align="justify" style:justify-single-word="false" fo:text-indent="0.801cm" style:auto-text-indent="false"/>
      <style:text-properties style:font-name="Lato" fo:letter-spacing="-0.018cm" fo:language="tr" fo:country="TR"/>
    </style:style>
    <style:style style:name="P63" style:family="paragraph" style:parent-style-name="Standard">
      <style:paragraph-properties fo:margin-left="0cm" fo:margin-right="0cm" fo:line-height="0.564cm" fo:text-indent="0.801cm" style:auto-text-indent="false"/>
      <style:text-properties style:font-name="Lato" fo:letter-spacing="-0.018cm" fo:language="tr" fo:country="TR"/>
    </style:style>
    <style:style style:name="P64" style:family="paragraph" style:parent-style-name="Standard">
      <style:paragraph-properties fo:margin-left="0cm" fo:margin-right="0cm" fo:line-height="0.564cm" fo:text-align="justify" style:justify-single-word="false" fo:text-indent="0.801cm" style:auto-text-indent="false"/>
      <style:text-properties style:font-name="Lato" fo:letter-spacing="-0.018cm" fo:language="tr" fo:country="TR"/>
    </style:style>
    <style:style style:name="P65" style:family="paragraph" style:parent-style-name="Standard">
      <style:paragraph-properties fo:margin-left="0cm" fo:margin-right="0cm" fo:line-height="0.564cm" fo:text-align="center" style:justify-single-word="false" fo:text-indent="0.801cm" style:auto-text-indent="false"/>
      <style:text-properties style:font-name="Lato" fo:letter-spacing="-0.018cm" fo:language="tr" fo:country="TR"/>
    </style:style>
    <style:style style:name="P66" style:family="paragraph" style:parent-style-name="Standard">
      <style:paragraph-properties fo:margin-left="0cm" fo:margin-right="0cm" fo:line-height="0.55cm" fo:text-align="justify" style:justify-single-word="false" fo:text-indent="0.801cm" style:auto-text-indent="false"/>
      <style:text-properties style:font-name="Lato" fo:letter-spacing="-0.018cm" fo:language="tr" fo:country="TR"/>
    </style:style>
    <style:style style:name="P67" style:family="paragraph" style:parent-style-name="Standard">
      <style:paragraph-properties fo:margin-left="0cm" fo:margin-right="0cm" fo:line-height="0.564cm" fo:text-align="justify" style:justify-single-word="false" fo:text-indent="0.801cm" style:auto-text-indent="false"/>
      <style:text-properties style:font-name="Lato" fo:font-size="12.5pt" fo:font-weight="bold" style:font-size-asian="12.5pt" style:font-weight-asian="bold" style:font-name-complex="TiffanyTurk" style:font-weight-complex="bold"/>
    </style:style>
    <style:style style:name="P68" style:family="paragraph" style:parent-style-name="Standard">
      <style:paragraph-properties fo:margin-left="0cm" fo:margin-right="0cm" fo:line-height="0.564cm" fo:text-indent="0.801cm" style:auto-text-indent="false"/>
      <style:text-properties style:font-name="Lato" fo:font-size="12.5pt" fo:language="tr" fo:country="TR" style:text-underline-style="solid" style:text-underline-width="auto" style:text-underline-color="font-color" fo:font-weight="bold" style:font-size-asian="12.5pt" style:font-weight-asian="bold" style:font-name-complex="TiffanyTurk" style:font-weight-complex="bold"/>
    </style:style>
    <style:style style:name="P69" style:family="paragraph" style:parent-style-name="Standard">
      <style:paragraph-properties fo:margin-left="0cm" fo:margin-right="0cm" fo:line-height="0.564cm" fo:text-indent="0.801cm" style:auto-text-indent="false"/>
      <style:text-properties style:font-name="Lato" fo:font-size="12.5pt" fo:language="tr" fo:country="TR" fo:font-weight="bold" style:font-size-asian="12.5pt" style:font-weight-asian="bold" style:font-name-complex="TiffanyTurk" style:font-weight-complex="bold"/>
    </style:style>
    <style:style style:name="P70" style:family="paragraph" style:parent-style-name="Standard">
      <style:paragraph-properties fo:margin-left="0cm" fo:margin-right="0cm" fo:line-height="0.529cm" fo:text-indent="0.801cm" style:auto-text-indent="false"/>
      <style:text-properties style:font-name="Lato" fo:font-size="12.5pt" fo:language="tr" fo:country="TR" fo:font-weight="bold" style:font-size-asian="12.5pt" style:font-weight-asian="bold" style:font-name-complex="TiffanyTurk" style:font-weight-complex="bold"/>
    </style:style>
    <style:style style:name="P71" style:family="paragraph" style:parent-style-name="Standard">
      <style:paragraph-properties fo:margin-left="0cm" fo:margin-right="0cm" fo:line-height="0.55cm" fo:text-align="justify" style:justify-single-word="false" fo:text-indent="0.801cm" style:auto-text-indent="false"/>
      <style:text-properties style:font-name="Lato"/>
    </style:style>
    <style:style style:name="P72" style:family="paragraph" style:parent-style-name="Standard">
      <style:paragraph-properties fo:margin-left="0cm" fo:margin-right="0cm" fo:line-height="0.564cm" fo:text-align="justify" style:justify-single-word="false" fo:text-indent="0.801cm" style:auto-text-indent="false"/>
      <style:text-properties style:font-name="Lato" fo:font-size="9.5pt" fo:language="tr" fo:country="TR" fo:font-weight="bold" style:font-size-asian="9.5pt" style:font-weight-asian="bold" style:font-weight-complex="bold"/>
    </style:style>
    <style:style style:name="P73" style:family="paragraph" style:parent-style-name="Standard">
      <style:paragraph-properties fo:margin-left="0cm" fo:margin-right="0cm" fo:line-height="0.564cm" fo:text-align="justify" style:justify-single-word="false" fo:text-indent="0.801cm" style:auto-text-indent="false"/>
      <style:text-properties style:font-name="Lato" fo:font-size="9.5pt" fo:language="tr" fo:country="TR" style:font-size-asian="9.5pt"/>
    </style:style>
    <style:style style:name="P74" style:family="paragraph" style:parent-style-name="Standard">
      <style:paragraph-properties fo:margin-left="0cm" fo:margin-right="0cm" fo:line-height="0.564cm" fo:text-indent="0.801cm" style:auto-text-indent="false"/>
      <style:text-properties style:font-name="Lato" fo:font-size="9.5pt" style:font-size-asian="9.5pt"/>
    </style:style>
    <style:style style:name="P75" style:family="paragraph" style:parent-style-name="Standard">
      <style:paragraph-properties fo:margin-left="0cm" fo:margin-right="0cm" fo:line-height="0.564cm" fo:text-indent="0.801cm" style:auto-text-indent="false"/>
      <style:text-properties style:font-name="Lato" fo:font-size="10.5pt" fo:language="tr" fo:country="TR" style:font-size-asian="10.5pt" style:font-name-complex="PalatinoTurk"/>
    </style:style>
    <style:style style:name="P76" style:family="paragraph" style:parent-style-name="Standard">
      <style:paragraph-properties fo:margin-left="0cm" fo:margin-right="0cm" fo:line-height="0.564cm" fo:text-indent="0.801cm" style:auto-text-indent="false"/>
      <style:text-properties style:font-name="Lato" fo:font-size="10.5pt" fo:language="tr" fo:country="TR" fo:font-weight="bold" style:font-size-asian="10.5pt" style:font-weight-asian="bold" style:font-name-complex="PalatinoTurk" style:font-weight-complex="bold"/>
    </style:style>
    <style:style style:name="P77" style:family="paragraph" style:parent-style-name="Standard">
      <style:paragraph-properties fo:margin-left="0cm" fo:margin-right="0cm" fo:line-height="0.582cm" fo:text-align="justify" style:justify-single-word="false" fo:text-indent="0.801cm" style:auto-text-indent="false"/>
      <style:text-properties fo:color="#094719" style:font-name="Lato" fo:font-size="12.5pt" fo:language="tr" fo:country="TR" fo:font-weight="bold" style:font-size-asian="12.5pt" style:font-weight-asian="bold" style:font-name-complex="TiffanyTurk" style:font-weight-complex="bold"/>
    </style:style>
    <style:style style:name="P78" style:family="paragraph" style:parent-style-name="Standard">
      <style:paragraph-properties fo:margin-left="0cm" fo:margin-right="0cm" fo:line-height="0.564cm" fo:text-align="justify" style:justify-single-word="false" fo:text-indent="0.801cm" style:auto-text-indent="false"/>
      <style:text-properties fo:color="#094719" style:font-name="Lato" fo:font-size="12.5pt" fo:language="tr" fo:country="TR" fo:font-weight="bold" style:font-size-asian="12.5pt" style:font-weight-asian="bold" style:font-name-complex="TiffanyTurk" style:font-weight-complex="bold"/>
    </style:style>
    <style:style style:name="P79" style:family="paragraph" style:parent-style-name="Standard">
      <style:paragraph-properties fo:margin-left="0cm" fo:margin-right="0cm" fo:line-height="0.564cm" fo:text-align="justify" style:justify-single-word="false" fo:text-indent="0.801cm" style:auto-text-indent="false"/>
      <style:text-properties fo:color="#000000" style:font-name="Lato" fo:font-size="10.5pt" fo:letter-spacing="-0.018cm" fo:language="tr" fo:country="TR" style:font-size-asian="10.5pt" style:font-name-complex="PalatinoTurk"/>
    </style:style>
    <style:style style:name="P80" style:family="paragraph" style:parent-style-name="Standard">
      <style:paragraph-properties fo:margin-left="0cm" fo:margin-right="0cm" fo:line-height="0.564cm" fo:text-align="justify" style:justify-single-word="false" fo:text-indent="0.801cm" style:auto-text-indent="false"/>
      <style:text-properties fo:color="#000000" style:font-name="Lato" fo:font-size="10.5pt" fo:language="tr" fo:country="TR" style:font-size-asian="10.5pt" style:font-name-complex="PalatinoTurk"/>
    </style:style>
    <style:style style:name="P81" style:family="paragraph" style:parent-style-name="Standard">
      <style:paragraph-properties fo:margin-left="0cm" fo:margin-right="0cm" fo:margin-top="0cm" fo:margin-bottom="0.199cm" loext:contextual-spacing="false" fo:line-height="0.564cm" fo:text-align="justify" style:justify-single-word="false" fo:text-indent="0.801cm" style:auto-text-indent="false"/>
      <style:text-properties style:font-name="Lato"/>
    </style:style>
    <style:style style:name="P82" style:family="paragraph" style:parent-style-name="Standard">
      <style:paragraph-properties fo:margin-left="0cm" fo:margin-right="0cm" fo:margin-top="0cm" fo:margin-bottom="0.199cm" loext:contextual-spacing="false" fo:line-height="0.564cm" fo:text-align="justify" style:justify-single-word="false" fo:text-indent="0.801cm" style:auto-text-indent="false"/>
      <style:text-properties style:font-name="Lato" fo:language="tr" fo:country="TR"/>
    </style:style>
    <style:style style:name="P83" style:family="paragraph" style:parent-style-name="Standard">
      <style:paragraph-properties fo:margin-left="0cm" fo:margin-right="0cm" fo:margin-top="0cm" fo:margin-bottom="0.199cm" loext:contextual-spacing="false" fo:line-height="0.564cm" fo:text-align="justify" style:justify-single-word="false" fo:text-indent="0.801cm" style:auto-text-indent="false" fo:break-before="page"/>
      <style:text-properties style:font-name="Lato" fo:letter-spacing="-0.026cm" fo:language="tr" fo:country="TR" style:font-name-complex="MGillSans"/>
    </style:style>
    <style:style style:name="P84" style:family="paragraph" style:parent-style-name="Standard">
      <style:paragraph-properties fo:margin-left="0cm" fo:margin-right="0cm" fo:margin-top="0cm" fo:margin-bottom="0.101cm" loext:contextual-spacing="false" fo:line-height="0.547cm" fo:text-align="justify" style:justify-single-word="false" fo:text-indent="0.801cm" style:auto-text-indent="false"/>
      <style:text-properties style:font-name="Lato" fo:language="tr" fo:country="TR"/>
    </style:style>
    <style:style style:name="P85" style:family="paragraph" style:parent-style-name="Tr_20_Heading_20_3">
      <style:text-properties style:font-name="Lato" fo:language="tr" fo:country="TR"/>
    </style:style>
    <style:style style:name="P86" style:family="paragraph" style:parent-style-name="ARA_20_BASLIKK">
      <style:text-properties style:font-name="Lato"/>
    </style:style>
    <style:style style:name="P87" style:family="paragraph" style:parent-style-name="ARA_20_BASLIKK">
      <style:text-properties style:font-name="Lato" fo:font-size="12.5pt" fo:language="en" fo:country="GB" fo:font-weight="bold" style:font-size-asian="12.5pt" style:font-weight-asian="bold" style:font-name-complex="TiffanyTurk" style:font-weight-complex="bold"/>
    </style:style>
    <style:style style:name="P88" style:family="paragraph" style:parent-style-name="ARA_20_BASLIKK">
      <style:paragraph-properties fo:text-align="start" style:justify-single-word="false"/>
      <style:text-properties style:font-name="Lato" fo:font-size="12.5pt" fo:language="tr" fo:country="TR" fo:font-weight="bold" style:font-size-asian="12.5pt" style:font-weight-asian="bold" style:font-name-complex="TiffanyTurk" style:font-weight-complex="bold"/>
    </style:style>
    <style:style style:name="P89" style:family="paragraph" style:parent-style-name="ARA_20_BASLIKK">
      <style:text-properties style:font-name="Lato" fo:font-size="10.5pt" fo:language="tr" fo:country="TR" style:font-size-asian="10.5pt" style:font-name-complex="PalatinoTurk"/>
    </style:style>
    <style:style style:name="P90" style:family="paragraph" style:parent-style-name="ARA_20_BASLIKK">
      <style:paragraph-properties fo:line-height="0.635cm"/>
      <style:text-properties style:font-name="Lato"/>
    </style:style>
    <style:style style:name="P91" style:family="paragraph" style:parent-style-name="ARA_20_BASLIKK">
      <style:paragraph-properties fo:text-align="start" style:justify-single-word="false"/>
      <style:text-properties style:font-name="Lato"/>
    </style:style>
    <style:style style:name="P92" style:family="paragraph" style:parent-style-name="Contents_20_3">
      <style:text-properties style:font-name="Lato"/>
    </style:style>
    <style:style style:name="P93" style:family="paragraph" style:parent-style-name="Contents_20_4">
      <style:text-properties style:font-name="Lato"/>
    </style:style>
    <style:style style:name="P94" style:family="paragraph" style:parent-style-name="Contents_20_5">
      <style:text-properties style:font-name="Lato"/>
    </style:style>
    <style:style style:name="P95" style:family="paragraph" style:parent-style-name="Standard">
      <style:text-properties style:font-name="Lato"/>
    </style:style>
    <style:style style:name="P96" style:family="paragraph" style:parent-style-name="Standard">
      <style:paragraph-properties fo:line-height="0.564cm" fo:text-align="justify" style:justify-single-word="false"/>
      <style:text-properties style:font-name="Lato" fo:language="tr" fo:country="TR"/>
    </style:style>
    <style:style style:name="P97" style:family="paragraph" style:parent-style-name="Standard">
      <style:paragraph-properties fo:line-height="0.564cm"/>
      <style:text-properties style:font-name="Lato"/>
    </style:style>
    <style:style style:name="P98" style:family="paragraph" style:parent-style-name="Standard">
      <style:paragraph-properties fo:text-align="center" style:justify-single-word="false"/>
      <style:text-properties fo:color="#094719" style:font-name="Lato" fo:font-size="9pt" fo:language="tr" fo:country="TR" fo:font-weight="bold" style:font-size-asian="9pt" style:font-weight-asian="bold" style:font-name-complex="GalliardTurk" style:font-weight-complex="bold"/>
    </style:style>
    <style:style style:name="P99" style:family="paragraph" style:parent-style-name="Standard">
      <style:paragraph-properties fo:text-align="center" style:justify-single-word="false"/>
      <style:text-properties fo:color="#094719" style:font-name="Lato" fo:font-size="9pt" fo:font-weight="bold" style:font-size-asian="9pt" style:font-weight-asian="bold" style:font-name-complex="GalliardTurk" style:font-weight-complex="bold"/>
    </style:style>
    <style:style style:name="P100" style:family="paragraph" style:parent-style-name="Standard">
      <style:paragraph-properties fo:margin-top="0cm" fo:margin-bottom="0.15cm" loext:contextual-spacing="false" fo:text-align="center" style:justify-single-word="false"/>
      <style:text-properties fo:color="#094719" style:font-name="Lato" fo:font-size="12.5pt" fo:language="tr" fo:country="TR" fo:font-weight="bold" style:font-size-asian="12.5pt" style:font-weight-asian="bold" style:font-name-complex="TiffanyTurk" style:font-weight-complex="bold"/>
    </style:style>
    <style:style style:name="P101" style:family="paragraph" style:parent-style-name="Standard">
      <style:paragraph-properties fo:margin-top="0cm" fo:margin-bottom="0.15cm" loext:contextual-spacing="false" fo:line-height="0.529cm" fo:text-align="center" style:justify-single-word="false"/>
      <style:text-properties fo:color="#094719" style:font-name="Lato" fo:font-size="12.5pt" fo:language="tr" fo:country="TR" fo:font-weight="bold" style:font-size-asian="12.5pt" style:font-weight-asian="bold" style:font-name-complex="TiffanyTurk" style:font-weight-complex="bold"/>
    </style:style>
    <style:style style:name="P102" style:family="paragraph" style:parent-style-name="Standard">
      <style:paragraph-properties fo:margin-top="0cm" fo:margin-bottom="0.15cm" loext:contextual-spacing="false" fo:text-align="center" style:justify-single-word="false"/>
      <style:text-properties style:font-name="Lato"/>
    </style:style>
    <style:style style:name="P103" style:family="paragraph" style:parent-style-name="Standard">
      <style:paragraph-properties fo:margin-top="0cm" fo:margin-bottom="0.15cm" loext:contextual-spacing="false" fo:text-align="center" style:justify-single-word="false"/>
      <style:text-properties style:font-name="Lato" fo:language="tr" fo:country="TR"/>
    </style:style>
    <style:style style:name="P104" style:family="paragraph" style:parent-style-name="Standard">
      <style:paragraph-properties fo:margin-top="0cm" fo:margin-bottom="0.15cm" loext:contextual-spacing="false" fo:line-height="0.529cm" fo:text-align="center" style:justify-single-word="false"/>
      <style:text-properties style:font-name="Lato" fo:language="tr" fo:country="TR"/>
    </style:style>
    <style:style style:name="P105" style:family="paragraph" style:parent-style-name="Standard">
      <style:paragraph-properties fo:margin-top="0cm" fo:margin-bottom="0.15cm" loext:contextual-spacing="false" fo:text-align="center" style:justify-single-word="false" fo:break-before="page"/>
      <style:text-properties fo:color="#094719" style:font-name="Lato" fo:font-size="12.5pt" fo:language="tr" fo:country="TR" fo:font-weight="bold" style:font-size-asian="12.5pt" style:font-weight-asian="bold" style:font-name-complex="TiffanyTurk" style:font-weight-complex="bold"/>
    </style:style>
    <style:style style:name="P106" style:family="paragraph" style:parent-style-name="TR_20_yazar_20_hakkinda">
      <style:text-properties style:font-name="Lato" fo:language="tr" fo:country="TR"/>
    </style:style>
    <style:style style:name="P107" style:family="paragraph" style:parent-style-name="Tr_20_Block_20_Qoute_20__28_speechs_29_">
      <style:text-properties style:font-name="Lato"/>
    </style:style>
    <style:style style:name="P108" style:family="paragraph" style:parent-style-name="Tr_20_Block_20_Quote_20__28_Verses_29_">
      <style:text-properties style:font-name="Lato" fo:language="tr" fo:country="TR"/>
    </style:style>
    <style:style style:name="P109" style:family="paragraph" style:parent-style-name="Tr_20_Body">
      <style:text-properties fo:color="#094719" style:font-name="Lato" fo:font-size="9pt" style:font-size-asian="9pt" style:font-name-complex="GalliardTurk"/>
    </style:style>
    <style:style style:name="P110" style:family="paragraph" style:parent-style-name="Tr_20_Body">
      <style:text-properties fo:color="#094719" style:font-name="Lato" fo:font-size="9pt" fo:font-weight="bold" style:font-size-asian="9pt" style:font-weight-asian="bold" style:font-name-complex="GalliardTurk" style:font-weight-complex="bold"/>
    </style:style>
    <style:style style:name="P111" style:family="paragraph" style:parent-style-name="Tr_20_Body">
      <style:text-properties style:font-name="Lato"/>
    </style:style>
    <style:style style:name="P112" style:family="paragraph" style:parent-style-name="Tr_20_Body">
      <style:text-properties style:font-name="Lato" fo:language="tr" fo:country="TR"/>
    </style:style>
    <style:style style:name="P113" style:family="paragraph" style:parent-style-name="Tr_20_Body">
      <style:text-properties style:font-name="Lato" fo:language="en" fo:country="GB"/>
    </style:style>
    <style:style style:name="P114" style:family="paragraph" style:parent-style-name="Tr_20_Footnote_20_Text">
      <style:text-properties style:font-name="Lato"/>
    </style:style>
    <style:style style:name="P115" style:family="paragraph" style:parent-style-name="Tr_20_Heading_20_1">
      <style:text-properties style:font-name="Lato"/>
    </style:style>
    <style:style style:name="P116" style:family="paragraph" style:parent-style-name="Tr_20_Heading_20_1">
      <style:text-properties style:font-name="Lato" fo:language="tr" fo:country="TR"/>
    </style:style>
    <style:style style:name="P117" style:family="paragraph" style:parent-style-name="Tr_20_Heading_20_1">
      <style:paragraph-properties fo:break-before="page"/>
      <style:text-properties style:font-name="Lato"/>
    </style:style>
    <style:style style:name="P118" style:family="paragraph" style:parent-style-name="Tr_20_Heading_20_1">
      <style:paragraph-properties fo:break-before="page"/>
      <style:text-properties style:font-name="Lato" fo:language="tr" fo:country="TR"/>
    </style:style>
    <style:style style:name="P119" style:family="paragraph" style:parent-style-name="ayet">
      <style:paragraph-properties fo:text-align="start" style:justify-single-word="false" fo:break-before="page"/>
      <style:text-properties style:font-name="Lato" fo:font-size="10.5pt" fo:language="tr" fo:country="TR" style:font-size-asian="10.5pt" style:font-name-complex="PalatinoTurk"/>
    </style:style>
    <style:style style:name="P120" style:family="paragraph" style:parent-style-name="kutu_20_yazisi">
      <style:paragraph-properties fo:break-before="page"/>
      <style:text-properties fo:color="#000000" style:font-name="Lato" fo:font-size="10.5pt" fo:letter-spacing="-0.026cm" fo:language="tr" fo:country="TR" style:font-size-asian="10.5pt" style:font-name-complex="MGillSans"/>
    </style:style>
    <style:style style:name="P121" style:family="paragraph" style:parent-style-name="kutu_20_yazisi">
      <style:paragraph-properties fo:line-height="0.529cm" fo:break-before="page"/>
      <style:text-properties fo:color="#000000" style:font-name="Lato" fo:font-size="10.5pt" fo:letter-spacing="-0.026cm" fo:language="tr" fo:country="TR" style:font-size-asian="10.5pt" style:font-name-complex="MGillSans"/>
    </style:style>
    <style:style style:name="P122" style:family="paragraph" style:parent-style-name="kutu_20_yazisi">
      <style:paragraph-properties fo:break-before="page"/>
      <style:text-properties style:font-name="Lato"/>
    </style:style>
    <style:style style:name="P123" style:family="paragraph" style:parent-style-name="kutu_20_yazisi">
      <style:paragraph-properties fo:break-before="page"/>
      <style:text-properties style:font-name="Lato" fo:font-size="10.5pt" fo:letter-spacing="-0.026cm" fo:language="en" fo:country="GB" style:font-size-asian="10.5pt" style:font-name-complex="MGillSans"/>
    </style:style>
    <style:style style:name="P124" style:family="paragraph" style:parent-style-name="Tr_20_Notes">
      <style:text-properties style:font-name="Lato"/>
    </style:style>
    <style:style style:name="P125" style:family="paragraph" style:parent-style-name="Tr_20_Notes">
      <style:text-properties style:font-name="Lato" fo:language="tr" fo:country="TR"/>
    </style:style>
    <style:style style:name="P126" style:family="paragraph" style:parent-style-name="Tr_20_Notes">
      <style:text-properties style:font-name="Lato" fo:letter-spacing="0.044cm" fo:language="tr" fo:country="TR"/>
    </style:style>
    <style:style style:name="P127" style:family="paragraph" style:parent-style-name="Tr_20_Title">
      <style:text-properties style:font-name="Lato"/>
    </style:style>
    <style:style style:name="P128" style:family="paragraph" style:parent-style-name="Tr_20_okuyucuya">
      <style:text-properties style:font-name="Lato" fo:language="tr" fo:country="TR"/>
    </style:style>
    <style:style style:name="P129" style:family="paragraph" style:parent-style-name="ayet">
      <style:text-properties style:font-name="Lato"/>
    </style:style>
    <style:style style:name="P130" style:family="paragraph" style:parent-style-name="ayet">
      <style:paragraph-properties fo:text-align="start" style:justify-single-word="false"/>
      <style:text-properties style:font-name="Lato"/>
    </style:style>
    <style:style style:name="P131" style:family="paragraph" style:parent-style-name="ayet">
      <style:paragraph-properties fo:text-align="start" style:justify-single-word="false"/>
      <style:text-properties style:font-name="Lato" fo:font-size="10.5pt" fo:language="tr" fo:country="TR" style:font-size-asian="10.5pt" style:font-name-complex="PalatinoTurk"/>
    </style:style>
    <style:style style:name="P132" style:family="paragraph" style:parent-style-name="ayet">
      <style:paragraph-properties fo:text-align="start" style:justify-single-word="false"/>
      <style:text-properties style:font-name="Lato" fo:font-size="10.5pt" fo:language="tr" fo:country="TR" fo:font-weight="bold" style:font-size-asian="10.5pt" style:font-weight-asian="bold" style:font-name-complex="PalatinoTurk" style:font-weight-complex="bold"/>
    </style:style>
    <style:style style:name="P133" style:family="paragraph" style:parent-style-name="ayet">
      <style:paragraph-properties fo:line-height="0.529cm" fo:text-align="start" style:justify-single-word="false"/>
      <style:text-properties style:font-name="Lato" fo:font-size="12.5pt" fo:language="tr" fo:country="TR" fo:font-weight="bold" style:font-size-asian="12.5pt" style:font-weight-asian="bold" style:font-name-complex="TiffanyTurk" style:font-weight-complex="bold"/>
    </style:style>
    <style:style style:name="P134" style:family="paragraph" style:parent-style-name="kutu_20_yazisi">
      <style:text-properties style:font-name="Lato"/>
    </style:style>
    <style:style style:name="P135" style:family="paragraph" style:parent-style-name="kutu_20_yazisi">
      <style:paragraph-properties fo:line-height="0.529cm"/>
      <style:text-properties style:font-name="Lato"/>
    </style:style>
    <style:style style:name="P136" style:family="paragraph" style:parent-style-name="kutu_20_yazisi">
      <style:paragraph-properties fo:line-height="0.547cm"/>
      <style:text-properties style:font-name="Lato"/>
    </style:style>
    <style:style style:name="P137" style:family="paragraph" style:parent-style-name="kutu_20_yazisi">
      <style:text-properties style:font-name="Lato" fo:font-size="10.5pt" fo:letter-spacing="-0.026cm" fo:language="en" fo:country="GB" style:font-size-asian="10.5pt" style:font-name-complex="MGillSans"/>
    </style:style>
    <style:style style:name="P138" style:family="paragraph" style:parent-style-name="kutu_20_yazisi">
      <style:text-properties fo:color="#000000" style:font-name="Lato" fo:font-size="10.5pt" fo:letter-spacing="-0.026cm" fo:language="tr" fo:country="TR" style:font-size-asian="10.5pt" style:font-name-complex="MGillSans"/>
    </style:style>
    <style:style style:name="P139" style:family="paragraph" style:parent-style-name="kutu_20_yazisi">
      <style:paragraph-properties fo:line-height="0.529cm"/>
      <style:text-properties fo:color="#000000" style:font-name="Lato" fo:font-size="10.5pt" fo:letter-spacing="-0.026cm" fo:language="tr" fo:country="TR" style:font-size-asian="10.5pt" style:font-name-complex="MGillSans"/>
    </style:style>
    <style:style style:name="P140" style:family="paragraph" style:parent-style-name="kutu_20_yazisi">
      <style:paragraph-properties fo:margin-top="0cm" fo:margin-bottom="0.199cm" loext:contextual-spacing="false"/>
      <style:text-properties style:font-name="Lato"/>
    </style:style>
    <style:style style:name="P141" style:family="paragraph" style:parent-style-name="kutu_20_yazisi">
      <style:paragraph-properties fo:margin-top="0cm" fo:margin-bottom="0.199cm" loext:contextual-spacing="false"/>
      <style:text-properties fo:color="#000000" style:font-name="Lato" fo:font-size="10.5pt" fo:letter-spacing="-0.026cm" fo:language="tr" fo:country="TR" style:font-name-asian="MGillSans" style:font-size-asian="10.5pt" style:font-name-complex="MGillSans"/>
    </style:style>
    <style:style style:name="P142" style:family="paragraph" style:parent-style-name="kutu_20_yazisi">
      <style:paragraph-properties fo:margin-top="0cm" fo:margin-bottom="0.199cm" loext:contextual-spacing="false"/>
      <style:text-properties fo:color="#000000" style:font-name="Lato" fo:font-size="10.5pt" fo:letter-spacing="-0.026cm" fo:language="tr" fo:country="TR" style:font-size-asian="10.5pt" style:font-name-complex="MGillSans"/>
    </style:style>
    <style:style style:name="P143" style:family="paragraph" style:parent-style-name="tr_20_baski_20_syf">
      <style:text-properties style:font-name="Lato"/>
    </style:style>
    <style:style style:name="P144" style:family="paragraph" style:parent-style-name="tr_20_baski_20_syf">
      <style:text-properties style:font-name="Lato" fo:language="tr" fo:country="TR"/>
    </style:style>
    <style:style style:name="P145" style:family="paragraph" style:parent-style-name="Tr_20_Author">
      <style:paragraph-properties fo:text-align="center" style:justify-single-word="false"/>
      <style:text-properties style:font-name="Lato"/>
    </style:style>
    <style:style style:name="P146" style:family="paragraph" style:parent-style-name="Tr_20_Body">
      <style:text-properties style:font-name="Lato"/>
    </style:style>
    <style:style style:name="P147" style:family="paragraph" style:parent-style-name="Tr_20_Body">
      <style:text-properties style:font-name="Lato" fo:language="tr" fo:country="TR"/>
    </style:style>
    <style:style style:name="P148" style:family="paragraph" style:parent-style-name="Tr_20_Body">
      <style:paragraph-properties fo:text-align="center" style:justify-single-word="false"/>
      <style:text-properties style:font-name="Lato" fo:language="tr" fo:country="TR"/>
    </style:style>
    <style:style style:name="P149" style:family="paragraph" style:parent-style-name="Tr_20_Body">
      <style:paragraph-properties fo:text-align="center" style:justify-single-word="false"/>
      <style:text-properties style:font-name="Lato"/>
    </style:style>
    <style:style style:name="P150" style:family="paragraph" style:parent-style-name="Tr_20_Body">
      <style:paragraph-properties fo:text-align="center" style:justify-single-word="false"/>
      <style:text-properties fo:color="#094719" style:font-name="Lato" fo:font-size="9pt" style:font-size-asian="9pt" style:font-name-complex="GalliardTurk"/>
    </style:style>
    <style:style style:name="P151" style:family="paragraph" style:parent-style-name="Tr_20_Title" style:master-page-name="Standard">
      <style:paragraph-properties style:page-number="auto"/>
      <style:text-properties style:font-name="Lato"/>
    </style:style>
    <style:style style:name="P152" style:family="paragraph" style:parent-style-name="Tr_20_Title">
      <style:paragraph-properties fo:text-align="center" style:justify-single-word="false"/>
      <style:text-properties style:font-name="Lato"/>
    </style:style>
    <style:style style:name="T1" style:family="text">
      <style:text-properties fo:color="#094719" fo:font-size="12.5pt" fo:language="tr" fo:country="TR" fo:font-weight="bold" style:font-size-asian="12.5pt" style:font-weight-asian="bold" style:font-name-complex="Times New Roman" style:font-weight-complex="bold"/>
    </style:style>
    <style:style style:name="T2" style:family="text">
      <style:text-properties fo:color="#094719" fo:font-size="12.5pt" fo:language="tr" fo:country="TR" fo:font-weight="bold" style:font-size-asian="12.5pt" style:font-weight-asian="bold" style:font-weight-complex="bold"/>
    </style:style>
    <style:style style:name="T3" style:family="text">
      <style:text-properties fo:color="#094719" fo:font-size="12.5pt" fo:language="tr" fo:country="TR" fo:font-weight="bold" style:font-size-asian="12.5pt" style:font-weight-asian="bold" style:font-name-complex="TiffanyTurk" style:font-weight-complex="bold"/>
    </style:style>
    <style:style style:name="T4" style:family="text">
      <style:text-properties fo:language="tr" fo:country="TR"/>
    </style:style>
    <style:style style:name="T5" style:family="text">
      <style:text-properties fo:language="tr" fo:country="TR" style:font-name-asian="Times New Roman"/>
    </style:style>
    <style:style style:name="T6" style:family="text">
      <style:text-properties fo:language="tr" fo:country="TR" fo:font-weight="bold" style:font-weight-asian="bold"/>
    </style:style>
    <style:style style:name="T7" style:family="text">
      <style:text-properties fo:language="tr" fo:country="TR" fo:font-weight="bold" style:font-weight-asian="bold" style:font-weight-complex="bold"/>
    </style:style>
    <style:style style:name="T8" style:family="text">
      <style:text-properties fo:language="tr" fo:country="TR" fo:font-style="italic" style:font-style-asian="italic" style:font-style-complex="italic"/>
    </style:style>
    <style:style style:name="T9" style:family="text">
      <style:text-properties fo:language="tr" fo:country="TR" fo:font-style="italic" fo:font-weight="bold" style:font-style-asian="italic" style:font-weight-asian="bold" style:font-style-complex="italic" style:font-weight-complex="bold"/>
    </style:style>
    <style:style style:name="T10" style:family="text">
      <style:text-properties style:font-name-asian="Times New Roman"/>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text-position="super 58%" fo:language="tr" fo:country="TR"/>
    </style:style>
    <style:style style:name="T14" style:family="text">
      <style:text-properties fo:letter-spacing="-0.009cm" fo:language="tr" fo:country="TR"/>
    </style:style>
    <style:style style:name="T15" style:family="text">
      <style:text-properties fo:letter-spacing="-0.009cm" fo:language="tr" fo:country="TR" fo:font-weight="bold" style:font-weight-asian="bold" style:font-weight-complex="bold"/>
    </style:style>
    <style:style style:name="T16" style:family="text">
      <style:text-properties fo:font-size="9.5pt" style:font-size-asian="9.5pt"/>
    </style:style>
    <style:style style:name="T17" style:family="text">
      <style:text-properties fo:font-size="9.5pt" fo:language="tr" fo:country="TR" style:font-size-asian="9.5pt"/>
    </style:style>
    <style:style style:name="T18" style:family="text">
      <style:text-properties fo:font-size="9.5pt" fo:language="tr" fo:country="TR" style:font-size-asian="9.5pt" style:font-name-complex="Times New Roman"/>
    </style:style>
    <style:style style:name="T19" style:family="text">
      <style:text-properties fo:font-size="9.5pt" fo:language="tr" fo:country="TR" style:font-size-asian="9.5pt" style:font-name-complex="PalatinoTurk"/>
    </style:style>
    <style:style style:name="T20" style:family="text">
      <style:text-properties fo:font-size="9.5pt" fo:language="tr" fo:country="TR" fo:font-weight="bold" style:font-size-asian="9.5pt" style:font-weight-asian="bold" style:font-weight-complex="bold"/>
    </style:style>
    <style:style style:name="T21" style:family="text">
      <style:text-properties fo:font-size="9.5pt" fo:font-weight="bold" style:font-size-asian="9.5pt" style:font-weight-asian="bold" style:font-weight-complex="bold"/>
    </style:style>
    <style:style style:name="T22" style:family="text">
      <style:text-properties fo:font-size="9.5pt" fo:language="en" fo:country="GB" style:font-size-asian="9.5pt" style:font-name-complex="Times New Roman"/>
    </style:style>
    <style:style style:name="T23" style:family="text">
      <style:text-properties fo:font-size="9.5pt" fo:language="en" fo:country="GB" style:font-size-asian="9.5pt" style:font-name-complex="PalatinoTurk"/>
    </style:style>
    <style:style style:name="T24" style:family="text">
      <style:text-properties fo:letter-spacing="0.044cm" fo:language="tr" fo:country="TR"/>
    </style:style>
    <style:style style:name="T25" style:family="text">
      <style:text-properties fo:letter-spacing="0.044cm" fo:language="tr" fo:country="TR" fo:font-style="italic" style:font-style-asian="italic" style:font-style-complex="italic"/>
    </style:style>
    <style:style style:name="T26" style:family="text">
      <style:text-properties fo:color="#ffffff" style:text-position="super 58%" fo:font-size="9pt" fo:letter-spacing="0.026cm" fo:language="tr" fo:country="TR" style:font-size-asian="9pt" style:font-name-complex="Palatino"/>
    </style:style>
    <style:style style:name="T27" style:family="text">
      <style:text-properties fo:letter-spacing="-0.026cm"/>
    </style:style>
    <style:style style:name="T28" style:family="text">
      <style:text-properties fo:letter-spacing="-0.026cm" fo:language="tr" fo:country="TR"/>
    </style:style>
    <style:style style:name="T29" style:family="text">
      <style:text-properties fo:letter-spacing="-0.026cm" fo:language="tr" fo:country="TR" fo:font-style="italic" style:font-style-asian="italic" style:font-style-complex="italic"/>
    </style:style>
    <style:style style:name="T30" style:family="text">
      <style:text-properties fo:letter-spacing="-0.026cm" fo:language="tr" fo:country="TR" fo:font-style="italic" style:font-style-asian="italic" style:font-name-complex="MGillSans" style:font-style-complex="italic"/>
    </style:style>
    <style:style style:name="T31" style:family="text">
      <style:text-properties fo:letter-spacing="-0.026cm" fo:language="tr" fo:country="TR" style:font-name-complex="MGillSans"/>
    </style:style>
    <style:style style:name="T32" style:family="text">
      <style:text-properties fo:letter-spacing="-0.026cm" style:font-name-complex="MGillSans"/>
    </style:style>
    <style:style style:name="T33" style:family="text">
      <style:text-properties fo:font-size="10.5pt" fo:letter-spacing="-0.026cm" fo:language="tr" fo:country="TR" style:font-size-asian="10.5pt" style:font-name-complex="Times New Roman"/>
    </style:style>
    <style:style style:name="T34" style:family="text">
      <style:text-properties fo:font-size="10.5pt" fo:letter-spacing="-0.026cm" fo:language="tr" fo:country="TR" style:font-size-asian="10.5pt" style:font-name-complex="PalatinoTurk"/>
    </style:style>
    <style:style style:name="T35" style:family="text">
      <style:text-properties fo:font-size="10.5pt" fo:letter-spacing="-0.026cm" fo:language="en" fo:country="GB" style:font-size-asian="10.5pt" style:font-name-complex="Times New Roman"/>
    </style:style>
    <style:style style:name="T36" style:family="text">
      <style:text-properties fo:font-size="10.5pt" fo:letter-spacing="-0.026cm" fo:language="en" fo:country="GB" style:font-size-asian="10.5pt" style:font-name-complex="MGillSans"/>
    </style:style>
    <style:style style:name="T37" style:family="text">
      <style:text-properties fo:font-size="10.5pt" fo:language="tr" fo:country="TR" fo:font-weight="bold" style:font-size-asian="10.5pt" style:font-weight-asian="bold" style:font-name-complex="Times New Roman" style:font-weight-complex="bold"/>
    </style:style>
    <style:style style:name="T38" style:family="text">
      <style:text-properties fo:font-size="10.5pt" fo:language="tr" fo:country="TR" fo:font-weight="bold" style:font-size-asian="10.5pt" style:font-weight-asian="bold" style:font-name-complex="PalatinoTurk" style:font-weight-complex="bold"/>
    </style:style>
    <style:style style:name="T39" style:family="text">
      <style:text-properties fo:font-size="10.5pt" fo:language="tr" fo:country="TR" style:text-underline-style="solid" style:text-underline-width="auto" style:text-underline-color="font-color" fo:font-weight="bold" style:font-size-asian="10.5pt" style:font-weight-asian="bold" style:font-name-complex="Times New Roman" style:font-weight-complex="bold"/>
    </style:style>
    <style:style style:name="T40" style:family="text">
      <style:text-properties fo:font-size="10.5pt" fo:language="tr" fo:country="TR" style:text-underline-style="solid" style:text-underline-width="auto" style:text-underline-color="font-color" fo:font-weight="bold" style:font-size-asian="10.5pt" style:font-weight-asian="bold" style:font-name-complex="PalatinoTurk" style:font-weight-complex="bold"/>
    </style:style>
    <style:style style:name="T41" style:family="text">
      <style:text-properties fo:font-size="10.5pt" fo:language="tr" fo:country="TR" style:font-size-asian="10.5pt" style:font-name-complex="Times New Roman"/>
    </style:style>
    <style:style style:name="T42" style:family="text">
      <style:text-properties fo:font-size="10.5pt" fo:language="tr" fo:country="TR" style:font-size-asian="10.5pt" style:font-name-complex="PalatinoTurk"/>
    </style:style>
    <style:style style:name="T43" style:family="text">
      <style:text-properties fo:font-size="10.5pt" fo:language="tr" fo:country="TR" fo:font-style="italic" style:font-size-asian="10.5pt" style:font-style-asian="italic" style:font-name-complex="PalatinoTurk" style:font-style-complex="italic"/>
    </style:style>
    <style:style style:name="T44" style:family="text">
      <style:text-properties fo:font-size="10.5pt" fo:language="tr" fo:country="TR" style:font-name-asian="PalatinoTurk" style:font-size-asian="10.5pt" style:font-name-complex="PalatinoTurk"/>
    </style:style>
    <style:style style:name="T45" style:family="text">
      <style:text-properties fo:font-size="10.5pt" fo:letter-spacing="-0.009cm" fo:language="tr" fo:country="TR" style:font-size-asian="10.5pt" style:font-name-complex="Times New Roman"/>
    </style:style>
    <style:style style:name="T46" style:family="text">
      <style:text-properties fo:font-size="10.5pt" fo:letter-spacing="-0.009cm" fo:language="tr" fo:country="TR" style:font-size-asian="10.5pt" style:font-name-complex="PalatinoTurk"/>
    </style:style>
    <style:style style:name="T47" style:family="text">
      <style:text-properties fo:font-size="10.5pt" fo:letter-spacing="-0.018cm" fo:language="tr" fo:country="TR" fo:font-weight="bold" style:font-size-asian="10.5pt" style:font-weight-asian="bold" style:font-name-complex="Times New Roman" style:font-weight-complex="bold"/>
    </style:style>
    <style:style style:name="T48" style:family="text">
      <style:text-properties fo:font-size="10.5pt" fo:letter-spacing="-0.018cm" fo:language="tr" fo:country="TR" fo:font-weight="bold" style:font-size-asian="10.5pt" style:font-weight-asian="bold" style:font-name-complex="PalatinoTurk" style:font-weight-complex="bold"/>
    </style:style>
    <style:style style:name="T49" style:family="text">
      <style:text-properties fo:font-size="10.5pt" fo:letter-spacing="-0.018cm" fo:language="tr" fo:country="TR" style:font-size-asian="10.5pt" style:font-name-complex="Times New Roman"/>
    </style:style>
    <style:style style:name="T50" style:family="text">
      <style:text-properties fo:font-size="10.5pt" fo:letter-spacing="-0.018cm" fo:language="tr" fo:country="TR" style:font-size-asian="10.5pt" style:font-name-complex="PalatinoTurk"/>
    </style:style>
    <style:style style:name="T51" style:family="text">
      <style:text-properties fo:color="#000000" fo:font-size="10.5pt" fo:letter-spacing="-0.026cm" fo:language="tr" fo:country="TR" style:font-size-asian="10.5pt" style:font-name-complex="Times New Roman"/>
    </style:style>
    <style:style style:name="T52" style:family="text">
      <style:text-properties fo:color="#000000" fo:font-size="10.5pt" fo:letter-spacing="-0.026cm" fo:language="tr" fo:country="TR" style:font-size-asian="10.5pt" style:font-name-complex="MGillSans"/>
    </style:style>
    <style:style style:name="T53" style:family="text">
      <style:text-properties fo:color="#000000" fo:font-size="10.5pt" fo:letter-spacing="-0.026cm" fo:language="tr" fo:country="TR" fo:font-style="italic" style:font-size-asian="10.5pt" style:font-style-asian="italic" style:font-name-complex="Times New Roman" style:font-style-complex="italic"/>
    </style:style>
    <style:style style:name="T54" style:family="text">
      <style:text-properties fo:color="#000000" fo:font-size="10.5pt" fo:letter-spacing="-0.026cm" fo:language="tr" fo:country="TR" fo:font-style="italic" style:font-size-asian="10.5pt" style:font-style-asian="italic" style:font-name-complex="MGillSans" style:font-style-complex="italic"/>
    </style:style>
    <style:style style:name="T55" style:family="text">
      <style:text-properties fo:color="#000000" fo:font-size="10.5pt" fo:language="tr" fo:country="TR" style:font-size-asian="10.5pt" style:font-name-complex="Times New Roman"/>
    </style:style>
    <style:style style:name="T56" style:family="text">
      <style:text-properties fo:color="#000000" fo:font-size="10.5pt" fo:language="tr" fo:country="TR" style:font-size-asian="10.5pt" style:font-name-complex="PalatinoTurk"/>
    </style:style>
    <style:style style:name="T57" style:family="text">
      <style:text-properties fo:color="#000000" fo:font-size="10.5pt" fo:language="tr" fo:country="TR" fo:font-weight="bold" style:font-size-asian="10.5pt" style:font-weight-asian="bold" style:font-name-complex="PalatinoTurk" style:font-weight-complex="bold"/>
    </style:style>
    <style:style style:name="T58" style:family="text">
      <style:text-properties fo:color="#000000" fo:font-size="10.5pt" fo:language="tr" fo:country="TR" fo:font-style="italic" style:font-size-asian="10.5pt" style:font-style-asian="italic" style:font-name-complex="PalatinoTurk" style:font-style-complex="italic"/>
    </style:style>
    <style:style style:name="T59" style:family="text">
      <style:text-properties fo:color="#000000" fo:font-size="10.5pt" fo:letter-spacing="0.009cm" fo:language="tr" fo:country="TR" style:font-size-asian="10.5pt" style:font-name-complex="Times New Roman"/>
    </style:style>
    <style:style style:name="T60" style:family="text">
      <style:text-properties fo:color="#000000" fo:font-size="10.5pt" fo:letter-spacing="0.009cm" fo:language="tr" fo:country="TR" style:font-size-asian="10.5pt" style:font-name-complex="PalatinoTurk"/>
    </style:style>
    <style:style style:name="T61" style:family="text">
      <style:text-properties fo:color="#000000" fo:font-size="9.5pt" fo:language="en" fo:country="GB" style:font-size-asian="9.5pt" style:font-name-complex="Times New Roman"/>
    </style:style>
    <style:style style:name="T62" style:family="text">
      <style:text-properties fo:color="#000000" fo:font-size="9.5pt" fo:language="en" fo:country="GB" style:font-size-asian="9.5pt" style:font-name-complex="PalatinoTurk"/>
    </style:style>
    <style:style style:name="T63" style:family="text">
      <style:text-properties fo:color="#000000" fo:font-size="9.5pt" fo:language="tr" fo:country="TR" style:font-size-asian="9.5pt" style:font-name-complex="PalatinoTurk"/>
    </style:style>
    <style:style style:name="T64" style:family="text">
      <style:text-properties fo:letter-spacing="-0.018cm" fo:language="tr" fo:country="TR"/>
    </style:style>
    <style:style style:name="T65" style:family="text">
      <style:text-properties fo:letter-spacing="-0.018cm" fo:language="tr" fo:country="TR" fo:font-style="italic" style:font-style-asian="italic" style:font-style-complex="italic"/>
    </style:style>
    <style:style style:name="T66" style:family="text">
      <style:text-properties fo:font-size="12.5pt" fo:font-weight="bold" style:font-size-asian="12.5pt" style:font-weight-asian="bold" style:font-weight-complex="bold"/>
    </style:style>
    <style:style style:name="T67" style:family="text">
      <style:text-properties fo:font-size="12.5pt" fo:font-weight="bold" style:font-size-asian="12.5pt" style:font-weight-asian="bold" style:font-name-complex="TiffanyTurk" style:font-weight-complex="bold"/>
    </style:style>
    <style:style style:name="T68" style:family="text">
      <style:text-properties fo:font-size="12.5pt" fo:language="en" fo:country="GB" fo:font-weight="bold" style:font-size-asian="12.5pt" style:font-weight-asian="bold" style:font-name-complex="Times New Roman" style:font-weight-complex="bold"/>
    </style:style>
    <style:style style:name="T69" style:family="text">
      <style:text-properties fo:font-size="12.5pt" fo:language="en" fo:country="GB" fo:font-weight="bold" style:font-size-asian="12.5pt" style:font-weight-asian="bold" style:font-name-complex="TiffanyTurk" style:font-weight-complex="bold"/>
    </style:style>
    <style:style style:name="T70" style:family="text">
      <style:text-properties fo:font-size="12.5pt" fo:language="tr" fo:country="TR" fo:font-weight="bold" style:font-size-asian="12.5pt" style:font-weight-asian="bold" style:font-weight-complex="bold"/>
    </style:style>
    <style:style style:name="T71" style:family="text">
      <style:text-properties fo:font-size="12.5pt" fo:language="tr" fo:country="TR" fo:font-weight="bold" style:font-size-asian="12.5pt" style:font-weight-asian="bold" style:font-name-complex="TiffanyTurk" style:font-weight-complex="bold"/>
    </style:style>
    <style:style style:name="T72" style:family="text">
      <style:text-properties fo:font-size="12.5pt" fo:language="tr" fo:country="TR" style:text-underline-style="solid" style:text-underline-width="auto" style:text-underline-color="font-color" fo:font-weight="bold" style:font-size-asian="12.5pt" style:font-weight-asian="bold" style:font-weight-complex="bold"/>
    </style:style>
    <style:style style:name="T73" style:family="text">
      <style:text-properties fo:font-size="12.5pt" fo:language="tr" fo:country="TR" style:text-underline-style="solid" style:text-underline-width="auto" style:text-underline-color="font-color" fo:font-weight="bold" style:font-size-asian="12.5pt" style:font-weight-asian="bold" style:font-name-complex="TiffanyTurk" style:font-weight-complex="bold"/>
    </style:style>
    <style:style style:name="T74" style:family="text">
      <style:text-properties style:font-name-asian="PalatinoTurk"/>
    </style:style>
    <style:style style:name="T75" style:family="text">
      <style:text-properties style:font-name-complex="Lithos Pro Regular"/>
    </style:style>
    <style:style style:name="T76" style:family="text">
      <style:text-properties style:font-name="Lato"/>
    </style:style>
    <style:style style:name="T77" style:family="text">
      <style:text-properties style:font-name="Lato" fo:language="tr" fo:country="TR"/>
    </style:style>
    <style:style style:name="T78" style:family="text">
      <style:text-properties style:font-name="Lato" fo:language="tr" fo:country="TR" style:font-name-complex="PalatinoTu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1" text:outline-level="1"/>
      <text:p text:style-name="P111"/>
      <text:p text:style-name="P111"/>
      <text:p text:style-name="P111"/>
      <text:p text:style-name="P111"/>
      <text:p text:style-name="P111"/>
      <text:p text:style-name="P148"/>
      <text:p text:style-name="P148"/>
      <text:h text:style-name="P152" text:outline-level="1">TARİHİ BİR YALAN: KABATAŞ DEVRİ</text:h>
      <text:p text:style-name="P150"/>
      <text:p text:style-name="P149"/>
      <text:p text:style-name="P145">HARUN YAHYA (ADNAN OKTAR)</text:p>
      <text:p text:style-name="P149"/>
      <text:p text:style-name="P148"/>
      <text:p text:style-name="P112"/>
      <text:p text:style-name="P112"/>
      <text:p text:style-name="P112"/>
      <text:p text:style-name="P112"/>
      <text:p text:style-name="P112"/>
      <text:p text:style-name="P112"/>
      <text:p text:style-name="P112"/>
      <text:p text:style-name="P112"/>
      <text:h text:style-name="P116" text:outline-level="1"><text:soft-page-break/>YAZAR VE ESERLERİ HAKKINDA</text:h>
      <text:p text:style-name="P112"/>
      <text:p text:style-name="P112"/>
      <text:p text:style-name="P10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06">Harun Yahya'nın eserleri yaklaşık 40.000 resmin yer aldığı toplam 55.000 sayfalık bir külliyattır ve bu külliyat 72 farklı dile çevrilmiştir.</text:p>
      <text:p text:style-name="P106">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0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0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uritus'ta kullanılıyor), Danimarkaca ve İsveçce gibi pek çok dile çevrilen eserler, yurtdışında geniş bir okuyucu kitlesi tarafından takip edilmektedir.</text:p>
      <text:p text:style-name="P10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0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06">Bu gerçekler göz önünde bulundurulduğunda, insanların görmediklerini görmelerini sağlayan, hidayetlerine vesile olan bu eserlerin okunmasını teşvik etmenin de, çok önemli bir hizmet olduğu ortaya çıkmaktadır.</text:p>
      <text:p text:style-name="P10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text:soft-page-break/>amacının dinsizliği çürütmek ve Kuran ahlakını yaymak olduğunu, bu hizmetteki etki, başarı ve samimiyetin açıkça görüldüğünü okuyucuların genel kanaatinden anlayabilirler. </text:p>
      <text:p text:style-name="P10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06">Bu önemli hizmette öncü rolü üstlenmiş olan Harun Yahya Külliyatı, Allah'ın izniyle, 21. yüzyılda dünya insanlarını Kuran'da tarif edilen huzur ve barışa, doğruluk ve adalete, güzellik ve mutluluğa taşımaya bir vesile olacaktır.</text:p>
      <text:p text:style-name="P112"/>
      <text:p text:style-name="P112"/>
      <text:p text:style-name="P112"/>
      <text:h text:style-name="P116" text:outline-level="1">OKUYUCUYA</text:h>
      <text:p text:style-name="P112"/>
      <text:p text:style-name="P128">l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28">l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28">l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28">l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28">l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28">l Kitapların arkasına yazarın diğer eserlerinin tanıtımlarının eklenmesinin ise önemli sebepleri vardır. Bu sayede kitabı eline alan kişi, yukarıda söz ettiğimiz özellikleri taşıyan ve okumaktan hoşlandığını umduğumuz bu <text:soft-page-break/>kitapla aynı vasıflara sahip daha birçok eser olduğunu görecektir. İmani ve siyasi konularda yararlanabileceği zengin bir kaynak birikiminin bulunduğuna şahit olacaktır.</text:p>
      <text:p text:style-name="P128">l 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12"/>
      <text:p text:style-name="P112"/>
      <text:p text:style-name="P144">Birinci Baskı: <text:s/>Aralık, 2005 / İkinci Baskı: <text:s/>Ocak, 2006</text:p>
      <text:p text:style-name="P144">Üçüncü Baskı: Şubat, 2006 /Dördüncü Baskı: Mart, 2006</text:p>
      <text:p text:style-name="P144"/>
      <text:p text:style-name="P143"><text:span text:style-name="T5"><text:s text:c="2"/></text:span><text:span text:style-name="T6">ARAŞTIRMA YAYINCILIK</text:span></text:p>
      <text:p text:style-name="P144">Talatpaşa Mah. Emirgazi Caddesi, İbrahim Elmas İşmerkezi </text:p>
      <text:p text:style-name="P144">A Blok Kat 4 Okmeydanı - İstanbul <text:s/>Tel: (0 212) 222 00 88 </text:p>
      <text:p text:style-name="P144"/>
      <text:p text:style-name="P144">Baskı: Kelebek Matbaacılık</text:p>
      <text:p text:style-name="P144">Litros Yolu, No: 4/1-A, Nevzat Fikret Koru Holding Binası</text:p>
      <text:p text:style-name="P144">Topkapı-İstanbul Tel: (0 212) 612 43 59</text:p>
      <text:p text:style-name="P144"/>
      <text:p text:style-name="tr_20_baski_20_syf"><text:span text:style-name="T77">www.harunyahya.org - </text:span><text:a xlink:type="simple" xlink:href="http://www.harunyahya.tv/" text:style-name="Internet_20_link" text:visited-style-name="Visited_20_Internet_20_Link"><text:span text:style-name="Internet_20_link"><text:span text:style-name="T78">www.harunyahya.tv</text:span></text:span></text:a></text:p>
      <text:p text:style-name="P112"/>
      <text:p text:style-name="P112"/>
      <text:p text:style-name="P112"/>
      <text:h text:style-name="P127" text:outline-level="1">TARİHİ BİR YALAN: KABATAŞ DEVRİ</text:h>
      <text:p text:style-name="P109"/>
      <text:p text:style-name="P111"/>
      <text:p text:style-name="P3">HARUN YAHYA (ADNAN OKTAR)</text:p>
      <text:p text:style-name="P111"><text:soft-page-break/></text:p>
      <text:p text:style-name="P112"/>
      <text:p text:style-name="P112"/>
      <text:h text:style-name="P117" text:outline-level="1">İÇİNDEKİLER</text:h>
      <text:p text:style-name="P111"/>
      <text:h text:style-name="P94" text:outline-level="1">ÖNSÖZ<text:tab/>10</text:h>
      <text:h text:style-name="P94" text:outline-level="1">GİRİŞ<text:tab/>13</text:h>
      <text:h text:style-name="P92" text:outline-level="1">Evrimciler Arkeolojik Bulguları Açıklayamaz<text:tab/>17</text:h>
      <text:h text:style-name="P92" text:outline-level="1">Evrimcilerin Hayali Kronolojisi<text:tab/>24</text:h>
      <text:h text:style-name="P92" text:outline-level="1">Müminler Tarih Boyunca Medeni Bir Yaşam Sürmüşlerdir<text:tab/>29</text:h>
      <text:h text:style-name="P92" text:outline-level="1">Kültürel Birikim, Evrimsel Bir Süreç Yaşandığını Göstermez<text:tab/>35</text:h>
      <text:h text:style-name="P94" text:outline-level="1">MEDENİYET İLERLEDİĞİ GİBİ GERİLER DE...<text:tab/>37</text:h>
      <text:h text:style-name="P93" text:outline-level="1">Medeniyetimizden Geriye Kalacaklar...<text:tab/>45 </text:h>
      <text:h text:style-name="P93" text:outline-level="1">Mağaralardaki Gelişmiş Sanat<text:tab/>57</text:h>
      <text:h text:style-name="P94" text:outline-level="1">GEÇMİŞ MEDENİYETLERİN <text:line-break/>HAYRANLIK UYANDIRAN İZLERİ<text:tab/>98</text:h>
      <text:h text:style-name="P93" text:outline-level="1">Geçmişin İzleri Evrimi Yalanlıyor<text:tab/>104</text:h>
      <text:h text:style-name="P93" text:outline-level="1">İnsanlık Tarihinin Şaşırtıcı Eserleri: Megalitler<text:tab/>113</text:h>
      <text:h text:style-name="P92" text:outline-level="1">Newgrange<text:tab/>120</text:h>
      <text:h text:style-name="P92" text:outline-level="1">Stonehenge<text:tab/>124</text:h>
      <text:h text:style-name="P92" text:outline-level="1">Tiahuanaco Şehrindeki Hayret Verici Kalıntılar<text:tab/>127</text:h>
      <text:h text:style-name="P93" text:outline-level="1">Sanat ve Bilim Yönünden Muhteşem <text:line-break/>Bir Medeniyet: Antik Mısır<text:tab/>136</text:h>
      <text:h text:style-name="P92" text:outline-level="1">Tıbbın Kökeni Antik Mısır'da<text:tab/>136</text:h>
      <text:h text:style-name="P92" text:outline-level="1">Eski Mısır'da Gelişmiş Metalurji<text:tab/>141</text:h>
      <text:h text:style-name="P92" text:outline-level="1"><text:soft-page-break/>Şehir Planlamacılığı ve Alt Yapının Eski Mısır'daki Önemi<text:tab/>144</text:h>
      <text:h text:style-name="P92" text:outline-level="1">Antik Mısırlıların Tekstildeki Başarıları<text:tab/>146</text:h>
      <text:h text:style-name="P92" text:outline-level="1">Matematikte İleri Seviye<text:tab/>148</text:h>
      <text:h text:style-name="P92" text:outline-level="1">Sırlarla Dolu İnşa Teknolojisi<text:tab/>148</text:h>
      <text:h text:style-name="P92" text:outline-level="1">Piramitler Tekrar İnşa Edilmek İstense... <text:tab/>152</text:h>
      <text:h text:style-name="P93" text:outline-level="1">Sümer Medeniyeti<text:tab/>170</text:h>
      <text:h text:style-name="P92" text:outline-level="1">İleri Bir Medeniyet: Sümerler<text:tab/>172</text:h>
      <text:h text:style-name="P92" text:outline-level="1">Sümerler ve Bilim <text:tab/>176</text:h>
      <text:h text:style-name="P93" text:outline-level="1">Tarihin Evrimi İddialarını Çürüten <text:line-break/>Bir Başka Medeniyet: Mayalar<text:tab/>184</text:h>
      <text:h text:style-name="P92" text:outline-level="1">Matematik Uzmanı Mayalar<text:tab/>188</text:h>
      <text:h text:style-name="P92" text:outline-level="1">Maya Takvimi<text:tab/>190</text:h>
      <text:h text:style-name="P92" text:outline-level="1">Mayaların Astronomi Bilgileri<text:tab/>191</text:h>
      <text:h text:style-name="P92" text:outline-level="1">Eski Maya Şehri Tikal'deki Yol Ağı<text:tab/>194</text:h>
      <text:h text:style-name="P92" text:outline-level="1">Mayaların Kullandığı Dişli Çarklar<text:tab/>195</text:h>
      <text:h text:style-name="P93" text:outline-level="1">Dilin Evrimi Açmazı<text:tab/>204</text:h>
      <text:h text:style-name="P94" text:outline-level="1">HAK DİN TARİHİN <text:line-break/>İLK GÜNÜNDEN BERİ VARDIR<text:tab/>208</text:h>
      <text:h text:style-name="P92" text:outline-level="1">Dinlerin Evrimi Yanılgısı Nasıl Gelişti? <text:tab/>209</text:h>
      <text:h text:style-name="P92" text:outline-level="1">Hak Dinin Tahrif Edilmesi<text:tab/>212</text:h>
      <text:h text:style-name="P92" text:outline-level="1">Mezopotamya ve Mısır'da Elde Edilen Arkeolojik Bulgular<text:tab/>212</text:h>
      <text:h text:style-name="P92" text:outline-level="1">Hindistan'da Batıl Çok Tanrılı İnancın Kökeni<text:tab/>218</text:h>
      <text:h text:style-name="P92" text:outline-level="1">Avrupa Tarihinde Dinlerin Tahrif Edilmesi<text:tab/>219</text:h>
      <text:h text:style-name="P92" text:outline-level="1">Allah'ın Vahyettiği Hak Din<text:tab/>221</text:h>
      <text:h text:style-name="P94" text:outline-level="1"><text:soft-page-break/>SONUÇ<text:tab/>222</text:h>
      <text:h text:style-name="P92" text:outline-level="1">Zamansızlık Gerçeğini Göz Ardı Etmemek <text:tab/>222</text:h>
      <text:h text:style-name="P92" text:outline-level="1">Zaman Kavramının Aslı<text:tab/>223</text:h>
      <text:h text:style-name="P92" text:outline-level="1">"Geçmiş" Kavramı Hafızamızdaki Bilgilerden İbarettir<text:tab/>224</text:h>
      <text:h text:style-name="P92" text:outline-level="1">Dünya Tarihi de Göreceli Bir Kavramdır<text:tab/>226</text:h>
      <text:h text:style-name="P92" text:outline-level="1">Samimi Düşünmek <text:tab/>228</text:h>
      <text:h text:style-name="P94" text:outline-level="1">DARWINİZM'İN ÇÖKÜŞÜ<text:tab/>232</text:h>
      <text:p text:style-name="P111"/>
      <text:p text:style-name="P111"/>
      <text:h text:style-name="P118" text:outline-level="1">ÖNSÖZ</text:h>
      <text:p text:style-name="P112"/>
      <text:p text:style-name="P112"/>
      <text:p text:style-name="P112">Bundan 700 bin yıl önce insanların, çok iyi inşa edilmiş gemilerle okyanus yolculukları yaptıklarını biliyor muydunuz? Ya da bize "ilkel mağara adamları" olarak tanıtılan insanların, gerçekte günümüzdeki ressamları aratmayacak bir yeteneğe ve estetik anlayışına sahip olduklarını hiç duydunuz mu? 80 bin yıl önce yaşamış olan ve bize evrimciler tarafından "maymun adam" gibi gösterilmeye çalışılan Neandertal ırkının, müzik aletleri yaptığını, giyim-kuşam zevkine sahip olduğunu, kızgın kumlarda biçimli sandaletlerle gezdiğini biliyor muydunuz?</text:p>
      <text:p text:style-name="P112">Büyük olasılıkla bunların hemen hiçbirini daha önce duymamış olabilirsiniz. Aksine, bu insanların yarı maymun yarı insan, konuşma yeteneğinden yoksun, dik duramayan, sadece garip hırıltılar çıkaran, vahşi mağara adamları olduğu yanılgısına kapılmış olabilirsiniz. Çünkü bu büyük yalan, yaklaşık 150 yıldır dünyanın dört bir yanında insanlara telkin edilmektedir.</text:p>
      <text:p text:style-name="P112">Bu telkinin amacı ise, materyalist felsefeyi ayakta tutabilmektir. </text:p>
      <text:p text:style-name="P112">Materyalist, yani maddeci felsefe, Yaratıcı'nın varlığını inkar eder. Gerçekleri saptıran bu görüşe göre, evren ve madde ezelidir, yani bir başlangıcı dolayısıyla bir Yaratıcısı yoktur. Bu batıl inancın sözde bilimsel temelini ise evrim teorisi oluşturur. Çünkü materyalistler, evrenin bir Yaratıcısı olmadığını iddia ettikleri için bu evrendeki canlılığın ve düzenin nasıl ortaya çıktığına kendilerince bir açıklama getirmeleri gerekmektedir. Evrim teorisi bu amaçla kullanılan bir senaryodur. Bu senaryoya göre, evrendeki tüm düzen ve canlılık, tesadüflerin sonucunda kendiliğinden oluşmuştur. İlkel dünyada bulunan bazı cansız maddeler tesadüfen biraraya gelerek ilk canlı organizmayı oluşturmuşlardır. Milyonlarca yıl süren tesadüfler sonucunda ise bu ilk canlı organizmanın evrimleşmesiyle evrim zincirinin en sonunda bulunan insan meydana gelmiştir. Her biri imkansız olan milyonlarca aşamanın sonucunda meydana geldiği iddia edilen insanın tarihi de, yine bu senaryoya uygun olarak hikayeleştirilmiştir.</text:p>
      <text:p text:style-name="P112">Hiçbir bilimsel delili olmayan bu anlatıma göre insanlık tarihi şöyledir: Nasıl ki canlılık ilkel bir organizmadan, en gelişmiş organizma olan insana kadar ilerlemişse, insanlık tarihi de en ilkel insan toplumundan en gelişmiş insan toplumuna doğru ilerleme göstermiş olmalıdır. Bu, bilimsel dayanağı olmayan bir varsayımdır. Ve bu varsayım, materyalist felsefenin ve evrim teorisinin iddialarına göre hazırlanmış olan insanlık tarihinin temelini teşkil eder. <text:s/></text:p>
      <text:p text:style-name="P111"><text:span text:style-name="T4">Evrimci bilim adamları, tek hücreden çok hücreye ve ardından maymundan insana doğru uzayan sözde evrim sürecini açıklayabilmek için, tarihin gelişimini de senaryolaştırmışlardır. Bunun için 'ilkel insan'ın yaşam şeklini açıklayan "mağara devri", "taş devri" gibi hayali dönemler uydurmuşlardır. "İnsanlar maymunlarla ortak bir atadan türemişlerdir" yalanını savunan evrimciler, bu iddialarını kendilerince kanıtlayabilmek için arayışa girmişler ve arkeolojik kazılarda buldukları her taş ya da ok parçasını veya bir çömleği bu doğrultuda yorumlamışlardır. Oysa karanlık bir mağarada postlara </text:span><text:soft-page-break/><text:span text:style-name="T4">bürünerek oturan, konuşma yeteneği olmayan yarı insan yarı maymun canlılar, yalnızca birer hayal ürünüdür. </text:span><text:span text:style-name="T6">İlkel insan hiçbir zaman var olmamış, taş devri hiçbir zaman yaşanmamıştır.</text:span><text:span text:style-name="T4"> Bunlar evrimcilerin bir kısım medyanın da yardımıyla oluşturdukları göz boyamalardan başka bir şey değildir. </text:span></text:p>
      <text:p text:style-name="P111"><text:span text:style-name="T4">Bunlar birer göz boyamadır; çünkü biyoloji, paleontoloji, mikrobiyoloji, genetik bilimler başta olmak üzere bilim alanında yaşanan gelişmeler bugün evrim iddiasını tamamen yıkmıştır. Canlı türlerinin birbirlerine dönüşüp evrimleştikleri iddiasının geçersizliği anlaşılmıştır. Aynı şekilde insan da maymun benzeri canlılardan evrimleşmemiştir. </text:span><text:span text:style-name="T6">İnsan, var olduğu günden bu yana insandır. Var olduğu günden bu yana da yüksek bir kültüre sahiptir. Dolayısıyla "tarihin evrimi" de hiçbir zaman gerçekleşmemiştir.</text:span><text:span text:style-name="T4"> </text:span></text:p>
      <text:p text:style-name="P112">Bu kitapta, "insan tarihinin evrimi" iddiasının geçersizliğini bilimsel delilleriyle ortaya koyacak, bilimsel bulguların yaratılış gerçeğini desteklediğini inceleyeceğiz. ‹nsan bu dünyaya evrimle değil, sonsuz bir güç ve akıl sahibi olan Allah'ın kusursuz yaratmasıyla gelmiştir.</text:p>
      <text:p text:style-name="P112">İlerleyen sayfalarda bu gerçeğin bilimsel ve tarihsel delillerini okuyacaksınız.</text:p>
      <text:p text:style-name="P112"/>
      <text:h text:style-name="P118" text:outline-level="1">GİRİŞ</text:h>
      <text:p text:style-name="P112"/>
      <text:p text:style-name="P111"/>
      <text:p text:style-name="P112">Evrimci tarih anlayışına göre insanlık tarihi, insanın sözde evrimine paralel olarak çeşitli dönemlere ayrılarak incelenir. Pek çoğunuzun okul yıllarında ya da çeşitli gazete ve televizyon haberlerinde duymaya alışık olduğu taş devri, yontma taş devri, cilalı taş devri, bronz çağı, demir çağı gibi hayali kavramlar söz konusu evrimci kronolojinin önemli parçalarıdır. Çoğu insan bu hayali tabloyu hiç düşünmeden kabul eder ve insanlığın bir zamanlar sadece kaba taş aletler kullanılan, medeniyet ve teknolojinin bilinmediği bir dönem yaşadığını sanır. </text:p>
      <text:p text:style-name="P112">Oysa arkeolojik bulgular ve bilimsel veriler incelendiğinde ortaya çok daha farklı bir tablo çıkar. Geçmişten günümüze kalan izler, insanların, tarihin her döneminde kültürleriyle ve sosyal yaşamlarıyla medeni bir hayat sürdüklerini göstermektedir. Arkeolojik kazılarda bulunan aletler, dikiş iğneleri, flüt kalıntıları, süs eşyaları, dekorasyon malzemeleri, geçmiş insanların kültürel olarak gelişmiş bir yaşam sürdüklerinin göstergelerindendir.</text:p>
      <text:p text:style-name="P112">Bundan yüz binlerce yıl önce de tıpkı günümüzdeki gibi, insanlar evlerinde yaşıyor, tarımla uğraşıyor, alışverişlerini yapıyor, tekstil ürünleri meydana getiriyor, yemeklerini yiyor, akraba ziyaretlerine gidiyor, müzikle ilgileniyor, resim yapıyor, hastalıkları tedavi ediyor, ibadetlerini yerine getiriyor kısaca normal günlük hayatlarını yaşıyorlardı. Allah'ın gönderdiği peygamberlere uyan insanlar Bir olan Allah'a iman ediyor, bazıları ise sapkınça putlara tapıyordu. Peygamberlere uyan müminler Allah'ın emrettiği ahlakı yaşarken, birtakım insanlar da batıl uygulamalarda bulunuyor, sapkın ayinler gerçekleştiriyorlardı. Günümüzde olduğu gibi tarihin her döneminde de, hem Allah'ın varlığına iman eden insanlar vardı, hem de putperest ve müşrik insanlar. </text:p>
      <text:p text:style-name="P112">Elbette tarih boyunca bir yanda medeni bir yaşam süren insanlar varken bir yanda da daha basit ve ilkel koşullarda yaşayan toplumlar var olmuştur. Ancak bu, insanlık tarihinin sözde evrimine delil teşkil edecek bir durum değildir. Zira günümüzde de dünyanın bir köşesinde uzaya araç gönderilirken, bir diğer köşesinde insanlar henüz elektriğin varlığını dahi bilmemektedir. Ama bu durum ne uzay aracını yapanların zihinsel ve fiziksel olarak daha gelişmiş -sözde evrim sürecinde ilerlemiş-, ne de diğerlerinin daha geri -sözde hala maymun-insanlara daha yakın- olduklarını göstermez. Bunlar sadece kültür ve medeniyet farklılığının göstergeleridir, kültürel bir evrim yaşandığının değil. </text:p>
      <text:p text:style-name="P112"/>
      <text:h text:style-name="P85" text:outline-level="3">Evrimciler Arkeolojik Bulguları Açıklayamaz</text:h>
      <text:p text:style-name="P112">İnsanlık tarihini anlatan evrimci bir eseri incelediğinizde ilk dikkatinizi çekecek hususlardan biri, insanın sözde ilkel atalarının günlük hayatlarına dair detaylı tasvirlerdir. Kullanılan üsluptaki eminlikten, konu hakkında bilgisi olmayan biri, tüm bu anlatılanların bilimsel delillere dayandığını düşünebilir. Evrimci bilim adamları sanki o dönemde yaşamış, gözlem yapma imkanına sahip olmuş gibi detaylı hikayeler anlatırlar: İki ayağı üzerinde durmaya başlayan sözde atalarımızın elleri boş kalınca alet <text:soft-page-break/>yapmaya başladıklarını, uzun dönemler boyunca sadece taşı kullandıklarını, tahtalar ve taşlardan başka hiçbir alet edavatlarının olmadığını, demiri, bakırı, tuncu kullanmayı çok daha ilerleyen dönemlerde öğrendiklerini söylerler. Ancak bu anlatılanlar bilimsel delillere değil, evrimcilerin ön yargılarına göre bulguları yanlış yorumlamalarına dayalı hikayelerdir.</text:p>
      <text:p text:style-name="P112">Arkeolog Paul Bahn, insanlık tarihinin evrimi senaryosunun bir masaldan ibaret olduğunu şöyle ifade eder:</text:p>
      <text:p text:style-name="P107"><text:span text:style-name="T11">Bilimin o kadar büyük kısmı hikayelere dayanıyor ki!</text:span> Hikayeyi iyi bir anlamda kullanıyorum, ancak yine de hikaye işte. İnsanoğlunun evrimine dair geleneksel senaryoları düşünün: <text:span text:style-name="T11">Av ateşi, kamp ateşi, karanlık mağaralar, ayinler, alet yapımı, yaşlanma, mücadele ve ölümle ilgili hikayeleri. Ne kadarı kemik ve kalıntılara, ne kadarı edebiyat ölçülerine dayanır.</text:span><text:span text:style-name="T13">1</text:span> </text:p>
      <text:p text:style-name="P112">Paul Bahn'ın net olarak ifade etmekten çekindiği sorunun cevabı açıktır, insanlık tarihinin sözde evrimi bilimsel değil tamamen "edebi" ölçülere dayanmaktadır. </text:p>
      <text:p text:style-name="P112">Nitekim bu hikayelerde pek çok cevapsız husus, mantık çelişkisi ve bozukluğu vardır. Ancak evrimci dogmalarla düşünen bir kişi bu çelişkileri fark edemez. Örneğin evrimciler yontma taş devrinden bahsederler, ama o döneme ait aletlerin veya kalıntıların nasıl yontulup şekillendirilmiş olabileceğini anlatmazlar. Tıpkı "dinazorların sinekleri kovalarken kanat geliştirip uçmaya başladıklarını öne sürüp, sineğin ise nasıl uçtuğunu" hiçbir zaman açıklayamadıkları gibi, on binlerce yıl öncesine ait kalıntıların nasıl yapılıp biçimlendirildiğini de açıklayamazlar. Konunun bu yönünü tamamen unutmaya ve unutturmaya çalışırlar. </text:p>
      <text:p text:style-name="P112">Oysa taşı yontup şekillendirmek çok zor bir iştir. Taşı taşa sürterek, tarih öncesi kalıntılarda olduğu gibi, mükemmel düzgünlükte ve sivrilikte kesilmiş aletler elde etmek mümkün değildir. Granit, bazalt ya da dolerit benzeri sert taşların, parçalanıp dağılmadan, ağaç hamuru gibi incecik kesilmesi ancak çelik eğelerin, tornaların, levyelerin, rendelerin, taş kesimi ve şekillendirilmesinde kullanılan diğer aletlerin varlığıyla mümkündür. Yine on binlerce yıl öncesine ait bileziklerin, küpelerin, kolyelerin, kürelerin taş kullanılarak yapılamayacağı bellidir. Bu eşyalardaki ufak delikler taşla vurarak açılamaz. Üzerlerindeki süslemeler taşı sürterek meydana getirilemez. Söz konusu eserlerin muntazamlığı, bunları meydana getirmek için demir, çelik ve diğer metallerden yapılmış aletlerin kullanılmış olduğunu göstermektedir. </text:p>
      <text:p text:style-name="P112">Pek çok arkeolog ve bilim adamı, söz konusu tarihi eserlerin veya kalıntının evrimcilerin iddia ettiği koşullarda yapılıp yapılamayacağını test etmiştir. Örneğin, 11 bin yıl önce inşa edilmiş olduğu tahmin edilen Göbekli Tepe'de bulunan blok taşlar üzerindeki işlemelerin nasıl yapılmış olabileceğini araştıran Prof. Klaus Schmidt şöyle bir deney yapmıştır: Evrimcilerin o dönemde kullanıldığını iddia ettikleri taşları işçilerin ellerine vererek, kayaların üzerine benzer kabartmalar çizmelerini istemiştir. Kayaları taşla şekillendirmeye çalışan işçiler 2 saat boyunca aralıksız çalışmaları sonucunda kaya üzerinde sadece belli belirsiz bir çizgi çizebilmişlerdir. </text:p>
      <text:p text:style-name="P112">Benzer bir denemeyi herkes kendi evinde de yapabilir. Elinize granit gibi sert bir taş alıp, bundan 100 bin yıl önce yaşamış insanların yaptıkları mızrak uçlarının bir benzerini yapmaya çalışın. Ancak bunun için bu granit parçası ve bir taştan başka elinizde hiçbir malzeme olmasın. Bu işlemde ne derece başarılı olabilirsiniz? Tarihi kalıntılardaki gibi mükemmel keskinlikte, simetride, düzgünlükte ve <text:soft-page-break/>parlaklıkta bir parça meydana getirebilir misiniz? Daha da ileri gidelim 1 m2 büyüklüğünde bir kaya alıp üzerine derinlikli bir hayvan resmi yapmaya çalışın. Kayaya elinizdeki taşla vurarak nasıl bir sonuç elde edersiniz? Çok açıktır ki çelik ve demirden yapılmış araç gereç olmadan, ne basit bir mızrak ucunu ne gösterişli bir taş işlemesini yapabilirsiniz. </text:p>
      <text:p text:style-name="P112">Bu aşamada şunu da unutmamak gerekir ki, kullanılmış olan taş kesme ve biçimlendirme aletlerinin yapılması da ayrı bir uzmanlık alanıdır. Eğenin, levyenin, rende ve diğer aletlerin yapılabilmesi için de gerekli teknik alt yapının bulunması şarttır. Bu da, bu eserlerin meydana getirildiği dönemde koşulların oldukça iyi ve ileri olduğunu göstermektedir. Yani, evrimcilerin basit taş aletlerin kullanıldığı, tekniğin ve teknolojinin olmadığını iddia ettikleri "kabataş devri" sadece bir hezeyandan ibarettir, gerçekte böyle bir dönem yaşanmamıştır. </text:p>
      <text:p text:style-name="P112">Öte yandan taşların kesilmesinde, düzetilmesi ve şekillendirilmesinde kullanılmış olan demir ve çelik malzemelerin günümüze kadar ulaşmamış olması da son derece doğaldır. Doğal koşullar altında, özellikle de nemli ve asitli ortamlarda, her türlü metal malzeme okside olacak, çürüyüp bozulacak ve yok olacaktır. Geriye ise yok olması çok daha uzun süre alan taş parçalar kalacaktır. Bu taş parçalara bakarak, dönemin insanlarının sadece taşı kullandıklarını öne sürmek ise bilimsel bir yaklaşım değildir. </text:p>
      <text:p text:style-name="P112">Nitekim artık pek çok evrimci de, arkeolojik buluntuların Darwinizm'i desteklemediğini kabul etmektedir. Evrimci arkeolog Richard Leakey, arkeolojik bulguların özellikle de taş aletlerin evrim teorisiyle açıklanmasının mümkün olmadığını şöyle itiraf eder:</text:p>
      <text:p text:style-name="P107">Aslında, <text:span text:style-name="T12">Darwinist tezin yetersizliği arkeolojik kayıtlarla kesin olarak kanıtlanmıştır.</text:span> Eğer Darwinist sunum doğru olsaydı, bu durumda hem arkeolojik kayıtlarda hem de fosil kayıtlarında iki ayaklılığın, teknolojinin ve gelişen beyin ölçülerinin delillerini görmemiz gerekirdi. Ama bunu görmüyoruz. <text:span text:style-name="T12">Tarih öncesi kayıtların tek bir yönü dahi bu tezin yanlış olduğunu göstermek için yeterli: taş aletler.</text:span> <text:span text:style-name="T4">2</text:span></text:p>
      <text:p text:style-name="P113"/>
      <text:h text:style-name="P85" text:outline-level="3">Evrimcilerin Hayali Kronolojisi</text:h>
      <text:p text:style-name="P112">Evrimciler tarihi sınıflandırırken, buldukları eserleri teorilerine uygun olacak şekilde, dogmaları doğrultusunda yorumlayıp değerlendirirler. Bronz eşyaları çokça buldukları dönemi bronz çağı olarak adlandırır, demirin çok daha yakın bir dönemde kullanılmaya başlandığını öne sürerler. Metallerin en eski medeniyetler tarafından bilinmediğini iddia ederler. </text:p>
      <text:p text:style-name="P112">Oysa, daha önce de belirttiğimiz gibi demir, çelik ve pek çok metal çabuk okside olup, aşınırlar. Taşa oranla çok daha kısa sürede, çürüyüp yok olurlar. Okside olması daha zor olan bronz gibi metaller ise diğer metallere oranla daha uzun süre muhafaza edilebilir. Bu durumda bronzdan yapılmış eserlerin daha eski tarihli olması, demirden yapılmış eserlerin ise daha yeni tarihli olması son derece doğaldır. </text:p>
      <text:p text:style-name="P112">Ayrıca bronzu elde edebilmeyi bilen bir toplumun demiri bilmediğini öne sürmek, bronz elde edebilecek bilgiye ve teknik alt yapıya sahip olan bir toplumun diğer metalleri kullanmadığını iddia etmek mantıklı bir yorum değildir. </text:p>
      <text:p text:style-name="P112">Bronz, bakıra kalay, arsenik ve antimon katılarak ve biraz da çinko eklenerek elde edilir. Bronzu elde eden kişi, öncelikle bakır, kalay, arsenik, çinko ve antimon gibi elementlerin kimya bilgisine sahip <text:soft-page-break/>olmalıdır, bunları hangi derecelerde eritmesi gerektiğini bilmelidir, gerekli eritmeyi ve alaşımı yapabileceği fırına ve malzemelere sahip olmalıdır. Bu sayılan bilgilerden habersiz olan birinin başarılı bir alaşım elde etmesi oldukça zordur. </text:p>
      <text:p text:style-name="P112">Örneğin bakır cevherleri, yaşlı ve sert kayalarda, kristal veya tozumsu mineral olarak bulunur. Bakırı kullanan toplumun öncelikle kayalarda bulunan toz halindeki cevheri tanıyabilecek bilgi seviyesinde olması gerekir. Daha sonra bulduğu bakırı yer altından çıkarabilmek için maden inşa etmesi, cevheri kayadan söküp çıkarabilmesi ve yüzeye taşıyabilmesi gerekir. Tüm bunların taştan tahtadan aletlerle yapılamayacağı açıktır.</text:p>
      <text:p text:style-name="P112">Bakır cevherinin metale dönüşümü için cevherin kor ateşle karşılaşması gerekir. Bakırın eritilerek arıtılması için gerekli sıcaklık ise 1084.50C'dir. Bu esnada ateşe hava akımı sağlayan bir cihaz ya da körük kullanılması gerekir. Bakırla işlem yapan bir toplumun bu ısının sağlanabileceği bir fırını inşa etmiş olması, ayrıca bu fırında lazım olacak pota, maşa gibi aletleri de yapmış olması şarttır. Burada sadece bakırın işlenmesi için gerekli olan alt yapı, kısaca özetlenmiştir. Daha sert bronzun elde edilmesi için bakırın, kalay, çinko ve diğer elementlerle karıştırılması ise çok daha kapsamlı bir iştir. Çünkü her metal için farklı işlemler uygulanması gerekir. Tüm bunlar, metali işleyen, alaşımlar meydana getiren, madencilikle uğraşan toplumların detaylı bilgi sahibi olduklarının göstergesidir. Bu derece kapsamlı bilgiye sahip olan kişilerin, demiri bulamamış olduklarını iddia etmek ise mantıklı ve tutarlı bir açıklama değildir. </text:p>
      <text:p text:style-name="P112">Öte yandan arkeolojik bulgular da, evrimcilerin eski dönemlerde metalin bilinmediği ve kullanılmadığı iddialarının doğru olmadığını göstermektedir. 100 bin yıllık metal kap kalıntısı, 2.8 milyar yıllık metal küreler, 300 milyon yıllık olduğu tahmin edilen demir çömlek, 27 bin yıllık kil parçaları üzerinde bulunan tekstil kalıntıları, magnezyum, platinyum gibi Avrupa'da birkaç yüzyıl önce eritilmesi başarılan metallerin bin yıllık kalıntılardaki izleri gibi sayısız buluntu, evrimcilerin iddia ettiği, kabataş devri, yontma taş devri, cilalı taş devri, bronz çağı, demir çağı sıralamasını alt üst etmiştir. Pek çok bilimsel yayında yer alan bu bulguların önemli bir kısmı, evrimci bilim adamları tarafından ya göz ardı edilmiş ya da müzelerin bodrumlarına saklanmıştır. Gerçek insanlık tarihi yerine, evrimcilerin hayal ürünü hikayeleri, insanlık tarihi gibi toplumlara tanıtılmıştır. </text:p>
      <text:p text:style-name="P112"/>
      <text:h text:style-name="P85" text:outline-level="3">Müminler Tarih Boyunca Medeni Bir Yaşam Sürmüşlerdir</text:h>
      <text:p text:style-name="P112">Allah tarih boyunca insanları hak dine davet edecek elçilerini göndermiştir. İnsanların bir kısmı elçilere itaat edip, Allah'ın varlığına ve birliğine iman etmişler, bir kısmı da inkarlarında direnmişlerdir. İnsanlığın ilk var olduğu günden itibaren insanlar, Bir olan Allah'a imanı ve hak din ahlakını, Rabbimiz'in vahyi ile bilip öğrenmişlerdir. Dolayısıyla evrimcilerin öne sürdüğü, "Bir olan Allah'a imanın ilk toplumlar tarafından bilinmediği" iddiası doğru değildir. (Bu konu kitabın ilerleyen bölümlerinde detaylı olarak açıklanmaktadır.)</text:p>
      <text:p text:style-name="P112">Allah'ın tarihin her döneminde insanlara, kendilerini iman etmeye ve din ahlakını yaşamaya davet eden elçiler gönderdiği Kuran'da şu şekilde haber verilmiştir:</text:p>
      <text:p text:style-name="P108"><text:soft-page-break/>İnsanlar tek bir ümmetti. Allah, müjdeciler ve uyarıcılar olarak peygamberler gönderdi ve beraberlerinde, insanların anlaşmazlığa düştükleri şeyler konusunda, aralarında hüküm vermek üzere hak kitaplar indirdi. Oysa kendilerine apaçık ayetler geldikten sonra, birbirlerine karşı olan 'azgınlık ve kıskançlıkları' yüzünden anlaşmazlığa düşenler, o, (kitap) verilenlerden başkası değildir. Böylece Allah, iman edenleri, hakkında ayrılığa düştükleri gerçeğe Kendi izniyle eriştirdi. Allah, kimi dilerse onu doğruya yöneltir. (Bakara Suresi, 213)</text:p>
      <text:p text:style-name="P112">Bir başka ayette de her topluma onları uyarmak, Allah'ın varlığını ve birliğini hatırlatmak, din ahlakını yaşamaya davet etmek için bir elçi gönderildiği şöyle bildirilmiştir:</text:p>
      <text:p text:style-name="P108">... Hiçbir ümmet yoktur ki, içinde bir uyarıcı gelip-geçmiş olmasın. (Fatır Suresi, 24)</text:p>
      <text:p text:style-name="P112">Rabbimiz'in insanlara elçiler ve hak kitaplar göndermiş olmasına rağmen bazı insanlar zaman içinde aralarında anlaşmazlığa düşmüşler, hak din ahlakından uzaklaşmışlar ve bazı sapkın ve batıl inanışlara uymuşlardır. Kimileri putperest inanışlar geliştirmişler, toprağa, taşa, tahtaya, Ay'a, Güneş'e, sözde kötü ruhlara tapınma sapkınlığına düşmüşlerdir. Nitekim günümüzde de, hak dine inananlar olduğu gibi halen sapkınca ateşe, Ay'a, Güneş'e, tahta putlara tapanlar da vardır. Kimileri, Allah'ın varlığını ve birliğini bilmelerine rağmen, Rabbimiz'e birtakım ortaklar koşmuşlardır. Rabbimiz yine onlara elçiler göndermiş, aralarında anlaşmazlığa düştükleri konularda hak olan hükmü kendilerine bildirmiş, batıl inanışlarından arınıp hak din ahlakını yaşamaya onları davet etmiştir. Ve tarihin her döneminde iman edenlerle etmeyenler, salih müminlerle sapkın yollara uyanlar var olmuştur. </text:p>
      <text:p text:style-name="P112">Tarih boyunca yaşamış peygamberlerle birlikte iman edenler, son derece medeni koşullarda, modern ve kaliteli bir yaşam sürmüşlerdir. Hz. Nuh döneminde de, Hz. İbrahim döneminde de, Hz. Yusuf döneminde de, Hz. Musa döneminde de, Hz. Süleyman döneminde de şimdiki gibi, toplumsal düzen içinde, modern bir hayat yaşanmıştır. Her dönemde müminler namazlarını kılmış, oruçlarını tutmuş, Allah'ın bildirdiği sınırları korumuş, helal ve temiz bir hayat yaşamışlardır. Arkeolojik bulgularda elde edilen bilgilerin gösterdiği gelişmiş yaşam standartlarının en güzeline, en asil ve en temizine, Allah'a iman eden salih müminler sahip olmuşlardır. Yaşadıkları dönemin sağladığı her türlü imkanın en iyisini peygamberler ve samimi müminler, Allah rızasına uygun olarak, kullanmışlardır. </text:p>
      <text:p text:style-name="P112">Nemrud dönemindeki her türlü teknolojik gelişme Hz. İbrahim ve onunla birlikte iman eden müminler tarafından en güzel şekilde kullanılmıştır. Firavunlar döneminde sahip olunan teknik bilgi, Hz. Yusuf, Hz. Musa, Hz. Harun ve o dönemde yaşayan salih müminlerin de hizmetinde olmuştur. Hz. Süleyman döneminde mimaride, sanatta, ulaşımda elde edilen yüksek teknoloji en hikmetli şekilde kullanılmıştır. Rabbimiz'in Hz. Süleyman'a lütfu olan zenginlik ve ihtişam, nesiller boyunca hayranlık uyandırmıştır.</text:p>
      <text:p text:style-name="P112">Unutmamak gerekir ki, bundan yüz binlerce yıl önce yaşamış insanların da günümüz toplumlarının da sahip olduğu her türlü bilgi ve imkan, Allah'ın insanlara bir lütfudur. Yüz binlerce yıl önce medeniyetlerini kuranlar, on binlerce yıl önce mağara duvarlarına estetik resimler yapanlar, piramitleri, zigguratları inşa edenler, dev taş anıtlar meydana getirenler, Amazon ormanlarının en yüksek noktalarına büyük yapılar yapanlar Allah'ın ilhamı ve öğretmesiyle bu eserleri meydana getirmişlerdir. Günümüzde atomun alt parçacıklarını inceleyenler, uzaya araç gönderenler, bilgisayarı en etkin şekilde <text:soft-page-break/>kullananlar bunları, Allah dilediği için yapabilmektedirler. İnsanların var oldukları günden bu yana sahip oldukları her türlü bilgi, Allah'ın insanlara lütfu, kurdukları her medeniyet, Rabbimiz'in eseridir. </text:p>
      <text:p text:style-name="P112">Allah insanı yoktan var etmiş ve ona dünya hayatı boyunca çeşitli imkanlar ve nimetler vermiştir. Verilen her nimet insan için bir denemedir. Sahip olduğu medeniyetin, teknolojinin ve imkanların Allah'ın birer lütfu olduğunu bilen, tüm bunlar için Rabbimiz'e şükreden kullarına, Allah nimetlerini artırır:</text:p>
      <text:p text:style-name="P108">Rabbiniz şöyle buyurmuştu: "Andolsun, eğer şükrederseniz gerçekten size artırırım..." (İbrahim Suresi, 7)</text:p>
      <text:p text:style-name="P112">Ve Allah salih kullarını hem dünyada hem ahirette güzel bir şekilde yaşatır. Kuran'da bu gerçek şöyle haber verilmiştir:</text:p>
      <text:p text:style-name="P108">Erkek olsun, kadın olsun, bir mümin olarak kim salih bir amelde bulunursa, hiç şüphesiz Biz onu güzel bir hayatla yaşatırız ve onların karşılığını, yaptıklarının en güzeliyle muhakkak veririz. (Nahl Suresi, 97)</text:p>
      <text:p text:style-name="P112">Bu ayetin bir tecellisi olarak, tarih boyunca yaşayan tüm Müslümanlar yaşadıkları dönemin en iyi imkanlarına sahip olmuşlar, medeni ve güzel bir yaşam sürmüşlerdir. Elbette imtihan ortamının gereği olarak kimi zaman zorluk ve sıkıntılarla da denenmişlerdir. Ancak bu sıkıntılar veya zor şartlar, medeni ve insanca bir yaşam sürmedikleri anlamına gelmez. Allah'ı inkar eden, inkarlarında direnen, güzel ahlakı yaşamayan ve yeryüzünde bozgunculuk çıkaranların sonu ise, ne kadar zengin, refah ve ileri bir medeniyet de olsalar, hüsran olmuştur. Üstelik bunların bir çoğu belki de günümüz toplumlarından dahi gelişmiş imkanlara sahip olan toplumlardır. Bu gerçek Kuran'da şöyle haber verilmiştir:</text:p>
      <text:p text:style-name="P108">Yeryüzünde gezip dolaşmıyorlar mı? Böylece kendilerinden öncekilerin nasıl bir sona uğradıklarını görsünler. Onlar, güç bakımından kendilerinden daha üstün idiler, toprağı alt-üst etmişler (ekmişler, madenler, sular arayıp çıkarmışlar) ve onu, kendilerinin imar ettiğinden daha çok imar etmişlerdi. Elçileri de, onlara açık delillerle gelmişti. Demek ki Allah onlara zulmetmiyordu, ancak onlar kendi nefislerine zulmediyorlardı. (Rum Suresi, 9)</text:p>
      <text:p text:style-name="P112"/>
      <text:h text:style-name="P85" text:outline-level="3">Kültürel Birikim, Evrimsel Bir Süreç Yaşandığını Göstermez</text:h>
      <text:p text:style-name="P112">Evrimcilerin iddiası, ilk insanların sözde yarı maymun varlıklar olduğu, zaman içinde fiziksel özellikleriyle birlikte zihinsel özelliklerinin de geliştiği, kabiliyetler kazandıkları, medeniyetin bu nedenle evrimleşerek ilerlediğidir. Bilimsel bulgulara dayanmayan bu iddiaya göre, sözde ilkel atalarımız hayvani bir hayat yaşamışlar, insanlaştıkça medenileşmişler ve zihinleri geliştikçe kültürel olarak ilerleme kaydetmişlerdir. Vücudu tamamen tüylerle kaplı, üzerinde hayvan kürkleriyle ateş yakmaya çalışan, omuzlarında avladıkları hayvanlarla su kenarında yürüyen, mağaraların içinde hırıltılar çıkararak birbirleriyle anlaşmaya çalışan ilkel insan mizansenleri de bu bilim dışı iddianın ortaya attığı hikayelerden ibarettir. </text:p>
      <text:p text:style-name="P112">Fosil kayıtları, bu hikayeyi desteklememektedir. Bilimsel bilgilerin gösterdiği sonuç, insanın insan olarak yoktan yaratıldığı ve var olduğu ilk günden itibaren de insani bir yaşam sürdüğüdür. Arkeolojik <text:soft-page-break/>bulgular da, evrimcilerin yaptıkları kronolojiyi hiçbir şekilde desteklememektedir. Evrimcilerin "insanların yeni yeni konuşmayı öğrendiklerini" söyledikleri döneme ait olan arkeolojik bulgular, gerçekte insanların mutfakları olduğunu, aile hayatı yaşadıklarını göstermektedir. Evrimcilerin, "taş devri olarak iddia ettikleri" dönemlerde, beyin ameliyatları yapıldığı ortaya çıkmıştır. Evrimcilerin, "insanların sanatı bilmediklerini söyledikleri" dönemlere ait kazı alanlarında ise süs eşyaları ve boya hammaddeleri bulunmuştur. Kitabın ilerleyen bölümlerinde bunlar gibi pek çok örnek detaylı olarak incelenecektir. </text:p>
      <text:p text:style-name="P112">Tüm bu örneklerin gösterdiği gerçek, hiçbir zaman ilkel hayvani bir hayatın olmadığıdır. Evrimcilerin öne sürdüğü gibi taşı taşla yontarak, taştan tahtadan başka hiçbir alet kullanmadan medeniyet dışı bir yaşam yaşanmamıştır. Her dönemde iman edenler insanca yaşamıştır. Her dönemde insana yakışacak gibi kıyafetler olmuş, insana yakışacak şekilde tabaklar, kaplar, kaşıklar, çatallar kullanılmış, insana yakışacak koşullarda oturulmuş, yatılmış, yemek yenmiş, sohbet edilmiş, insana yakışacak yapılar inşa edilmiş, insana yakışacak sanat eserleri meydana getirilmiştir. Doktorlar, öğretmenler, terziler, mühendisler, mimarlar, sanatçılar olmuş, toplum düzeni sağlanmıştır. Akıl ve vicdan sahibi olanlar, Allah'ın ilhamıyla, yeryüzündeki nimetlerden en güzel şekilde faydalanmışlardır. </text:p>
      <text:p text:style-name="P112">Ancak elbette tarih boyunca teknolojik gelişme de yaşanmış, insanların bilgi birikimleri arttıkça teknoloji değişiklikler göstermiş, yaşanılan ortamın koşullarına uygun olarak yeni cihazlar geliştirilmiş, bilimsel buluşlar olmuş, kültürel değişimler yaşanmıştır. Ancak insanlık tarihinde yaşanan bilgi birikimi ve teknolojik ilerleme, evrimsel bir süreç yaşandığı anlamına gelmemektedir.</text:p>
      <text:p text:style-name="P112">Bilginin sürekli artması son derece olağan durumdur. Bir insanın sahip olduğu bilgi seviyesi ilkokul çağında farklı, orta okul çağında farklı, üniversite çağında çok daha farklıdır. Bir kişinin hayatı boyunca bilgi seviyesinin sürekli artması, onun evrimsel bir süreç içinde olduğunu ve başı boş rastlantıların etkisiyle ilerlediğini göstermez. Benzer bir durum toplum hayatı için de geçerlidir. Toplumsal yaşamda da, ihtiyaçlar doğrultusunda yeni keşifler, buluşlar yapılır, yeni mekanizmalar icat edilir, bir başka kişi bu mekanizmayı daha da geliştirir. Sürekli kültür gelişimi yaşanır. Ancak bu, evrimsel bir süreç değildir. </text:p>
      <text:p text:style-name="P112"/>
      <text:p text:style-name="P112"/>
      <text:h text:style-name="P118" text:outline-level="1">MEDENİYET İLERLEDİĞİ GİBİ GERİLER DE......</text:h>
      <text:p text:style-name="P112"/>
      <text:p text:style-name="P112"/>
      <text:p text:style-name="P112">Darwinizm'in iddiası, insanın ve dolayısıyla sahip olduğu kültürün, ilkellikten medeniyete doğru ilerlediğidir. Ancak arkeolojik bulgular, insanlık tarihinin ilk gününden itibaren, toplumların çok ileri kültürlere sahip olduğu dönemler olduğu gibi, çok geri kültürleri yaşadıkları dönemler de olduğunu göstermektedir. Hatta çoğu zaman, son derece zengin medeniyetlerle geri medeniyetler aynı dönem içinde var olmuşlardır. Tarih boyunca, aynı dönemde yaşayan toplumların birçoğunun teknoloji ve medeniyet düzeyleri, sosyolojik ve kültürel yapıları, aynı bugün olduğu gibi birbirinden farklıdır. Örneğin günümüzde, Kuzey Amerika kıtası tıpta, bilimde, mimaride ve teknolojide oldukça ilerlemiş olmasına rağmen, Güney Amerika'nın çeşitli bölgelerinde teknoloji açısından oldukça geri, dünya ile hiçbir bağlantısı olmayan toplumlar yaşamaktadır. Dünyanın pek çok bölgesinde hastalıklar en ileri görüntüleme teknikleri ve tahlillerle teşhis edilip, son derece modern koşullarda tedavi edilirken, diğer çeşitli bölgelerinde de hastalıkların sözde kötü ruhların etkisiyle meydana geldiği düşünülüp, sahte kötü ruhları kovma ayinleriyle hastalar iyileştirilmeye çalışılmaktadır. MÖ 3000'lerde yaşayan Sümerler, Eski Mısırlılar, İndus halkı gibi toplumlar, her açıdan günümüzde yaşayan bu kabilelerle -hatta bu kabilelerden ileride olan pek çok toplumla- kıyas kabul etmeyecek bir medeniyete sahiptiler. Demek ki tarihin her döneminde medeniyet açısından gelişmişle geri kalmış toplumlar birarada varlıklarını sürdürebilmişlerdir. Binlerce yıl önce yaşayan bir toplum, 20. yüzyıldaki bir topluluktan çok daha ileriye gidebilmiştir. Bu da bize gelişimin evrimsel bir süreç içinde oluşmadığını, yani tarih içinde ilkel toplumdan medeniye doğru bir gelişim bulunmadığını göstermektedir. </text:p>
      <text:p text:style-name="P40"><text:span text:style-name="T4">Elbette tarihsel süreç içerisinde her alanda büyük ilerlemeler kaydedilmiş, bilim ve teknolojide büyük gelişmeler sağlanmıştır. Fakat bu değişimleri evrimcilerin ve materyalistlerin iddia ettiği gibi bir "evrim" süreci olarak tanımlamak akılcı ve bilimsel bir yaklaşım değildir. Kültür ve tecrübe birikimi sayesinde teknoloji ve bilim </text:span><text:span text:style-name="T14">gibi alanlarda sürekli bir gelişim söz konusudur. Ancak burada önemli olan nokta şudur; günümüz insanı ile binlerce yıl önce yaşayan bir kişi arasında, nasıl fiziksel özellikler açısından bir fark yoksa, zeka ve yetenek açısından da bir fark yoktur. 20. yüzyıldaki insanların beyin kapasitesi ve zekası daha çok geliştiği için daha ileri bir uygarlığa sahip olduğumuz düşüncesi, evrim teorisinin telkinleri sonucunda oluşan yanlış bir bakış açısıdır. Oysa günümüzde dahi farklı bölgelerdeki halklar farklı anlayışlara ve kültürlere sahip olabilmektedir. Örneğin, bugün Avustralya'daki bir yerlinin ABD'deki bir bilim adamının sahip olduğu bilgiye sahip olmaması onun zekasının ya da beyninin yeteri kadar gelişmediğini göstermez. Çok zeki olmasına rağmen, bu tip bir kabile içinde doğup hayatını sürdüren, hatta elektriğin varlığından dahi haberi olmayan birçok insan olabilir. Ayrıca farklı yüzyıllarda farklı ihtiyaçlar gelişmiş olabilir. Örneğin günümüz moda anlayışı ile Mısırlıların moda anlayışının aynı olmaması bizim kültürümüzün onlarınkinden </text:span><text:soft-page-break/><text:span text:style-name="T14">daha ileride olduğunu göstermez. 20. yüzyılda medeniyetin işareti gökdelenlerken, Mısır döneminde uygarlığın kanıtı piramitler ve sfenkslerdi. </text:span></text:p>
      <text:p text:style-name="P42">Önemli olan elde edilen bulguların nasıl bir bakış açısıyla değerlendirildiğidir. Bulguların, sözde evrimsel gelişim gösterdiği ön yargısıyla hareket eden bir kişi, ele geçen her türlü bilgiyi bu ön yargıya göre değerlendirecektir. Böylece hayali hikayelerle savını desteklemeye çalışacaktır. Bulduğu bir kemik parçasının üzerine, o bölgede yaşayan insanların neler hissettikleri, günlük yaşamlarını nasıl değerlendirdikleri, aile yapıları, sosyal ilişkileri gibi pek çok detayı, ön yargısına uygun şekilde ortaya koyacaktır. Bu kemik parçasından, o dönemde, yarı dik, vücudu tüylerle kaplı, hırıltılar çıkaran, taş aletler kullanan insanların yaşadığı sonucuna varan bir kişi, bilimsel deliller bunu gösterdiği için değil, ideolojisi bunu gerektirdiği için böyle bir hikaye anlatmaktadır. Çünkü elde edilen veriler gerçekte böyle bir manzara ortaya koymamaktadır. Bu hayali manzara, Darwinist zihniyetin yorumlarıyla meydana getirilmektedir. </text:p>
      <text:p text:style-name="P42">Bugün buldukları fosil kalıntılarına, yontulmuş taşlara, mağara duvarlarına çizilmiş resimlere bakarak o dönem hakkında detaylı yorumlar yapan bazı arkeologların durumu da bu örnekten çok farklı değildir. Ne var ki, eldeki delilleri ön yargılı bir yaklaşımla değerlendirerek sözde ilkel insanın neredeyse hayatının her anına ilişkin hikayeler yazan evrimcilerin sahte illüstrasyonları ve masalları, pek çok dergi ve gazetenin sayfalarını süsleyebilmektedir. İşte çağımızın tanınan evrimcilerinden Louis Leakey'nin sözde ilkel insanın günlük hayatına dair yazdığı senaryolardan biri:</text:p>
      <text:p text:style-name="P15"><text:span text:style-name="T16">Bir an için 20-30 bin yıl kadar geriye giderek bir kaya sığınağında yer alan olayları birbiri ardından izleyebildiğimizi farz edelim: Taş devrinde yaşamakta olan bir avcı, vadide o günkü avının peşindeyken birden tepedeki dik yarın yanında bir kaya sığınağı görür. Burası bir arslan veya mağara ayısının ini olabileceğinden veya buranın başka bir aile tarafından iskan edilmiş olma ihtimali bulunduğundan, büyük bir dikkat ile buraya tırmanır. Epey yaklaşıp, buranın boş olduğunu gördükten sonra içine girer ve iyice araştırır. Buranın şimdi ailece oturmakta oldukları ufak sığınaktan çok daha elverişli olduğuna karar veren avcı, ailenin diğer kişilerini de alıp buraya getirmeye gider. Bundan sonra ailenin yeni evlerine gelip, yerleştiklerini görürüz. Bu yeni evin ateşi, ya eski evden büyük bir dikkat ve itina ile getirilen birkaç kor parçasından veya tahtayı tahtaya sürtmek suretiyle yakılır. (Taş devri insanının ateşi nasıl elde ettiği tam olarak bilinmiyorsa da, en eski devirlerden beri ateşten yararlandıkları ve onu kullandığı bir gerçektir. Çünkü mağara ve kaya sığınaklarındaki hemen hemen bütün yerleşme katlarında, ocaklar, günlük hayatın bir parçası olarak karşımıza çıkar.) Belki bundan sonra, ailenin bazı kişileri üzerlerinde yatacakları döşekleri hazırlamak üzere ot toplamaya gideceklerdir. Ailenin diğer kişileri ise civardaki çalı ve fundalıklardan dal kesip yerleştikleri bu yeni evin ön tarafına kaba bir çit yaparlar. Bu arada evdeki eşyalar yerleştirilir ve çeşitli hayvan postları getirilip, yerlere serilir. Bundan böyle artık aile yeni evlerine yerleşmiş olup, hayat devam eder. Yiyecek temini için erkekler vahşi hayvanları avlarlar. Kadınlar, av esnasında erkeklere yardım ettikleri gibi, yenecek meyveleri, kabuklu yemişleri ve kökleri toplarlar.</text:span><text:span text:style-name="T17">3</text:span></text:p>
      <text:p text:style-name="P42">En küçük detaylarına kadar tarif edilen bu senaryo herhangi bir bilimsel bulguya değil, tamamen yazarın hayal gücüne dayanmaktadır. Bu ve benzeri hikayeleri, çeşitli bilimsel kelimelerle süsleyip aktaran evrimciler, birkaç parça kemik parçasına dayanarak tüm bu detayları şekillendirmektedirler. (Üstelik bulunan bu fosiller, evrimcilerin iddialarının tam tersini göstermekte, evrim sürecinin asla yaşanmadığını ispatlamaktadır.) Oysa kemik parçalarının, eski dönemlerde yaşamış olan insanların hangi duygularla hareket ettiklerine, günlük yaşamlarında neler yaptıklarına, aralarındaki iş bölümünün nasıl olduğuna dair kesin bilgiler vermeyeceği açıktır. Ama bu gibi hayali senaryolar ve çizimlerle zenginleştirilen insanın evrimi masalı, evrimciler tarafından çok yoğun bir biçimde kullanılır. Evrim teorisinin ortaya atıldığı ilk günden itibaren bu dogmadan kendini kurtaramayan sayısız evrimci, yukarıdaki senaryonun değişik versiyonlarını üretmiştir. Amaç gerçekleri anlatmak değil, insanları telkin ve propaganda yoluyla ilkel insanın yaşadığına ikna etmektir. </text:p>
      <text:p text:style-name="P42"><text:soft-page-break/>Her ne kadar evrimci bilim adamları ellerinde hiçbir delil olmadığı halde böyle senaryolar üreterek iddialarını kanıtlamaya çalışsalar da, karşılarına çıkan her bulgu, tarafsız olarak değerlendirildiğinde, onlara bazı gerçekleri çok açık bir şekilde göstermektedir. Bu gerçeklerden biri şudur; insan var olduğu ilk günden beri insandır. Zekası, sanat ve estetik yeteneği gibi özellikleri tarihin tüm dönemlerinde aynıdır. Geçmişte de, evrimcilerin iddia ettikleri gibi ilkel, yarı hayvan yarı insan yaratıklar değil, aynı bizler gibi düşünen, konuşan, sanat eserleri meydana getiren, bir kültür ve ahlak yapısına sahip insanlar yaşamıştır. Birazdan da değineceğimiz gibi arkeolojik ve paleontolojik bulgular kesin ve açık bir şekilde bu gerçeği ispatlamaktadır.</text:p>
      <text:p text:style-name="P30"><text:span text:style-name="Heading_20_1_20_Char"><text:span text:style-name="T76">MEDENİYETİMİZDEN GERİYE KALANLAR ......</text:span></text:span><text:span text:style-name="T77"> <text:s/></text:span></text:p>
      <text:p text:style-name="P42">Bugün sahip olduğumuz dev medeniyetten bundan yüz binlerce yıl sonra geriye ne kalabileceğini bir düşünün. Binlerce yılın kültür birikimi; tablolar, heykeller, saraylar yok olacak, teknolojiye ait neredeyse hiçbir iz kalmayacaktır. Aşınmaya dayanıklı olarak tasarlanan pek çok malzeme dahi belirli bir süre içerisinde –doğal koşullar altında- aşınmaya başlamaktadır. Çelikler paslanmakta, betonlar aşınmakta, toprak altındaki tesisatlar çürümekte, tüm malzemeler onarım gerektirmektedir. Bir de bunların üzerinden on binlerce yıl geçtiğini, binlerce ton yağmura, şiddetli rüzgarlara, sellere, depremlere maruz kaldıklarını düşünün. Belki de geriye kalacak olan, aynı geçmişten bize kaldığı gibi, sadece işlenmiş iri taş parçaları, binaları meydana getiren blok taşlar ve bazı heykel kalıntıları olacaktır. Ya da günümüzün ileri medeniyetlerinden geriye günlük yaşamımızı tam olarak anlayabilecekler net bir iz kalmazken, Afrika'da, Avusturalya'da veya dünyanın bir başka yerinde yaşayan kabilelerden geriye bazı izler kalacaktır. <text:s/>Yani, sahip olduğumuz teknolojinin (televizyonlar, bilgisayarlar, mikrodalga fırınlar vs) izleri kalmayacak, ama belki de taş bir binanın ana hatları, büyük bir heykelin parçaları kalacaktır. O dönemin bilim adamları bu izlere bakarak, bizim yaşadığımız dönemdeki tüm toplumları "kültürel olarak geri" diye tanımlarlarsa bu, gerçeklerden ne kadar sapmış olduklarını göstermez mi? </text:p>
      <text:p text:style-name="P42">Ya da bundan binlerce yıl sonra, üzerinde Çince yazılar bulunan bir eseri keşfeden bir kişi, sadece bu bilgiye dayanarak, Çinlilerin garip işaretlerle anlaşan, geri kalmış bir tür olduğunu öne sürerse, bunun gerçeği yansıtmayan bir yorum olacağı açık değil midir? Veya şöyle bir örnek düşünelim: Rodin'in "Düşünen Adam" heykeli bütün dünyaca bilinir. Bu heykelin on binlerce yıl sonra geleceğin arkeologları tarafından bulunduğunu farz edelim. Eğer araştırmacıların söz konusu toplumun inançları ve yaşayışı hakkında birtakım ön yargıları varsa ve ellerinde yeterli tarihi belge yoksa, bu heykeli çok farklı şekillerde yorumlayabilirler. O toplumda yaşamış insanların "düşünen bir adama taptıklarını" düşünebilir veya bu heykelin mitolojideki sözde bir tanrıya ait olduğunu iddia edebilirler. Ama bugün biz biliyoruz ki, "Düşünen Adam" heykeli sadece sanatsal amaçlarla yapılmış bir eserdir. Yani, günümüzden on binlerce yıl sonra yaşayan bir araştırmacının elindeki veriler yetersizse ve bir de, o döneme ait ön yargıları varsa, doğruya ulaşması neredeyse imkansızdır. Zira bu heykeli, sahip olduğu ön yargıya göre değerlendirecek ve zihninde buna göre bir senaryo oluşturacaktır. Bu nedenle elde edilen verilerin ön yargısız ve tarafsız bir bakış açısıyla değerlendirilmesi, her türlü ön kabulden uzak, geniş düşünerek hareket edilmesi son derece önemlidir. Unutulmamalıdır ki, bugün elimizde toplumların evrimleştiğine ya da geçmiş toplulukların ilkel olduğuna dair hiçbir kanıt bulunmamaktadır. Öne sürülenler sadece varsayımlardan ibarettir ve evrimi savunan tarihçilerin ya da arkeologların taraflı yorumlarına dayanmaktadır. Örneğin, bir mağaranın duvarlarına çizilmiş hayvan figürleri, hemen ilkçağ adamının çizdiği ilkel resimler olarak tanımlanmıştır. Oysa bu resimler, dönemin sanatçılarının sanat anlayışlarını da <text:s/>ifade ediyor olabilirler. Çağının koşullarına göre son derece modern kıyafetler içinde bir sanatçı, yalnızca sanatsal gayelerle bu şekilleri resmetmiş olabilir. Nitekim, pek çok bilim adamı söz konusu mağara resimlerinin, ilkel bir zihnin ürünü olmasının imkansızlığını vurgulamaktadır. </text:p>
      <text:p text:style-name="P40"><text:span text:style-name="T4">Bir diğer örnek de keskin uçlu taşların sözde "maymun-insanın" yaptığı ilk aletler olarak yorumlanmasıdır. O dönemin insanları bu taşları şekillendirip dekoratif amaçla da kullanıyor olabilirler. Bulunan parçaların, dönemin insanları tarafından mutlaka alet olarak kullandıklarını gösteren bir kanıt yoktur. Bu bir varsayımdır. Evrimci bilim adamları, kazılar esnasında buldukları kanıtları taraflı bir bakış </text:span><text:soft-page-break/><text:span text:style-name="T4">açısıyla incelemişler, kendilerince teoriyi kanıtlamak için fosillerin üzerinde oynamalar yapmışlar ya da sadece uygun gördüklerini alıp, diğerlerini bir kenara atmışlardır. Aynı oyun, tarihin evrim geçirdiğini göstermek amacıyla da oynanmıştır.</text:span><text:span text:style-name="T17">5</text:span><text:span text:style-name="T4"> Amerikalı antropolog Melville Herskovits "tarihin evrimi" görüşünün ortaya çıkış şeklini ve evrimcilerin delilleri değerlendirme biçimini şöyle açıklamaktadır: </text:span></text:p>
      <text:p text:style-name="P40"><text:span text:style-name="T16">Kültürel evrimi savunan her araştırmacı kafasında tasarladığı insan ırkının gelişimi ile ilgili mizansene bir varsayım eklemiştir. Bu yüzden aynı evrim teorisinde bilinçli seçilen kafataslarında olduğu gibi, burada da birbirini izleyen olaylar örnek olarak alınmamıştır. Belirtilen ilerlemelerin çoğu, bir kültürün sadece tek yönünü göstermektedir.</text:span><text:span text:style-name="T17">6</text:span><text:span text:style-name="T16"> <text:s/></text:span></text:p>
      <text:p text:style-name="P17">Herskovits'in bu düşüncesini doğrulayan en önemli örneklerden biri, evrimci etnograf Lewis Henry Morgan'ın yaptığı çalışmalardan biridir. Morgan, ilkelden gelişmişe doğru evrim süreci yaşandığını iddia ettiği bir toplumun, ataerkil ve tek eşli bir yapıya ulaşmak için geçirdiği evreleri incelemiştir. Ancak bu araştırmayı yaparken, dünyanın dört bir yanında, birbirleriyle hiçbir ilgisi olmayan farklı toplumları örnek olarak almış, ulaşmak istediği sonuca göre bu toplumları bir sıraya dizmiştir. Yüz binlerce kültür içinde neden sadece tezine uygun olan toplumları seçtiği açıkça ortadadır. Herskovits, Morgan'ın tarihi kendi fikirlerine göre nasıl yeniden yorumladığını şöyle açıklamaktadır: </text:p>
      <text:p text:style-name="P40"><text:span text:style-name="T16">Morgan, tarihte soyu belirleyen ataerkil ve tek eşli sisteme nasıl geçildiğini açıklarken, ilk önce çok ilkel bir Avustralyalı kabiledeki ana erkil yapıyı almış, daha sonra Amerikan Kızılderililerine geçerek, burada nesli belirleyici faktörün erkek olmasını örnek olarak göstermiş, daha sonra protohistorik tarihin ilk devirlerinde erkek egemen, daha çok tek eşli Yunan kabilelerini sosyal evrim zincirine eklemiş, son olarak da tek eşli, erkek egemen toplum olarak günümüz medeniyetini, göstererek evrim zincirini oluşturmuştur.</text:span><text:span text:style-name="T17">7</text:span><text:span text:style-name="T16"> </text:span></text:p>
      <text:p text:style-name="P17">Herskovits, Morgan'ın bu hayali zincirini, "Bu seri, tarihsel yaklaşım açısından uydurmadır" şeklinde tanımlamaktadır.</text:p>
      <text:p text:style-name="P12">MAĞARALARDAKİ <text:s/>GELİŞMİŞ SANAT</text:p>
      <text:p text:style-name="P15"><text:span text:style-name="T4">Evrimciler, sözde maymunumsu insanların Avrupa'da bundan yaklaşık 30-40 bin yıl önce, Afrika'da biraz daha eski bir dönemde ani bir geçiş süreci yaşadıklarını, böylece birdenbire modern insanlar gibi düşünme ve üretme kabiliyeti kazandıklarını öne sürerler. Çünkü bu döneme ait arkeolojik bulgular evrim teorisiyle açıklanması mümkün olmayan delillerdir. <text:s/>Darwinist iddiaya göre, neredeyse 200 bin yıl boyunca değişmeden kalan taş-alet teknolojisinin yerini birdenbire, daha ileri ve hızla gelişen el sanatları teknolojisi almıştır. Sözde bir süre önce ağaçlardan inen ve modernleşmeye başlayan hayali ilkel adam, birdenbire sanatsal kabiliyetler geliştirmiş, mağara duvarlarına oyarak veya boyayarak şaşırtıcı güzellikte resimler yapmaya başlamış, kolyeler, gerdanlıklar gibi son derece estetik süs eşyaları üretmiştir. Peki ne olmuştur da böyle bir gelişme yaşanmıştır? "Yarı maymun ilkel varlıklar" neden ve nasıl birdenbire sanata eğilim göstermişlerdir? Evrimci bilim adamları bunun nasıl olup da gerçekleştiğini hiçbir şekilde açıklayamaz, ancak birtakım varsayımlar öne sürerler. Evrimci Roger Lewin, Darwinistlerin bu konuda içine düştüğü sıkıntıyı, </text:span><text:span text:style-name="T8">Modern İnsanın Kökeni kitabında şu sözlerle ifade <text:s/>eder: "Hala eksik durumdaki arkeolojik kayıtların her bakımdan belirsizliğinden olacak, bilim adamları bu soruya başka başka yanıtlar veriyorlar."</text:span><text:span text:style-name="T17">11</text:span><text:span text:style-name="T4"> </text:span></text:p>
      <text:p text:style-name="P56">Arkeolojik bulguların gösterdiği gerçek ise, insanın var olduğu günden itibaren kültürel anlayışa sahip olduğudur. Bu anlayışta zaman zaman ilerlemeler, zaman zaman gerilemeler, keskin değişimler yaşanmış olması mümkündür. Ancak bu, evrimsel bir süreç yaşandığı değil, kültürel bir gelişim ve değişim yaşandığı anlamına gelmektedir. Evrimcilerin, "ani değişiklik" olarak nitelendirdikleri sanatsal eserlerin ortaya çıkışı da, biyolojik (özellikle zihinsel yetenek) olarak insanın gelişimini gösteren bir durum değildir. O dönemde yaşayan insanlar birtakım toplumsal değişimler yaşamış olabilirler, sanat ve üretim anlayışları değişmiş olabilir, ama bu bilgiler, insanın ilkellikten modernliğe geçiş yaptığını gösteren veriler değillerdir. </text:p>
      <text:p text:style-name="P40"><text:span text:style-name="T4">Geçmiş insanların geride bıraktıkları arkeolojik izlerle, evrimcilere göre olması gereken anatomik ve biyolojik izlerin birbirleriyle tutarsızlığı da Darwinizm'in bu konudaki iddialarını bir kez daha geçersiz kılmaktadır. (Darwinizm'in temel iddiası olan insanın sözde soy ağacını bilimsel olarak yıkan bilgiler için bkz. Harun Yahya, </text:span><text:span text:style-name="T8">Hayatın Gerçek Kökeni</text:span><text:span text:style-name="T4">.) Evrimci iddiaya göre, insanın kültürel gelişiminin de biyolojik gelişimiyle doğru orantılı olması gerekir. Örneğin, insanlar önce basit çizgilerle sanatsal duygularını ifade etmeli, daha sonra bu çizgiler biraz daha gelişmeli, bu gelişme yavaş yavaş ilerleyerek sanatsal yetenek doruk noktasına ulaşmalıdır. Oysa, insanlık tarihine ait bulunan ilk sanatsal izler bu varsayımı temelden sarsmaktadır. Sanat tarihinin ilk örnekleri olarak kabul edilen mağara resimleri, oymaları ve kaya kabartmaları dönemin insanının çok üstün bir sanat anlayışına sahip olduğunu göstermektedir. Mağaralarda araştırmalar yapan bilim adamları, bu resimleri sanat tarihinin en önemli ve değerli çalışmalarından biri olarak değerlendirmektedirler. Resimlerdeki gölgelemeler, perspektifin kullanımı ve zarif çizgiler, kabartmalarda ustaca yansıtılan derinlik hissi, oymalarda güneş ışığının çarpmasıyla meydana gelen estetik oynamalar, evrimcilerin açıklayamayacakları özelliklerdir. Çünkü bunlar Darwinist iddiaya göre çok daha ileride ortaya çıkması gereken bir gelişmedir. </text:span></text:p>
      <text:p text:style-name="P42">Fransa, İspanya, İtalya, Çin, Hindistan ve Afrika'nın çeşitli yerlerinde, kısaca dünyanın farklı bölgelerinde bulunan pek çok mağara resmi, geçmiş insanın kültürel yapısı hakkında çok önemli bilgiler sunmaktadır. Bu resimlerde kullanılan üslup ve boyama teknikleri, araştırmacıları şaşkınlığa düşürecek kalite ve üstünlüktedir. Darwinist bilim adamları bu resimleri ön yargıyla değerlendirmekte, duydukları <text:soft-page-break/>şaşkınlığa rağmen, söz konusu eserleri evrim hikayelerini süsleyebilmek için taraflı bir şekilde yorumlamaktadırlar. Günümüz insanının yapısına henüz ulaşmış varlıkların, son derece ilkel koşullar içinde yaşadıkları mağaralarda, korktukları ya da avladıkları hayvanların şekillerini resmettiklerini söylemektedirler. Oysa bu eserlerde kullanılan teknikler söz konusu resmi yapan sanatçıların çok derin bir kavrayışa, kavradıklarını etkileyici bir şekilde resmedebilme yeteneğine sahip olduklarını göstermektedir. Kullanılan boyama teknikleri ise hiç de tahmin edildiği gibi ilkel bir koşulda yaşamıyor olabileceklerinin bir diğer göstergesidir. Üstelik, mağara duvarlarına yapılmış bu resimler dönemin insanlarının mağaralarda yaşadığını gösteren bir delil değildir. Bu eserleri meydana getiren sanatçılar, pekala, yakın civarda bir evde yaşıyor ama eserlerini söz konusu mağara duvarlarına yapmayı tercih ediyor da olabilirler. Neyi resmedeceğini hangi duygu ve düşünceyle seçtiği ise sadece sanatçının bileceği bir şeydir. Bu resimler üzerine pek çok yorum yapılabilir, ama yapılabilecek en gerçek dışı yorum bunların ilkellikten henüz kurtulmuş varlıklar tarafından yapıldıklarıdır. Nitekim, BBC'nin internette yayınlanan bilim sayfasında yer alan 22 ﬁubat 2000 tarihli haberde mağara resimleriyle ilgili olarak şu satırlara yer verilmektedir:</text:p>
      <text:p text:style-name="P40"><text:span text:style-name="T16">Bunların ilkel adamlar tarafından yapıldığı düşünülüyordu... Ancak iki bilim adamının yaptığı çalışmalara göre, antik ressamlarla ilgili bu kanaat tamamen yanlış. Onlar bu resimlerin kompleks ve modern toplumun kanıtları olduğunu düşünüyorlar.</text:span><text:span text:style-name="T17">12</text:span><text:span text:style-name="T16"> <text:s/></text:span></text:p>
      <text:p text:style-name="P42">Günümüz sanat anlayışının pek çok eseri de, binlerce yıl sonra aynı mantıkla değerlendirilseydi, 21. yüzyıl toplumunun ilkel bir kabile mi yoksa gelişmiş bir medeniyet mi olduğu sorusu birçok tartışmaya neden olabilirdi. Bundan 5000 sene sonra günümüz ressamlarının tabloları hiç zarar görmeden bulunsa ve günümüzle ilgili hiçbir tarihi belge kalmamış olsa o dönemin insanları çağımız hakkında ne düşünürlerdi? Van Gogh'un ya da Pablo Picasso'nun eserlerini bulan geleceğin insanları, evrimci mantığa göre hareket ediyor olsalar, günümüz toplumu için nasıl yorumlar yaparlardı? Manzara resmi çizen Claude Monet'den dolayı "Daha sanayi gelişememiş, insanlar tarım hayatı yaşıyorlardı" veya Kandinsky'nin soyut resimlerinden dolayı, "Henüz okuma yazma bilmeyen gelişmemiş insanlar çeşitli karalamalarla anlaşabiliyorlardı" yorumunu yapmak günümüz hakkında onları doğru sonuçlara ulaştırabilir miydi?</text:p>
      <text:p text:style-name="P31">MAĞARA RESİMLERİNDEKİ ÜSTÜN BOYA TEKNİĞİ</text:p>
      <text:p text:style-name="P40"><text:span text:style-name="T31">Frans</text:span><text:span text:style-name="T28">ı</text:span><text:span text:style-name="T31">z Pireneleri'ndeki Niaux Ma</text:span><text:span text:style-name="T28">ğ</text:span><text:span text:style-name="T31">aras</text:span><text:span text:style-name="T28">ı</text:span><text:span text:style-name="T31">, eski dönemde ya</text:span><text:span text:style-name="T28">ş</text:span><text:span text:style-name="T31">ayan insanlar</text:span><text:span text:style-name="T28">ı</text:span><text:span text:style-name="T31">n yapt</text:span><text:span text:style-name="T28">ı</text:span><text:span text:style-name="T31">klar</text:span><text:span text:style-name="T28">ı</text:span><text:span text:style-name="T31"> birbirinden etkileyici resimlerle doludur. Resimler üzerinde yap</text:span><text:span text:style-name="T28">ı</text:span><text:span text:style-name="T31">lan karbon testleri bu eserlerin yakla</text:span><text:span text:style-name="T28">şı</text:span><text:span text:style-name="T31">k 14 bin y</text:span><text:span text:style-name="T28">ı</text:span><text:span text:style-name="T31">l önce yap</text:span><text:span text:style-name="T28">ı</text:span><text:span text:style-name="T31">ld</text:span><text:span text:style-name="T28">ı</text:span><text:span text:style-name="T31">klar</text:span><text:span text:style-name="T28">ı</text:span><text:span text:style-name="T31">n</text:span><text:span text:style-name="T28">ı</text:span><text:span text:style-name="T31"> göstermektedir. Niaux Ma</text:span><text:span text:style-name="T28">ğ</text:span><text:span text:style-name="T31">aras</text:span><text:span text:style-name="T28">ı</text:span><text:span text:style-name="T31">'ndaki resimler 1906 y</text:span><text:span text:style-name="T28">ı</text:span><text:span text:style-name="T31">l</text:span><text:span text:style-name="T28">ı</text:span><text:span text:style-name="T31">nda gün </text:span><text:span text:style-name="T28">ışığı</text:span><text:span text:style-name="T31">na ç</text:span><text:span text:style-name="T28">ı</text:span><text:span text:style-name="T31">kar</text:span><text:span text:style-name="T28">ı</text:span><text:span text:style-name="T31">lm</text:span><text:span text:style-name="T28">ış</text:span><text:span text:style-name="T31">lard</text:span><text:span text:style-name="T28">ı</text:span><text:span text:style-name="T31">r ve o günden bu yana da detayl</text:span><text:span text:style-name="T28">ı</text:span><text:span text:style-name="T31"> olarak incelenmektedirler. Ma</text:span><text:span text:style-name="T28">ğ</text:span><text:span text:style-name="T31">aran</text:span><text:span text:style-name="T28">ı</text:span><text:span text:style-name="T31">n en süslü bölümü, Siyah Salon olarak adland</text:span><text:span text:style-name="T28">ı</text:span><text:span text:style-name="T31">r</text:span><text:span text:style-name="T28">ı</text:span><text:span text:style-name="T31">lan karanl</text:span><text:span text:style-name="T28">ı</text:span><text:span text:style-name="T31">k bir kesimdeki yüksek bir oyuktan olu</text:span><text:span text:style-name="T28">ş</text:span><text:span text:style-name="T31">an kö</text:span><text:span text:style-name="T28">ş</text:span><text:span text:style-name="T31">edir. Bizon, at, geyik ve da</text:span><text:span text:style-name="T28">ğ</text:span><text:span text:style-name="T31"> keçisi resimlerinin oldu</text:span><text:span text:style-name="T28">ğ</text:span><text:span text:style-name="T31">u bu bölümle ilgili olarak, Modern </text:span><text:span text:style-name="T28">İ</text:span><text:span text:style-name="T31">nsan</text:span><text:span text:style-name="T28">ı</text:span><text:span text:style-name="T31">n Kökeni kitab</text:span><text:span text:style-name="T28">ı</text:span><text:span text:style-name="T31">nda Roger Lewin </text:span><text:span text:style-name="T28">ş</text:span><text:span text:style-name="T31">u yorumu yapmaktad</text:span><text:span text:style-name="T28">ı</text:span><text:span text:style-name="T31">r: </text:span><text:span text:style-name="T30">"... kompozisyonlar, yap</text:span><text:span text:style-name="T29">ı</text:span><text:span text:style-name="T30">l</text:span><text:span text:style-name="T29">ış</text:span><text:span text:style-name="T30">lar</text:span><text:span text:style-name="T29">ı</text:span><text:span text:style-name="T30">nda yarat</text:span><text:span text:style-name="T29">ı</text:span><text:span text:style-name="T30">c</text:span><text:span text:style-name="T29">ı</text:span><text:span text:style-name="T30">l</text:span><text:span text:style-name="T29">ı</text:span><text:span text:style-name="T30">k ve bilincin etkili oldu</text:span><text:span text:style-name="T29">ğ</text:span><text:span text:style-name="T30">u izlenimini vermektedir."</text:span><text:span text:style-name="T17">13</text:span><text:span text:style-name="T31"> </text:span></text:p>
      <text:p text:style-name="P15"><text:span text:style-name="T31">Bu resimlerle ilgili bilim adamlar</text:span><text:span text:style-name="T28">ı</text:span><text:span text:style-name="T31">n</text:span><text:span text:style-name="T28">ı</text:span><text:span text:style-name="T31">n ilgisini çeken en önemli unsurlardan biri de kullan</text:span><text:span text:style-name="T28">ı</text:span><text:span text:style-name="T31">lan boyama tekni</text:span><text:span text:style-name="T28">ğ</text:span><text:span text:style-name="T31">idir. Yap</text:span><text:span text:style-name="T28">ı</text:span><text:span text:style-name="T31">lan ara</text:span><text:span text:style-name="T28">ş</text:span><text:span text:style-name="T31">t</text:span><text:span text:style-name="T28">ı</text:span><text:span text:style-name="T31">rmalar, bu resimlerde do</text:span><text:span text:style-name="T28">ğ</text:span><text:span text:style-name="T31">al ve yerel kaynaklar</text:span><text:span text:style-name="T28">ı</text:span><text:span text:style-name="T31">n biraraya getirilerek özel kar</text:span><text:span text:style-name="T28">ışı</text:span><text:span text:style-name="T31">mlar elde edildi</text:span><text:span text:style-name="T28">ğ</text:span><text:span text:style-name="T31">ini göstermektedir. </text:span><text:span text:style-name="T28">ﬁ</text:span><text:span text:style-name="T31">üphesiz bu, ilkellikten henüz ç</text:span><text:span text:style-name="T28">ı</text:span><text:span text:style-name="T31">km</text:span><text:span text:style-name="T28">ış</text:span><text:span text:style-name="T31"> varl</text:span><text:span text:style-name="T28">ı</text:span><text:span text:style-name="T31">klar</text:span><text:span text:style-name="T28">ı</text:span><text:span text:style-name="T31">n yapamayaca</text:span><text:span text:style-name="T28">ğı</text:span><text:span text:style-name="T31"> bir dü</text:span><text:span text:style-name="T28">ş</text:span><text:span text:style-name="T31">ünme, planlama ve üretme yetene</text:span><text:span text:style-name="T28">ğ</text:span><text:span text:style-name="T31">inin göstergesidir. Roger Lewin, bu boyama tekni</text:span><text:span text:style-name="T28">ğ</text:span><text:span text:style-name="T31">ini </text:span><text:span text:style-name="T28">ş</text:span><text:span text:style-name="T31">öyle anlatmaktad</text:span><text:span text:style-name="T28">ı</text:span><text:span text:style-name="T31">r:</text:span></text:p>
      <text:p text:style-name="P40"><text:span text:style-name="T16">Boya yapımında kullanılan maddeler (pigmentler) ve mineral dolgu maddeleri, Üst Paleolitik insanlarca özenle seçilerek, özel bir karışım oluşturmak üzere 5-10 mikrona dek inceltiliyordu. Siyah boya, tahmin edileceği gibi, odun kömürü ve manganezdioksitti. Ancak ilgi, daha çok, dolgu maddeleri üzerine yoğunlaşmıştı. Dolgu maddeleri, renklere canlılık verdiği gibi, adından da anlaşılacağı üzere, boyayı kalınlaştırmaya da yarar. Dört değişik türü olduğu anlaşılan bu maddeleri, araştırmacılar birden dörde kadar sıralamışlardır: Talk, barit, potasyum feldispat ve biyotit (mika) ağırlıklı feldispat potasyum. Clottes ve arkadaşları bu dolgu maddelerini kendileri de denemişler ve çok etkili olduğunu görmüşlerdir.</text:span><text:span text:style-name="T17">14</text:span></text:p>
      <text:p text:style-name="P135"><text:span text:style-name="T52">Görüldü</text:span><text:span text:style-name="T51">ğ</text:span><text:span text:style-name="T52">ü gibi kullan</text:span><text:span text:style-name="T51">ı</text:span><text:span text:style-name="T52">lan teknik, son derece ileridir. Bu da aç</text:span><text:span text:style-name="T51">ı</text:span><text:span text:style-name="T52">k bir gerçe</text:span><text:span text:style-name="T51">ğ</text:span><text:span text:style-name="T52">i yeniden gözler önüne sermektedir: Geçmi</text:span><text:span text:style-name="T51">ş</text:span><text:span text:style-name="T52">te ilkel olarak adland</text:span><text:span text:style-name="T51">ı</text:span><text:span text:style-name="T52">r</text:span><text:span text:style-name="T51">ı</text:span><text:span text:style-name="T52">lan herhangi bir varl</text:span><text:span text:style-name="T51">ı</text:span><text:span text:style-name="T52">k ya</text:span><text:span text:style-name="T51">ş</text:span><text:span text:style-name="T52">amam</text:span><text:span text:style-name="T51">ış</text:span><text:span text:style-name="T52">t</text:span><text:span text:style-name="T51">ı</text:span><text:span text:style-name="T52">r. </text:span><text:span text:style-name="T51">İ</text:span><text:span text:style-name="T52">nsan ilk var oldu</text:span><text:span text:style-name="T51">ğ</text:span><text:span text:style-name="T52">u günden beri, dü</text:span><text:span text:style-name="T51">ş</text:span><text:span text:style-name="T52">ünme, konu</text:span><text:span text:style-name="T51">ş</text:span><text:span text:style-name="T52">ma, akletme, kavrama, de</text:span><text:span text:style-name="T51">ğ</text:span><text:span text:style-name="T52">erlendirme, plan yapma, üretme yetene</text:span><text:span text:style-name="T51">ğ</text:span><text:span text:style-name="T52">i olan üstün bir varl</text:span><text:span text:style-name="T51">ı</text:span><text:span text:style-name="T52">kt</text:span><text:span text:style-name="T51">ı</text:span><text:span text:style-name="T52">r. Resimlerini renklendirmek için dolgu maddesi kullanan, bu dolgu maddelerini haz</text:span><text:span text:style-name="T51">ı</text:span><text:span text:style-name="T52">rlamak için tarik, barit, potasyum feldispat ve biyotit gibi kimyasallar</text:span><text:span text:style-name="T51">ı</text:span><text:span text:style-name="T52"> ba</text:span><text:span text:style-name="T51">ş</text:span><text:span text:style-name="T52">ar</text:span><text:span text:style-name="T51">ı</text:span><text:span text:style-name="T52">yla biraraya getiren kimselerin sözde maymunsuluktan yeni ç</text:span><text:span text:style-name="T51">ı</text:span><text:span text:style-name="T52">km</text:span><text:span text:style-name="T51">ış</text:span><text:span text:style-name="T52">, henüz medenile</text:span><text:span text:style-name="T51">ş</text:span><text:span text:style-name="T52">mi</text:span><text:span text:style-name="T51">ş</text:span><text:span text:style-name="T52"> varl</text:span><text:span text:style-name="T51">ı</text:span><text:span text:style-name="T52">klar olduklar</text:span><text:span text:style-name="T51">ı</text:span><text:span text:style-name="T52">n</text:span><text:span text:style-name="T51">ı</text:span><text:span text:style-name="T52"> iddia etmek akla ve mant</text:span><text:span text:style-name="T51">ığ</text:span><text:span text:style-name="T52">a ayk</text:span><text:span text:style-name="T51">ı</text:span><text:span text:style-name="T52">r</text:span><text:span text:style-name="T51">ı</text:span><text:span text:style-name="T52">d</text:span><text:span text:style-name="T51">ı</text:span><text:span text:style-name="T52">r.</text:span></text:p>
      <text:p text:style-name="P121"/>
      <text:p text:style-name="P139">BLOMBOS MAĞARASI’NDA BULUNAN ESERLER, İNSANIN EVRİMİ SENARYOSUNU BİR KEZ DAHA YIKIYOR!</text:p>
      <text:p text:style-name="P139"/>
      <text:p text:style-name="P135"><text:span text:style-name="T52">Güney Afrika sahillerindeki Blombos Ma</text:span><text:span text:style-name="T51">ğ</text:span><text:span text:style-name="T52">aralar</text:span><text:span text:style-name="T51">ı</text:span><text:span text:style-name="T52">nda yap</text:span><text:span text:style-name="T51">ı</text:span><text:span text:style-name="T52">lan kaz</text:span><text:span text:style-name="T51">ı</text:span><text:span text:style-name="T52">larda elde edilen veriler, insan</text:span><text:span text:style-name="T51">ı</text:span><text:span text:style-name="T52">n evrimi senaryosunu bir kez daha alt üst etti. </text:span><text:span text:style-name="T54">Daily Telegraph </text:span><text:span text:style-name="T52">gazetesi konuyla ilgili haberi, "Ta</text:span><text:span text:style-name="T51">ş</text:span><text:span text:style-name="T52"> Devri Adam</text:span><text:span text:style-name="T51">ı</text:span><text:span text:style-name="T52"> O Kadar Saf De</text:span><text:span text:style-name="T51">ğ</text:span><text:span text:style-name="T52">ilmi</text:span><text:span text:style-name="T51">ş</text:span><text:span text:style-name="T52">" (Stone Age Man Wasn't So Dumb) ba</text:span><text:span text:style-name="T51">ş</text:span><text:span text:style-name="T52">l</text:span><text:span text:style-name="T51">ığı</text:span><text:span text:style-name="T52">yla verdi. Birçok gazete ve dergide ise haber, "eski insanlarla ilgili teorilerin tamamen de</text:span><text:span text:style-name="T51">ğ</text:span><text:span text:style-name="T52">i</text:span><text:span text:style-name="T51">ş</text:span><text:span text:style-name="T52">tirilmesi gerekti</text:span><text:span text:style-name="T51">ğ</text:span><text:span text:style-name="T52">i" </text:span><text:span text:style-name="T51">ş</text:span><text:span text:style-name="T52">eklinde yorumland</text:span><text:span text:style-name="T51">ı</text:span><text:span text:style-name="T52">. Örne</text:span><text:span text:style-name="T51">ğ</text:span><text:span text:style-name="T52">in BBC News konuyu </text:span><text:span text:style-name="T51">ş</text:span><text:span text:style-name="T52">u </text:span><text:span text:style-name="T51">ş</text:span><text:span text:style-name="T52">ekilde bildiriyordu: </text:span><text:span text:style-name="T54">"Bilim adamlar</text:span><text:span text:style-name="T53">ı</text:span><text:span text:style-name="T54"> bu bulu</text:span><text:span text:style-name="T53">ş</text:span><text:span text:style-name="T54">un, modern dü</text:span><text:span text:style-name="T53">ş</text:span><text:span text:style-name="T54">ünme yöntemlerinin tahmin edilenden çok daha önce geli</text:span><text:span text:style-name="T53">ş</text:span><text:span text:style-name="T54">mi</text:span><text:span text:style-name="T53">ş</text:span><text:span text:style-name="T54"> oldu</text:span><text:span text:style-name="T53">ğ</text:span><text:span text:style-name="T54">unu gösterdi</text:span><text:span text:style-name="T53">ğ</text:span><text:span text:style-name="T54">ini dü</text:span><text:span text:style-name="T53">ş</text:span><text:span text:style-name="T54">ünüyorlar."</text:span><text:span text:style-name="T63">15</text:span><text:span text:style-name="T52"> <text:s/></text:span></text:p>
      <text:p text:style-name="P135"><text:span text:style-name="T52">Blombos Ma</text:span><text:span text:style-name="T51">ğ</text:span><text:span text:style-name="T52">aralar</text:span><text:span text:style-name="T51">ı</text:span><text:span text:style-name="T52">nda, bundan 80 bin -100 bin y</text:span><text:span text:style-name="T51">ı</text:span><text:span text:style-name="T52">l öncesine ait toprak boya kal</text:span><text:span text:style-name="T51">ı</text:span><text:span text:style-name="T52">plar</text:span><text:span text:style-name="T51">ı</text:span><text:span text:style-name="T52"> bulunmu</text:span><text:span text:style-name="T51">ş</text:span><text:span text:style-name="T52">tu. Bu kal</text:span><text:span text:style-name="T51">ı</text:span><text:span text:style-name="T52">plar</text:span><text:span text:style-name="T51">ı</text:span><text:span text:style-name="T52">n hem vücut hem de sanat eserlerinin boyamas</text:span><text:span text:style-name="T51">ı</text:span><text:span text:style-name="T52">nda kullan</text:span><text:span text:style-name="T51">ı</text:span><text:span text:style-name="T52">ld</text:span><text:span text:style-name="T51">ığı</text:span><text:span text:style-name="T52"> tahmin edilmekteydi. Bu bulu</text:span><text:span text:style-name="T51">ş</text:span><text:span text:style-name="T52">tan önce bilim adamlar</text:span><text:span text:style-name="T51">ı</text:span><text:span text:style-name="T52">, insan</text:span><text:span text:style-name="T51">ı</text:span><text:span text:style-name="T52">n dü</text:span><text:span text:style-name="T51">ş</text:span><text:span text:style-name="T52">ünme, kavrama ve üretme yetene</text:span><text:span text:style-name="T51">ğ</text:span><text:span text:style-name="T52">inin geli</text:span><text:span text:style-name="T51">ş</text:span><text:span text:style-name="T52">ti</text:span><text:span text:style-name="T51">ğ</text:span><text:span text:style-name="T52">ini gösteren verilerin en erken 35 bin y</text:span><text:span text:style-name="T51">ı</text:span><text:span text:style-name="T52">l önce ortaya ç</text:span><text:span text:style-name="T51">ı</text:span><text:span text:style-name="T52">kt</text:span><text:span text:style-name="T51">ığı</text:span><text:span text:style-name="T52">n</text:span><text:span text:style-name="T51">ı</text:span><text:span text:style-name="T52"> öne sürüyorlard</text:span><text:span text:style-name="T51">ı</text:span><text:span text:style-name="T52">. Bulunan bu kal</text:span><text:span text:style-name="T51">ı</text:span><text:span text:style-name="T52">plar ise söz konusu iddiay</text:span><text:span text:style-name="T51">ı</text:span><text:span text:style-name="T52"> tamamen sarst</text:span><text:span text:style-name="T51">ı</text:span><text:span text:style-name="T52">. Evrimci bilim adamlar</text:span><text:span text:style-name="T51">ı</text:span><text:span text:style-name="T52">n</text:span><text:span text:style-name="T51">ı</text:span><text:span text:style-name="T52">n sözde ilkel, hatta yar</text:span><text:span text:style-name="T51">ı</text:span><text:span text:style-name="T52"> maymunsu olarak nitelendirdikleri bu dönemin insanlar</text:span><text:span text:style-name="T51">ı</text:span><text:span text:style-name="T52">, t</text:span><text:span text:style-name="T51">ı</text:span><text:span text:style-name="T52">pk</text:span><text:span text:style-name="T51">ı</text:span><text:span text:style-name="T52"> günümüz insanlar</text:span><text:span text:style-name="T51">ı</text:span><text:span text:style-name="T52"> gibi kavrama ve üretme yetene</text:span><text:span text:style-name="T51">ğ</text:span><text:span text:style-name="T52">ine sahipti. </text:span></text:p>
      <text:p text:style-name="P121">CHAUVET MAĞARASI’NDAKİ OLAĞANÜSTÜ RESİMLER </text:p>
      <text:p text:style-name="P135"><text:span text:style-name="T52">Chauvet Ma</text:span><text:span text:style-name="T51">ğ</text:span><text:span text:style-name="T52">aras</text:span><text:span text:style-name="T51">ı</text:span><text:span text:style-name="T52"> 1994 y</text:span><text:span text:style-name="T51">ı</text:span><text:span text:style-name="T52">l</text:span><text:span text:style-name="T51">ı</text:span><text:span text:style-name="T52">nda ke</text:span><text:span text:style-name="T51">ş</text:span><text:span text:style-name="T52">fedildi ve bulunan resimler, bilim dünyas</text:span><text:span text:style-name="T51">ı</text:span><text:span text:style-name="T52">nda büyük yank</text:span><text:span text:style-name="T51">ı</text:span><text:span text:style-name="T52"> uyand</text:span><text:span text:style-name="T51">ı</text:span><text:span text:style-name="T52">rd</text:span><text:span text:style-name="T51">ı</text:span><text:span text:style-name="T52">. Bundan önce Ardeche'deki sanat eserleri, Lascaux'daki 20 bin y</text:span><text:span text:style-name="T51">ı</text:span><text:span text:style-name="T52">ll</text:span><text:span text:style-name="T51">ı</text:span><text:span text:style-name="T52">k resimler ya da </text:span><text:span text:style-name="T51">İ</text:span><text:span text:style-name="T52">spanya Altamira'daki 17 bin y</text:span><text:span text:style-name="T51">ı</text:span><text:span text:style-name="T52">ll</text:span><text:span text:style-name="T51">ı</text:span><text:span text:style-name="T52">k eserler de ilgi çekmi</text:span><text:span text:style-name="T51">ş</text:span><text:span text:style-name="T52">ti ama Chauvet'deki eserler çok daha eski bir zamana aitti. Karbon-14 yöntemiyle yap</text:span><text:span text:style-name="T51">ı</text:span><text:span text:style-name="T52">lan tarihlendirme çal</text:span><text:span text:style-name="T51">ış</text:span><text:span text:style-name="T52">malar</text:span><text:span text:style-name="T51">ı</text:span><text:span text:style-name="T52"> sonucunda, bu resimlerin yakla</text:span><text:span text:style-name="T51">şı</text:span><text:span text:style-name="T52">k 35 bin y</text:span><text:span text:style-name="T51">ı</text:span><text:span text:style-name="T52">ll</text:span><text:span text:style-name="T51">ı</text:span><text:span text:style-name="T52">k oldu</text:span><text:span text:style-name="T51">ğ</text:span><text:span text:style-name="T52">u ortaya ç</text:span><text:span text:style-name="T51">ı</text:span><text:span text:style-name="T52">kt</text:span><text:span text:style-name="T51">ı</text:span><text:span text:style-name="T52">. </text:span><text:span text:style-name="T54">National Geographic</text:span><text:span text:style-name="T52"> dergisinde Chauvet'deki eserlerle ilgili </text:span><text:span text:style-name="T51">ş</text:span><text:span text:style-name="T52">u yorum yap</text:span><text:span text:style-name="T51">ı</text:span><text:span text:style-name="T52">lmaktayd</text:span><text:span text:style-name="T51">ı</text:span><text:span text:style-name="T52">:</text:span></text:p>
      <text:p text:style-name="P21"><text:span text:style-name="T30">Ma</text:span><text:span text:style-name="T29">ğ</text:span><text:span text:style-name="T30">aran</text:span><text:span text:style-name="T29">ı</text:span><text:span text:style-name="T30">n ilk foto</text:span><text:span text:style-name="T29">ğ</text:span><text:span text:style-name="T30">raflar</text:span><text:span text:style-name="T29">ı</text:span><text:span text:style-name="T30"> uzmanlar kadar kamuoyunu da büyüledi. On y</text:span><text:span text:style-name="T29">ı</text:span><text:span text:style-name="T30">llar boyunca akademisyenler sanat</text:span><text:span text:style-name="T29">ı</text:span><text:span text:style-name="T30">n ilkel çizimlerden canl</text:span><text:span text:style-name="T29">ı</text:span><text:span text:style-name="T30">, natüralist resimlere do</text:span><text:span text:style-name="T29">ğ</text:span><text:span text:style-name="T30">ru kademeli olarak ilerledi</text:span><text:span text:style-name="T29">ğ</text:span><text:span text:style-name="T30">i kuram</text:span><text:span text:style-name="T29">ı</text:span><text:span text:style-name="T30">n</text:span><text:span text:style-name="T29">ı</text:span><text:span text:style-name="T30"> ortaya koymu</text:span><text:span text:style-name="T29">ş</text:span><text:span text:style-name="T30">lard</text:span><text:span text:style-name="T29">ı</text:span><text:span text:style-name="T30">... Daha ünlü ma</text:span><text:span text:style-name="T29">ğ</text:span><text:span text:style-name="T30">aralarda yer alan resimlerin yakla</text:span><text:span text:style-name="T29">şı</text:span><text:span text:style-name="T30">k iki kat</text:span><text:span text:style-name="T29">ı</text:span><text:span text:style-name="T30"> ya</text:span><text:span text:style-name="T29">şı</text:span><text:span text:style-name="T30">nda olan Chauvet'deki resimler, sadece tarih öncesine ait sanat</text:span><text:span text:style-name="T29">ı</text:span><text:span text:style-name="T30">n bulundu</text:span><text:span text:style-name="T29">ğ</text:span><text:span text:style-name="T30">u en yüksek noktay</text:span><text:span text:style-name="T29">ı</text:span><text:span text:style-name="T30"> de</text:span><text:span text:style-name="T29">ğ</text:span><text:span text:style-name="T30">il, ayn</text:span><text:span text:style-name="T29">ı</text:span><text:span text:style-name="T30"> zamanda sanat</text:span><text:span text:style-name="T29">ı</text:span><text:span text:style-name="T30">n bilinen en eski ba</text:span><text:span text:style-name="T29">ş</text:span><text:span text:style-name="T30">lang</text:span><text:span text:style-name="T29">ı</text:span><text:span text:style-name="T30">c</text:span><text:span text:style-name="T29">ı</text:span><text:span text:style-name="T30">n</text:span><text:span text:style-name="T29">ı</text:span><text:span text:style-name="T30"> temsil ediyordu.</text:span><text:span text:style-name="T31"> </text:span><text:span text:style-name="T17">16</text:span></text:p>
      <text:p text:style-name="P13">LASCAUX MAĞARALARINDAKİ 16.500 YILLIK ASTRONOMİ HARİTALARI</text:p>
      <text:p text:style-name="P22"/>
      <text:p text:style-name="P21"><text:span text:style-name="T31">Münih Üniversitesi'nden ara</text:span><text:span text:style-name="T28">ş</text:span><text:span text:style-name="T31">t</text:span><text:span text:style-name="T28">ı</text:span><text:span text:style-name="T31">rmac</text:span><text:span text:style-name="T28">ı</text:span><text:span text:style-name="T31"> Dr. Micheal Rappenglueck, Lascaux Ma</text:span><text:span text:style-name="T28">ğ</text:span><text:span text:style-name="T31">aralar</text:span><text:span text:style-name="T28">ı</text:span><text:span text:style-name="T31">nda yapt</text:span><text:span text:style-name="T28">ığı</text:span><text:span text:style-name="T31"> incelemeler neticesinde, bu ma</text:span><text:span text:style-name="T28">ğ</text:span><text:span text:style-name="T31">aralar</text:span><text:span text:style-name="T28">ı</text:span><text:span text:style-name="T31">n duvarlar</text:span><text:span text:style-name="T28">ı</text:span><text:span text:style-name="T31">nda yer alan resimlerin astronomik anlamlar ta</text:span><text:span text:style-name="T28">şı</text:span><text:span text:style-name="T31">yor olabilece</text:span><text:span text:style-name="T28">ğ</text:span><text:span text:style-name="T31">ini ortaya ç</text:span><text:span text:style-name="T28">ı</text:span><text:span text:style-name="T31">karm</text:span><text:span text:style-name="T28">ış</text:span><text:span text:style-name="T31">t</text:span><text:span text:style-name="T28">ı</text:span><text:span text:style-name="T31">r. Ma</text:span><text:span text:style-name="T28">ğ</text:span><text:span text:style-name="T31">ara duvarlar</text:span><text:span text:style-name="T28">ı</text:span><text:span text:style-name="T31">nda yer alan figürler, fotogrametri yöntemi kullan</text:span><text:span text:style-name="T28">ı</text:span><text:span text:style-name="T31">larak bilgisayar ortam</text:span><text:span text:style-name="T28">ı</text:span><text:span text:style-name="T31">nda yeniden yap</text:span><text:span text:style-name="T28">ı</text:span><text:span text:style-name="T31">land</text:span><text:span text:style-name="T28">ı</text:span><text:span text:style-name="T31">r</text:span><text:span text:style-name="T28">ı</text:span><text:span text:style-name="T31">lm</text:span><text:span text:style-name="T28">ış</text:span><text:span text:style-name="T31"> ve ortaya ç</text:span><text:span text:style-name="T28">ı</text:span><text:span text:style-name="T31">kan geometrik çizim, dairelerin, aç</text:span><text:span text:style-name="T28">ı</text:span><text:span text:style-name="T31">lar</text:span><text:span text:style-name="T28">ı</text:span><text:span text:style-name="T31">n ve düz çizgilerin birer anlam ta</text:span><text:span text:style-name="T28">şı</text:span><text:span text:style-name="T31">yor olabilece</text:span><text:span text:style-name="T28">ğ</text:span><text:span text:style-name="T31">ini göstermi</text:span><text:span text:style-name="T28">ş</text:span><text:span text:style-name="T31">tir. Bilgisayar ortam</text:span><text:span text:style-name="T28">ı</text:span><text:span text:style-name="T31">nda yap</text:span><text:span text:style-name="T28">ı</text:span><text:span text:style-name="T31">lan hesaplamalara, ekliptik e</text:span><text:span text:style-name="T28">ğ</text:span><text:span text:style-name="T31">rilik, ekinoksun eksen sapmas</text:span><text:span text:style-name="T28">ı</text:span><text:span text:style-name="T31">, y</text:span><text:span text:style-name="T28">ı</text:span><text:span text:style-name="T31">ld</text:span><text:span text:style-name="T28">ı</text:span><text:span text:style-name="T31">zlar</text:span><text:span text:style-name="T28">ı</text:span><text:span text:style-name="T31">n düzenli hareketleri, Ay'</text:span><text:span text:style-name="T28">ı</text:span><text:span text:style-name="T31">n ve Güne</text:span><text:span text:style-name="T28">ş</text:span><text:span text:style-name="T31">'in çap ve yar</text:span><text:span text:style-name="T28">ı</text:span><text:span text:style-name="T31"> çap ölçümleri, evrendeki k</text:span><text:span text:style-name="T28">ı</text:span><text:span text:style-name="T31">r</text:span><text:span text:style-name="T28">ı</text:span><text:span text:style-name="T31">lmalar ve bast</text:span><text:span text:style-name="T28">ı</text:span><text:span text:style-name="T31">r</text:span><text:span text:style-name="T28">ı</text:span><text:span text:style-name="T31">lmalarla ilgili tüm de</text:span><text:span text:style-name="T28">ğ</text:span><text:span text:style-name="T31">erler eklenmi</text:span><text:span text:style-name="T28">ş</text:span><text:span text:style-name="T31">tir. Ve yap</text:span><text:span text:style-name="T28">ı</text:span><text:span text:style-name="T31">lan incelemeler sonucunda bu çizimlerin baz</text:span><text:span text:style-name="T28">ı</text:span><text:span text:style-name="T31"> y</text:span><text:span text:style-name="T28">ı</text:span><text:span text:style-name="T31">ld</text:span><text:span text:style-name="T28">ı</text:span><text:span text:style-name="T31">z tak</text:span><text:span text:style-name="T28">ı</text:span><text:span text:style-name="T31">mlar</text:span><text:span text:style-name="T28">ı</text:span><text:span text:style-name="T31">n</text:span><text:span text:style-name="T28">ı</text:span><text:span text:style-name="T31"> ve Ay'</text:span><text:span text:style-name="T28">ı</text:span><text:span text:style-name="T31">n belirli hareketlerini i</text:span><text:span text:style-name="T28">ş</text:span><text:span text:style-name="T31">aret etti</text:span><text:span text:style-name="T28">ğ</text:span><text:span text:style-name="T31">i görülmü</text:span><text:span text:style-name="T28">ş</text:span><text:span text:style-name="T31">tür. BBC kanal</text:span><text:span text:style-name="T28">ı</text:span><text:span text:style-name="T31"> bilim ve teknik bölümü konuyla ilgili </text:span><text:span text:style-name="T28">ş</text:span><text:span text:style-name="T31">u bilgilere yer vermi</text:span><text:span text:style-name="T28">ş</text:span><text:span text:style-name="T31">tir:</text:span></text:p>
      <text:p text:style-name="P135"><text:span text:style-name="T62">Orta Fransa'da bulunan Lascaux Ma</text:span><text:span text:style-name="T61">ğ</text:span><text:span text:style-name="T62">aralar</text:span><text:span text:style-name="T61">ı</text:span><text:span text:style-name="T62">ndaki ünlü duvar resimlerinde tarih öncesine ait (gece) gökyüzü haritas</text:span><text:span text:style-name="T61">ı</text:span><text:span text:style-name="T62"> ke</text:span><text:span text:style-name="T61">ş</text:span><text:span text:style-name="T62">fedildi. 16.500 y</text:span><text:span text:style-name="T61">ı</text:span><text:span text:style-name="T62">ll</text:span><text:span text:style-name="T61">ı</text:span><text:span text:style-name="T62">k tarihe sahip oldu</text:span><text:span text:style-name="T61">ğ</text:span><text:span text:style-name="T62">u tahmin edilen harita, günümüzde Yaz Üçgeni (summer triangle) olarak bilinen üç parlak y</text:span><text:span text:style-name="T61">ı</text:span><text:span text:style-name="T62">ld</text:span><text:span text:style-name="T61">ı</text:span><text:span text:style-name="T62">z</text:span><text:span text:style-name="T61">ı</text:span><text:span text:style-name="T62"> gösteriyor. Lascaux çizimleri aras</text:span><text:span text:style-name="T61">ı</text:span><text:span text:style-name="T62">nda ayr</text:span><text:span text:style-name="T61">ı</text:span><text:span text:style-name="T62">ca, Pleidas y</text:span><text:span text:style-name="T61">ı</text:span><text:span text:style-name="T62">ld</text:span><text:span text:style-name="T61">ı</text:span><text:span text:style-name="T62">z kümesinin de haritas</text:span><text:span text:style-name="T61">ı</text:span><text:span text:style-name="T62"> bulundu... 1940'larda ke</text:span><text:span text:style-name="T61">ş</text:span><text:span text:style-name="T62">fedilen duvarlar atalar</text:span><text:span text:style-name="T61">ı</text:span><text:span text:style-name="T62">m</text:span><text:span text:style-name="T61">ı</text:span><text:span text:style-name="T62">z</text:span><text:span text:style-name="T61">ı</text:span><text:span text:style-name="T62">n sanatsal kabiliyetini gösteriyordu. Ancak bugün art</text:span><text:span text:style-name="T61">ı</text:span><text:span text:style-name="T62">k söz konusu çizimlerin, onlar</text:span><text:span text:style-name="T61">ı</text:span><text:span text:style-name="T62">n bilimsel bilgi seviyesini de gösterdi</text:span><text:span text:style-name="T61">ğ</text:span><text:span text:style-name="T62">i anla</text:span><text:span text:style-name="T61">şı</text:span><text:span text:style-name="T62">lm</text:span><text:span text:style-name="T61">ış</text:span><text:span text:style-name="T62">t</text:span><text:span text:style-name="T61">ı</text:span><text:span text:style-name="T62">r.</text:span><text:span text:style-name="T63">17</text:span><text:span text:style-name="T62"> <text:s text:c="3"/></text:span></text:p>
      <text:p text:style-name="P40"><text:span text:style-name="T31">Darwinistlerin iddialar</text:span><text:span text:style-name="T28">ı</text:span><text:span text:style-name="T31">na göre, bu resimleri yapanlar sözde a</text:span><text:span text:style-name="T28">ğ</text:span><text:span text:style-name="T31">açlardan henüz inmi</text:span><text:span text:style-name="T28">ş</text:span><text:span text:style-name="T31">, zihinsel geli</text:span><text:span text:style-name="T28">ş</text:span><text:span text:style-name="T31">imlerini henüz tamamlamaya ba</text:span><text:span text:style-name="T28">ş</text:span><text:span text:style-name="T31">lam</text:span><text:span text:style-name="T28">ış</text:span><text:span text:style-name="T31"> varl</text:span><text:span text:style-name="T28">ı</text:span><text:span text:style-name="T31">klard</text:span><text:span text:style-name="T28">ı</text:span><text:span text:style-name="T31">r. Ancak gerek bu resimlerin sanatsal de</text:span><text:span text:style-name="T28">ğ</text:span><text:span text:style-name="T31">erleri, gerekse son ara</text:span><text:span text:style-name="T28">ş</text:span><text:span text:style-name="T31">t</text:span><text:span text:style-name="T28">ı</text:span><text:span text:style-name="T31">rmalar</text:span><text:span text:style-name="T28">ı</text:span><text:span text:style-name="T31">n gösterdi</text:span><text:span text:style-name="T28">ğ</text:span><text:span text:style-name="T31">i neticeler, evrimcilerin bu iddialar</text:span><text:span text:style-name="T28">ı</text:span><text:span text:style-name="T31">n</text:span><text:span text:style-name="T28">ı</text:span><text:span text:style-name="T31"> geçersiz k</text:span><text:span text:style-name="T28">ı</text:span><text:span text:style-name="T31">lmaktad</text:span><text:span text:style-name="T28">ı</text:span><text:span text:style-name="T31">r. Söz konusu resimleri yapanlar hem üstün bir estetik anlay</text:span><text:span text:style-name="T28">ış</text:span><text:span text:style-name="T31">a, hem geli</text:span><text:span text:style-name="T28">ş</text:span><text:span text:style-name="T31">mi</text:span><text:span text:style-name="T28">ş</text:span><text:span text:style-name="T31"> sanat tekni</text:span><text:span text:style-name="T28">ğ</text:span><text:span text:style-name="T31">ine, hem de ara</text:span><text:span text:style-name="T28">ş</text:span><text:span text:style-name="T31">t</text:span><text:span text:style-name="T28">ı</text:span><text:span text:style-name="T31">rmalar</text:span><text:span text:style-name="T28">ı</text:span><text:span text:style-name="T31">n gösterdi</text:span><text:span text:style-name="T28">ğ</text:span><text:span text:style-name="T31">ine göre bilimsel bilgiye sahip insanlard</text:span><text:span text:style-name="T28">ı</text:span><text:span text:style-name="T31">r. <text:s/></text:span></text:p>
      <text:p text:style-name="P58"/>
      <text:p text:style-name="P59"><text:tab/>KUZEY AFRİKA’DAKİ KAYA KABARTMALARI VE RESİMLERİ, EVRİMCİLERİ HAYRETE DÜŞÜRÜYOR</text:p>
      <text:p text:style-name="P59"/>
      <text:p text:style-name="P40"><text:span text:style-name="T31">Yakla</text:span><text:span text:style-name="T28">şı</text:span><text:span text:style-name="T31">k 7 bin y</text:span><text:span text:style-name="T28">ı</text:span><text:span text:style-name="T31">ll</text:span><text:span text:style-name="T28">ı</text:span><text:span text:style-name="T31">k olan bu zürafa kabartmalar</text:span><text:span text:style-name="T28">ı</text:span><text:span text:style-name="T31">, görenlere "sürünün hareket halinde oldu</text:span><text:span text:style-name="T28">ğ</text:span><text:span text:style-name="T31">u hissini" verecek mükemmellikte yap</text:span><text:span text:style-name="T28">ı</text:span><text:span text:style-name="T31">lm</text:span><text:span text:style-name="T28">ış</text:span><text:span text:style-name="T31">. Bu eserin dü</text:span><text:span text:style-name="T28">ş</text:span><text:span text:style-name="T31">ünebilen, muhakeme yetene</text:span><text:span text:style-name="T28">ğ</text:span><text:span text:style-name="T31">i olan, kendisini ifade edebilen, üretebilen, sanat anlay</text:span><text:span text:style-name="T28">ışı</text:span><text:span text:style-name="T31"> olan insanlar</text:span><text:span text:style-name="T28">ı</text:span><text:span text:style-name="T31">n ürünü oldu</text:span><text:span text:style-name="T28">ğ</text:span><text:span text:style-name="T31">u çok aç</text:span><text:span text:style-name="T28">ı</text:span><text:span text:style-name="T31">kt</text:span><text:span text:style-name="T28">ı</text:span><text:span text:style-name="T31">r. </text:span></text:p>
      <text:p text:style-name="P40"><text:span text:style-name="T31">Yine yakla</text:span><text:span text:style-name="T28">şı</text:span><text:span text:style-name="T31">k 7 bin y</text:span><text:span text:style-name="T28">ı</text:span><text:span text:style-name="T31">ll</text:span><text:span text:style-name="T28">ı</text:span><text:span text:style-name="T31">k olan bu resimde, müzik aleti çalan bir adam görülmektedir. Yandaki di</text:span><text:span text:style-name="T28">ğ</text:span><text:span text:style-name="T31">er resimde de, Botswana'da ya</text:span><text:span text:style-name="T28">ş</text:span><text:span text:style-name="T31">ayan Dzu yerlilerinden biri benzer bir müzik aletini çalarken görülmektedir. 7 bin y</text:span><text:span text:style-name="T28">ı</text:span><text:span text:style-name="T31">l önce kullan</text:span><text:span text:style-name="T28">ı</text:span><text:span text:style-name="T31">lan bir müzik aletinin çok benzerinin bugün halen kullan</text:span><text:span text:style-name="T28">ı</text:span><text:span text:style-name="T31">l</text:span><text:span text:style-name="T28">ı</text:span><text:span text:style-name="T31">yor olmas</text:span><text:span text:style-name="T28">ı</text:span><text:span text:style-name="T31"> dikkat çekici bir durumdur. Bu, Darwinistlerin iddias</text:span><text:span text:style-name="T28">ı</text:span><text:span text:style-name="T31">n</text:span><text:span text:style-name="T28">ı</text:span><text:span text:style-name="T31"> y</text:span><text:span text:style-name="T28">ı</text:span><text:span text:style-name="T31">kan örneklerden biridir. Darwinizm'in iddia etti</text:span><text:span text:style-name="T28">ğ</text:span><text:span text:style-name="T31">i gibi medeniyet hep ileri gitmemekte kimi zaman da binlerce y</text:span><text:span text:style-name="T28">ı</text:span><text:span text:style-name="T31">l ayn</text:span><text:span text:style-name="T28">ı</text:span><text:span text:style-name="T31"> </text:span><text:span text:style-name="T28">ş</text:span><text:span text:style-name="T31">ekilde kalmaktad</text:span><text:span text:style-name="T28">ı</text:span><text:span text:style-name="T31">r. Bu adam 7 bin y</text:span><text:span text:style-name="T28">ı</text:span><text:span text:style-name="T31">ld</text:span><text:span text:style-name="T28">ı</text:span><text:span text:style-name="T31">r var olan bir müzik aletini kullanmaya devam ederken, dünyan</text:span><text:span text:style-name="T28">ı</text:span><text:span text:style-name="T31">n öbür ucunda en geli</text:span><text:span text:style-name="T28">ş</text:span><text:span text:style-name="T31">mi</text:span><text:span text:style-name="T28">ş</text:span><text:span text:style-name="T31"> müzik aletleriyle senfoniler bestelenmekte, her iki kültür de ayn</text:span><text:span text:style-name="T28">ı</text:span><text:span text:style-name="T31"> dönemde ya</text:span><text:span text:style-name="T28">ş</text:span><text:span text:style-name="T31">anmaktad</text:span><text:span text:style-name="T28">ı</text:span><text:span text:style-name="T31">r. <text:s/></text:span></text:p>
      <text:p text:style-name="P32">TARİHİN İLK ŞEHRİ OLARAK KABUL EDİLEN Ç ATALHÖYÜK, EVRİMİ REDDEDİYOR </text:p>
      <text:p text:style-name="P58"/>
      <text:p text:style-name="P40"><text:span text:style-name="T31">MÖ 9000 y</text:span><text:span text:style-name="T28">ı</text:span><text:span text:style-name="T31">l</text:span><text:span text:style-name="T28">ı</text:span><text:span text:style-name="T31">na ait oldu</text:span><text:span text:style-name="T28">ğ</text:span><text:span text:style-name="T31">u kabul edilen Çatalhöyük, tarihin ilk </text:span><text:span text:style-name="T28">ş</text:span><text:span text:style-name="T31">ehirlerinden biri olarak nitelendirilmektedir. </text:span><text:span text:style-name="T28">İ</text:span><text:span text:style-name="T31">lk buluntularla birlikte, arkeoloji dünyas</text:span><text:span text:style-name="T28">ı</text:span><text:span text:style-name="T31">nda büyük tart</text:span><text:span text:style-name="T28">ış</text:span><text:span text:style-name="T31">malar ba</text:span><text:span text:style-name="T28">ş</text:span><text:span text:style-name="T31">lam</text:span><text:span text:style-name="T28">ış</text:span><text:span text:style-name="T31">, evrimci iddialar</text:span><text:span text:style-name="T28">ı</text:span><text:span text:style-name="T31">n bir kez daha geçersizli</text:span><text:span text:style-name="T28">ğ</text:span><text:span text:style-name="T31">i görülmü</text:span><text:span text:style-name="T28">ş</text:span><text:span text:style-name="T31">tür. Arkeolog James Melaart <text:s/>-kendisini de hayrete dü</text:span><text:span text:style-name="T28">ş</text:span><text:span text:style-name="T31">üren- bölgedeki geli</text:span><text:span text:style-name="T28">ş</text:span><text:span text:style-name="T31">mi</text:span><text:span text:style-name="T28">ş</text:span><text:span text:style-name="T31">li</text:span><text:span text:style-name="T28">ğ</text:span><text:span text:style-name="T31">i </text:span><text:span text:style-name="T28">ş</text:span><text:span text:style-name="T31">u </text:span><text:span text:style-name="T28">ş</text:span><text:span text:style-name="T31">ekilde anlatmaktad</text:span><text:span text:style-name="T28">ı</text:span><text:span text:style-name="T31">r:</text:span></text:p>
      <text:p text:style-name="P29"><text:span text:style-name="T16">Neolitik dönemin önde gelen toplumlarından biri olan Çatalhöyük'teki gelişmiş toplumun sahip olduğu teknolojik özellikler hayrete düşürücüdür... Örneğin, obsidyen (sert bir volkanik cam türü) bir aynayı nasıl olup da hiç çizmeden parlatmışlardır, ya da taş boncuklarda günümüzün çelik iğnelerinin dahi açmakta zorlanacağı delikleri açmayı nasıl başarmışlardır? Ne zaman ve nasıl bakırı, kurşunu ve diğer metalleri eritmeyi öğrenmişlerdir?</text:span><text:span text:style-name="T17">18</text:span><text:span text:style-name="T16"> </text:span></text:p>
      <text:p text:style-name="P40"><text:span text:style-name="T31">Bulgular Çatalhöyük'te ya</text:span><text:span text:style-name="T28">ş</text:span><text:span text:style-name="T31">ayan insanlar</text:span><text:span text:style-name="T28">ı</text:span><text:span text:style-name="T31">n geli</text:span><text:span text:style-name="T28">ş</text:span><text:span text:style-name="T31">mi</text:span><text:span text:style-name="T28">ş</text:span><text:span text:style-name="T31"> </text:span><text:span text:style-name="T28">ş</text:span><text:span text:style-name="T31">ehircilik anlay</text:span><text:span text:style-name="T28">ışı</text:span><text:span text:style-name="T31">na, planlama, tasarlama, hesaplama yapma kabiliyetine sahip olduklar</text:span><text:span text:style-name="T28">ı</text:span><text:span text:style-name="T31">n</text:span><text:span text:style-name="T28">ı</text:span><text:span text:style-name="T31">, sanat anlay</text:span><text:span text:style-name="T28">ış</text:span><text:span text:style-name="T31">lar</text:span><text:span text:style-name="T28">ı</text:span><text:span text:style-name="T31">n</text:span><text:span text:style-name="T28">ı</text:span><text:span text:style-name="T31">n ise tahmin edilenden çok daha ileri oldu</text:span><text:span text:style-name="T28">ğ</text:span><text:span text:style-name="T31">unu göstermi</text:span><text:span text:style-name="T28">ş</text:span><text:span text:style-name="T31">tir. Kaz</text:span><text:span text:style-name="T28">ı</text:span><text:span text:style-name="T31"> ekibinin günümüzdeki lideri Prof. Ian Hodder, burada elde edilen bulgular</text:span><text:span text:style-name="T28">ı</text:span><text:span text:style-name="T31">n evrimci iddialar</text:span><text:span text:style-name="T28">ı</text:span><text:span text:style-name="T31"> geçersiz k</text:span><text:span text:style-name="T28">ı</text:span><text:span text:style-name="T31">ld</text:span><text:span text:style-name="T28">ığı</text:span><text:span text:style-name="T31">n</text:span><text:span text:style-name="T28">ı</text:span><text:span text:style-name="T31"> </text:span><text:span text:style-name="T28">ş</text:span><text:span text:style-name="T31">öyle ifade etmektedir:</text:span></text:p>
      <text:p text:style-name="P15"><text:span text:style-name="T16">Nereden geldiği belli olmayan şaşırtıcı bir sanatları var. Çatalhöyük'ün coğrafi konumunu da açıklamak bayağı zor. Dönemine ait yerleşim yöreleriyle doğrudan bir coğrafi bağlantısı yok... Ortaya çıkarılan sıvaüstü resimler dönemine göre çok ileri. Bu insanlar bu sanat seviyesine neden ve nasıl ulaştılar?... Sorulması gereken esas soru bu: Bir grup insan nasıl olup da bu kadar muazzam bir kültürel başarı sağlayabiliyor? Aniden ve yoktan son derece önemli sanat eserleri oluşturmuşlar... </text:span><text:span text:style-name="T21">Bildiğimiz kadarıyla</text:span><text:span text:style-name="T16"> </text:span><text:span text:style-name="T21">Çatalhöyük'te elde edilen kültürel gelişmede bir evrim bulunmuyor.</text:span><text:span text:style-name="T17">19 <text:s text:c="2"/></text:span><text:span text:style-name="T16"><text:s/></text:span></text:p>
      <text:p text:style-name="P23"/>
      <text:p text:style-name="P23">EVRİMCİLERİ ŞAŞIRTAN 400 BİN YILLIK MIZRAKLAR </text:p>
      <text:p text:style-name="P134"><text:span text:style-name="T52">Almanya'n</text:span><text:span text:style-name="T51">ı</text:span><text:span text:style-name="T52">n Schöningen </text:span><text:span text:style-name="T51">ş</text:span><text:span text:style-name="T52">ehrinde 1995 y</text:span><text:span text:style-name="T51">ı</text:span><text:span text:style-name="T52">l</text:span><text:span text:style-name="T51">ı</text:span><text:span text:style-name="T52">nda, Alman arkeolog Hartmut Thieme taraf</text:span><text:span text:style-name="T51">ı</text:span><text:span text:style-name="T52">ndan birtak</text:span><text:span text:style-name="T51">ı</text:span><text:span text:style-name="T52">m ah</text:span><text:span text:style-name="T51">ş</text:span><text:span text:style-name="T52">ap kal</text:span><text:span text:style-name="T51">ı</text:span><text:span text:style-name="T52">nt</text:span><text:span text:style-name="T51">ı</text:span><text:span text:style-name="T52">lar bulundu. Bunlar, dikkatlice ve özenle yap</text:span><text:span text:style-name="T51">ı</text:span><text:span text:style-name="T52">lm</text:span><text:span text:style-name="T51">ış</text:span><text:span text:style-name="T52"> m</text:span><text:span text:style-name="T51">ı</text:span><text:span text:style-name="T52">zraklard</text:span><text:span text:style-name="T51">ı</text:span><text:span text:style-name="T52">, yani bulunan en eski tarihli avlanma arac</text:span><text:span text:style-name="T51">ı</text:span><text:span text:style-name="T52">yd</text:span><text:span text:style-name="T51">ı</text:span><text:span text:style-name="T52">lar. Bu buluntular, evrimciler aras</text:span><text:span text:style-name="T51">ı</text:span><text:span text:style-name="T52">nda büyük </text:span><text:span text:style-name="T51">ş</text:span><text:span text:style-name="T52">a</text:span><text:span text:style-name="T51">ş</text:span><text:span text:style-name="T52">k</text:span><text:span text:style-name="T51">ı</text:span><text:span text:style-name="T52">nl</text:span><text:span text:style-name="T51">ığ</text:span><text:span text:style-name="T52">a neden oldu, çünkü evrimci görü</text:span><text:span text:style-name="T51">ş</text:span><text:span text:style-name="T52">e göre sistematik avlanma modern insan</text:span><text:span text:style-name="T51">ı</text:span><text:span text:style-name="T52">n ortaya ç</text:span><text:span text:style-name="T51">ı</text:span><text:span text:style-name="T52">kt</text:span><text:span text:style-name="T51">ığı</text:span><text:span text:style-name="T52"> varsay</text:span><text:span text:style-name="T51">ı</text:span><text:span text:style-name="T52">lan bundan yakla</text:span><text:span text:style-name="T51">şı</text:span><text:span text:style-name="T52">k 40 bin y</text:span><text:span text:style-name="T51">ı</text:span><text:span text:style-name="T52">l öncesinde ba</text:span><text:span text:style-name="T51">ş</text:span><text:span text:style-name="T52">lam</text:span><text:span text:style-name="T51">ış</text:span><text:span text:style-name="T52"> olmal</text:span><text:span text:style-name="T51">ı</text:span><text:span text:style-name="T52">yd</text:span><text:span text:style-name="T51">ı</text:span><text:span text:style-name="T52">. Hatta bu hikayeye uygun olmas</text:span><text:span text:style-name="T51">ı</text:span><text:span text:style-name="T52"> için daha önce bulunan Clacton ve Lehringen m</text:span><text:span text:style-name="T51">ı</text:span><text:span text:style-name="T52">zraklar</text:span><text:span text:style-name="T51">ı</text:span><text:span text:style-name="T52"> göz ard</text:span><text:span text:style-name="T51">ı</text:span><text:span text:style-name="T52"> edilmi</text:span><text:span text:style-name="T51">ş</text:span><text:span text:style-name="T52">, bunlar</text:span><text:span text:style-name="T51">ı</text:span><text:span text:style-name="T52">n sadece yeri kazmakta kullan</text:span><text:span text:style-name="T51">ı</text:span><text:span text:style-name="T52">lan sopalar veya kar sondalar</text:span><text:span text:style-name="T51">ı</text:span><text:span text:style-name="T52"> oldu</text:span><text:span text:style-name="T51">ğ</text:span><text:span text:style-name="T52">u iddia edilerek, ya</text:span><text:span text:style-name="T51">ş</text:span><text:span text:style-name="T52">lar</text:span><text:span text:style-name="T51">ı</text:span><text:span text:style-name="T52"> küçültülmü</text:span><text:span text:style-name="T51">ş</text:span><text:span text:style-name="T52"> ve evrim yalan</text:span><text:span text:style-name="T51">ı</text:span><text:span text:style-name="T52"> devam ettirilmeye çal</text:span><text:span text:style-name="T51">ışı</text:span><text:span text:style-name="T52">lm</text:span><text:span text:style-name="T51">ış</text:span><text:span text:style-name="T52">t</text:span><text:span text:style-name="T51">ı</text:span><text:span text:style-name="T52">.</text:span><text:span text:style-name="T63">20</text:span><text:span text:style-name="T52"> <text:s/></text:span></text:p>
      <text:p text:style-name="P134"><text:span text:style-name="T52">M</text:span><text:span text:style-name="T51">ı</text:span><text:span text:style-name="T52">zraklar</text:span><text:span text:style-name="T51">ı</text:span><text:span text:style-name="T52">n tarihleri ise çok daha eskiyi gösteriyordu: Yakla</text:span><text:span text:style-name="T51">şı</text:span><text:span text:style-name="T52">k 400 bin y</text:span><text:span text:style-name="T51">ı</text:span><text:span text:style-name="T52">l öncesini... Üstelik Schöningen m</text:span><text:span text:style-name="T51">ı</text:span><text:span text:style-name="T52">zraklar</text:span><text:span text:style-name="T51">ı</text:span><text:span text:style-name="T52">n</text:span><text:span text:style-name="T51">ı</text:span><text:span text:style-name="T52">n ya</text:span><text:span text:style-name="T51">şı</text:span><text:span text:style-name="T52"> o kadar kesindi ki, konuyla ilgili Nature dergisinde yaz</text:span><text:span text:style-name="T51">ı</text:span><text:span text:style-name="T52">s</text:span><text:span text:style-name="T51">ı</text:span><text:span text:style-name="T52"> yay</text:span><text:span text:style-name="T51">ı</text:span><text:span text:style-name="T52">nlanan Sheffield Üniversitesi arkeologlar</text:span><text:span text:style-name="T51">ı</text:span><text:span text:style-name="T52">ndan Robin Dennell, bu m</text:span><text:span text:style-name="T51">ı</text:span><text:span text:style-name="T52">zraklar</text:span><text:span text:style-name="T51">ı</text:span><text:span text:style-name="T52">n ya</text:span><text:span text:style-name="T51">şı</text:span><text:span text:style-name="T52">n</text:span><text:span text:style-name="T51">ı</text:span><text:span text:style-name="T52"> de</text:span><text:span text:style-name="T51">ğ</text:span><text:span text:style-name="T52">i</text:span><text:span text:style-name="T51">ş</text:span><text:span text:style-name="T52">tirmenin ya da bunlarla ilgili sahte yorumlarda bulunman</text:span><text:span text:style-name="T51">ı</text:span><text:span text:style-name="T52">n mümkün olmad</text:span><text:span text:style-name="T51">ığı</text:span><text:span text:style-name="T52">n</text:span><text:span text:style-name="T51">ı</text:span><text:span text:style-name="T52"> </text:span><text:span text:style-name="T51">ş</text:span><text:span text:style-name="T52">öyle ifade ediyordu:</text:span></text:p>
      <text:p text:style-name="P134"><text:span text:style-name="T62">Ama Schöningen buluntular</text:span><text:span text:style-name="T61">ı</text:span><text:span text:style-name="T62"> hiçbir </text:span><text:span text:style-name="T61">ş</text:span><text:span text:style-name="T62">üpheye yer b</text:span><text:span text:style-name="T61">ı</text:span><text:span text:style-name="T62">rakmayacak </text:span><text:span text:style-name="T61">ş</text:span><text:span text:style-name="T62">ekilde m</text:span><text:span text:style-name="T61">ı</text:span><text:span text:style-name="T62">zrakt</text:span><text:span text:style-name="T61">ı</text:span><text:span text:style-name="T62">rlar, bunlar</text:span><text:span text:style-name="T61">ı</text:span><text:span text:style-name="T62"> kar sondas</text:span><text:span text:style-name="T61">ı</text:span><text:span text:style-name="T62"> veya kaz</text:span><text:span text:style-name="T61">ı</text:span><text:span text:style-name="T62"> sopalar</text:span><text:span text:style-name="T61">ı</text:span><text:span text:style-name="T62"> olarak nitelendirmek, elektrikli matkaplar</text:span><text:span text:style-name="T61">ı</text:span><text:span text:style-name="T62">n ka</text:span><text:span text:style-name="T61">ğı</text:span><text:span text:style-name="T62">t a</text:span><text:span text:style-name="T61">ğı</text:span><text:span text:style-name="T62">rl</text:span><text:span text:style-name="T61">ığı</text:span><text:span text:style-name="T62"> oldu</text:span><text:span text:style-name="T61">ğ</text:span><text:span text:style-name="T62">unu iddia etmekten farkl</text:span><text:span text:style-name="T61">ı</text:span><text:span text:style-name="T62"> de</text:span><text:span text:style-name="T61">ğ</text:span><text:span text:style-name="T62">ildir.</text:span><text:span text:style-name="T63">21</text:span><text:span text:style-name="T62"> </text:span></text:p>
      <text:p text:style-name="P81"><text:span text:style-name="T31">Bu m</text:span><text:span text:style-name="T28">ı</text:span><text:span text:style-name="T31">zraklar</text:span><text:span text:style-name="T28">ı</text:span><text:span text:style-name="T31">n evrimci bilim adamlar</text:span><text:span text:style-name="T28">ı</text:span><text:span text:style-name="T31">n</text:span><text:span text:style-name="T28">ı</text:span><text:span text:style-name="T31"> </text:span><text:span text:style-name="T28">ş</text:span><text:span text:style-name="T31">a</text:span><text:span text:style-name="T28">şı</text:span><text:span text:style-name="T31">rtmas</text:span><text:span text:style-name="T28">ı</text:span><text:span text:style-name="T31">n</text:span><text:span text:style-name="T28">ı</text:span><text:span text:style-name="T31">n bir nedeni de, m</text:span><text:span text:style-name="T28">ı</text:span><text:span text:style-name="T31">zraklar</text:span><text:span text:style-name="T28">ı</text:span><text:span text:style-name="T31">n yap</text:span><text:span text:style-name="T28">ı</text:span><text:span text:style-name="T31">labilmesi için gerekli olan planlama, hesaplama, üretme yeteneklerinin o dönemde ya</text:span><text:span text:style-name="T28">ş</text:span><text:span text:style-name="T31">ayan sözde ilkel insanlarda olmad</text:span><text:span text:style-name="T28">ığı</text:span><text:span text:style-name="T31"> yan</text:span><text:span text:style-name="T28">ı</text:span><text:span text:style-name="T31">lg</text:span><text:span text:style-name="T28">ı</text:span><text:span text:style-name="T31">s</text:span><text:span text:style-name="T28">ı</text:span><text:span text:style-name="T31">d</text:span><text:span text:style-name="T28">ı</text:span><text:span text:style-name="T31">r. Oysa bu m</text:span><text:span text:style-name="T28">ı</text:span><text:span text:style-name="T31">zraklar, plan yapabilen, hesap yapabilen, a</text:span><text:span text:style-name="T28">ş</text:span><text:span text:style-name="T31">amal</text:span><text:span text:style-name="T28">ı</text:span><text:span text:style-name="T31"> dü</text:span><text:span text:style-name="T28">ş</text:span><text:span text:style-name="T31">ünebilen bir zihnin ürünleridir. Her bir m</text:span><text:span text:style-name="T28">ı</text:span><text:span text:style-name="T31">zrak için yakla</text:span><text:span text:style-name="T28">şı</text:span><text:span text:style-name="T31">k 30 ya</text:span><text:span text:style-name="T28">şı</text:span><text:span text:style-name="T31">ndaki ladin a</text:span><text:span text:style-name="T28">ğ</text:span><text:span text:style-name="T31">ac</text:span><text:span text:style-name="T28">ı</text:span><text:span text:style-name="T31">n</text:span><text:span text:style-name="T28">ı</text:span><text:span text:style-name="T31">n gövdesi kullan</text:span><text:span text:style-name="T28">ı</text:span><text:span text:style-name="T31">lm</text:span><text:span text:style-name="T28">ış</text:span><text:span text:style-name="T31">t</text:span><text:span text:style-name="T28">ı</text:span><text:span text:style-name="T31">r ve her bir m</text:span><text:span text:style-name="T28">ı</text:span><text:span text:style-name="T31">zra</text:span><text:span text:style-name="T28">ğı</text:span><text:span text:style-name="T31">n uç k</text:span><text:span text:style-name="T28">ı</text:span><text:span text:style-name="T31">sm</text:span><text:span text:style-name="T28">ı</text:span><text:span text:style-name="T31"> a</text:span><text:span text:style-name="T28">ğ</text:span><text:span text:style-name="T31">ac</text:span><text:span text:style-name="T28">ı</text:span><text:span text:style-name="T31">n en sert olan yerinden yani taban</text:span><text:span text:style-name="T28">ı</text:span><text:span text:style-name="T31">ndan yap</text:span><text:span text:style-name="T28">ı</text:span><text:span text:style-name="T31">lm</text:span><text:span text:style-name="T28">ış</text:span><text:span text:style-name="T31">t</text:span><text:span text:style-name="T28">ı</text:span><text:span text:style-name="T31">r. Her bir m</text:span><text:span text:style-name="T28">ı</text:span><text:span text:style-name="T31">zrak, t</text:span><text:span text:style-name="T28">ı</text:span><text:span text:style-name="T31">pk</text:span><text:span text:style-name="T28">ı</text:span><text:span text:style-name="T31"> modern ciritlerde oldu</text:span><text:span text:style-name="T28">ğ</text:span><text:span text:style-name="T31">u gibi e</text:span><text:span text:style-name="T28">ş</text:span><text:span text:style-name="T31">it oranla tasarlanm</text:span><text:span text:style-name="T28">ış</text:span><text:span text:style-name="T31">t</text:span><text:span text:style-name="T28">ı</text:span><text:span text:style-name="T31">r; a</text:span><text:span text:style-name="T28">ğı</text:span><text:span text:style-name="T31">rl</text:span><text:span text:style-name="T28">ı</text:span><text:span text:style-name="T31">k merkezi, uç noktan</text:span><text:span text:style-name="T28">ı</text:span><text:span text:style-name="T31">n 1/3 uzakl</text:span><text:span text:style-name="T28">ığı</text:span><text:span text:style-name="T31">ndad</text:span><text:span text:style-name="T28">ı</text:span><text:span text:style-name="T31">r. Tüm bu bilgiler kar</text:span><text:span text:style-name="T28">şı</text:span><text:span text:style-name="T31">s</text:span><text:span text:style-name="T28">ı</text:span><text:span text:style-name="T31">nda Robin Dennell </text:span><text:span text:style-name="T28">ş</text:span><text:span text:style-name="T31">u yorumu yapmaktad</text:span><text:span text:style-name="T28">ı</text:span><text:span text:style-name="T31">r:</text:span></text:p>
      <text:p text:style-name="P15"><text:span text:style-name="T16">Bu mızraklar, önemli bir zaman ve kabiliyet yatırımı –uygun ağacın seçilmesi, biçimin belirlenmesi ve en son aşamada gerekli şekillendirmenin tasarlanması. Diğer bir deyişle, bu insanlar gelişigüzel "beş dakikalık bir kültürle" yaşamıyorlardı. Daha ziyade, derin bir planlama, gelişmiş bir tasarım ve ahşabı şekillendirmek için sabır görüyoruz ve tüm bunlar, sadece modern insanlarda görebildiğimiz özellikler.</text:span><text:span text:style-name="T17">22</text:span><text:span text:style-name="T16"> <text:s/></text:span></text:p>
      <text:p text:style-name="P140"><text:span text:style-name="T52">M</text:span><text:span text:style-name="T51">ı</text:span><text:span text:style-name="T52">zraklar</text:span><text:span text:style-name="T51">ı</text:span><text:span text:style-name="T52"> bulan arkeolog Thieme ise </text:span><text:span text:style-name="T51">ş</text:span><text:span text:style-name="T52">unlar</text:span><text:span text:style-name="T51">ı</text:span><text:span text:style-name="T52"> söylemektedir:</text:span></text:p>
      <text:p text:style-name="P15"><text:soft-page-break/><text:span text:style-name="T16">Orta Pleistosen gibi erken bir çağda böyle gelişmiş mızrakların kullanılmış olması, eski insan tavırları ve kültürleri hakkındaki pek çok teoriyi yeniden gözden geçirmemizi gerektirmektedir.</text:span><text:span text:style-name="T17">23 <text:s/></text:span></text:p>
      <text:p text:style-name="P134"><text:span text:style-name="T52">Hartmut Thieme ve Robin Donnell'in de ifade ettikleri gibi, Darwinistlerin insanl</text:span><text:span text:style-name="T51">ı</text:span><text:span text:style-name="T52">k tarihiyle ilgili öne sürdükleri iddialar gerçekleri ifade etmemektedir. Gerçek </text:span><text:span text:style-name="T51">ş</text:span><text:span text:style-name="T52">udur; insanl</text:span><text:span text:style-name="T51">ı</text:span><text:span text:style-name="T52">k hiçbir zaman evrim geçirmemi</text:span><text:span text:style-name="T51">ş</text:span><text:span text:style-name="T52">tir. Geçmi</text:span><text:span text:style-name="T51">ş</text:span><text:span text:style-name="T52">te geri medeniyetler oldu</text:span><text:span text:style-name="T51">ğ</text:span><text:span text:style-name="T52">u gibi son derece geli</text:span><text:span text:style-name="T51">ş</text:span><text:span text:style-name="T52">mi</text:span><text:span text:style-name="T51">ş</text:span><text:span text:style-name="T52"> ve ileri medeniyetler de ya</text:span><text:span text:style-name="T51">ş</text:span><text:span text:style-name="T52">am</text:span><text:span text:style-name="T51">ış</text:span><text:span text:style-name="T52">t</text:span><text:span text:style-name="T51">ı</text:span><text:span text:style-name="T52">r. </text:span></text:p>
      <text:p text:style-name="P83">URFA, GÖBEKLİ TEPE’DEKİ <text:s/>MEDENİYET İZLERİ </text:p>
      <text:p text:style-name="P81"><text:span text:style-name="T31">Urfa yak</text:span><text:span text:style-name="T28">ı</text:span><text:span text:style-name="T31">nlar</text:span><text:span text:style-name="T28">ı</text:span><text:span text:style-name="T31">ndaki Göbekli Tepe'deki kaz</text:span><text:span text:style-name="T28">ı</text:span><text:span text:style-name="T31">larda, bilim adamlar</text:span><text:span text:style-name="T28">ı</text:span><text:span text:style-name="T31"> taraf</text:span><text:span text:style-name="T28">ı</text:span><text:span text:style-name="T31">ndan "ola</text:span><text:span text:style-name="T28">ğ</text:span><text:span text:style-name="T31">anüstü ve benzersiz" olarak nitelendirilen buluntular elde edilmi</text:span><text:span text:style-name="T28">ş</text:span><text:span text:style-name="T31">, üzerinde hayvan rölyeflerinin oldu</text:span><text:span text:style-name="T28">ğ</text:span><text:span text:style-name="T31">u, çap</text:span><text:span text:style-name="T28">ı</text:span><text:span text:style-name="T31"> 20 metreyi, boyu insan boyunu a</text:span><text:span text:style-name="T28">ş</text:span><text:span text:style-name="T31">an dev T </text:span><text:span text:style-name="T28">ş</text:span><text:span text:style-name="T31">eklinde sütunlar ortaya ç</text:span><text:span text:style-name="T28">ı</text:span><text:span text:style-name="T31">kar</text:span><text:span text:style-name="T28">ı</text:span><text:span text:style-name="T31">lm</text:span><text:span text:style-name="T28">ış</text:span><text:span text:style-name="T31">t</text:span><text:span text:style-name="T28">ı</text:span><text:span text:style-name="T31">r. Bu sütunlar dairesel olarak dizilmi</text:span><text:span text:style-name="T28">ş</text:span><text:span text:style-name="T31">lerdir. Bilim dünyas</text:span><text:span text:style-name="T28">ı</text:span><text:span text:style-name="T31">n</text:span><text:span text:style-name="T28">ı</text:span><text:span text:style-name="T31"> as</text:span><text:span text:style-name="T28">ı</text:span><text:span text:style-name="T31">l etkileyen özellik ise, bu alan</text:span><text:span text:style-name="T28">ı</text:span><text:span text:style-name="T31">n ya</text:span><text:span text:style-name="T28">şı</text:span><text:span text:style-name="T31">d</text:span><text:span text:style-name="T28">ı</text:span><text:span text:style-name="T31">r: Göbekli Tepe'deki alan günümüzden 11 bin y</text:span><text:span text:style-name="T28">ı</text:span><text:span text:style-name="T31">l önce in</text:span><text:span text:style-name="T28">ş</text:span><text:span text:style-name="T31">a edilmi</text:span><text:span text:style-name="T28">ş</text:span><text:span text:style-name="T31">tir. Evrimci iddiaya göre, dönemin insanlar</text:span><text:span text:style-name="T28">ı</text:span><text:span text:style-name="T31"> ilkel ta</text:span><text:span text:style-name="T28">ş</text:span><text:span text:style-name="T31"> aletlerle bu görkemli yap</text:span><text:span text:style-name="T28">ı</text:span><text:span text:style-name="T31">y</text:span><text:span text:style-name="T28">ı</text:span><text:span text:style-name="T31"> in</text:span><text:span text:style-name="T28">ş</text:span><text:span text:style-name="T31">a etmi</text:span><text:span text:style-name="T28">ş</text:span><text:span text:style-name="T31">lerdir. Bu yan</text:span><text:span text:style-name="T28">ı</text:span><text:span text:style-name="T31">lg</text:span><text:span text:style-name="T28">ı</text:span><text:span text:style-name="T31">ya göre, söz konusu mühendislik harikas</text:span><text:span text:style-name="T28">ı</text:span><text:span text:style-name="T31">, bundan 11 bin y</text:span><text:span text:style-name="T28">ı</text:span><text:span text:style-name="T31">l önce en ilkel araçlarla çal</text:span><text:span text:style-name="T28">ış</text:span><text:span text:style-name="T31">an toplay</text:span><text:span text:style-name="T28">ı</text:span><text:span text:style-name="T31">c</text:span><text:span text:style-name="T28">ı</text:span><text:span text:style-name="T31">-avc</text:span><text:span text:style-name="T28">ı</text:span><text:span text:style-name="T31"> insanlar</text:span><text:span text:style-name="T28">ı</text:span><text:span text:style-name="T31">n eseridir. Elbette bu inan</text:span><text:span text:style-name="T28">ı</text:span><text:span text:style-name="T31">lmas</text:span><text:span text:style-name="T28">ı</text:span><text:span text:style-name="T31"> mümkün olmayan bir hikayedir. Nitekim Göbekli Tepe'deki kaz</text:span><text:span text:style-name="T28">ı</text:span><text:span text:style-name="T31"> ekibinin ba</text:span><text:span text:style-name="T28">ş</text:span><text:span text:style-name="T31">kanl</text:span><text:span text:style-name="T28">ığı</text:span><text:span text:style-name="T31">n</text:span><text:span text:style-name="T28">ı</text:span><text:span text:style-name="T31"> yürüten Prof. Klaus Schmidt de bu gerçe</text:span><text:span text:style-name="T28">ğ</text:span><text:span text:style-name="T31">i ifade etmektedir:</text:span></text:p>
      <text:p text:style-name="P15"><text:span text:style-name="T16">O dönemde yaşayan insanların tıpkı bu gün olduğu gibi düşünme kapasiteleri olduğu görülmektedir. Hep düşündüğümüz gibi ilkel insanlar değillerdir. Ağaçtan inip uygarlık kurmaya çalışan maymun benzeri yaratıklar oldukları düşünülmemelidir. Zeka yönünden bakacak olursak bize benzedikleri görülmektedir.</text:span><text:span text:style-name="T17">24 </text:span></text:p>
      <text:p text:style-name="P140"><text:span text:style-name="T52">Arkeolog Klaus Schmidt, bu dev boyuttaki ta</text:span><text:span text:style-name="T51">ş</text:span><text:span text:style-name="T52">lar</text:span><text:span text:style-name="T51">ı</text:span><text:span text:style-name="T52">n o günün ko</text:span><text:span text:style-name="T51">ş</text:span><text:span text:style-name="T52">ullar</text:span><text:span text:style-name="T51">ı</text:span><text:span text:style-name="T52">nda nas</text:span><text:span text:style-name="T51">ı</text:span><text:span text:style-name="T52">l ta</text:span><text:span text:style-name="T51">şı</text:span><text:span text:style-name="T52">nd</text:span><text:span text:style-name="T51">ı</text:span><text:span text:style-name="T52">klar</text:span><text:span text:style-name="T51">ı</text:span><text:span text:style-name="T52">n</text:span><text:span text:style-name="T51">ı</text:span><text:span text:style-name="T52">, nas</text:span><text:span text:style-name="T51">ı</text:span><text:span text:style-name="T52">l </text:span><text:span text:style-name="T51">ş</text:span><text:span text:style-name="T52">ekillendirildiklerini ortaya ç</text:span><text:span text:style-name="T51">ı</text:span><text:span text:style-name="T52">karabilmek için kaz</text:span><text:span text:style-name="T51">ı</text:span><text:span text:style-name="T52"> ekibiyle birlikte küçük bir deney yapm</text:span><text:span text:style-name="T51">ış</text:span><text:span text:style-name="T52">t</text:span><text:span text:style-name="T51">ı</text:span><text:span text:style-name="T52">r. Bu deneyde, makinelerin yard</text:span><text:span text:style-name="T51">ı</text:span><text:span text:style-name="T52">m</text:span><text:span text:style-name="T51">ı</text:span><text:span text:style-name="T52"> olmaks</text:span><text:span text:style-name="T51">ı</text:span><text:span text:style-name="T52">z</text:span><text:span text:style-name="T51">ı</text:span><text:span text:style-name="T52">n, sadece sözde tarih öncesi insanlar</text:span><text:span text:style-name="T51">ı</text:span><text:span text:style-name="T52">n kulland</text:span><text:span text:style-name="T51">ığı</text:span><text:span text:style-name="T52"> ilkel aletlerle devasa bir kaya blo</text:span><text:span text:style-name="T51">ğ</text:span><text:span text:style-name="T52">unu i</text:span><text:span text:style-name="T51">ş</text:span><text:span text:style-name="T52">lemeye çal</text:span><text:span text:style-name="T51">ış</text:span><text:span text:style-name="T52">m</text:span><text:span text:style-name="T51">ış</text:span><text:span text:style-name="T52">lar ve çok k</text:span><text:span text:style-name="T51">ı</text:span><text:span text:style-name="T52">sa bir mesafeye ta</text:span><text:span text:style-name="T51">şı</text:span><text:span text:style-name="T52">may</text:span><text:span text:style-name="T51">ı</text:span><text:span text:style-name="T52"> denemi</text:span><text:span text:style-name="T51">ş</text:span><text:span text:style-name="T52">lerdir. Gerçeklerine oranla daha küçük bir kaya blo</text:span><text:span text:style-name="T51">ğ</text:span><text:span text:style-name="T52">u üzerinde çal</text:span><text:span text:style-name="T51">ış</text:span><text:span text:style-name="T52">may</text:span><text:span text:style-name="T51">ı</text:span><text:span text:style-name="T52"> tercih etmi</text:span><text:span text:style-name="T51">ş</text:span><text:span text:style-name="T52">lerdir. Ekibin bir k</text:span><text:span text:style-name="T51">ı</text:span><text:span text:style-name="T52">sm</text:span><text:span text:style-name="T51">ı</text:span><text:span text:style-name="T52"> kütükler, ipler ve kol güçleriyle do</text:span><text:span text:style-name="T51">ğ</text:span><text:span text:style-name="T52">al ve basit kald</text:span><text:span text:style-name="T51">ı</text:span><text:span text:style-name="T52">raçlar yaparak ta</text:span><text:span text:style-name="T51">ş</text:span><text:span text:style-name="T52"> üzerinde çal</text:span><text:span text:style-name="T51">ış</text:span><text:span text:style-name="T52">maya ba</text:span><text:span text:style-name="T51">ş</text:span><text:span text:style-name="T52">lam</text:span><text:span text:style-name="T51">ış</text:span><text:span text:style-name="T52">, di</text:span><text:span text:style-name="T51">ğ</text:span><text:span text:style-name="T52">erleri de ellerinde ta</text:span><text:span text:style-name="T51">ş</text:span><text:span text:style-name="T52">larla MÖ 9000 y</text:span><text:span text:style-name="T51">ı</text:span><text:span text:style-name="T52">l</text:span><text:span text:style-name="T51">ı</text:span><text:span text:style-name="T52">nda ya</text:span><text:span text:style-name="T51">ş</text:span><text:span text:style-name="T52">ayan ta</text:span><text:span text:style-name="T51">ş</text:span><text:span text:style-name="T52"> ustalar</text:span><text:span text:style-name="T51">ı</text:span><text:span text:style-name="T52"> gibi sert bir zeminde oluk açmaya çal</text:span><text:span text:style-name="T51">ış</text:span><text:span text:style-name="T52">m</text:span><text:span text:style-name="T51">ış</text:span><text:span text:style-name="T52">lard</text:span><text:span text:style-name="T51">ı</text:span><text:span text:style-name="T52">r. (Evrimci tarih anlay</text:span><text:span text:style-name="T51">ışı</text:span><text:span text:style-name="T52">na göre, o günlerde metal araçlar olmad</text:span><text:span text:style-name="T51">ığı</text:span><text:span text:style-name="T52">ndan, ta</text:span><text:span text:style-name="T51">ş</text:span><text:span text:style-name="T52"> devrinin insanlar</text:span><text:span text:style-name="T51">ı</text:span><text:span text:style-name="T52">n</text:span><text:span text:style-name="T51">ı</text:span><text:span text:style-name="T52">n sert ve keskin uçlu çakmak ta</text:span><text:span text:style-name="T51">şı</text:span><text:span text:style-name="T52">n</text:span><text:span text:style-name="T51">ı</text:span><text:span text:style-name="T52"> kulland</text:span><text:span text:style-name="T51">ığı</text:span><text:span text:style-name="T52">na inan</text:span><text:span text:style-name="T51">ı</text:span><text:span text:style-name="T52">lmaktad</text:span><text:span text:style-name="T51">ı</text:span><text:span text:style-name="T52">r.) Ta</text:span><text:span text:style-name="T51">şı</text:span><text:span text:style-name="T52"> oymaya çal</text:span><text:span text:style-name="T51">ış</text:span><text:span text:style-name="T52">an i</text:span><text:span text:style-name="T51">ş</text:span><text:span text:style-name="T52">çilerin 2 saat boyunca durmaks</text:span><text:span text:style-name="T51">ı</text:span><text:span text:style-name="T52">z</text:span><text:span text:style-name="T51">ı</text:span><text:span text:style-name="T52">n devam eden çal</text:span><text:span text:style-name="T51">ış</text:span><text:span text:style-name="T52">malar</text:span><text:span text:style-name="T51">ı</text:span><text:span text:style-name="T52"> sonucunda, ortaya sadece belli belirsiz bir hat ç</text:span><text:span text:style-name="T51">ı</text:span><text:span text:style-name="T52">km</text:span><text:span text:style-name="T51">ış</text:span><text:span text:style-name="T52">t</text:span><text:span text:style-name="T51">ı</text:span><text:span text:style-name="T52">r. Ta</text:span><text:span text:style-name="T51">şı</text:span><text:span text:style-name="T52"> ta</text:span><text:span text:style-name="T51">şı</text:span><text:span text:style-name="T52">maya çal</text:span><text:span text:style-name="T51">ış</text:span><text:span text:style-name="T52">an ekibin 4 saatlik yo</text:span><text:span text:style-name="T51">ğ</text:span><text:span text:style-name="T52">un çal</text:span><text:span text:style-name="T51">ış</text:span><text:span text:style-name="T52">mas</text:span><text:span text:style-name="T51">ı</text:span><text:span text:style-name="T52"> neticesinde ise, 12 adam a</text:span><text:span text:style-name="T51">ğı</text:span><text:span text:style-name="T52">r kaya blo</text:span><text:span text:style-name="T51">ğ</text:span><text:span text:style-name="T52">unu sadece 7 metre hareket ettirmeyi ba</text:span><text:span text:style-name="T51">ş</text:span><text:span text:style-name="T52">arabilmi</text:span><text:span text:style-name="T51">ş</text:span><text:span text:style-name="T52">lerdir. Yap</text:span><text:span text:style-name="T51">ı</text:span><text:span text:style-name="T52">lan bu deney sonucunda tek bir ta</text:span><text:span text:style-name="T51">ş</text:span><text:span text:style-name="T52"> çember alan</text:span><text:span text:style-name="T51">ı</text:span><text:span text:style-name="T52"> olu</text:span><text:span text:style-name="T51">ş</text:span><text:span text:style-name="T52">turmak için yüzlerce i</text:span><text:span text:style-name="T51">ş</text:span><text:span text:style-name="T52">çinin aylarca çal</text:span><text:span text:style-name="T51">ış</text:span><text:span text:style-name="T52">mas</text:span><text:span text:style-name="T51">ı</text:span><text:span text:style-name="T52"> gerekti</text:span><text:span text:style-name="T51">ğ</text:span><text:span text:style-name="T52">i ortaya ç</text:span><text:span text:style-name="T51">ı</text:span><text:span text:style-name="T52">km</text:span><text:span text:style-name="T51">ış</text:span><text:span text:style-name="T52">t</text:span><text:span text:style-name="T51">ı</text:span><text:span text:style-name="T52">r. Bu basit deney bile aç</text:span><text:span text:style-name="T51">ı</text:span><text:span text:style-name="T52">kça ortaya koymaktad</text:span><text:span text:style-name="T51">ı</text:span><text:span text:style-name="T52">r ki, dönemin insanlar</text:span><text:span text:style-name="T51">ı</text:span><text:span text:style-name="T52"> evrimci bilim adamlar</text:span><text:span text:style-name="T51">ı</text:span><text:span text:style-name="T52">n</text:span><text:span text:style-name="T51">ı</text:span><text:span text:style-name="T52">n ileri sürdü</text:span><text:span text:style-name="T51">ğ</text:span><text:span text:style-name="T52">ü gibi ilkel ko</text:span><text:span text:style-name="T51">ş</text:span><text:span text:style-name="T52">ullara de</text:span><text:span text:style-name="T51">ğ</text:span><text:span text:style-name="T52">il, çok büyük ihtimalle son derece geli</text:span><text:span text:style-name="T51">ş</text:span><text:span text:style-name="T52">mi</text:span><text:span text:style-name="T51">ş</text:span><text:span text:style-name="T52"> imkanlara sahiptiler. </text:span></text:p>
      <text:p text:style-name="P15"><text:span text:style-name="T31">Evrimci anlay</text:span><text:span text:style-name="T28">ışı</text:span><text:span text:style-name="T31">n bir di</text:span><text:span text:style-name="T28">ğ</text:span><text:span text:style-name="T31">er çeli</text:span><text:span text:style-name="T28">ş</text:span><text:span text:style-name="T31">kisi de bu eserlerin meydana getirildi</text:span><text:span text:style-name="T28">ğ</text:span><text:span text:style-name="T31">i dönemi, "çanak çömleksiz Neolitik ça</text:span><text:span text:style-name="T28">ğ</text:span><text:span text:style-name="T31">" olarak adland</text:span><text:span text:style-name="T28">ı</text:span><text:span text:style-name="T31">rmalar</text:span><text:span text:style-name="T28">ı</text:span><text:span text:style-name="T31">d</text:span><text:span text:style-name="T28">ı</text:span><text:span text:style-name="T31">r. Bu gerçek d</text:span><text:span text:style-name="T28">ışı</text:span><text:span text:style-name="T31"> yoruma göre, bu dönemin insanlar</text:span><text:span text:style-name="T28">ı</text:span><text:span text:style-name="T31"> henüz çanak çömlek yapacak teknolojiye ula</text:span><text:span text:style-name="T28">ş</text:span><text:span text:style-name="T31">mam</text:span><text:span text:style-name="T28">ış</text:span><text:span text:style-name="T31">lard</text:span><text:span text:style-name="T28">ı</text:span><text:span text:style-name="T31">. Heykeller yapabiliyor, dev ta</text:span><text:span text:style-name="T28">ş</text:span><text:span text:style-name="T31">lar</text:span><text:span text:style-name="T28">ı</text:span><text:span text:style-name="T31"> ta</text:span><text:span text:style-name="T28">şı</text:span><text:span text:style-name="T31">yabiliyor, bunlar</text:span><text:span text:style-name="T28">ı</text:span><text:span text:style-name="T31"> estetik sütunlar haline getirebiliyor, bunlar</text:span><text:span text:style-name="T28">ı</text:span><text:span text:style-name="T31">n üzerlerine hayvan kabartmalar</text:span><text:span text:style-name="T28">ı</text:span><text:span text:style-name="T31"> i</text:span><text:span text:style-name="T28">ş</text:span><text:span text:style-name="T31">leyebiliyor, duvarlar</text:span><text:span text:style-name="T28">ı</text:span><text:span text:style-name="T31"> resimle süsleyebiliyor, mühendislik ve mimari bilgiyi kullanabiliyor ama henüz çanak çömlek yapmay</text:span><text:span text:style-name="T28">ı</text:span><text:span text:style-name="T31"> bilmiyorlar demek, sadece evrimci ön yarg</text:span><text:span text:style-name="T28">ı</text:span><text:span text:style-name="T31">lar</text:span><text:span text:style-name="T28">ı</text:span><text:span text:style-name="T31"> savunabilmek için </text:span><text:span text:style-name="T28">ı</text:span><text:span text:style-name="T31">srarla söylenen bir kand</text:span><text:span text:style-name="T28">ı</text:span><text:span text:style-name="T31">rmacad</text:span><text:span text:style-name="T28">ı</text:span><text:span text:style-name="T31">r. Ku</text:span><text:span text:style-name="T28">ş</text:span><text:span text:style-name="T31">kusuz ki sözü edilen eserler bu insanlar</text:span><text:span text:style-name="T28">ı</text:span><text:span text:style-name="T31">n tahmin edilenden çok daha ileri bir ilme, teknolojiye ve medeniyete sahip olduklar</text:span><text:span text:style-name="T28">ı</text:span><text:span text:style-name="T31">n</text:span><text:span text:style-name="T28">ı</text:span><text:span text:style-name="T31"> göstermektedir. Bu T </text:span><text:span text:style-name="T28">ş</text:span><text:span text:style-name="T31">eklindeki büyük sütunlar</text:span><text:span text:style-name="T28">ı</text:span><text:span text:style-name="T31">n, nas</text:span><text:span text:style-name="T28">ı</text:span><text:span text:style-name="T31">l i</text:span><text:span text:style-name="T28">ş</text:span><text:span text:style-name="T31">lendi</text:span><text:span text:style-name="T28">ğ</text:span><text:span text:style-name="T31">inin, oraya nas</text:span><text:span text:style-name="T28">ı</text:span><text:span text:style-name="T31">l getirildi</text:span><text:span text:style-name="T28">ğ</text:span><text:span text:style-name="T31">inin aç</text:span><text:span text:style-name="T28">ı</text:span><text:span text:style-name="T31">klamas</text:span><text:span text:style-name="T28">ı</text:span><text:span text:style-name="T31"> olmas</text:span><text:span text:style-name="T28">ı</text:span><text:span text:style-name="T31"> gerekir. Bu da söz konusu insanlar</text:span><text:span text:style-name="T28">ı</text:span><text:span text:style-name="T31">n iddia edildi</text:span><text:span text:style-name="T28">ğ</text:span><text:span text:style-name="T31">i gibi ilkel olmad</text:span><text:span text:style-name="T28">ı</text:span><text:span text:style-name="T31">klar</text:span><text:span text:style-name="T28">ı</text:span><text:span text:style-name="T31">n</text:span><text:span text:style-name="T28">ı</text:span><text:span text:style-name="T31"> gözler önüne sermektedir. Nitekim </text:span><text:span text:style-name="T30">Bilim Teknik</text:span><text:span text:style-name="T31"> dergisinde yer alan bir haberde, Göbekli Tepe'de elde edilen buluntular</text:span><text:span text:style-name="T28">ı</text:span><text:span text:style-name="T31">n, insanl</text:span><text:span text:style-name="T28">ı</text:span><text:span text:style-name="T31">k tarihine dair yayg</text:span><text:span text:style-name="T28">ı</text:span><text:span text:style-name="T31">n bir yan</text:span><text:span text:style-name="T28">ı</text:span><text:span text:style-name="T31">lg</text:span><text:span text:style-name="T28">ı</text:span><text:span text:style-name="T31">y</text:span><text:span text:style-name="T28">ı</text:span><text:span text:style-name="T31"> aç</text:span><text:span text:style-name="T28">ığ</text:span><text:span text:style-name="T31">a ç</text:span><text:span text:style-name="T28">ı</text:span><text:span text:style-name="T31">kard</text:span><text:span text:style-name="T28">ığı</text:span><text:span text:style-name="T31"> ifade edilmektedir: </text:span><text:span text:style-name="T30">"Bu yeni veriler, insanl</text:span><text:span text:style-name="T29">ı</text:span><text:span text:style-name="T30">k tarihine ili</text:span><text:span text:style-name="T29">ş</text:span><text:span text:style-name="T30">kin önemli bir yan</text:span><text:span text:style-name="T29">ı</text:span><text:span text:style-name="T30">lg</text:span><text:span text:style-name="T29">ı</text:span><text:span text:style-name="T30">y</text:span><text:span text:style-name="T29">ı</text:span><text:span text:style-name="T30"> ortaya koyuyor."</text:span><text:span text:style-name="T17">25 </text:span><text:span text:style-name="T31">Bu yan</text:span><text:span text:style-name="T28">ı</text:span><text:span text:style-name="T31">lg</text:span><text:span text:style-name="T28">ı</text:span><text:span text:style-name="T31">, insanl</text:span><text:span text:style-name="T28">ı</text:span><text:span text:style-name="T31">k tarihinin evrim aldatmacas</text:span><text:span text:style-name="T28">ı</text:span><text:span text:style-name="T31"> do</text:span><text:span text:style-name="T28">ğ</text:span><text:span text:style-name="T31">rultusunda yorumlanmas</text:span><text:span text:style-name="T28">ı</text:span><text:span text:style-name="T31">d</text:span><text:span text:style-name="T28">ı</text:span><text:span text:style-name="T31">r. </text:span></text:p>
      <text:p text:style-name="P141"><text:s/></text:p>
      <text:p text:style-name="P142">8 BİN YIL ÖNCE PROFESYONEL YÖNTEMLERLE DİŞ TEDAVİSİ YAPILIYORDU</text:p>
      <text:p text:style-name="P15"><text:span text:style-name="T31">Pakistan'da yap</text:span><text:span text:style-name="T28">ı</text:span><text:span text:style-name="T31">lan kaz</text:span><text:span text:style-name="T28">ı</text:span><text:span text:style-name="T31"> çal</text:span><text:span text:style-name="T28">ış</text:span><text:span text:style-name="T31">malar</text:span><text:span text:style-name="T28">ı</text:span><text:span text:style-name="T31"> bundan 8 bin y</text:span><text:span text:style-name="T28">ı</text:span><text:span text:style-name="T31">ldan çok daha uzun y</text:span><text:span text:style-name="T28">ı</text:span><text:span text:style-name="T31">llar önce, di</text:span><text:span text:style-name="T28">ş</text:span><text:span text:style-name="T31">çilerin di</text:span><text:span text:style-name="T28">ş</text:span><text:span text:style-name="T31"> çürümelerini dolguyla tedavi ettiklerini göstermi</text:span><text:span text:style-name="T28">ş</text:span><text:span text:style-name="T31">tir. Columbia Üniversitesi arkeologlar</text:span><text:span text:style-name="T28">ı</text:span><text:span text:style-name="T31">ndan Andrea Cucina, Pakistan'da yürüttü</text:span><text:span text:style-name="T28">ğ</text:span><text:span text:style-name="T31">ü kaz</text:span><text:span text:style-name="T28">ı</text:span><text:span text:style-name="T31"> çal</text:span><text:span text:style-name="T28">ış</text:span><text:span text:style-name="T31">malar</text:span><text:span text:style-name="T28">ı</text:span><text:span text:style-name="T31">nda bundan 8-9 bin y</text:span><text:span text:style-name="T28">ı</text:span><text:span text:style-name="T31">l öncesine ait kesici di</text:span><text:span text:style-name="T28">ş</text:span><text:span text:style-name="T31">lerde küçük delikler fark etmi</text:span><text:span text:style-name="T28">ş</text:span><text:span text:style-name="T31">tir. Yakla</text:span><text:span text:style-name="T28">şı</text:span><text:span text:style-name="T31">k </text:span><text:soft-page-break/><text:span text:style-name="T31">2.5 mm çap</text:span><text:span text:style-name="T28">ı</text:span><text:span text:style-name="T31">ndaki bu küçük deliklerin muntazaml</text:span><text:span text:style-name="T28">ığı</text:span><text:span text:style-name="T31">ndan etkilenen Cucina, konuyla ilgili ara</text:span><text:span text:style-name="T28">ş</text:span><text:span text:style-name="T31">t</text:span><text:span text:style-name="T28">ı</text:span><text:span text:style-name="T31">rmalar</text:span><text:span text:style-name="T28">ı</text:span><text:span text:style-name="T31">n</text:span><text:span text:style-name="T28">ı</text:span><text:span text:style-name="T31"> derinle</text:span><text:span text:style-name="T28">ş</text:span><text:span text:style-name="T31">tirmi</text:span><text:span text:style-name="T28">ş</text:span><text:span text:style-name="T31">tir. Daha sonra elektron mikroskoplar</text:span><text:span text:style-name="T28">ı</text:span><text:span text:style-name="T31"> kullan</text:span><text:span text:style-name="T28">ı</text:span><text:span text:style-name="T31">larak yap</text:span><text:span text:style-name="T28">ı</text:span><text:span text:style-name="T31">lan incelemeler, söz konusu minik deliklerin bakteriler taraf</text:span><text:span text:style-name="T28">ı</text:span><text:span text:style-name="T31">ndan meydana getirilemeyecek kadar düzgün olduklar</text:span><text:span text:style-name="T28">ı</text:span><text:span text:style-name="T31">n</text:span><text:span text:style-name="T28">ı</text:span><text:span text:style-name="T31"> ortaya koymu</text:span><text:span text:style-name="T28">ş</text:span><text:span text:style-name="T31">tur. Yani bunlar bakteriler taraf</text:span><text:span text:style-name="T28">ı</text:span><text:span text:style-name="T31">ndan meydana getirilen delikler de</text:span><text:span text:style-name="T28">ğ</text:span><text:span text:style-name="T31">il, bilinçli müdahale ile olu</text:span><text:span text:style-name="T28">ş</text:span><text:span text:style-name="T31">turulan, tedavi amaçl</text:span><text:span text:style-name="T28">ı</text:span><text:span text:style-name="T31"> deliklerdir. Minik deliklerin bulundu</text:span><text:span text:style-name="T28">ğ</text:span><text:span text:style-name="T31">u di</text:span><text:span text:style-name="T28">ş</text:span><text:span text:style-name="T31">lerin hiçbirinde, herhangi bir çürük izine de rastlanmam</text:span><text:span text:style-name="T28">ış</text:span><text:span text:style-name="T31">t</text:span><text:span text:style-name="T28">ı</text:span><text:span text:style-name="T31">r. Bu da, </text:span><text:span text:style-name="T30">New Scientist </text:span><text:span text:style-name="T31">dergisinin ifadesiyle, </text:span><text:span text:style-name="T30">"Tarih öncesi di</text:span><text:span text:style-name="T29">ş</text:span><text:span text:style-name="T30">çilerinin, i</text:span><text:span text:style-name="T29">ş</text:span><text:span text:style-name="T30">lerinde ne kadar ba</text:span><text:span text:style-name="T29">ş</text:span><text:span text:style-name="T30">ar</text:span><text:span text:style-name="T29">ı</text:span><text:span text:style-name="T30">l</text:span><text:span text:style-name="T29">ı</text:span><text:span text:style-name="T30"> olduklar</text:span><text:span text:style-name="T29">ı</text:span><text:span text:style-name="T30">n</text:span><text:span text:style-name="T29">ı</text:span><text:span text:style-name="T30">n bir delilidir."</text:span><text:span text:style-name="T17">26</text:span><text:span text:style-name="T31"> </text:span></text:p>
      <text:p text:style-name="P134"><text:span text:style-name="T52">Evrimci görü</text:span><text:span text:style-name="T51">ş</text:span><text:span text:style-name="T52">e göre bu dönem, sözde insanlar</text:span><text:span text:style-name="T51">ı</text:span><text:span text:style-name="T52">n maymunlardan daha henüz ayr</text:span><text:span text:style-name="T51">ı</text:span><text:span text:style-name="T52">ld</text:span><text:span text:style-name="T51">ı</text:span><text:span text:style-name="T52">klar</text:span><text:span text:style-name="T51">ı</text:span><text:span text:style-name="T52">, son derece ilkel ko</text:span><text:span text:style-name="T51">ş</text:span><text:span text:style-name="T52">ullarda ya</text:span><text:span text:style-name="T51">ş</text:span><text:span text:style-name="T52">ad</text:span><text:span text:style-name="T51">ı</text:span><text:span text:style-name="T52">klar</text:span><text:span text:style-name="T51">ı</text:span><text:span text:style-name="T52">, hatta çanak çömlek yapmay</text:span><text:span text:style-name="T51">ı</text:span><text:span text:style-name="T52"> dahi yeni yeni belli bölgelerde ö</text:span><text:span text:style-name="T51">ğ</text:span><text:span text:style-name="T52">rendikleri bir dönemdir. Evrimcilere göre böylesine ilkel ko</text:span><text:span text:style-name="T51">ş</text:span><text:span text:style-name="T52">ullarda ya</text:span><text:span text:style-name="T51">ş</text:span><text:span text:style-name="T52">ayan insanlar</text:span><text:span text:style-name="T51">ı</text:span><text:span text:style-name="T52">n nas</text:span><text:span text:style-name="T51">ı</text:span><text:span text:style-name="T52">l olup da, ellerinde hiçbir teknoloji olmadan, birtak</text:span><text:span text:style-name="T51">ı</text:span><text:span text:style-name="T52">m ta</text:span><text:span text:style-name="T51">ş</text:span><text:span text:style-name="T52"> aletlerle di</text:span><text:span text:style-name="T51">ş</text:span><text:span text:style-name="T52">lerde muntazam delikler aç</text:span><text:span text:style-name="T51">ı</text:span><text:span text:style-name="T52">p dolgular yapt</text:span><text:span text:style-name="T51">ı</text:span><text:span text:style-name="T52">klar</text:span><text:span text:style-name="T51">ı</text:span><text:span text:style-name="T52"> ise bir muammad</text:span><text:span text:style-name="T51">ı</text:span><text:span text:style-name="T52">r. Aç</text:span><text:span text:style-name="T51">ı</text:span><text:span text:style-name="T52">kt</text:span><text:span text:style-name="T51">ı</text:span><text:span text:style-name="T52">r ki, di</text:span><text:span text:style-name="T51">ş</text:span><text:span text:style-name="T52"> tedavisini gerçekle</text:span><text:span text:style-name="T51">ş</text:span><text:span text:style-name="T52">tiren bu insanlar ne ilkeldir ne de ilkel ko</text:span><text:span text:style-name="T51">ş</text:span><text:span text:style-name="T52">ullara sahiptirler. Tam tersine, hastal</text:span><text:span text:style-name="T51">ığı</text:span><text:span text:style-name="T52"> te</text:span><text:span text:style-name="T51">ş</text:span><text:span text:style-name="T52">his edebilecek, tedavi yöntemleri ortaya koyabilecek dü</text:span><text:span text:style-name="T51">ş</text:span><text:span text:style-name="T52">ünce yap</text:span><text:span text:style-name="T51">ı</text:span><text:span text:style-name="T52">s</text:span><text:span text:style-name="T51">ı</text:span><text:span text:style-name="T52">na ve bu yöntemleri ba</text:span><text:span text:style-name="T51">ş</text:span><text:span text:style-name="T52">ar</text:span><text:span text:style-name="T51">ı</text:span><text:span text:style-name="T52">yla uygulayabilecek teknik imkanlara sahiptirler. Bu da -bir kez daha- Darwinistlerin, toplumlar</text:span><text:span text:style-name="T51">ı</text:span><text:span text:style-name="T52">n ilkellikten modernli</text:span><text:span text:style-name="T51">ğ</text:span><text:span text:style-name="T52">e do</text:span><text:span text:style-name="T51">ğ</text:span><text:span text:style-name="T52">ru sürekli evrimle</text:span><text:span text:style-name="T51">ş</text:span><text:span text:style-name="T52">ti</text:span><text:span text:style-name="T51">ğ</text:span><text:span text:style-name="T52">i yan</text:span><text:span text:style-name="T51">ı</text:span><text:span text:style-name="T52">lg</text:span><text:span text:style-name="T51">ı</text:span><text:span text:style-name="T52">s</text:span><text:span text:style-name="T51">ı</text:span><text:span text:style-name="T52">n</text:span><text:span text:style-name="T51">ı</text:span><text:span text:style-name="T52"> geçersiz k</text:span><text:span text:style-name="T51">ı</text:span><text:span text:style-name="T52">lmaktad</text:span><text:span text:style-name="T51">ı</text:span><text:span text:style-name="T52">r.</text:span></text:p>
      <text:p text:style-name="P120">ESKİ İNSANLARIN MÜZİK TUTKUSU</text:p>
      <text:p text:style-name="P134"><text:span text:style-name="T52">Sanat</text:span><text:span text:style-name="T51">ı</text:span><text:span text:style-name="T52">n her dal</text:span><text:span text:style-name="T51">ı</text:span><text:span text:style-name="T52"> gibi müzik de sadece insana hast</text:span><text:span text:style-name="T51">ı</text:span><text:span text:style-name="T52">r. Bundan yakla</text:span><text:span text:style-name="T51">şı</text:span><text:span text:style-name="T52">k 100 bin y</text:span><text:span text:style-name="T51">ı</text:span><text:span text:style-name="T52">l önce ya</text:span><text:span text:style-name="T51">ş</text:span><text:span text:style-name="T52">am</text:span><text:span text:style-name="T51">ış</text:span><text:span text:style-name="T52"> olan insanlar</text:span><text:span text:style-name="T51">ı</text:span><text:span text:style-name="T52">n müzi</text:span><text:span text:style-name="T51">ğ</text:span><text:span text:style-name="T52">e kar</text:span><text:span text:style-name="T51">şı</text:span><text:span text:style-name="T52"> olan ilgisi, söz konusu ki</text:span><text:span text:style-name="T51">ş</text:span><text:span text:style-name="T52">ilerin günümüz insanlar</text:span><text:span text:style-name="T51">ı</text:span><text:span text:style-name="T52">yla hemen hemen ayn</text:span><text:span text:style-name="T51">ı</text:span><text:span text:style-name="T52"> zevklere sahip oldu</text:span><text:span text:style-name="T51">ğ</text:span><text:span text:style-name="T52">unun bir ba</text:span><text:span text:style-name="T51">ş</text:span><text:span text:style-name="T52">ka göstergesidir. Bilinen en eski müzik aleti Libya'n</text:span><text:span text:style-name="T51">ı</text:span><text:span text:style-name="T52">n Haua Fteah isimli yöresinde bulunan ve 70.000 ile 80.000 y</text:span><text:span text:style-name="T51">ı</text:span><text:span text:style-name="T52">ll</text:span><text:span text:style-name="T51">ı</text:span><text:span text:style-name="T52">k oldu</text:span><text:span text:style-name="T51">ğ</text:span><text:span text:style-name="T52">u tahmin edilen ku</text:span><text:span text:style-name="T51">ş</text:span><text:span text:style-name="T52"> kemi</text:span><text:span text:style-name="T51">ğ</text:span><text:span text:style-name="T52">inden yap</text:span><text:span text:style-name="T51">ı</text:span><text:span text:style-name="T52">lm</text:span><text:span text:style-name="T51">ış</text:span><text:span text:style-name="T52"> bir flüttür.</text:span><text:span text:style-name="T63">27</text:span><text:span text:style-name="T52"> Ayr</text:span><text:span text:style-name="T51">ı</text:span><text:span text:style-name="T52">ca Do</text:span><text:span text:style-name="T51">ğ</text:span><text:span text:style-name="T52">u K</text:span><text:span text:style-name="T51">ı</text:span><text:span text:style-name="T52">r</text:span><text:span text:style-name="T51">ı</text:span><text:span text:style-name="T52">m'da incelemelerin yap</text:span><text:span text:style-name="T51">ı</text:span><text:span text:style-name="T52">ld</text:span><text:span text:style-name="T51">ığı</text:span><text:span text:style-name="T52"> Prolom II isimli sitede 41 tane düdük bulunmu</text:span><text:span text:style-name="T51">ş</text:span><text:span text:style-name="T52">tur.</text:span><text:span text:style-name="T63">28</text:span><text:span text:style-name="T52"> Prolom II sitesinin ise 90.000 <text:s/>ila 100.000 y</text:span><text:span text:style-name="T51">ı</text:span><text:span text:style-name="T52">l öncesine dayand</text:span><text:span text:style-name="T51">ığı</text:span><text:span text:style-name="T52"> ke</text:span><text:span text:style-name="T51">ş</text:span><text:span text:style-name="T52">fedilmi</text:span><text:span text:style-name="T51">ş</text:span><text:span text:style-name="T52">tir.</text:span><text:span text:style-name="T63">29</text:span><text:span text:style-name="T52"> </text:span></text:p>
      <text:p text:style-name="P134"><text:span text:style-name="T52">Ancak bu dönemin insanlar</text:span><text:span text:style-name="T51">ı</text:span><text:span text:style-name="T52">n</text:span><text:span text:style-name="T51">ı</text:span><text:span text:style-name="T52">n müzik bilgisi bununla da kalmamaktad</text:span><text:span text:style-name="T51">ı</text:span><text:span text:style-name="T52">r. Bir müzikolog olan Bob Fink, Kuzey Yugoslavya'daki bir ma</text:span><text:span text:style-name="T51">ğ</text:span><text:span text:style-name="T52">arada arkeolog Ivan Turk taraf</text:span><text:span text:style-name="T51">ı</text:span><text:span text:style-name="T52">ndan 1995 Temmuzu'nda bulunan, bir ay</text:span><text:span text:style-name="T51">ı</text:span><text:span text:style-name="T52">n</text:span><text:span text:style-name="T51">ı</text:span><text:span text:style-name="T52">n uyluk kemi</text:span><text:span text:style-name="T51">ğ</text:span><text:span text:style-name="T52">inden yap</text:span><text:span text:style-name="T51">ı</text:span><text:span text:style-name="T52">lm</text:span><text:span text:style-name="T51">ış</text:span><text:span text:style-name="T52"> olan eski bir kemik flütteki delikleri analiz etti. Karbon testine göre ya</text:span><text:span text:style-name="T51">şı</text:span><text:span text:style-name="T52">n</text:span><text:span text:style-name="T51">ı</text:span><text:span text:style-name="T52">n 43.000 ile 67.000 y</text:span><text:span text:style-name="T51">ı</text:span><text:span text:style-name="T52">l aras</text:span><text:span text:style-name="T51">ı</text:span><text:span text:style-name="T52">nda oldu</text:span><text:span text:style-name="T51">ğ</text:span><text:span text:style-name="T52">u dü</text:span><text:span text:style-name="T51">ş</text:span><text:span text:style-name="T52">ünülen bu aletin 4 nota ç</text:span><text:span text:style-name="T51">ı</text:span><text:span text:style-name="T52">kard</text:span><text:span text:style-name="T51">ığı</text:span><text:span text:style-name="T52">n</text:span><text:span text:style-name="T51">ı</text:span><text:span text:style-name="T52"> ve flütte yar</text:span><text:span text:style-name="T51">ı</text:span><text:span text:style-name="T52">m tonlar ve tam tonlar</text:span><text:span text:style-name="T51">ı</text:span><text:span text:style-name="T52">n da oldu</text:span><text:span text:style-name="T51">ğ</text:span><text:span text:style-name="T52">unu tespit etti. Bu ke</text:span><text:span text:style-name="T51">ş</text:span><text:span text:style-name="T52">if, sözkonusu insanlar</text:span><text:span text:style-name="T51">ı</text:span><text:span text:style-name="T52">n Bat</text:span><text:span text:style-name="T51">ı</text:span><text:span text:style-name="T52"> müzi</text:span><text:span text:style-name="T51">ğ</text:span><text:span text:style-name="T52">inin temel formu olan yedi nota ölçüsünü kulland</text:span><text:span text:style-name="T51">ı</text:span><text:span text:style-name="T52">klar</text:span><text:span text:style-name="T51">ı</text:span><text:span text:style-name="T52">n</text:span><text:span text:style-name="T51">ı</text:span><text:span text:style-name="T52"> göstermektedir. Flütü inceleyen Fink, "eski flütün üzerindeki ikinci ve üçüncü delikler aras</text:span><text:span text:style-name="T51">ı</text:span><text:span text:style-name="T52">ndaki mesafenin, üçüncü ve dördüncü delikler aras</text:span><text:span text:style-name="T51">ı</text:span><text:span text:style-name="T52">ndaki mesafenin iki kat</text:span><text:span text:style-name="T51">ı</text:span><text:span text:style-name="T52">" oldu</text:span><text:span text:style-name="T51">ğ</text:span><text:span text:style-name="T52">unu belirtmektedir. Bunun anlam</text:span><text:span text:style-name="T51">ı</text:span><text:span text:style-name="T52"> birinci mesafenin tam notay</text:span><text:span text:style-name="T51">ı</text:span><text:span text:style-name="T52">, ona kom</text:span><text:span text:style-name="T51">ş</text:span><text:span text:style-name="T52">u olan mesafenin de yar</text:span><text:span text:style-name="T51">ı</text:span><text:span text:style-name="T52">m notay</text:span><text:span text:style-name="T51">ı</text:span><text:span text:style-name="T52"> temsil etti</text:span><text:span text:style-name="T51">ğ</text:span><text:span text:style-name="T52">idir. "Bu üç nota inkar edilemez bir </text:span><text:span text:style-name="T51">ş</text:span><text:span text:style-name="T52">ekilde diatonik ve modern yahut antika olsun standart diatonik bir ölçekteki gibi ses ç</text:span><text:span text:style-name="T51">ı</text:span><text:span text:style-name="T52">kar</text:span><text:span text:style-name="T51">ı</text:span><text:span text:style-name="T52">r"</text:span><text:span text:style-name="T63">30</text:span><text:span text:style-name="T52"> diyen Fink, bunlar</text:span><text:span text:style-name="T51">ı</text:span><text:span text:style-name="T52"> kullananlar</text:span><text:span text:style-name="T51">ı</text:span><text:span text:style-name="T52">n müzik kula</text:span><text:span text:style-name="T51">ğı</text:span><text:span text:style-name="T52"> ve bilgisi olan insanlar oldu</text:span><text:span text:style-name="T51">ğ</text:span><text:span text:style-name="T52">unu bir kez daha ortaya koymu</text:span><text:span text:style-name="T51">ş</text:span><text:span text:style-name="T52">tur. </text:span></text:p>
      <text:p text:style-name="P81"><text:span text:style-name="T31">Bütün bu eserler ve arkeolojik buluntular evrim teorisi taraf</text:span><text:span text:style-name="T28">ı</text:span><text:span text:style-name="T31">ndan aç</text:span><text:span text:style-name="T28">ı</text:span><text:span text:style-name="T31">klanmas</text:span><text:span text:style-name="T28">ı</text:span><text:span text:style-name="T31"> mümkün olmayan pek çok soruyu gündeme getirmektedir. </text:span><text:span text:style-name="T28">İ</text:span><text:span text:style-name="T31">nsanlar</text:span><text:span text:style-name="T28">ı</text:span><text:span text:style-name="T31">n maymunlarla ortak bir atadan geldikleri yan</text:span><text:span text:style-name="T28">ı</text:span><text:span text:style-name="T31">lg</text:span><text:span text:style-name="T28">ı</text:span><text:span text:style-name="T31">s</text:span><text:span text:style-name="T28">ı</text:span><text:span text:style-name="T31">n</text:span><text:span text:style-name="T28">ı</text:span><text:span text:style-name="T31"> savunan Darwinizm bu sorular</text:span><text:span text:style-name="T28">ı</text:span><text:span text:style-name="T31">n hiçbirini aç</text:span><text:span text:style-name="T28">ı</text:span><text:span text:style-name="T31">klayamaz. Örne</text:span><text:span text:style-name="T28">ğ</text:span><text:span text:style-name="T31">in, on binlerce y</text:span><text:span text:style-name="T28">ı</text:span><text:span text:style-name="T31">l önce sözde h</text:span><text:span text:style-name="T28">ı</text:span><text:span text:style-name="T31">r</text:span><text:span text:style-name="T28">ı</text:span><text:span text:style-name="T31">lt</text:span><text:span text:style-name="T28">ı</text:span><text:span text:style-name="T31">lar ç</text:span><text:span text:style-name="T28">ı</text:span><text:span text:style-name="T31">kar</text:span><text:span text:style-name="T28">ı</text:span><text:span text:style-name="T31">p, hayvani bir ya</text:span><text:span text:style-name="T28">ş</text:span><text:span text:style-name="T31">am sürdü</text:span><text:span text:style-name="T28">ğ</text:span><text:span text:style-name="T31">ünü iddia ettikleri maymunumsu varl</text:span><text:span text:style-name="T28">ı</text:span><text:span text:style-name="T31">klar</text:span><text:span text:style-name="T28">ı</text:span><text:span text:style-name="T31">n neden ve nas</text:span><text:span text:style-name="T28">ı</text:span><text:span text:style-name="T31">l sosyalle</text:span><text:span text:style-name="T28">ş</text:span><text:span text:style-name="T31">meye ba</text:span><text:span text:style-name="T28">ş</text:span><text:span text:style-name="T31">lad</text:span><text:span text:style-name="T28">ı</text:span><text:span text:style-name="T31">klar</text:span><text:span text:style-name="T28">ı</text:span><text:span text:style-name="T31"> sorusu evrimciler için çok büyük bir açmazd</text:span><text:span text:style-name="T28">ı</text:span><text:span text:style-name="T31">r. Bu maymunumsular</text:span><text:span text:style-name="T28">ı</text:span><text:span text:style-name="T31">n neden a</text:span><text:span text:style-name="T28">ğ</text:span><text:span text:style-name="T31">açlardan yere indikleri, nas</text:span><text:span text:style-name="T28">ı</text:span><text:span text:style-name="T31">l iki ayaklar</text:span><text:span text:style-name="T28">ı</text:span><text:span text:style-name="T31"> üzerinde durmaya ba</text:span><text:span text:style-name="T28">ş</text:span><text:span text:style-name="T31">lad</text:span><text:span text:style-name="T28">ı</text:span><text:span text:style-name="T31">klar</text:span><text:span text:style-name="T28">ı</text:span><text:span text:style-name="T31">, ak</text:span><text:span text:style-name="T28">ı</text:span><text:span text:style-name="T31">llar</text:span><text:span text:style-name="T28">ı</text:span><text:span text:style-name="T31">n</text:span><text:span text:style-name="T28">ı</text:span><text:span text:style-name="T31">n ve yeteneklerinin ne </text:span><text:span text:style-name="T28">ş</text:span><text:span text:style-name="T31">ekilde geli</text:span><text:span text:style-name="T28">ş</text:span><text:span text:style-name="T31">ti</text:span><text:span text:style-name="T28">ğ</text:span><text:span text:style-name="T31">i gibi sorular kar</text:span><text:span text:style-name="T28">şı</text:span><text:span text:style-name="T31">s</text:span><text:span text:style-name="T28">ı</text:span><text:span text:style-name="T31">nda evrim teorisi bilimsel ve ak</text:span><text:span text:style-name="T28">ı</text:span><text:span text:style-name="T31">lc</text:span><text:span text:style-name="T28">ı</text:span><text:span text:style-name="T31"> cevaplar veremez. Bu konuda ileri sürülen aç</text:span><text:span text:style-name="T28">ı</text:span><text:span text:style-name="T31">klamalar yaln</text:span><text:span text:style-name="T28">ı</text:span><text:span text:style-name="T31">zca birtak</text:span><text:span text:style-name="T28">ı</text:span><text:span text:style-name="T31">m ön yarg</text:span><text:span text:style-name="T28">ı</text:span><text:span text:style-name="T31">lardan ve hayal ürünü hikayelerden ibarettir. </text:span></text:p>
      <text:p text:style-name="P15"><text:span text:style-name="T31">Evrimcilere "Dallardan dallara atlayarak dola</text:span><text:span text:style-name="T28">ş</text:span><text:span text:style-name="T31">an maymunlar, ne olmu</text:span><text:span text:style-name="T28">ş</text:span><text:span text:style-name="T31">tur da yere inmeye karar vermi</text:span><text:span text:style-name="T28">ş</text:span><text:span text:style-name="T31">lerdir?" diye sorarsan</text:span><text:span text:style-name="T28">ı</text:span><text:span text:style-name="T31">z, bunu iklim ko</text:span><text:span text:style-name="T28">ş</text:span><text:span text:style-name="T31">ullar</text:span><text:span text:style-name="T28">ı</text:span><text:span text:style-name="T31">n</text:span><text:span text:style-name="T28">ı</text:span><text:span text:style-name="T31">n gere</text:span><text:span text:style-name="T28">ğ</text:span><text:span text:style-name="T31">i diye cevaplarlar. "Di</text:span><text:span text:style-name="T28">ğ</text:span><text:span text:style-name="T31">er maymunlar da onlar</text:span><text:span text:style-name="T28">ı</text:span><text:span text:style-name="T31"> taklit ederek yere inebilecekken, neden dallarda dola</text:span><text:span text:style-name="T28">ş</text:span><text:span text:style-name="T31">may</text:span><text:span text:style-name="T28">ı</text:span><text:span text:style-name="T31"> tercih etmi</text:span><text:span text:style-name="T28">ş</text:span><text:span text:style-name="T31">lerdir? Ya da bu iklim ko</text:span><text:span text:style-name="T28">ş</text:span><text:span text:style-name="T31">ullar</text:span><text:span text:style-name="T28">ı</text:span><text:span text:style-name="T31"> neden sadece bir k</text:span><text:span text:style-name="T28">ı</text:span><text:span text:style-name="T31">s</text:span><text:span text:style-name="T28">ı</text:span><text:span text:style-name="T31">m maymunu etkilemi</text:span><text:span text:style-name="T28">ş</text:span><text:span text:style-name="T31">tir? Ayn</text:span><text:span text:style-name="T28">ı</text:span><text:span text:style-name="T31"> iklim ko</text:span><text:span text:style-name="T28">ş</text:span><text:span text:style-name="T31">ullar</text:span><text:span text:style-name="T28">ı</text:span><text:span text:style-name="T31">nda ya</text:span><text:span text:style-name="T28">ş</text:span><text:span text:style-name="T31">ayan di</text:span><text:span text:style-name="T28">ğ</text:span><text:span text:style-name="T31">er maymunlar</text:span><text:span text:style-name="T28">ı</text:span><text:span text:style-name="T31"> yere inmekten al</text:span><text:span text:style-name="T28">ı</text:span><text:span text:style-name="T31">koyan nedir?" gibi ilk planda akl</text:span><text:span text:style-name="T28">ı</text:span><text:span text:style-name="T31">n</text:span><text:span text:style-name="T28">ı</text:span><text:span text:style-name="T31">za gelen pek çok soru ise evrim teorisi taraf</text:span><text:span text:style-name="T28">ı</text:span><text:span text:style-name="T31">ndan ak</text:span><text:span text:style-name="T28">ı</text:span><text:span text:style-name="T31">lc</text:span><text:span text:style-name="T28">ı</text:span><text:span text:style-name="T31"> ve mant</text:span><text:span text:style-name="T28">ı</text:span><text:span text:style-name="T31">kl</text:span><text:span text:style-name="T28">ı</text:span><text:span text:style-name="T31"> bir </text:span><text:span text:style-name="T28">ş</text:span><text:span text:style-name="T31">ekilde cevaplanamaz. "Yere inen maymunlar nas</text:span><text:span text:style-name="T28">ı</text:span><text:span text:style-name="T31">l olmu</text:span><text:span text:style-name="T28">ş</text:span><text:span text:style-name="T31">tur da iki ayaklar</text:span><text:span text:style-name="T28">ı</text:span><text:span text:style-name="T31"> üzerinde yürümeye ba</text:span><text:span text:style-name="T28">ş</text:span><text:span text:style-name="T31">lam</text:span><text:span text:style-name="T28">ış</text:span><text:span text:style-name="T31">lard</text:span><text:span text:style-name="T28">ı</text:span><text:span text:style-name="T31">r?" diye bir soru sorarsan</text:span><text:span text:style-name="T28">ı</text:span><text:span text:style-name="T31">z evrimciler bu soruya da kendilerince farkl</text:span><text:span text:style-name="T28">ı</text:span><text:span text:style-name="T31"> aç</text:span><text:span text:style-name="T28">ı</text:span><text:span text:style-name="T31">klamalar getirmeye çal</text:span><text:span text:style-name="T28">ışı</text:span><text:span text:style-name="T31">rlar. Örne</text:span><text:span text:style-name="T28">ğ</text:span><text:span text:style-name="T31">in baz</text:span><text:span text:style-name="T28">ı</text:span><text:span text:style-name="T31"> evrimciler, di</text:span><text:span text:style-name="T28">ğ</text:span><text:span text:style-name="T31">er güçlü hayvanlardan korunma ihtiyac</text:span><text:span text:style-name="T28">ı</text:span><text:span text:style-name="T31"> nedeniyle bu maymunumsular</text:span><text:span text:style-name="T28">ı</text:span><text:span text:style-name="T31">n arka ayaklar</text:span><text:span text:style-name="T28">ı</text:span><text:span text:style-name="T31"> üzerinde dik durmaya karar verdiklerini söylerler. Ama bu aç</text:span><text:span text:style-name="T28">ı</text:span><text:span text:style-name="T31">klamalar</text:span><text:span text:style-name="T28">ı</text:span><text:span text:style-name="T31">n hiçbiri bilimsel de</text:span><text:span text:style-name="T28">ğ</text:span><text:span text:style-name="T31">ildir. </text:span></text:p>
      <text:p text:style-name="P134"><text:span text:style-name="T52">Öncelikle iki ayaklılı</text:span><text:span text:style-name="T51">ğ</text:span><text:span text:style-name="T52">ın evrimi diye bir </text:span><text:span text:style-name="T51">ş</text:span><text:span text:style-name="T52">ey söz konusu bile de</text:span><text:span text:style-name="T51">ğ</text:span><text:span text:style-name="T52">ildir. </text:span><text:span text:style-name="T51">İ</text:span><text:span text:style-name="T52">nsan iki aya</text:span><text:span text:style-name="T51">ğ</text:span><text:span text:style-name="T52">ı üzerinde dik yürür. Bu, ba</text:span><text:span text:style-name="T51">ş</text:span><text:span text:style-name="T52">ka hiçbir canlıda rastlanmayan, çok özel bir hareket </text:span><text:span text:style-name="T51">ş</text:span><text:span text:style-name="T52">eklidir. Burada belirtilmesi gereken en önemli noktalardan biri iki ayaklılı</text:span><text:span text:style-name="T51">ğ</text:span><text:span text:style-name="T52">ın bir avantaj olmadı</text:span><text:span text:style-name="T51">ğ</text:span><text:span text:style-name="T52">ıdır. Zira, maymunların hareket </text:span><text:span text:style-name="T51">ş</text:span><text:span text:style-name="T52">ekli insanın iki ayaklı yürüyü</text:span><text:span text:style-name="T51">ş</text:span><text:span text:style-name="T52">ünden daha kolay, hızlı ve verimlidir. </text:span><text:span text:style-name="T51">İ</text:span><text:span text:style-name="T52">nsan ne bir </text:span><text:span text:style-name="T51">ş</text:span><text:span text:style-name="T52">empanze gibi a</text:span><text:span text:style-name="T51">ğ</text:span><text:span text:style-name="T52">açlar arasında daldan dala atlayarak ilerleyebilir, ne de bir çita gibi saatte 125 km. hızla ko</text:span><text:span text:style-name="T51">ş</text:span><text:span text:style-name="T52">abilir. Aksine insan, iki aya</text:span><text:span text:style-name="T51">ğ</text:span><text:span text:style-name="T52">ı üzerinde yürüdü</text:span><text:span text:style-name="T51">ğ</text:span><text:span text:style-name="T52">ü için, yerde çok daha yava</text:span><text:span text:style-name="T51">ş</text:span><text:span text:style-name="T52"> bir biçimde hareket edebilir ve bu nedenle do</text:span><text:span text:style-name="T51">ğ</text:span><text:span text:style-name="T52">adaki canlıların en savunmasızlarından biridir. Dolayısıyla, evrim teorisinin kendi mantı</text:span><text:span text:style-name="T51">ğ</text:span><text:span text:style-name="T52">ına göre, maymunların iki ayaklı yürümeye yönelmelerinin hiçbir anlamı yoktur. Aksine, evrimin hikayelerine göre insanlar dört ayaklı hale gelmelidirler.</text:span></text:p>
      <text:p text:style-name="P134"><text:span text:style-name="T52">Evrimci iddianın bir di</text:span><text:span text:style-name="T51">ğ</text:span><text:span text:style-name="T52">er çıkmazı ise, iki ayaklılı</text:span><text:span text:style-name="T51">ğ</text:span><text:span text:style-name="T52">ın Darwinizm'in "a</text:span><text:span text:style-name="T51">ş</text:span><text:span text:style-name="T52">ama a</text:span><text:span text:style-name="T51">ş</text:span><text:span text:style-name="T52">ama geli</text:span><text:span text:style-name="T51">ş</text:span><text:span text:style-name="T52">me" modeline kesinlikle uymamasıdır. Evrimin temelini olu</text:span><text:span text:style-name="T51">ş</text:span><text:span text:style-name="T52">turan bu model, evrimin bir a</text:span><text:span text:style-name="T51">ş</text:span><text:span text:style-name="T52">amasında iki ayaklılıkla dört ayaklılık arasında "karma" bir yürüyü</text:span><text:span text:style-name="T51">ş</text:span><text:span text:style-name="T52"> olmasını zorunlu kılar. Oysa </text:span><text:soft-page-break/><text:span text:style-name="T51">İ</text:span><text:span text:style-name="T52">ngiliz paleoantropolog Robin Crompton, 1996 yılında bilgisayar yardımıyla yaptı</text:span><text:span text:style-name="T51">ğ</text:span><text:span text:style-name="T52">ı ara</text:span><text:span text:style-name="T51">ş</text:span><text:span text:style-name="T52">tırmalarda bu çe</text:span><text:span text:style-name="T51">ş</text:span><text:span text:style-name="T52">it bir "karma" yürüyü</text:span><text:span text:style-name="T51">ş</text:span><text:span text:style-name="T52">ün imkansız oldu</text:span><text:span text:style-name="T51">ğ</text:span><text:span text:style-name="T52">unu göstermi</text:span><text:span text:style-name="T51">ş</text:span><text:span text:style-name="T52">tir. Crompton'un vardı</text:span><text:span text:style-name="T51">ğ</text:span><text:span text:style-name="T52">ı sonuç </text:span><text:span text:style-name="T51">ş</text:span><text:span text:style-name="T52">udur: Bir canlı ya tam dik, ya da tam dört aya</text:span><text:span text:style-name="T51">ğ</text:span><text:span text:style-name="T52">ı üzerinde yürüyebilir.</text:span><text:span text:style-name="T63">31 </text:span><text:span text:style-name="T52">Bu ikisinin arası bir yürüyü</text:span><text:span text:style-name="T51">ş</text:span><text:span text:style-name="T52"> biçimi, enerji kullanımının a</text:span><text:span text:style-name="T51">ş</text:span><text:span text:style-name="T52">ırı derecede artması nedeniyle mümkün olmamaktadır. Bu yüzden yarı-iki ayaklı bir canlının var olması mümkün de</text:span><text:span text:style-name="T51">ğ</text:span><text:span text:style-name="T52">ildir.</text:span></text:p>
      <text:p text:style-name="P134"><text:span text:style-name="T52">Bu sözde ilkel varl</text:span><text:span text:style-name="T51">ı</text:span><text:span text:style-name="T52">klar</text:span><text:span text:style-name="T51">ı</text:span><text:span text:style-name="T52">n nas</text:span><text:span text:style-name="T51">ı</text:span><text:span text:style-name="T52">l ak</text:span><text:span text:style-name="T51">ı</text:span><text:span text:style-name="T52">ll</text:span><text:span text:style-name="T51">ı</text:span><text:span text:style-name="T52"> ve sosyal davran</text:span><text:span text:style-name="T51">ış</text:span><text:span text:style-name="T52">lar geli</text:span><text:span text:style-name="T51">ş</text:span><text:span text:style-name="T52">tirdikleri sorusunun cevab</text:span><text:span text:style-name="T51">ı</text:span><text:span text:style-name="T52"> da evrimcilerin hezeyanlar</text:span><text:span text:style-name="T51">ı</text:span><text:span text:style-name="T52">na göre, toplu halde ya</text:span><text:span text:style-name="T51">ş</text:span><text:span text:style-name="T52">ad</text:span><text:span text:style-name="T51">ı</text:span><text:span text:style-name="T52">klar</text:span><text:span text:style-name="T51">ı</text:span><text:span text:style-name="T52">, böylece ak</text:span><text:span text:style-name="T51">ı</text:span><text:span text:style-name="T52">ll</text:span><text:span text:style-name="T51">ı</text:span><text:span text:style-name="T52"> ve sosyal davran</text:span><text:span text:style-name="T51">ış</text:span><text:span text:style-name="T52">lar geli</text:span><text:span text:style-name="T51">ş</text:span><text:span text:style-name="T52">tirdikleridir. Oysa sürü halinde ya</text:span><text:span text:style-name="T51">ş</text:span><text:span text:style-name="T52">ayan yaln</text:span><text:span text:style-name="T51">ı</text:span><text:span text:style-name="T52">zca bu sözde ilkel varl</text:span><text:span text:style-name="T51">ı</text:span><text:span text:style-name="T52">klar de</text:span><text:span text:style-name="T51">ğ</text:span><text:span text:style-name="T52">ildir. Goriller, </text:span><text:span text:style-name="T51">ş</text:span><text:span text:style-name="T52">empanzeler, maymunlar ve daha pek çok hayvan türü sürüler halinde ya</text:span><text:span text:style-name="T51">ş</text:span><text:span text:style-name="T52">amaktad</text:span><text:span text:style-name="T51">ı</text:span><text:span text:style-name="T52">r. Ama bunlar</text:span><text:span text:style-name="T51">ı</text:span><text:span text:style-name="T52">n hiçbiri insanlar gibi ak</text:span><text:span text:style-name="T51">ı</text:span><text:span text:style-name="T52">ll</text:span><text:span text:style-name="T51">ı</text:span><text:span text:style-name="T52"> ve sosyal davran</text:span><text:span text:style-name="T51">ış</text:span><text:span text:style-name="T52">lar geli</text:span><text:span text:style-name="T51">ş</text:span><text:span text:style-name="T52">tirmemi</text:span><text:span text:style-name="T51">ş</text:span><text:span text:style-name="T52">tir. Hiçbiri sanatsal yap</text:span><text:span text:style-name="T51">ı</text:span><text:span text:style-name="T52">lar in</text:span><text:span text:style-name="T51">ş</text:span><text:span text:style-name="T52">a etmemi</text:span><text:span text:style-name="T51">ş</text:span><text:span text:style-name="T52">, astronomiyle ilgilenmemi</text:span><text:span text:style-name="T51">ş</text:span><text:span text:style-name="T52">, dev an</text:span><text:span text:style-name="T51">ı</text:span><text:span text:style-name="T52">tlar yapmam</text:span><text:span text:style-name="T51">ış</text:span><text:span text:style-name="T52">, k</text:span><text:span text:style-name="T51">ı</text:span><text:span text:style-name="T52">saca ak</text:span><text:span text:style-name="T51">ı</text:span><text:span text:style-name="T52">l ve yetenek sergileyememi</text:span><text:span text:style-name="T51">ş</text:span><text:span text:style-name="T52">tir. Çünkü ak</text:span><text:span text:style-name="T51">ı</text:span><text:span text:style-name="T52">ll</text:span><text:span text:style-name="T51">ı</text:span><text:span text:style-name="T52"> ve bilinçli davran</text:span><text:span text:style-name="T51">ış</text:span><text:span text:style-name="T52"> yaln</text:span><text:span text:style-name="T51">ı</text:span><text:span text:style-name="T52">zca insanlara has özelliklerdir. Geçmi</text:span><text:span text:style-name="T51">ş</text:span><text:span text:style-name="T52">ten günümüze izi kalan tüm bu eserler de, bizler gibi ak</text:span><text:span text:style-name="T51">ı</text:span><text:span text:style-name="T52">l ve </text:span><text:span text:style-name="T51">ş</text:span><text:span text:style-name="T52">uura sahip, hesaplama, planlama, üretme yetene</text:span><text:span text:style-name="T51">ğ</text:span><text:span text:style-name="T52">i olan insanlar taraf</text:span><text:span text:style-name="T51">ı</text:span><text:span text:style-name="T52">ndan meydana getirilmi</text:span><text:span text:style-name="T51">ş</text:span><text:span text:style-name="T52">tir. Bu insanlar</text:span><text:span text:style-name="T51">ı</text:span><text:span text:style-name="T52">n ilkel ko</text:span><text:span text:style-name="T51">ş</text:span><text:span text:style-name="T52">ullarda ya</text:span><text:span text:style-name="T51">ş</text:span><text:span text:style-name="T52">ad</text:span><text:span text:style-name="T51">ı</text:span><text:span text:style-name="T52">klar</text:span><text:span text:style-name="T51">ı</text:span><text:span text:style-name="T52"> iddias</text:span><text:span text:style-name="T51">ı</text:span><text:span text:style-name="T52"> ise bizzat arkeolojik bulgular taraf</text:span><text:span text:style-name="T51">ı</text:span><text:span text:style-name="T52">ndan yalanlanmaktad</text:span><text:span text:style-name="T51">ı</text:span><text:span text:style-name="T52">r. <text:s/></text:span></text:p>
      <text:p text:style-name="P120">EV RİMCİLERİN ÖNE SÜRDÜĞÜ İNSANLIK TARİHİ TABLOSUNU YALANLAYAN BULGULAR</text:p>
      <text:p text:style-name="P138"/>
      <text:p text:style-name="P134"><text:span text:style-name="T52">Arkeolog Michael A. Cremo ve Richard L. Thompson taraf</text:span><text:span text:style-name="T51">ı</text:span><text:span text:style-name="T52">ndan haz</text:span><text:span text:style-name="T51">ı</text:span><text:span text:style-name="T52">rlanan Forbidden Archeology (Yasaklanm</text:span><text:span text:style-name="T51">ış</text:span><text:span text:style-name="T52"> Arkeoloji) kitab</text:span><text:span text:style-name="T51">ı</text:span><text:span text:style-name="T52">nda sunulan deliller, evrimcilerin öne sürdükleri insan</text:span><text:span text:style-name="T51">ı</text:span><text:span text:style-name="T52">n tarihi tablosunu alt üst etmektedir. Bu bulgular, evrimci anlay</text:span><text:span text:style-name="T51">ış</text:span><text:span text:style-name="T52">a göre, hiç umulmad</text:span><text:span text:style-name="T51">ı</text:span><text:span text:style-name="T52">k dönemlerde umulmad</text:span><text:span text:style-name="T51">ı</text:span><text:span text:style-name="T52">k kal</text:span><text:span text:style-name="T51">ı</text:span><text:span text:style-name="T52">nt</text:span><text:span text:style-name="T51">ı</text:span><text:span text:style-name="T52">lar</text:span><text:span text:style-name="T51">ı</text:span><text:span text:style-name="T52"> ortaya koymaktad</text:span><text:span text:style-name="T51">ı</text:span><text:span text:style-name="T52">r. Örne</text:span><text:span text:style-name="T51">ğ</text:span><text:span text:style-name="T52">in, 1950'lerde Kanada Ulusal Müzesi'nden ara</text:span><text:span text:style-name="T51">ş</text:span><text:span text:style-name="T52">t</text:span><text:span text:style-name="T51">ı</text:span><text:span text:style-name="T52">rmac</text:span><text:span text:style-name="T51">ı</text:span><text:span text:style-name="T52"> Thomas E. Lee, Huron Gölü kuzeyinde, Sheguiandah'daki buzullar</text:span><text:span text:style-name="T51">ı</text:span><text:span text:style-name="T52">n b</text:span><text:span text:style-name="T51">ı</text:span><text:span text:style-name="T52">rakt</text:span><text:span text:style-name="T51">ığı</text:span><text:span text:style-name="T52"> tortular</text:span><text:span text:style-name="T51">ı</text:span><text:span text:style-name="T52">n içinde geli</text:span><text:span text:style-name="T51">ş</text:span><text:span text:style-name="T52">mi</text:span><text:span text:style-name="T51">ş</text:span><text:span text:style-name="T52"> ta</text:span><text:span text:style-name="T51">ş</text:span><text:span text:style-name="T52"> aletler bulmu</text:span><text:span text:style-name="T51">ş</text:span><text:span text:style-name="T52">tur. Bunlar</text:span><text:span text:style-name="T51">ı</text:span><text:span text:style-name="T52">n ya</text:span><text:span text:style-name="T51">ş</text:span><text:span text:style-name="T52">lar</text:span><text:span text:style-name="T51">ı</text:span><text:span text:style-name="T52">n</text:span><text:span text:style-name="T51">ı</text:span><text:span text:style-name="T52">n 65 bin ile 125 bin aras</text:span><text:span text:style-name="T51">ı</text:span><text:span text:style-name="T52">nda oldu</text:span><text:span text:style-name="T51">ğ</text:span><text:span text:style-name="T52">u meydana ç</text:span><text:span text:style-name="T51">ı</text:span><text:span text:style-name="T52">k</text:span><text:span text:style-name="T51">ı</text:span><text:span text:style-name="T52">nca, ara</text:span><text:span text:style-name="T51">ş</text:span><text:span text:style-name="T52">t</text:span><text:span text:style-name="T51">ı</text:span><text:span text:style-name="T52">rma sonuçlar</text:span><text:span text:style-name="T51">ı</text:span><text:span text:style-name="T52">n</text:span><text:span text:style-name="T51">ı</text:span><text:span text:style-name="T52">n yay</text:span><text:span text:style-name="T51">ı</text:span><text:span text:style-name="T52">nlanmas</text:span><text:span text:style-name="T51">ı</text:span><text:span text:style-name="T52"> ertelenmi</text:span><text:span text:style-name="T51">ş</text:span><text:span text:style-name="T52">tir. Çünkü bilim dünyas</text:span><text:span text:style-name="T51">ı</text:span><text:span text:style-name="T52">na hakim olan yan</text:span><text:span text:style-name="T51">ı</text:span><text:span text:style-name="T52">lg</text:span><text:span text:style-name="T51">ı</text:span><text:span text:style-name="T52">ya göre, Kuzey Amerika'ya ilk insanlar</text:span><text:span text:style-name="T51">ı</text:span><text:span text:style-name="T52">n geli</text:span><text:span text:style-name="T51">ş</text:span><text:span text:style-name="T52">i 120 bin y</text:span><text:span text:style-name="T51">ı</text:span><text:span text:style-name="T52">l önce Sibirya'dan olmu</text:span><text:span text:style-name="T51">ş</text:span><text:span text:style-name="T52">tu ve bunun daha önce oldu</text:span><text:span text:style-name="T51">ğ</text:span><text:span text:style-name="T52">unun iddia edilmesi mümkün de</text:span><text:span text:style-name="T51">ğ</text:span><text:span text:style-name="T52">ildi. </text:span></text:p>
      <text:p text:style-name="P134"><text:span text:style-name="T52">Kitapta verilen bir ba</text:span><text:span text:style-name="T51">ş</text:span><text:span text:style-name="T52">ka örnek de </text:span><text:span text:style-name="T51">ş</text:span><text:span text:style-name="T52">öyledir: Arjantin, Miramar'da arkeolog Carlos, Ameghino Pliosen dönemine ait bozulmam</text:span><text:span text:style-name="T51">ış</text:span><text:span text:style-name="T52"> 3 milyon y</text:span><text:span text:style-name="T51">ı</text:span><text:span text:style-name="T52">ll</text:span><text:span text:style-name="T51">ı</text:span><text:span text:style-name="T52">k olu</text:span><text:span text:style-name="T51">ş</text:span><text:span text:style-name="T52">umlarda bola ta</text:span><text:span text:style-name="T51">ş</text:span><text:span text:style-name="T52">lar</text:span><text:span text:style-name="T51">ı</text:span><text:span text:style-name="T52"> bulmu</text:span><text:span text:style-name="T51">ş</text:span><text:span text:style-name="T52">tur. Ayn</text:span><text:span text:style-name="T51">ı</text:span><text:span text:style-name="T52"> katmanda, art</text:span><text:span text:style-name="T51">ı</text:span><text:span text:style-name="T52">k Güney Amerika'da soyu tükenmi</text:span><text:span text:style-name="T51">ş</text:span><text:span text:style-name="T52"> bir Güney Amerika memelisi kemi</text:span><text:span text:style-name="T51">ğ</text:span><text:span text:style-name="T52">i bulmu</text:span><text:span text:style-name="T51">ş</text:span><text:span text:style-name="T52">tur. Bu kemi</text:span><text:span text:style-name="T51">ğ</text:span><text:span text:style-name="T52">in içine gömülü durumda bir çakmak ta</text:span><text:span text:style-name="T51">şı</text:span><text:span text:style-name="T52"> ok ucu da vard</text:span><text:span text:style-name="T51">ı</text:span><text:span text:style-name="T52">. Daha sonra bir ba</text:span><text:span text:style-name="T51">ş</text:span><text:span text:style-name="T52">ka ara</text:span><text:span text:style-name="T51">ş</text:span><text:span text:style-name="T52">t</text:span><text:span text:style-name="T51">ı</text:span><text:span text:style-name="T52">rmac</text:span><text:span text:style-name="T51">ı</text:span><text:span text:style-name="T52"> ayn</text:span><text:span text:style-name="T51">ı</text:span><text:span text:style-name="T52"> olu</text:span><text:span text:style-name="T51">ş</text:span><text:span text:style-name="T52">umun içinde bir insan çenesi parças</text:span><text:span text:style-name="T51">ı</text:span><text:span text:style-name="T52"> buldu. Oysa Darwinistlere göre, bola ta</text:span><text:span text:style-name="T51">ş</text:span><text:span text:style-name="T52">lar</text:span><text:span text:style-name="T51">ı</text:span><text:span text:style-name="T52"> ve ok uçlar</text:span><text:span text:style-name="T51">ı</text:span><text:span text:style-name="T52"> yapabilen insanlar ancak 100-150 bin y</text:span><text:span text:style-name="T51">ı</text:span><text:span text:style-name="T52">l önce ortaya ç</text:span><text:span text:style-name="T51">ı</text:span><text:span text:style-name="T52">km</text:span><text:span text:style-name="T51">ış</text:span><text:span text:style-name="T52">t</text:span><text:span text:style-name="T51">ı</text:span><text:span text:style-name="T52">. Dolay</text:span><text:span text:style-name="T51">ı</text:span><text:span text:style-name="T52">s</text:span><text:span text:style-name="T51">ı</text:span><text:span text:style-name="T52">yla, 3 milyon y</text:span><text:span text:style-name="T51">ı</text:span><text:span text:style-name="T52">l öncesine ait bola ta</text:span><text:span text:style-name="T51">ş</text:span><text:span text:style-name="T52">lar</text:span><text:span text:style-name="T51">ı</text:span><text:span text:style-name="T52">, bu ta</text:span><text:span text:style-name="T51">ş</text:span><text:span text:style-name="T52">lar</text:span><text:span text:style-name="T51">ı</text:span><text:span text:style-name="T52">n içinde bulunan kemikler ve ok ucu evrimciler için aç</text:span><text:span text:style-name="T51">ı</text:span><text:span text:style-name="T52">klanmas</text:span><text:span text:style-name="T51">ı</text:span><text:span text:style-name="T52"> mümkün olmayan bulgulard</text:span><text:span text:style-name="T51">ı</text:span><text:span text:style-name="T52">r. Ve bu durum evrim teorisinin bilimsel bulgularla çeli</text:span><text:span text:style-name="T51">ş</text:span><text:span text:style-name="T52">ti</text:span><text:span text:style-name="T51">ğ</text:span><text:span text:style-name="T52">ini bir kez daha göstermektedir.</text:span><text:span text:style-name="T63">33</text:span></text:p>
      <text:p text:style-name="P134"><text:span text:style-name="T51">İ</text:span><text:span text:style-name="T52">ngiliz ara</text:span><text:span text:style-name="T51">ş</text:span><text:span text:style-name="T52">t</text:span><text:span text:style-name="T51">ı</text:span><text:span text:style-name="T52">rmac</text:span><text:span text:style-name="T51">ı</text:span><text:span text:style-name="T52">-yazar Michael Baigent ise Ancient Traces (Antik </text:span><text:span text:style-name="T51">İ</text:span><text:span text:style-name="T52">zler) kitab</text:span><text:span text:style-name="T51">ı</text:span><text:span text:style-name="T52">nda, 1891 y</text:span><text:span text:style-name="T51">ı</text:span><text:span text:style-name="T52">l</text:span><text:span text:style-name="T51">ı</text:span><text:span text:style-name="T52">nda 260-320 milyon y</text:span><text:span text:style-name="T51">ı</text:span><text:span text:style-name="T52">ll</text:span><text:span text:style-name="T51">ı</text:span><text:span text:style-name="T52">k bir alt</text:span><text:span text:style-name="T51">ı</text:span><text:span text:style-name="T52">n zincirin bulundu</text:span><text:span text:style-name="T51">ğ</text:span><text:span text:style-name="T52">unu anlatmaktad</text:span><text:span text:style-name="T51">ı</text:span><text:span text:style-name="T52">r. Bu zincirin 8 karat alt</text:span><text:span text:style-name="T51">ı</text:span><text:span text:style-name="T52">n ve 16 karat ba</text:span><text:span text:style-name="T51">ş</text:span><text:span text:style-name="T52">ka bir metalin al</text:span><text:span text:style-name="T51">ışı</text:span><text:span text:style-name="T52">m</text:span><text:span text:style-name="T51">ı</text:span><text:span text:style-name="T52">ndan yap</text:span><text:span text:style-name="T51">ı</text:span><text:span text:style-name="T52">lm</text:span><text:span text:style-name="T51">ış</text:span><text:span text:style-name="T52"> oldu</text:span><text:span text:style-name="T51">ğ</text:span><text:span text:style-name="T52">u anla</text:span><text:span text:style-name="T51">şı</text:span><text:span text:style-name="T52">lm</text:span><text:span text:style-name="T51">ış</text:span><text:span text:style-name="T52">t</text:span><text:span text:style-name="T51">ı</text:span><text:span text:style-name="T52">r. Bir kömür parças</text:span><text:span text:style-name="T51">ı</text:span><text:span text:style-name="T52">n</text:span><text:span text:style-name="T51">ı</text:span><text:span text:style-name="T52">n içinden ç</text:span><text:span text:style-name="T51">ı</text:span><text:span text:style-name="T52">kan bu alt</text:span><text:span text:style-name="T51">ı</text:span><text:span text:style-name="T52">n zincirin orta k</text:span><text:span text:style-name="T51">ı</text:span><text:span text:style-name="T52">sm</text:span><text:span text:style-name="T51">ı</text:span><text:span text:style-name="T52"> iyice eskiyip a</text:span><text:span text:style-name="T51">şı</text:span><text:span text:style-name="T52">nm</text:span><text:span text:style-name="T51">ış</text:span><text:span text:style-name="T52">, ama uç k</text:span><text:span text:style-name="T51">ı</text:span><text:span text:style-name="T52">s</text:span><text:span text:style-name="T51">ı</text:span><text:span text:style-name="T52">mlar</text:span><text:span text:style-name="T51">ı</text:span><text:span text:style-name="T52"> sa</text:span><text:span text:style-name="T51">ğ</text:span><text:span text:style-name="T52">lam durumdad</text:span><text:span text:style-name="T51">ı</text:span><text:span text:style-name="T52">r ve iki ucu birbirine s</text:span><text:span text:style-name="T51">ı</text:span><text:span text:style-name="T52">k</text:span><text:span text:style-name="T51">ı</text:span><text:span text:style-name="T52">ca ba</text:span><text:span text:style-name="T51">ğ</text:span><text:span text:style-name="T52">l</text:span><text:span text:style-name="T51">ı</text:span><text:span text:style-name="T52">d</text:span><text:span text:style-name="T51">ı</text:span><text:span text:style-name="T52">r. A</text:span><text:span text:style-name="T51">şı</text:span><text:span text:style-name="T52">nm</text:span><text:span text:style-name="T51">ış</text:span><text:span text:style-name="T52"> k</text:span><text:span text:style-name="T51">ı</text:span><text:span text:style-name="T52">s</text:span><text:span text:style-name="T51">ı</text:span><text:span text:style-name="T52">m</text:span><text:span text:style-name="T51">ı</text:span><text:span text:style-name="T52">n, kömür içine iyice i</text:span><text:span text:style-name="T51">ş</text:span><text:span text:style-name="T52">lemi</text:span><text:span text:style-name="T51">ş</text:span><text:span text:style-name="T52"> izi de vard</text:span><text:span text:style-name="T51">ı</text:span><text:span text:style-name="T52">r. Tüm bunlar, bulunan zincirin, kömür parças</text:span><text:span text:style-name="T51">ı</text:span><text:span text:style-name="T52"> kadar eski oldu</text:span><text:span text:style-name="T51">ğ</text:span><text:span text:style-name="T52">unu göstermektedir. Kömürün ç</text:span><text:span text:style-name="T51">ı</text:span><text:span text:style-name="T52">kar</text:span><text:span text:style-name="T51">ı</text:span><text:span text:style-name="T52">ld</text:span><text:span text:style-name="T51">ığı</text:span><text:span text:style-name="T52"> madendeki yataklar</text:span><text:span text:style-name="T51">ı</text:span><text:span text:style-name="T52">n tarihi ise 260-320 milyon y</text:span><text:span text:style-name="T51">ı</text:span><text:span text:style-name="T52">l aras</text:span><text:span text:style-name="T51">ı</text:span><text:span text:style-name="T52">ndad</text:span><text:span text:style-name="T51">ı</text:span><text:span text:style-name="T52">r.</text:span><text:span text:style-name="T63">34</text:span><text:span text:style-name="T52"> Evrimcilerin, insan</text:span><text:span text:style-name="T51">ı</text:span><text:span text:style-name="T52">n dahi olmad</text:span><text:span text:style-name="T51">ığı</text:span><text:span text:style-name="T52">n</text:span><text:span text:style-name="T51">ı</text:span><text:span text:style-name="T52"> iddia ettikleri bir dönemde, medeniyetin önemli göstergelerinden biri olan alt</text:span><text:span text:style-name="T51">ı</text:span><text:span text:style-name="T52">n tak</text:span><text:span text:style-name="T51">ı</text:span><text:span text:style-name="T52">n</text:span><text:span text:style-name="T51">ı</text:span><text:span text:style-name="T52">n bulunmas</text:span><text:span text:style-name="T51">ı</text:span><text:span text:style-name="T52">, evrimcilerin çizdi</text:span><text:span text:style-name="T51">ğ</text:span><text:span text:style-name="T52">i insanl</text:span><text:span text:style-name="T51">ı</text:span><text:span text:style-name="T52">k tarihi tablosunu yerle bir etmektedir. </text:span></text:p>
      <text:p text:style-name="P134"><text:span text:style-name="T52">Bir toplumun mücevher kullanmas</text:span><text:span text:style-name="T51">ı</text:span><text:span text:style-name="T52">, süs e</text:span><text:span text:style-name="T51">ş</text:span><text:span text:style-name="T52">yalar</text:span><text:span text:style-name="T51">ı</text:span><text:span text:style-name="T52"> meydana getirmesi, o toplumun medeni bir ya</text:span><text:span text:style-name="T51">ş</text:span><text:span text:style-name="T52">am sürdü</text:span><text:span text:style-name="T51">ğ</text:span><text:span text:style-name="T52">ünün önemli delillerindendir. Üstelik alt</text:span><text:span text:style-name="T51">ı</text:span><text:span text:style-name="T52">n zincirin yap</text:span><text:span text:style-name="T51">ı</text:span><text:span text:style-name="T52">labilmesi hem uzmanl</text:span><text:span text:style-name="T51">ı</text:span><text:span text:style-name="T52">k hem de teknik donan</text:span><text:span text:style-name="T51">ı</text:span><text:span text:style-name="T52">m gerektiren bir i</text:span><text:span text:style-name="T51">ş</text:span><text:span text:style-name="T52">tir. Ta</text:span><text:span text:style-name="T51">ş</text:span><text:span text:style-name="T52">tan aletler kullanarak ham alt</text:span><text:span text:style-name="T51">ı</text:span><text:span text:style-name="T52">ndan düzgün bir zincir meydana getirilemez. Aç</text:span><text:span text:style-name="T51">ı</text:span><text:span text:style-name="T52">kt</text:span><text:span text:style-name="T51">ı</text:span><text:span text:style-name="T52">r ki, günümüzden milyonlarca y</text:span><text:span text:style-name="T51">ı</text:span><text:span text:style-name="T52">l önce ya</text:span><text:span text:style-name="T51">ş</text:span><text:span text:style-name="T52">ayan insanlar da, tak</text:span><text:span text:style-name="T51">ı</text:span><text:span text:style-name="T52"> ve mücevheri biliyor, estetikten zevk al</text:span><text:span text:style-name="T51">ı</text:span><text:span text:style-name="T52">yor, insani bir ya</text:span><text:span text:style-name="T51">ş</text:span><text:span text:style-name="T52">am sürüyorlard</text:span><text:span text:style-name="T51">ı</text:span><text:span text:style-name="T52">. </text:span></text:p>
      <text:p text:style-name="P134"><text:span text:style-name="T51">İ</text:span><text:span text:style-name="T52">nsanl</text:span><text:span text:style-name="T51">ı</text:span><text:span text:style-name="T52">k tarihinin evrimi teorisini y</text:span><text:span text:style-name="T51">ı</text:span><text:span text:style-name="T52">kan bulgulardan biri de, 387 milyon y</text:span><text:span text:style-name="T51">ı</text:span><text:span text:style-name="T52">ll</text:span><text:span text:style-name="T51">ı</text:span><text:span text:style-name="T52">k oldu</text:span><text:span text:style-name="T51">ğ</text:span><text:span text:style-name="T52">u tahmin edilen demir çivi parças</text:span><text:span text:style-name="T51">ı</text:span><text:span text:style-name="T52">d</text:span><text:span text:style-name="T51">ı</text:span><text:span text:style-name="T52">r. Sir David Brewster taraf</text:span><text:span text:style-name="T51">ı</text:span><text:span text:style-name="T52">ndan British Association for the Advancement of Science (</text:span><text:span text:style-name="T51">İ</text:span><text:span text:style-name="T52">ngiliz Bilimsel Geli</text:span><text:span text:style-name="T51">ş</text:span><text:span text:style-name="T52">me Birli</text:span><text:span text:style-name="T51">ğ</text:span><text:span text:style-name="T52">i)'ne sunulan raporda yer alan bilgiye göre, çivi kum ta</text:span><text:span text:style-name="T51">şı</text:span><text:span text:style-name="T52"> içinde bulunmu</text:span><text:span text:style-name="T51">ş</text:span><text:span text:style-name="T52">tur. Kum ta</text:span><text:span text:style-name="T51">şı</text:span><text:span text:style-name="T52">n</text:span><text:span text:style-name="T51">ı</text:span><text:span text:style-name="T52">n ç</text:span><text:span text:style-name="T51">ı</text:span><text:span text:style-name="T52">kar</text:span><text:span text:style-name="T51">ı</text:span><text:span text:style-name="T52">lm</text:span><text:span text:style-name="T51">ış</text:span><text:span text:style-name="T52"> oldu</text:span><text:span text:style-name="T51">ğ</text:span><text:span text:style-name="T52">u ta</text:span><text:span text:style-name="T51">ş</text:span><text:span text:style-name="T52"> yata</text:span><text:span text:style-name="T51">ğı</text:span><text:span text:style-name="T52"> Erken Devonian dönemine aittir, yakla</text:span><text:span text:style-name="T51">şı</text:span><text:span text:style-name="T52">k 387 milyon ya</text:span><text:span text:style-name="T51">şı</text:span><text:span text:style-name="T52">ndad</text:span><text:span text:style-name="T51">ı</text:span><text:span text:style-name="T52">r.</text:span><text:span text:style-name="T63">35</text:span></text:p>
      <text:p text:style-name="P134"><text:span text:style-name="T52">Burada sadece birkaç örne</text:span><text:span text:style-name="T51">ğ</text:span><text:span text:style-name="T52">ine yer verdi</text:span><text:span text:style-name="T51">ğ</text:span><text:span text:style-name="T52">imiz bulgular, insan</text:span><text:span text:style-name="T51">ı</text:span><text:span text:style-name="T52">n evrimcilerin iddia etti</text:span><text:span text:style-name="T51">ğ</text:span><text:span text:style-name="T52">i gibi hiçbir zaman yar</text:span><text:span text:style-name="T51">ı</text:span><text:span text:style-name="T52"> hayvan-yar</text:span><text:span text:style-name="T51">ı</text:span><text:span text:style-name="T52"> insan bir varl</text:span><text:span text:style-name="T51">ı</text:span><text:span text:style-name="T52">k olmad</text:span><text:span text:style-name="T51">ığı</text:span><text:span text:style-name="T52">n</text:span><text:span text:style-name="T51">ı</text:span><text:span text:style-name="T52">, asla hayvani bir ya</text:span><text:span text:style-name="T51">ş</text:span><text:span text:style-name="T52">am sürmedi</text:span><text:span text:style-name="T51">ğ</text:span><text:span text:style-name="T52">ini göstermektedir. Micheal Baigent, benzer örnekleri sayd</text:span><text:span text:style-name="T51">ı</text:span><text:span text:style-name="T52">ktan sonra konuyla ilgili </text:span><text:span text:style-name="T51">ş</text:span><text:span text:style-name="T52">öyle bir yorum yapmaktad</text:span><text:span text:style-name="T51">ı</text:span><text:span text:style-name="T52">r:</text:span></text:p>
      <text:p text:style-name="P134"><text:span text:style-name="T62">... Aç</text:span><text:span text:style-name="T61">ı</text:span><text:span text:style-name="T62">kt</text:span><text:span text:style-name="T61">ı</text:span><text:span text:style-name="T62">r ki, bu verilerin hiçbiri dünya tarihiyle ilgili klasik tutucu bilimsel anlay</text:span><text:span text:style-name="T61">ış</text:span><text:span text:style-name="T62"> taraf</text:span><text:span text:style-name="T61">ı</text:span><text:span text:style-name="T62">ndan aç</text:span><text:span text:style-name="T61">ı</text:span><text:span text:style-name="T62">klanamaz... Asl</text:span><text:span text:style-name="T61">ı</text:span><text:span text:style-name="T62">nda bu deliller -sadece örneklerini incelediklerimizden bir teki bile-, göstermektedir ki, modern insan yeryüzünde çok uzun zamandan beri ya</text:span><text:span text:style-name="T61">ş</text:span><text:span text:style-name="T62">amaktad</text:span><text:span text:style-name="T61">ı</text:span><text:span text:style-name="T62">r.</text:span><text:span text:style-name="T63">36</text:span></text:p>
      <text:p text:style-name="P134"><text:span text:style-name="T52">Baigent'in klasik tutucu olarak niteledi</text:span><text:span text:style-name="T51">ğ</text:span><text:span text:style-name="T52">i evrimci zihniyet, gerçekten de bu bulgular kar</text:span><text:span text:style-name="T51">şı</text:span><text:span text:style-name="T52">s</text:span><text:span text:style-name="T51">ı</text:span><text:span text:style-name="T52">nda çaresizdir. Arkeoloji tarihi, bu gibi binlerce örnekle doludur. Ancak evrimci zihniyet bu önemli örnekleri özenle halktan gizler, kendisi de göz ard</text:span><text:span text:style-name="T51">ı</text:span><text:span text:style-name="T52"> eder. Darwinistler ideolojilerini ne kadar ayakta tutmaya çal</text:span><text:span text:style-name="T51">ış</text:span><text:span text:style-name="T52">salar da, evrimin bir yalan oldu</text:span><text:span text:style-name="T51">ğ</text:span><text:span text:style-name="T52">u Yarat</text:span><text:span text:style-name="T51">ı</text:span><text:span text:style-name="T52">l</text:span><text:span text:style-name="T51">ış</text:span><text:span text:style-name="T52">'</text:span><text:span text:style-name="T51">ı</text:span><text:span text:style-name="T52">n ise reddedilmesi mümkün olmayan bilimsel bir gerçek oldu</text:span><text:span text:style-name="T51">ğ</text:span><text:span text:style-name="T52">u tüm delilleriyle ortadad</text:span><text:span text:style-name="T51">ı</text:span><text:span text:style-name="T52">r. Allah insan</text:span><text:span text:style-name="T51">ı</text:span><text:span text:style-name="T52"> yoktan yaratm</text:span><text:span text:style-name="T51">ış</text:span><text:span text:style-name="T52">, ona ruhundan üflemi</text:span><text:span text:style-name="T51">ş</text:span><text:span text:style-name="T52"> ve bilmediklerini ö</text:span><text:span text:style-name="T51">ğ</text:span><text:span text:style-name="T52">retmi</text:span><text:span text:style-name="T51">ş</text:span><text:span text:style-name="T52">tir. Allah'</text:span><text:span text:style-name="T51">ı</text:span><text:span text:style-name="T52">n ilham</text:span><text:span text:style-name="T51">ı</text:span><text:span text:style-name="T52">yla insan, var oldu</text:span><text:span text:style-name="T51">ğ</text:span><text:span text:style-name="T52">u </text:span><text:soft-page-break/><text:span text:style-name="T52">ilk günden bu yana insan gibi bir hayat sürmü</text:span><text:span text:style-name="T51">ş</text:span><text:span text:style-name="T52">tür. </text:span></text:p>
      <text:p text:style-name="P138"/>
      <text:p text:style-name="P138">“AYN GEV 1” KAZI ALANINDA ELDE EDİLEN BULGULAR, TARİHİN EVRİMİ TEZİNİ YALANLIYOR</text:p>
      <text:p text:style-name="P134"><text:span text:style-name="T52">Yap</text:span><text:span text:style-name="T51">ı</text:span><text:span text:style-name="T52">lan ara</text:span><text:span text:style-name="T51">ş</text:span><text:span text:style-name="T52">t</text:span><text:span text:style-name="T51">ı</text:span><text:span text:style-name="T52">rmalar, binlerce y</text:span><text:span text:style-name="T51">ı</text:span><text:span text:style-name="T52">l önce ya</text:span><text:span text:style-name="T51">ş</text:span><text:span text:style-name="T52">ayan insanlar</text:span><text:span text:style-name="T51">ı</text:span><text:span text:style-name="T52">n, günümüzde köylerde kullan</text:span><text:span text:style-name="T51">ı</text:span><text:span text:style-name="T52">lan aletlerin benzerlerini kulland</text:span><text:span text:style-name="T51">ı</text:span><text:span text:style-name="T52">klar</text:span><text:span text:style-name="T51">ı</text:span><text:span text:style-name="T52">n</text:span><text:span text:style-name="T51">ı</text:span><text:span text:style-name="T52"> ortaya koymaktad</text:span><text:span text:style-name="T51">ı</text:span><text:span text:style-name="T52">r. Bugünkü Filistin topraklar</text:span><text:span text:style-name="T51">ı</text:span><text:span text:style-name="T52">nda MÖ 15.000'e ait olan "Ayn Gev 1" adl</text:span><text:span text:style-name="T51">ı</text:span><text:span text:style-name="T52"> kaz</text:span><text:span text:style-name="T51">ı</text:span><text:span text:style-name="T52"> yerinde, konut olarak kullan</text:span><text:span text:style-name="T51">ı</text:span><text:span text:style-name="T52">lan yuvarlak bir kulübenin temellerinde tah</text:span><text:span text:style-name="T51">ı</text:span><text:span text:style-name="T52">l ö</text:span><text:span text:style-name="T51">ğ</text:span><text:span text:style-name="T52">ütme ta</text:span><text:span text:style-name="T51">ş</text:span><text:span text:style-name="T52">lar</text:span><text:span text:style-name="T51">ı</text:span><text:span text:style-name="T52">, ta</text:span><text:span text:style-name="T51">ş</text:span><text:span text:style-name="T52"> bir havan ve oraklar bulunmu</text:span><text:span text:style-name="T51">ş</text:span><text:span text:style-name="T52">tur. Bu aletlerin en eskileri MÖ 50.000 seneden daha evvelki zamanlara aittir.</text:span><text:span text:style-name="T63">37</text:span><text:span text:style-name="T26">37</text:span><text:span text:style-name="T52"> </text:span></text:p>
      <text:p text:style-name="P134"><text:span text:style-name="T52">Kaz</text:span><text:span text:style-name="T51">ı</text:span><text:span text:style-name="T52">larda bulunan bütün bu objeler, insano</text:span><text:span text:style-name="T51">ğ</text:span><text:span text:style-name="T52">lunun ihtiyaçlar</text:span><text:span text:style-name="T51">ı</text:span><text:span text:style-name="T52">n</text:span><text:span text:style-name="T51">ı</text:span><text:span text:style-name="T52">n her dönemde ayn</text:span><text:span text:style-name="T51">ı</text:span><text:span text:style-name="T52"> oldu</text:span><text:span text:style-name="T51">ğ</text:span><text:span text:style-name="T52">unu ve -sahip olduklar</text:span><text:span text:style-name="T51">ı</text:span><text:span text:style-name="T52"> teknolojiyle do</text:span><text:span text:style-name="T51">ğ</text:span><text:span text:style-name="T52">ru orant</text:span><text:span text:style-name="T51">ı</text:span><text:span text:style-name="T52">l</text:span><text:span text:style-name="T51">ı</text:span><text:span text:style-name="T52"> olmakla birlikte- bulduklar</text:span><text:span text:style-name="T51">ı</text:span><text:span text:style-name="T52"> çözümlerin de birbirine benzedi</text:span><text:span text:style-name="T51">ğ</text:span><text:span text:style-name="T52">ini gözler önüne sermektedir. Tah</text:span><text:span text:style-name="T51">ı</text:span><text:span text:style-name="T52">l ö</text:span><text:span text:style-name="T51">ğ</text:span><text:span text:style-name="T52">ütme ta</text:span><text:span text:style-name="T51">ş</text:span><text:span text:style-name="T52">lar</text:span><text:span text:style-name="T51">ı</text:span><text:span text:style-name="T52">, havan, orak gibi günümüzde çe</text:span><text:span text:style-name="T51">ş</text:span><text:span text:style-name="T52">itli köylerde en çok kullan</text:span><text:span text:style-name="T51">ı</text:span><text:span text:style-name="T52">lan ve ihtiyaç duyulan aletler o dönemde de kullan</text:span><text:span text:style-name="T51">ı</text:span><text:span text:style-name="T52">lm</text:span><text:span text:style-name="T51">ış</text:span><text:span text:style-name="T52">lard</text:span><text:span text:style-name="T51">ı</text:span><text:span text:style-name="T52">r. </text:span></text:p>
      <text:p text:style-name="P120">GEÇMİŞ MEDENİYETLERİN HAYRANLIK UYANDIRAN İZLERİ </text:p>
      <text:p text:style-name="P134"><text:span text:style-name="T60">August Comte, Herbert Spencer, Lewis Henry Morgan gibi ideologlar taraf</text:span><text:span text:style-name="T59">ı</text:span><text:span text:style-name="T60">ndan farkl</text:span><text:span text:style-name="T59">ı</text:span><text:span text:style-name="T60"> dönemlerde ortaya at</text:span><text:span text:style-name="T59">ı</text:span><text:span text:style-name="T60">lan ve daha sonra Charles Darwin'in teorisiyle birle</text:span><text:span text:style-name="T59">ş</text:span><text:span text:style-name="T60">tirilen, sosyo-kültürel evrim kavram</text:span><text:span text:style-name="T59">ı</text:span><text:span text:style-name="T60">n</text:span><text:span text:style-name="T59">ı</text:span><text:span text:style-name="T60">n yan</text:span><text:span text:style-name="T59">ı</text:span><text:span text:style-name="T60">lg</text:span><text:span text:style-name="T59">ı</text:span><text:span text:style-name="T60">lar</text:span><text:span text:style-name="T59">ı</text:span><text:span text:style-name="T60">na göre, tüm toplumlar ilkellikten medeniyete do</text:span><text:span text:style-name="T59">ğ</text:span><text:span text:style-name="T60">ru bir evrim geçirmektedir. 19. yüzy</text:span><text:span text:style-name="T59">ı</text:span><text:span text:style-name="T60">l</text:span><text:span text:style-name="T59">ı</text:span><text:span text:style-name="T60">n sonlar</text:span><text:span text:style-name="T59">ı</text:span><text:span text:style-name="T60">nda geli</text:span><text:span text:style-name="T59">ş</text:span><text:span text:style-name="T60">en ve Birinci Dünya Sava</text:span><text:span text:style-name="T59">şı</text:span><text:span text:style-name="T60"> döneminde etkisini gittikçe art</text:span><text:span text:style-name="T59">ı</text:span><text:span text:style-name="T60">ran bu yan</text:span><text:span text:style-name="T59">ı</text:span><text:span text:style-name="T60">lg</text:span><text:span text:style-name="T59">ı</text:span><text:span text:style-name="T60">, ilerleyen y</text:span><text:span text:style-name="T59">ı</text:span><text:span text:style-name="T60">llarda </text:span><text:span text:style-name="T59">ı</text:span><text:span text:style-name="T60">rkç</text:span><text:span text:style-name="T59">ı</text:span><text:span text:style-name="T60">l</text:span><text:span text:style-name="T59">ı</text:span><text:span text:style-name="T60">k, sömürgecilik, öjeni gibi bir çok ac</text:span><text:span text:style-name="T59">ı</text:span><text:span text:style-name="T60">mas</text:span><text:span text:style-name="T59">ı</text:span><text:span text:style-name="T60">z ak</text:span><text:span text:style-name="T59">ı</text:span><text:span text:style-name="T60">m ve uygulaman</text:span><text:span text:style-name="T59">ı</text:span><text:span text:style-name="T60">n sözde bilimsel temelini olu</text:span><text:span text:style-name="T59">ş</text:span><text:span text:style-name="T60">turdu. Dünyan</text:span><text:span text:style-name="T59">ı</text:span><text:span text:style-name="T60">n de</text:span><text:span text:style-name="T59">ğ</text:span><text:span text:style-name="T60">i</text:span><text:span text:style-name="T59">ş</text:span><text:span text:style-name="T60">ik bölgelerinde ya</text:span><text:span text:style-name="T59">ş</text:span><text:span text:style-name="T60">ayan farkl</text:span><text:span text:style-name="T59">ı</text:span><text:span text:style-name="T60"> kültürlere, renklere, fiziksel özelliklere sahip çe</text:span><text:span text:style-name="T59">ş</text:span><text:span text:style-name="T60">itli toplumlar, bu bilim d</text:span><text:span text:style-name="T59">ışı</text:span><text:span text:style-name="T60"> anlay</text:span><text:span text:style-name="T59">ış</text:span><text:span text:style-name="T60"> öne sürülerek insanl</text:span><text:span text:style-name="T59">ı</text:span><text:span text:style-name="T60">k d</text:span><text:span text:style-name="T59">ışı</text:span><text:span text:style-name="T60"> muamelelere tabi tutuldu.</text:span><text:span text:style-name="T56"> <text:s/></text:span></text:p>
      <text:p text:style-name="P44">Adam Ferguson, John Millar, Adam Smith gibi yazarlar ve düşünürler tüm toplumların dört temel aşamadan geçerek sözde evrimleştiklerini öne sürüyorlardı. Bu dört aşama şunlardı: Avcılık ve toplama, hayvancılık, tarım ve son olarak da ticaret. Evrimci iddialara göre sözde maymunsuluktan yeni kurtulan ilkel insan yaptığı basit aletlerle sadece avlanıyor ve etraftaki bitkileri, yemişleri vs. topluyordu, zihni ve yetenekleri biraz daha ilerledikçe evcil hayvan yetiştirmeye başladı, daha sonra tarımla uğraşabilecek kadar gelişti ve en son olarak da ticaretle uğraşabilecek zeka ve yetenek kapasitesine ulaştı. Ancak arkeoloji ve antropoloji gibi bilim dallarında yaşanan gelişmeler ve elde edilen bulgular, "kültürel ve toplumsal evrim hikayesinin" bu temel iddiasının bir geçerliliğinin olmadığını ortaya koydu. Tüm bunlar yalnızca materyalistlerin, insanı akılsız hayvanlardan evrimleşmiş bir canlı gibi gösterme ve felsefi olarak inandıkları bu masalı bilimde yerleştirme çabalarından başka bir şey değildi. </text:p>
      <text:p text:style-name="P44">Açıktır ki, insanların avcılıkla ya da tarımla geçimlerini sağlamış olmaları, onların zihinsel yetenekleri açısından daha ileri ya da geri olduklarını göstermez. Yani, avcılıkla geçinen bir toplum daha geri ve zihinsel olarak maymunlara sözde daha yakın olduğu için avcılıkla uğraşmaz. Ya da bir toplumun tarımla uğraşması onun maymunsuluktan iyice uzaklaştığı anlamına gelmez. Toplumların uğraşıları, insanların bir başka canlıdan türediğini gösteren unsurlar da değildir. Bu uğraşılar, sözde evrimsel bir süreçle zihinsel ve yetenek olarak daha gelişmiş bireyler meydana getirmez, yeni bir canlı türü ortaya çıkaramaz. Günümüzde de teknolojik olarak geri kalmış pek çok kabile, yalnızca avcılık ve toplayıcılıkla uğraşmaktadır. Ancak bu durum onların, daha az insan olduklarını kesinlikle göstermez. Aynı durum bundan yüz binlerce yıl önce yaşayan insanlar için olduğu gibi, bundan on binlerce yıl sonra yaşayacak insanlar için de geçerlidir. Ne geçmişte yaşayanlar ilkel insanlardır, ne de gelecekte yaşayanlar daha gelişmiş farklı bir tür olacaktır.</text:p>
      <text:p text:style-name="P44">Yaşam şekli açısından toplumlara evrimsel bir medeniyet tarihi çizmek bilimsel olmayan bir bakış açısıdır. Bu bakış açısı, arkeolojik kazılarda elde edilen bazı buluntuların Darwinist bilim adamlarınca materyalist ideolojinin ön yargılarına uygun olarak yorumlanmasına dayanmaktadır. Bu batıl inanışa göre taş aletler kullanan insanların homurtular çıkararak dizleri bükük ve kambur şekilde yürüyen, hayvanımsı davranışlarda bulunan maymun adamlar oldukları varsayılmaktadır. Halbuki bulunan hiçbir kalıntı, bunları kullananların zihin gücünün kapasitesine dair somut ipuçları vermez. Daha önce de belirttiğimiz gibi bu bir tasvir işidir; örneğin günümüzden yüz bin yıl sonra bu döneme ait değişik şekillerdeki modern sanat eserleri bulunmuş olsa ve gelecekteki insanların çağımıza ait başka hiçbir bulguları olmasa, büyük bir olasılıkla bu eserlerden yola çıkarak çağımız insanları ve sahip oldukları teknoloji hakkında çok daha farklı yorum ve tasvirler yapılabilecektir. </text:p>
      <text:p text:style-name="P44">Toplumların evrimi iddiası, görüldüğü gibi hiçbir bilimsel bulguya dayanmayan hayal ürünü hikayelerden ibarettir. Ve bu hikayelerin temeli, insanın sözde maymunsu bir zihne sahip olduğu <text:soft-page-break/>yanılgısını savunan bilim dışı bakış açısıdır. Harvard Üniversitesi'nden evrimci antropolog William Howells, bu gerçeğe dair şu itirafta bulunmuştur:</text:p>
      <text:p text:style-name="P61"><text:span text:style-name="T16">Evrim teorisi bedenle ilgili değil ama davranışla ilgili başka sorular da gündeme getirmektedir. Bunlar felsefeyle ilgilidir, [bilimsel] gerçekleri bulmak çok daha güçtür. Davranış, kafatası gibi fosilleşmez veya taştan aletler gibi günümüze ulaşmaz ve bu durumda bizler [eski dönemlerde] neler olmuş olabileceğine dair çok küçük işaretlere sahibizdir; hipotezlerin test edilmesi neredeyse imkansızdır.</text:span><text:span text:style-name="T17">38</text:span><text:span text:style-name="T16"> </text:span></text:p>
      <text:p text:style-name="P84">Nitekim son dönemlerde sosyal bilimcilerin büyük bir çoğunluğu evrimci görüşün yanlışlıklarını kabul etmektedirler. Bu bilim adamları sosyal evrim teorisinin şu noktalarda bilimle çeliştiğini söylemektedirler:</text:p>
      <text:p text:style-name="P27"><text:span text:style-name="T7">1.<text:tab/></text:span><text:span text:style-name="T4">Teori etnik ayrımcılıkla derinden bağlantılıdır; farklı toplumlar hakkında taraflı değerlendirmeler yapar, örneğin yalnızca Batılı toplumları medenileşmiş olarak değerlendirir. </text:span></text:p>
      <text:p text:style-name="P136"><text:span text:style-name="T57">2.</text:span><text:span text:style-name="T56"><text:tab/>Bütün toplumlar</text:span><text:span text:style-name="T55">ı</text:span><text:span text:style-name="T56">n ayn</text:span><text:span text:style-name="T55">ı</text:span><text:span text:style-name="T56"> yolu ya da yöntemleri izleyerek ilerledi</text:span><text:span text:style-name="T55">ğ</text:span><text:span text:style-name="T56">ini ve ayn</text:span><text:span text:style-name="T55">ı</text:span><text:span text:style-name="T56"> hedeflere sahip oldu</text:span><text:span text:style-name="T55">ğ</text:span><text:span text:style-name="T56">unu öne sürer. </text:span></text:p>
      <text:p text:style-name="P40"><text:span text:style-name="T7">3.</text:span><text:span text:style-name="T4"><text:tab/>Toplumu materyalist bir bakış açısıyla değerlendirir.</text:span></text:p>
      <text:p text:style-name="P40"><text:span text:style-name="T7">4.</text:span><text:span text:style-name="T4"><text:tab/>Bulgularla büyük oranda çelişmektedir. İlkel koşullarda yaşayan pek çok toplum, modern olarak kabul edilen çeşitli toplumlardan daha medeni değerlere sahiptir, yani barışsever ve eşitlikçidir. Birçoğu beslenme koşullarına bağlı olarak da çok daha sağlıklı ve güçlüdür. </text:span></text:p>
      <text:p text:style-name="P96">Bu maddelerde de açıkça görüldüğü gibi, toplumların ilkelden medeniye doğru ilerlediğini öne süren evrimci anlayış, bilimsel değerlerle ve gerçeklerle uyumlu değildir. Bu, materyalist ideolojinin etkisiyle öne sürülen zorlama yorumlara dayalı bir teoridir. Geçmiş medeniyetlerin geride bıraktıkları izler ve eserler de, evrimcilerin "tarihin ve kültürlerin evrimi" aldatmacasının yanılgılarını gözler önüne sermektedir.</text:p>
      <text:p text:style-name="P96"/>
      <text:p text:style-name="P98"/>
      <text:p text:style-name="P42">GEÇMİŞİN İZLERİ EVRİMİ YALANLIYOR </text:p>
      <text:p text:style-name="P42"/>
      <text:p text:style-name="P42">Geçmiş medeniyetlere dair buluntular, evrim teorisinin "ilkelden medeniyete doğru ilerleme" iddialarını geçersiz kılmaktadır. Tarihin akışını incelediğimizde karşımıza çıkan gerçek, insanın her zaman günümüz insanıyla aynı zekaya ve yaratıcılığa sahip olduğudur. Yüz binlerce yıl önce yaşamış insanların ürettikleri eserler ve geride bıraktıkları izler, evrimci iddialardan bambaşka manalar taşır. Bu izleri incelediğimizde görürüz ki, geçmişte yaşamış insanlar da, zekalarıyla, yetenekleriyle yaşadıkları her çağda yeni keşifler yapmışlar, ihtiyaçlarını karşılamışlar ve kendi uygarlıklarını inşa etmişlerdir. </text:p>
      <text:p text:style-name="P40"><text:span text:style-name="T4">Gönderilen elçiler, içinde bulundukları kavmin gelişmesine ve büyük değişim yaşayıp ilerlemesine vesile olmuşlardır. Peygamberler, Allah'ın ilhamıyla, detaylı ilmi bilgiye sahiptirler. Örneğin Hz. Nuh gemi yapma teknolojisini bilmektedir. Kuran'da yer alan bilgiden Hz. Nuh'un inşa ettiği geminin buharlı bir gemi olduğu anlaşılmaktadır. (Doğrusunu Allah bilir.) Bu bilgiye, ayette yer alan </text:span><text:span text:style-name="T7">"... tandır feveran ettiği zaman..."</text:span><text:span text:style-name="T4"> ifadesiyle dikkat çekilmektedir. </text:span></text:p>
      <text:p text:style-name="P129"><text:span text:style-name="T38">Sonunda emrimiz geldi</text:span><text:span text:style-name="T37">ğ</text:span><text:span text:style-name="T38">inde ve </text:span><text:span text:style-name="T40">tand</text:span><text:span text:style-name="T39">ı</text:span><text:span text:style-name="T40">r feveran etti</text:span><text:span text:style-name="T39">ğ</text:span><text:span text:style-name="T40">i zaman</text:span><text:span text:style-name="T38">, dedik ki: "Her birinden iki</text:span><text:span text:style-name="T37">ş</text:span><text:span text:style-name="T38">er çift (hayvan) ile aleyhlerinde söz geçmi</text:span><text:span text:style-name="T37">ş</text:span><text:span text:style-name="T38"> olanlar d</text:span><text:span text:style-name="T37">ışı</text:span><text:span text:style-name="T38">nda, aileni ve iman edenleri ona yükle." Zaten onunla birlikte çok az</text:span><text:span text:style-name="T37">ı</text:span><text:span text:style-name="T38">ndan ba</text:span><text:span text:style-name="T37">ş</text:span><text:span text:style-name="T38">kas</text:span><text:span text:style-name="T37">ı</text:span><text:span text:style-name="T38"> iman etmemi</text:span><text:span text:style-name="T37">ş</text:span><text:span text:style-name="T38">ti. (Hud Suresi, 40) </text:span></text:p>
      <text:p text:style-name="P42">Tandır, halen çeşitli bölgelerde kullanılan bir tür ocaktır. Feveran etmek, fışkırmak ve kaynamak anlamındadır. Hz. Nuh'un gemisinin, tandırın feveran etmesiyle yani ocağın (kazanın) kaynamasıyla <text:soft-page-break/>hareket etmeye hazır hale geldiği anlaşılmaktadır. Nitekim Elmalılı Hamdi Yazır tefsirinde de, Hz. Nuh'un gemisinin "kazanla çalışan yani bir tür buharlı gemi" olduğu açıklanmaktadır:</text:p>
      <text:p text:style-name="P15"><text:span text:style-name="T17">Tennur: Lugatta kapalı bir ocak, bir fırındır ki, dilimizde "tandır" olarak kullanılır. Feveran kelimesi de biliniyor ki, kuvvet ve şiddetle kaynamak ve fışkırmaktır.... Yani geminin yelkenli bir gemi değil, kazanla çalışan bir vapur olduğunu hatırlatır niteliktedir.</text:span><text:span text:style-name="T16">39</text:span></text:p>
      <text:p text:style-name="P42">Hz. Süleyman döneminde de, bu kutlu peygamber vesilesiyle bilim, sanat ve teknolojide çok önemli ilerlemeler sağlanmıştır. Örneğin Kuran'da Hz. Süleyman döneminde uçak gibi hızlı ulaşım araçlarının kullanıldığına işaret edilmektedir:</text:p>
      <text:p text:style-name="P129"><text:span text:style-name="T38">Süleyman için de, sabah gidi</text:span><text:span text:style-name="T37">ş</text:span><text:span text:style-name="T38">i bir ay, ak</text:span><text:span text:style-name="T37">ş</text:span><text:span text:style-name="T38">am dönü</text:span><text:span text:style-name="T37">ş</text:span><text:span text:style-name="T38">ü bir ay (mesafe) olan rüzgara (boyun e</text:span><text:span text:style-name="T37">ğ</text:span><text:span text:style-name="T38">dirdik)... (Sebe Suresi, 12)</text:span></text:p>
      <text:p text:style-name="P62">Bu ayet-i kerimede ulaşılması oldukça uzak olan mesafelere, Hz. Süleyman döneminde kısa sürede ulaşılabildiğine dikkat çekilmektedir. Bu, günümüzdeki uçak teknolojisine benzer bir teknoloji kullanılan, rüzgarla hareket eden vasıtalara işaret etmektedir. (Doğrusunu Allah bilir.) Ayrıca Kuran'da, Hz. Süleyman döneminde "kaleler, heykeller, havuz büyüklüğünde çanaklar ve yerinden sökülmeyen kazanlar" yapıldığı haber verilmektedir. </text:p>
      <text:p text:style-name="P129"><text:span text:style-name="T38">Ona diledi</text:span><text:span text:style-name="T37">ğ</text:span><text:span text:style-name="T38">i </text:span><text:span text:style-name="T37">ş</text:span><text:span text:style-name="T38">ekilde kaleler, heykeller, havuz büyüklü</text:span><text:span text:style-name="T37">ğ</text:span><text:span text:style-name="T38">ünde çanaklar ve yerinden sökülmeyen kazanlar yaparlard</text:span><text:span text:style-name="T37">ı</text:span><text:span text:style-name="T38">. "Ey Davud ailesi, </text:span><text:span text:style-name="T37">ş</text:span><text:span text:style-name="T38">ükrederek çal</text:span><text:span text:style-name="T37">ışı</text:span><text:span text:style-name="T38">n." Kullar</text:span><text:span text:style-name="T37">ı</text:span><text:span text:style-name="T38">mdan </text:span><text:span text:style-name="T37">ş</text:span><text:span text:style-name="T38">ükredenler azd</text:span><text:span text:style-name="T37">ı</text:span><text:span text:style-name="T38">r. (Sebe Suresi, 13)</text:span></text:p>
      <text:p text:style-name="P42">Bu ayetten, Hz. Süleyman'ın çok gelişmiş inşaat ve mimari teknolojisi kullandırttığı anlaşılmaktadır. </text:p>
      <text:p text:style-name="P62">Ayette, Hz. Süleyman'ın emrinde bina ustaları ve dalgıçlar olduğu bildirilmiştir:</text:p>
      <text:p text:style-name="P129"><text:span text:style-name="T38">... </text:span><text:span text:style-name="T37">ﬁ</text:span><text:span text:style-name="T38">eytanlar</text:span><text:span text:style-name="T37">ı</text:span><text:span text:style-name="T38"> da; her bina ustas</text:span><text:span text:style-name="T37">ı</text:span><text:span text:style-name="T38">n</text:span><text:span text:style-name="T37">ı</text:span><text:span text:style-name="T38"> ve dalg</text:span><text:span text:style-name="T37">ı</text:span><text:span text:style-name="T38">ç olan</text:span><text:span text:style-name="T37">ı</text:span><text:span text:style-name="T38">. (Sad Suresi, 36-37)</text:span></text:p>
      <text:p text:style-name="P42">Dalgıç cinlerin Hz. Süleyman'ın emrinde olması, o dönemde deniz altındaki zenginliklerin işlendiğine işaret etmektedir. Deniz altındaki petrol, altın gibi kıymetli madenlerin çıkarılıp işlenmesi, insanlara faydalı ve kullanılır hale getirilmesi için çok yüksek bir teknoloji gerekmektedir. Hz. Süleyman döneminde bu teknolojinin kullanıldığına dikkat çekilmektedir. </text:p>
      <text:p text:style-name="P40"><text:span text:style-name="T4">Bir başka ayette ise, Hz. Süleyman'ın "</text:span><text:span text:style-name="T7">erimiş bakırı sel gibi</text:span><text:span text:style-name="T4">" kullandığı haber verilmiştir. (Sebe Suresi, 12) Erimiş bakırın kullanılması ile, Hz. Süleyman döneminde elektrik kullanılan yüksek bir teknolojinin varlığına da işaret edilmektedir. Bilindiği gibi bakır, elektriği ve ısıyı en iyi ileten metallerden biridir ve bu yönüyle elektrik sanayinin temelini oluşturmaktadır. Ayette geçen "sel gibi akıttık" ifadesiyle, muhtemelen Hz. Süleyman döneminde yüksek miktarda üretilen elektriğin, teknolojide pek çok alanda kullanıldığına dikkat çekilmektedir. (Doğrusunu Allah bilir.)</text:span></text:p>
      <text:p text:style-name="P42">Kuran ayetlerinden Hz. Davud'un da demiri işlemeyi ve zırh sanatını çok iyi bildiği anlaşılmaktadır. Ayetlerde şu şekilde haber verilmektedir:</text:p>
      <text:p text:style-name="P129"><text:span text:style-name="T38">... Ve ona demiri yumu</text:span><text:span text:style-name="T37">ş</text:span><text:span text:style-name="T38">att</text:span><text:span text:style-name="T37">ı</text:span><text:span text:style-name="T38">k. Geni</text:span><text:span text:style-name="T37">ş</text:span><text:span text:style-name="T38"> z</text:span><text:span text:style-name="T37">ı</text:span><text:span text:style-name="T38">rhlar yap, (onlar</text:span><text:span text:style-name="T37">ı</text:span><text:span text:style-name="T38">) düzenli bir biçime sok ve hepiniz salih ameller yap</text:span><text:span text:style-name="T37">ı</text:span><text:span text:style-name="T38">n, gerçekten Ben, sizin yapt</text:span><text:span text:style-name="T37">ı</text:span><text:span text:style-name="T38">klar</text:span><text:span text:style-name="T37">ı</text:span><text:span text:style-name="T38">n</text:span><text:span text:style-name="T37">ı</text:span><text:span text:style-name="T38">z</text:span><text:span text:style-name="T37">ı</text:span><text:span text:style-name="T38"> görenim (diye vahyettik). (Sebe Suresi, 10-11)</text:span></text:p>
      <text:p text:style-name="P42">Kuran'da Hz. Zülkarneyn'in, iki dağ arasına, dönemin toplumları tarafından "aşılabilmesi ve delinmesi mümkün olmayan" bir set inşa ettiği haber verilmektedir. Ayette bildirildiğine göre, Hz. Zülkarneyn bu seti inşa ederken demir kütleleri ve eritilmiş bakır kullanmıştır:</text:p>
      <text:p text:style-name="P129"><text:span text:style-name="T38">"Bana demir kütleleri getirin", iki da</text:span><text:span text:style-name="T37">ğı</text:span><text:span text:style-name="T38">n aras</text:span><text:span text:style-name="T37">ı</text:span><text:span text:style-name="T38"> e</text:span><text:span text:style-name="T37">ş</text:span><text:span text:style-name="T38">it düzeye gelince, "Körükleyin" dedi. Onu ate</text:span><text:span text:style-name="T37">ş</text:span><text:span text:style-name="T38"> haline getirinceye kadar (bu i</text:span><text:span text:style-name="T37">ş</text:span><text:span text:style-name="T38">i yapt</text:span><text:span text:style-name="T37">ı</text:span><text:span text:style-name="T38">, sonra:) dedi ki: "Bana getirin, üzerine eritilmi</text:span><text:span text:style-name="T37">ş</text:span><text:span text:style-name="T38"> bak</text:span><text:span text:style-name="T37">ı</text:span><text:span text:style-name="T38">r (katran) dökeyim." (Kehf Suresi, 96)</text:span></text:p>
      <text:p text:style-name="P42">Bu bilgi, Hz. Zülkarneyn'in betonarme teknolojisinden faydalandığına işaret etmektedir. İnşaat sektöründe kullanılan en sağlam malzeme demirdir. Binaların ya da köprü, baraj gibi mimari eserlerin sağlamlığının artırılması için mutlaka demir kullanılması gerekir. Ayetten anlaşıldığına göre, <text:s/>Hz. Zülkarneyn de demirleri uç uça getirmiş ve üzerlerine dökülen harç ile sağlam bir betonarme yapı oluşturmuştur. (Doğrusunu Allah bilir).</text:p>
      <text:p text:style-name="P42"><text:soft-page-break/>Eski Orta Amerika medeniyetlerinin yazıtlarında ise, beyaz kıyafetler içinde gelen, uzun boylu, sakallı bir kişiden bahsedilmektedir. Bu yazıtlarda, kısa bir süreyi içine alan bir dönemde, tek İlah inancının yayıldığı ve sanat ve bilimde ani bir gelişme kaydedildiği bildirilmektedir.</text:p>
      <text:p text:style-name="P42">Antik Mısır toplumuna da Hz. Yakup, Hz. Yusuf, Hz. Musa, Hz. Harun gibi birçok peygamber gönderilmiştir. Mısır medeniyetinin sanatta ve bilimde belli dönemlerde yaşadığı hızlı gelişmelerde bu elçilerin ve onlara inanan insanların büyük etkisi olmuş olabilir.</text:p>
      <text:p text:style-name="P42">Kuran'ı ve Peygamberimiz (sav)'in sünnetini takip eden Müslüman bilim adamları da, astronomi, matematik, geometri, tıp gibi bilim dallarında çok önemli keşifler gerçekleştirmişlerdir. Bu bilgiler vesilesiyle, bilimde ve toplumsal yaşamda büyük değişimler ve çok önemli ilerlemeler olmuştur. Bu Müslüman bilim adamları ve çalışmalarından bazıları şöyledir:</text:p>
      <text:p text:style-name="P40"><text:span text:style-name="T7">Abdüllatif el-Bağdadi</text:span><text:span text:style-name="T4">, anatomi konusundaki çalışmaları ile tanınmaktadır. Alt çene ve göğüs kemiği gibi vücuttaki birçok kemiğin anatomisi hakkında geçmişte yapılmış hataları düzeltmiştir. Bağdadi'nin </text:span><text:span text:style-name="T8">El-İfade ve'l-İtibar </text:span><text:span text:style-name="T4">adlı eseri 1788 yılında düzenlenerek, Latince, Almanca ve Fransızca'ya çevrilmiştir. Makalatün fi'l-Havas isimli eseri ise beş duyu organını incelemektedir.</text:span></text:p>
      <text:p text:style-name="P40"><text:span text:style-name="T7">İbn-i Sina</text:span><text:span text:style-name="T4">, birçok hastalığın nasıl tedavi edilebileceğini açıklamıştır. En ünlü eseri <text:s/>olan </text:span><text:span text:style-name="T8">El-Kanun fi't-Tıb </text:span><text:span text:style-name="T4">Arapça yazılmış ve 12. yüzyılda Latince'ye çevrilerek Avrupa üniversitelerinde 17. yüzyıla kadar temel ders kitabı olarak kabul edilmiş ve okutulmuştur. </text:span><text:span text:style-name="T8">El-Kanun</text:span><text:span text:style-name="T4">'da söz edilen tıbbi bilgilerin büyük bir bölümü bugün dahi geçerliliğini korumaktadır. </text:span></text:p>
      <text:p text:style-name="P40"><text:span text:style-name="T7">Zekeriya Kazvini</text:span><text:span text:style-name="T4">, Aristo'dan beri süregelen beyin ve kalple ilgili birçok yanlış düşünceyi çürütmüştür. Kalp ve beyinle ilgili bilgileri bugünkü bilgilerimize son derece yakındır. </text:span></text:p>
      <text:p text:style-name="P40"><text:span text:style-name="T7">Zekeriya Kazvini, Hamdullah Müstevfi el-Kazvini</text:span><text:span text:style-name="T4"> (1281-1350) ve </text:span><text:span text:style-name="T7">İbnü'n-Nefis</text:span><text:span text:style-name="T4">'in anatomi üzerine olan çalışmaları modern tıp biliminin temelini oluşturmuştur. </text:span></text:p>
      <text:p text:style-name="P40"><text:span text:style-name="T7">Ali bin İsa</text:span><text:span text:style-name="T4">'nın üç ciltlik göz hastalıkları üzerine yazdığı </text:span><text:span text:style-name="T8">Tezkiretü'l-Kehhalin fi'l-Ayn ve Emraziha</text:span><text:span text:style-name="T4"> isimli eserinin birinci cildi tamamen göz anatomisine ayrılmış olup çok değerli bilgiler mevcuttur. Bu eser daha sonraları Latince'ye ve Almanca'ya çevrilmiştir. </text:span></text:p>
      <text:p text:style-name="P40"><text:span text:style-name="T7">Beyruni</text:span><text:span text:style-name="T4">, Galilei'den 600 yıl önce dünyanın döndüğünü kanıtlamış, Newton'dan 700 sene önce dünyanın çapını hesaplamıştır.</text:span></text:p>
      <text:p text:style-name="P40"><text:span text:style-name="T7">Ali Kuşçu</text:span><text:span text:style-name="T4">, Ay'ın evreleri üzerine önemli çalışmalar yapıp, konuyla ilgili bir kitap yayınlamıştır. Ay hakkındaki çalışmaları, kendisinden sonraki dönemlerde yaşayanlar için yol gösterici olmuştur.</text:span></text:p>
      <text:p text:style-name="P40"><text:span text:style-name="T7">Sabit Bin Kurra</text:span><text:span text:style-name="T4">, Newton'dan asırlar önce diferansiyel hesabını keşfetmiştir. </text:span></text:p>
      <text:p text:style-name="P40"><text:span text:style-name="T7">Battani</text:span><text:span text:style-name="T4">, yaptığı astronomik gözlemlerin doğruluğu, kendisinden sonra gelen bilim adamlarını hayran bırakmıştır. 533 yıldız gözlemlemiş, Güneş'in Dünya'dan en uzak olduğu mesafeyi doğru olarak hesaplamıştır. Trigonometri üzerine yaptığı çalışmalar ve hesaplamalarla, matematik alanında öncü olmuştur.</text:span></text:p>
      <text:p text:style-name="P40"><text:span text:style-name="T7">Ebu'l Vefa</text:span><text:span text:style-name="T4">, ise trigonometriye "sekant-kosekant" terimlerini kazandırmıştır. </text:span></text:p>
      <text:p text:style-name="P40"><text:span text:style-name="T7">Harizmi</text:span><text:span text:style-name="T4">, ilk cebir kitabını yazmıştır. </text:span></text:p>
      <text:p text:style-name="P40"><text:span text:style-name="T7">Mağribi</text:span><text:span text:style-name="T4">, Tuhfetü'l Ada isimli kitabında üçgen, dörtgen, daire ve diğer geometrik şekillerinin yüz ölçümlerini bulmak için metodlar göstermiştir.</text:span></text:p>
      <text:p text:style-name="P40"><text:span text:style-name="T7">İbn-i Heysem</text:span><text:span text:style-name="T4">, optik biliminin kurucusudur. Roger Bacon ve Kepler onun eserlerinden faydalanmışlar, Galilei de onun eserlerinden faydalanarak teleskobu bulmuştur. </text:span></text:p>
      <text:p text:style-name="P40"><text:soft-page-break/><text:span text:style-name="T7">Kindi</text:span><text:span text:style-name="T4">, ise Einstein'dan 1100 yıl önce izafi fizik ve izafiyet teorisini ortaya atmıştır. </text:span></text:p>
      <text:p text:style-name="P40"><text:span text:style-name="T4">Pasteur'den yaklaşık 400 sene önce yaşayan </text:span><text:span text:style-name="T7">Akşemseddin</text:span><text:span text:style-name="T4">, mikropları ilk olarak tanıtan İtalyan hekim Fracastor'dan yaklaşık 100 sene önce mikropların varlığından bahsetmiştir. </text:span></text:p>
      <text:p text:style-name="P40"><text:span text:style-name="T7">Ali bin Abbas</text:span><text:span text:style-name="T4"> el-Mecusi, 10. yüzyılda yazdığı Kamil as-Sina'a at-Tıbbiya kitabıyla tıp biliminin öncüsü olmuş, eseri pek çok hastalığın tedavisinde temel kaynak kabul edilmiştir. </text:span></text:p>
      <text:p text:style-name="P40"><text:span text:style-name="T7">İbn-i Cessar</text:span><text:span text:style-name="T4">, cüzzamın sebep ve tedavi şekillerini açıklamıştır. </text:span></text:p>
      <text:p text:style-name="P42">Burada sadece birkaçına yer verilen Müslüman bilim adamları, Kuran'ı ve Peygamberimiz (sav)'in yolunu izleyerek, modern bilimin temelini oluşturacak önemli keşiflerde bulunmuşlardır. </text:p>
      <text:p text:style-name="P42">Görüldüğü gibi, tarihte birçok kavim gönderilen elçiler vasıtasıyla sanatta, tıpta, teknolojide ve bilimde gelişmeler sağlamışlardır. Peygamberlere itaat edip uyarak, bu mübarek insanların teşvikleri ve tavsiyeleriyle onlardan öğrendikleri bilgileri geliştirmişler ve bunları sonraki nesillere de aktarmışlardır. Ayrıca tarih boyunca zaman zaman hak dinden uzaklaşıp batıl inanışlar geliştiren toplumlar, bu mübarek elçilerin tebliğleriyle yeniden tek İlah inancına dönmüşlerdir.</text:p>
      <text:p text:style-name="P42">Geçmiş devirlere ait bulgulara bu şekilde ön yargısız bakıldığında, "insanlık tarihi"nin doğru ve net olarak anlaşılması mümkün olur. </text:p>
      <text:p text:style-name="P42">Ayrıca daha önce de belirttiğimiz gibi, günümüzle benzer bir şekilde tarihin hemen her döneminde ileri ve geri medeniyetler birarada aynı dönem içerisinde var olmuşlardır. Nasıl ki günümüzde bir yanda uzay teknolojisi yaşanırken, diğer yanda dünyanın çeşitli bölgelerinde insanlar ilkel koşullarda yaşamlarını devam ettiriyorlarsa, geçmişte de bir yanda görkemli Mısır medeniyeti varken, diğer yanda oldukça geri medeniyete sahip toplumlar var olmuştur. Son derece gelişmiş şehirler inşa eden, ileri bir teknolojiye sahip oldukları bıraktıkları izlerden açıkça anlaşılan Mayalar, Venüs'ün yörüngesini hesaplayıp, Jüpiter'in uydularını keşfederken, aynı dönemde Avrupa'nın pek çok bölgesinde insanlar dünyanın Güneş Sistemi'nin merkezinde olduğuna inanıyordu. Mısırlılar başarılı beyin ameliyatları yaparlarken, diğer bazı bölgelerde insanlar hastalıkların sözde kötü ruhların etkisiyle oluştuğunu sanıyorlardı. Sümerler hukuk sistemleri, edebiyatları, sanat anlayışları, astronomi bilgileriyle Mezopotamya'da köklü bir medeniyet inşa ediyorlarken, dünyanın bir başka köşesinde henüz yazıyı kullanmayan topluluklar vardı. Dolayısıyla, nasıl ki günümüzde sadece ileri medeniyetler yaşamıyorsa, geçmiş de sadece geri medeniyetlerin var olduğu bir dönem değildi. </text:p>
      <text:p text:style-name="P42">Kitabın buraya kadar olan bölümlerinde tarihin farklı dönemlerine ait delilleri ve bundan yüz binlerce ya da on binlerce yıl önce yaşamış insanların kültürlerinin örneklerini inceledik. Daha yakın tarihe baktığımızda ise yine "insanın her zaman insan olduğu" gerçeğinin delillerinden biri ile karşılaşırız. Karşımızda sözde "maymunsu"luktan yeni kurtulmuş "ilkel" insanlar değil, binlerce yıldır süregelen bir medeniyetin torunları oldukları anlaşılan uygar insanlar vardır. </text:p>
      <text:p text:style-name="P42">20. yüzyılda gelişen teknolojiyle arkeolojik çalışmalar büyük bir hız kazanmış ve bu hızla birlikte insanlık tarihinin gerçek yüzüne ait önemli deliller toprak altından birer birer toplanmaya başlanmıştır. Böylece binlerce yıl önce, Mısır'da, Orta Amerika'da, Mezopotamya'da ve diğer bölgelerde yaşanan hayatın, pek çok yönden günümüzle paralellik gösterdiği ortaya çıkmıştır.</text:p>
      <text:p text:style-name="P42"/>
      <text:p text:style-name="P42"/>
      <text:p text:style-name="P42">İNSANLIK TARİHİNİN ŞAŞIRTICI ESERLERİ: MEGALİTLER </text:p>
      <text:p text:style-name="P42"><text:soft-page-break/></text:p>
      <text:p text:style-name="P42">Megalit, büyük taş bloklardan oluşan yapıtlara verilen isimdir. Bu yapıtlar farklı amaçlarla inşa edilmiştir. İnsanlık tarihine bakıldığında, geçmişten günümüze pek çok megalitin kaldığı görülmektedir. Bu yapıtların en şaşırtıcı yönlerinden biri, bazıları bin tondan daha ağır olan taş blokların, söz konusu yapıların inşasında nasıl kullanıldıklarıdır. Bu dev taşlar ne şekilde inşaat alanına getirilmiş, hangi teknikler kullanılarak kaldırılmışlardır. O dönemin insanları bunları nasıl üst üste koyarak bu yapıtları inşa etmişlerdir? Genellikle taşların uzak bölgelerden taşınmasıyla inşa edilen bu megalitler, birer inşaat ve mühendislik harikası olarak değerlendirilmektedir. Bu tip eserleri meydana getiren insanların ise, oldukça ileri bir teknolojiye sahip olmaları gerektiği açıktır. </text:p>
      <text:p text:style-name="P42">Bu yapıtların meydana getirilmesi için öncelikle planlanmaları gerekir, bu planın inşaatın yapımında çalışacak tüm insanlara doğru ve eksiksiz olarak bildirilmesi şarttır. Plan yapılırken, yapıtın nereye nasıl inşa edileceğini gösteren teknik çizimler yapılmalıdır. Üstelik bu teknik çizimlerdeki hesaplamaların hatasız olması gerekir, çünkü en küçük bir hesaplama hatası yapıtın inşasını imkansız hale getirebilir. Tüm bunların yanı sıra, inşaatın gerçekleşebilmesi için organizasyonun da kusursuz olması gerekir. Çalışanların koordinasyonunun sağlanması, ihtiyaçlarının (yemek, dinlenme vs) karşılanması, inşaatın istenildiği gibi ilerlemesi ve neticelenmesi için önemli hususlardır. </text:p>
      <text:p text:style-name="P42">Bu yapıtları inşa eden insanların, tahmin edilenin ötesinde bir bilgi birikimine ve teknolojiye sahip oldukları açıkça görülmektedir. Kitabın önceki sayfalarında da değindiğimiz gibi, medeniyet her zaman ileri gitmemekte, kimi zaman da gerilemektedir. Hatta, çoğu zaman da ileri ve geri medeniyetler aynı tarih döneminde dünyanın farklı köşelerinde birarada yaşayabilmektedirler.</text:p>
      <text:p text:style-name="P42">Söz konusu megalitleri inşa eden insanların da ileri bir medeniyeti yaşamış olmaları -arkeolojik ve tarihsel kanıtların gösterdiği gibi- oldukça yüksek bir ihtimaldir. Çünkü ortaya koydukları eserler, kapsamlı matematik ve geometri bilgisine sahip olduklarını, engebeli arazilerde, sabit noktaları ölçüp üzerine yapıt inşa edebilecek teknik bilgiyi bildiklerini, coğrafi konumları belirleyebilecek malzemeler (pusula gibi) kullandıklarını, gerektiğinde kilometrelerce uzaklıktan inşaatları için gerekli malzemeleri nakledebildiklerini göstermektedir. Tüm bunları birtakım ilkel malzemeler ve sadece insan gücü kullanarak başarmadıkları açıktır. Nitekim, günümüz araştırmacıları ve arkeologları tarafından yapılan pek çok deney, evrim teorisinin öne sürdüğü koşullarla, bu yapıtların inşa edilmiş olmasının imkansız olduğunu gözler önüne sermiştir. Evrimcilerin öne sürdüğü hayali koşulları günümüz şartlarında oluşturarak, benzer yapıtlar inşa etmeye çalışan araştırmacılar, büyük bir başarısızlıkla karşı karşıya kalmışlardır. Söz konusu araştırmacılar, değil benzer bir yapıyı inşa etmek, bu yapıtların temel malzemeleri olan taşları bir yerden diğerine taşımakta dahi büyük zorluklarla karşılaşmışlardır. Bu da bir kez daha göstermektedir ki, dönemin insanları evrimcilerin öne sürdükleri gibi geri bir hayat yaşamıyorlardı. Sanattan zevk alıyor, mimariyi iyi biliyor, inşaat teknolojisini ustaca kullanıyor, astronomik incelemelerde bulunuyorlardı. </text:p>
      <text:p text:style-name="P42">Geçmiş medeniyetlerden geriye, çoğu zaman taş blokların, kütlesel taş yapıların ya da yüz binlerce yıl öncesinden sadece birtakım taş aletlerin kalmış olması ise son derece olağan bir durumdur. Birtakım taş yapıtlara ve eserlere bakarak dönemin insanlarının sadece taşı kullanıp işleyebilen, teknolojiden uzak geri medeniyetler olduğunu öne sürmek ise makul değildir. Bunlar, çeşitli dogmaların etkisiyle yapılan yorumlar olmanın ötesinde bilimsel bir anlam taşımamaktadır. Daha önce de vurguladığımız ve <text:soft-page-break/>pek çok <text:s/>önde gelen evrimci tarafından da kabul edildiği gibi, elde edilen kalıntılar toplumsal yaşam hakkında bizlere kesin bilgiler veremez. Ancak bu bulgular ön yargıların olumsuz etkisinden kurtularak değerlendirilirse, gerçeğe daha yakın yorumlar yapılabilir. Yüz binlerce yıl öncesine ait bir toplumdan geriye; bu toplum görkemli ahşap köşklerde yaşıyor, camdan zemini olan estetik villalar inşa ediyor, en estetik iç dekorasyon malzemeleri kullanıyor olsa dahi, bunların yüz binlerce yıl boyunca maruz kalacağı rüzgarlar, yağmurlar, depremler, sellerle aşınmaları neticesinde net deliller kalmayacağı açıktır. Ahşabın, camın, bakırın, tuncun ve diğer çeşitli metallerin doğal koşullarda aşınması en fazla ortalama 100-200 yıl sürmektedir. Yani, aradan geçen 150-200 yıl sonra evinizin beton veya ahşap duvarları aşınıp gidecek, içindeki malzemelerden ise geriye çok az iz kalacaktır. Depreme, sele veya fırtınaya maruz kalınması durumunda geriye kalan izler iyice yok olacaktır. Geriye ancak aşınması çok daha uzun zaman alan blok taş parçalar kalacaktır. Zira, küçük parçalara ayrılan taş malzemeler de ufalanıp gidecektir. Dolayısıyla salt bu taş bloklara dayanarak o dönemde yaşamış toplumların gündelik hayatları, sosyal ilişkileri, inançları, zevkleri, sanat anlayışları hakkında yapılacak yorumların kesinlik taşıması mümkün değildir. </text:p>
      <text:p text:style-name="P40"><text:span text:style-name="T4">Ne var ki evrimciler mümkün olmayanı yapmaya çalışmakta, birtakım buluntuları hayali yorumlarla süsleyip, çeşitli senaryolar üretmektedirler. Gerçekleri saptırarak hikayeler üretmek, aslında bazı evrimciler tarafından da bizzat eleştirilen bir durumdur. Hatta bu yaklaşımın bir de ismi vardır: </text:span><text:span text:style-name="T7">"İşte öylesine hikayeler."</text:span><text:span text:style-name="T4"> Bu isim, evrimci paleontolog Stephen Jay Gould'un, İngiliz öykü yazarı ve şair Rudyard Kipling (1865-1936) tarafından 1902 yılında yayınlanan aynı isimli kitaba atfen yaptığı eleştiriden gelmektedir. Kipling, çocuklara yönelik hikayelerini derlediği bu kitabında; canlıların çeşitli organlarını nasıl kazanmış olabileceğine dair hayal gücüne dayalı gelişimsel masallar anlatmıştı. Örneğin Kipling, filin hortumunu anlattığı hikayesinde şunları yazıyordu:</text:span></text:p>
      <text:p text:style-name="P15"><text:span text:style-name="T17">Günün birinde bir yavru fil annesinin gerektiği kadar yakınında durmuyordu. Nehrin parlak sularını gördü ve meraklı bir şekilde kıyıya yanaştı incelemeye koyuldu. Suyun yüzeyinde çıkıntı yapan bir tümsek vardı ve bunun ne olduğunu merak eden fil yavrusu daha yakından bakmak için suya doğru eğildi. Birdenbire o tümsek yukarı fırladı ve küçük filin burnunu yakaladı. [Bu, bir timsahtı]… Sonra filin yavrusu kalçasının üzerine oturdu ve kendisini geri itmeye başladı, itti, itti ve burnu giderek uzamaya başladı. Ve timsah çırpınarak kıyıya doğru çekildi ve kuyruğunun darbeleriyle suyu krema gibi beyaz yaptı; timsah da [filin burnunu] çekti, çekti ve çekmeye devam etti.</text:span><text:span text:style-name="T16">40</text:span></text:p>
      <text:p text:style-name="P42">Gould da bazı evrimci bilim adamlarını, literatürü yukarıdaki bu hikayeyle büyük paralellikler gösteren ve hiçbir şeyin kanıtı olmayan "işte öylesine hikayeler"le doldurmakla eleştirmiştir. Aynı durum evrim teorisiyle toplumların gelişimini açıklamaya çalışanlar için de geçerlidir. Kipling'in hikayeleri gibi, evrimci sosyal bilimcilerin işte-öylesine hikayeleri de sadece hayal gücüne dayanır. Ve aslında, önceleri sadece birtakım hırıltılar çıkararak kaba taş aletler kullanabilen, mağaralarda yaşayan, avcılık ve toplayıcılıkla geçinen, sonra geliştikçe tarımla uğraşmaya başlayan, daha sonra diğer madenleri kullanmaya başlayan ve gittikçe zihinsel gelişim göstererek topluluklar şeklinde yaşayıp sosyal ilişkiler kuran sözde insanlık tarihi de suyun kenarında hortumu uzayan filin masalından farklı değildir. </text:p>
      <text:p text:style-name="P42">Bu bilim dışı anlayışı Gould şöyle ifade eder:</text:p>
      <text:p text:style-name="P15"><text:span text:style-name="T17">Bilim adamları bu masalların hikaye olduğunu bilirler; maalesef, bunlar profesyonel literatürde fazlasıyla ciddi ve gerçekçi gibi alınırlar. Daha sonra bunlar [bilimsel] 'gerçekler' haline dönüşür, popüler literatüre girerler.</text:span><text:span text:style-name="T16">41</text:span><text:span text:style-name="T17"> <text:s/></text:span></text:p>
      <text:p text:style-name="P42">Gould ayrıca, bu hikayelerin evrim teorisi açısından hiçbir şeyin kanıtı olmadığını şu sözleriyle belirtmiştir:</text:p>
      <text:p text:style-name="P15"><text:soft-page-break/><text:span text:style-name="T17">Evrimsel doğa tarihinin 'işte-öylesine hikayeler' geleneğindeki bu masallar, hiçbir şeyin kanıtı değildirler. Ancak bunların oluşturduğu ağırlık ve benzer birçok durum benim kademeli gelişim fikrine (gradualism) olan inancımı uzun bir süre önce öldürdü. Daha yaratıcı zihinler bunları hala idare edebilir, ancak sadece becerikli spekülasyonla kurtarılmış kavramlar bana fazla bir şey ifade etmiyor.</text:span><text:span text:style-name="T16">42</text:span><text:span text:style-name="T17"> <text:s text:c="2"/></text:span></text:p>
      <text:p text:style-name="P24"/>
      <text:p text:style-name="P87">Newgrange</text:p>
      <text:p text:style-name="P42">MÖ 3200 yıllarında inşa edildiği kabul edilen Newgrange, Dublin yakınlarında bir anıt mezardır. Henüz Mısır medeniyetinin ortada olmadığı, Babil veya Girit medeniyetinin doğmadığı dönemde Newgrange vardı. Bu dönemde, dünyanın ünlü taş yapıtlarından biri olan Stonehenge dahi henüz inşa edilmemişti. Yapılan araştırmalar, Newgrange'in sadece bir mezar olmadığını göstermekte, bu anıtı inşa eden kişilerin kapsamlı bir astronomi bilgisine sahip olduklarını da ortaya koymaktadır. Newgrange'in astronomik özelliklerine geçmeden önce inşaat özelliklerine değinmekte yarar vardır. Çünkü Newgrange'i inşa edenlerin, üzerinde önemle durulması gereken bir mühendislik teknikleri ve mimari bilgileri vardır. </text:p>
      <text:p text:style-name="P42">Newgrange, pek çok arkeolog tarafından teknik bir mucize olarak adlandırılmaktadır. Örneğin, yapının üzerindeki kubbe, başlı başına bir mühendislik harikasıdır. Alt tarafları ağır, üst tarafları hafif olan yekpare taşlar öylesine üst üste konulmuştur ki, her üste konan taş alttakinden biraz daha dışarı çıkık vaziyettedir. Bu şekilde, yapının üstünde orta kısımda 6 metre yüksekliğinde altıgen bir baca ortaya çıkmıştır. Bacanın sonunda istenildiğinde açılıp kapanan bir kapak taşı vardır. </text:p>
      <text:p text:style-name="P64">Bu dev yapının, mühendislikten çok iyi anlayan, iyi hesap yapabilen, doğru planlama yeteneğine sahip, yük taşımacılığı yapan ve pratik inşaat bilgilerini iyi kullanan insanlar tarafından inşa edildiği açıkça görülmektedir. Evrimcilerin iddialarıyla böyle bir yapının nasıl inşa edildiği açıklanamaz. Çünkü evrimcilerin gerçek dışı yorumlarına göre bu dönemin insanları geri ve ilkel koşullara sahiptir. Ancak böylesine dev bir yapıtın ilkel koşullarla, mühendislik ve inşaat bilgisi olmayan insanlar tarafından inşa edilmiş olması imkansızdır. </text:p>
      <text:p text:style-name="P42">Yapının astronomik özellikleri de hayret vericidir. Bu dev anıt öyle bir şekilde inşa edilmiştir ki, Güneş'in dönüm günlerinde yapının içinde çok etkileyici bir ışık oyunu meydana gelmektedir. Kış güneşinin dönüm gününde, yani yılın en kısa gününün gün doğumundan kısa bir süre sonra, güneş ışığı doğrudan Newgrange'in mezar odasına düşmektedir. Bundan sonra çeşitli koridor kapılarına ve dev taşlara yansıyarak ilerlemekte ve en son olarak arka duvara kadar ulaşmaktadır. Ve bu esnada mükemmel bir ışık oyunu meydana getirmektedir. Dikkat çekici bir husus, ışığın yapının içine koridordan değil, koridor kapısının çatısının üzerinde özel olarak yapılmış dar delikten girmesidir. Ve yerleştirilen tüm blok taşlar da ışığın değip yansıyabileceği açıdadır. Zaten, ışık oyununu görkemli kılan unsurlardan biri de budur. <text:s/></text:p>
      <text:p text:style-name="P42">Dolayısıyla bu dev yapıyı inşa edenlerin, mühendislik bilgilerinin yanı sıra, gün dönümlerini ve Güneş'in hareketini hesaplayacak astronomi bilgisine de sahip oldukları ortaya çıkmaktadır. </text:p>
      <text:p text:style-name="P42">Newgrange, Britanya'da eski dönemlerden geriye kalan pek çok taş yapıdan sadece birisidir. Bu yapıya bakılarak yapılması gereken yorum, söz konusu yapıtın köklü bir bilgi birikimine sahip insanlar tarafından, gelişmiş inşaat teknikleri ve araçları kullanılarak yapılmış olduğudur. Dönemin insanlarının nasıl bir hayat sürdüklerine dair yapılması gereken yorum ise, böylesine bir yapıyı inşa edebilecek insanların kendi yaşadıkları ortamların da konforlu ve gelişmiş olabileceğidir. Astronomi bilgileri, uzayı gözlemleyebilecek teknolojiye ve gözlemlerini doğru şekilde yorumlayabilecek bilgi birikimine sahip <text:soft-page-break/>olduklarını işaret etmektedir. Uzayı gözlemleyip elde ettikleri bulguları doğru şekilde yorumlayabilen insanların, günlük yaşamları da bu birikimle doğru orantılı olarak, medeni olmalıdır. Belki de son derece konforlu konaklarda oturan, bakımlı bahçeleri olan, iyi hastanelerde tedavi olma imkanına sahip, ticari faaliyetlerde bulunan, sanata, edebiyata önem veren, geniş bir kültür birikimine sahip bu topluluktan geriye sadece bu taş yapıt kalmıştır. Bunların hepsi, arkeolojik bulgular ve tarihsel verilere dayanılarak, bu taş yapıt ve bu yapıtı inşa edenler hakkında yapılabilecek gerçekçi yorumlardır. Ne var ki evrimciler, sadece materyalist kalıplar içinde düşünmeye alıştıklarından, akla ve bilime uygun bu yorumlar yerine, belirli dogmaların ürünü olan hikayeleri anlatıp dururlar. Ancak bu hikayeler hiçbir zaman kesin bir gerçeği ifade edemez. </text:p>
      <text:p text:style-name="P87">Stonehenge</text:p>
      <text:p text:style-name="P42">Stonehenge çember halinde yerleştirilmiş, büyük taş bloklardan oluşan bir yapıttır. Ortalama 4.5 metre yüksekliğinde, her biri ortalama 25 ton ağırlığında yaklaşık 30 adet taş bloğun biraraya gelmesiyle oluşmuştur. İngiltere'de bulunan bu yapıt araştırmacıların çok ilgisini çekmektedir. Yapımı ve yapılış amacı hakkında pek çok teori ortaya atılmıştır. Burada üzerinde durulması gereken bu teorilerden hangilerinin doğruluk içerdiği değildir. Önemli olan bu yapıtın, evrim teorisinin insanlık tarihini açıklamak için öne sürdüğü iddiaları geçersiz kılan örneklerden biri olmasıdır. </text:p>
      <text:p text:style-name="P42">Yapılan araştırmalar Stonehenge'in üç inşaat aşamasında meydana geldiğini ortaya koymaktadır. Birçok kaynağa göre, Stonehenge'in en eski dönemi MÖ 2800 yılına dayanmaktadır. Yani Stonehenge'in tarihi bundan yaklaşık 5000 yıl öncesine kadar uzanmaktadır. Tarihi kaynaklar, ilk inşaat sırasında arazide dev taşlardan küçük bir çember yapıldığını ve bu çemberin dışına da bir topuk taşı yerleştirildiğini ortaya koymaktadır. Daha sonra, yine dev taşlarla ikinci bir çember oluşturulmuş, bundan sonra da çemberlerin iç kısmına "mavi taş" denilen taş bloklar yerleştirilmiştir.</text:p>
      <text:p text:style-name="P56">Bu yapının en dikkat çekici yönlerinden biri, burada kullanılan mavi taşlardır. Çünkü Stonehenge'in yakınında herhangi bir mavi taş kaynağı yoktur. Yapılan araştırmalar, bu taşların Prescelly dağlarından, yapıtın olduğu yere getirildiğini ortaya koymuştur. Burada ise karşımıza yine olağanüstü bir durum çıkmaktadır. Çünkü, söz konusu mavi taş kaynağı, Stonehenge'den yaklaşık 380 km (kara yoluyla) uzaklıktadır. Eğer dönemin insanları evrimci hikayelerde anlatıldığı gibi, ilkel koşullarda yaşayan, ellerindeki tek malzeme ağaçtan kaldıraçlar, kütükten yapılmış sallar ve taş baltalar olan insanlar olsaydı, tonlarca ağırlığındaki bu taşlar Stonehenge'in olduğu bölgeye nasıl getirilmiş olacaktı? İşte bu, evrimcilerin hayal ürünü senaryolarıyla, cevaplanması mümkün olmayan bir sorudur. </text:p>
      <text:p text:style-name="P42">Bir grup araştırmacı, o dönemin koşullarını canlandırarak mavi taşları Stonehenge'e kadar taşımaya çalışmışlardır. Bunun için ağaçtan kaldıraçlar kullanmışlar, üç sandalı birbirine bağlayarak benzer büyüklükteki taşların sığabileceği bir sal meydana getirmişler, ağaçtan sırıkları kullanarak salı nehir yukarı taşımaya çalışmışlar, daha sonra da kabaca hazırlanmış tekerlekler üzerinde taşları tepeye doğru çıkarmaya uğraşmışlardır. Ancak tüm bu uğraşıları sonuçsuz kalmıştır. Bu, mavi taşların Stonehenge'in olduğu yere nasıl taşındığını anlayabilmek için yapılan denemelerden sadece biridir. Daha pek çok deneme yapılmış ve dönemin insanlarının nasıl bir nakliye imkanı kullandığı anlaşılmaya çalışılmıştır. Ancak evrimci ön yargıların ışığında yapılan bu araştırmalar neticeye ulaşmaktan hep uzak kalmışlardır. Çünkü tüm bu denemeler, Stonehenge'in yapıldığı dönemde yaşayanların sadece taş ve ağaç gibi kaba malzemeler kullandıkları ve geri bir medeniyete sahip oldukları yanılgısı ışığında yapılmaktadır. </text:p>
      <text:p text:style-name="P42"><text:soft-page-break/>Burada üzerinde durulması gereken bir husus daha vardır. Söz konusu denemeler yapılırken gemi tersanelerinde yapılan çeşitli modellerden yararlanılmakta, gelişmiş fabrikalarda üretilen halatlar kullanılmakta, detaylı hesaplar ve planlamalar yapılmaktadır. Yani günümüz teknolojisinin imkanlarından faydalanılmaktadır. Buna rağmen sonuç elde edilememektedir. Bundan yaklaşık 5000 yıl önce yaşayan insanlar ise, tonlarca ağırlığındaki bu taşları taşımışlar, coğrafi konumlarını hesaplayarak bir çember haline getirmişlerdir. Tüm bunları taş baltalar, kütükten yapılmış sallar, ağaçtan inşa edilmiş kaldıraçlarla yapmadıkları açıktır. Stonehenge ve diğer pek çok megalit, belki de bizim dahi tahmin edemeyeceğimiz bir teknoloji kullanılarak inşa edilmiştir. </text:p>
      <text:p text:style-name="P42"/>
      <text:p text:style-name="P86"><text:span text:style-name="T69">Tiahuanaco </text:span><text:span text:style-name="T68">ﬁ</text:span><text:span text:style-name="T69">ehrindeki Hayret Verici Kalıntılar</text:span></text:p>
      <text:p text:style-name="P42">Bolivya And dağları üzerinde, Bolivya ile Peru arasında, deniz seviyesinden yaklaşık 4 bin metre yükseklikte bulunan tarihi Tiahuanaco şehri, görenleri hayrete düşüren pek çok kalıntı ile doludur. Bu bölge Güney Amerika'nın arkeolojik harikalarından biri olarak kabul edilmektedir. Tiahuanaco'da bulunan en şaşırtıcı kalıntılardan biri, ekinoksları, mevsimleri, ayın her saatteki durumunu ve hareketlerini gösteren bir takvimdir. Bu takvim, söz konusu bölgede yaşayan insanların çok ileri bir medeniyet seviyesine sahip olduklarını gösteren delillerdendir. Tiahuanaco'daki diğer şaşırtıcı eserler ise, bazıları 100 ton ağırlığını bulan taş bloklardan oluşan yapıtlardır. </text:p>
      <text:p text:style-name="P40"><text:span text:style-name="T8">Reader's Digest</text:span><text:span text:style-name="T4"> Tiahuanaco şehrindeki anıtlar ve taş kalıntılar hakkında,</text:span><text:span text:style-name="T8"> "... Günümüzün en iyi mühendisleri, hala kendilerine bu kadar büyük kaya kütlelerini kesip taşıyarak bir şehir imar edip edemeyeceklerini sormaktadırlar. Devasa bloklar sanki bir metal kalıp kullanılarak kesilmiş gibi..."</text:span><text:span text:style-name="T4"> yorumunu yapmaktadır.</text:span><text:span text:style-name="T16">43</text:span></text:p>
      <text:p text:style-name="P60">Örneğin bu şehirde duvarlar 100 ton ağırlığındaki kumtaşı blokları üzerine 60 tonluk başka bloklar konularak inşa edilmiştir. Bu duvarların yapılması için büyük ustalık isteyen taş işçiliği kullanılmıştır. Büyük kare taşlar, pürüzsüz oluklarla birleştirilmişlerdir. 10 ton ağırlığındaki taş bloklarda, 2.5 metre uzunluğunda delikler açılmıştır. Kalıntıların çeşitli yerlerinde 1.80 metre uzunluğunda ve yarım metre genişliğinde su kanalları vardır. Bu kanallar, günümüzde dahi eşine az rastlanır bir düzgünlüktedir. Bu insanların, -evrimci yalanlarda öne sürüldüğü gibi- teknolojik imkanları olmadan bu eserleri meydana getirmiş olmaları mümkün değildir. Zira evrimcilerin öne sürdüğü sözde ilkel koşullarda, bu eserlerden tek bir tanesinin dahi oluşturulması için bir insanın ömründen daha uzun bir süre gereklidir. Bu durumda Tiahunaco'nun meydana getirilmesi yüzlerce yıl sürerdi, ki bu da evrimci tezlerin doğru olmadığını göstermektedir. </text:p>
      <text:p text:style-name="P42">Tiahuanaco'da en dikkat çekici yapıtlardan biri de Güneş Kapısı'dır. Yekpare taştan meydana getirilen bu eser, 3 metre yüksekliğinde ve 5 metre genişliğindedir. Ağırlığının yaklaşık 10 ton olduğu tahmin edilmektedir. Kapının üzeri çeşitli çizimlerle süslenmiştir. Bu bölgede yaşayanların Güneş Kapısı'nı, nasıl bir yöntem kullanarak inşa ettikleri hala açıklanamamaktadır. Böyle görkemli bir kapının inşasında nasıl bir teknoloji kullanılmıştır? 10 ton ağırlığında kayalar, taş ocaklarından nasıl çıkarılmışlar, nereden hangi tekniklerle taşınmışlardır? Bütün bu işler yapılırken, evrimcilerin iddia ettiği gibi, basit araçlar ve gereçler kullanılmadığı açıktır. Tiahuanaco'nun kurulmuş olduğu bölgenin coğrafi koşulları düşünüldüğünde, herşey çok daha şaşırtıcı bir hal almaktadır. ﬁehir, normal yerleşim alanlarından kilometrelerce uzakta ve yaklaşık 4 bin metre yükseklikte kurulmuştur. ﬁehrin bulunduğu yüksek platoda, atmosfer basıncının deniz seviyesinden neredeyse yarı yarıya düşmesi, oksijen oranının da çok azalması nedeniyle, insan gücü gerektiren işleri yapmak çok daha zor hale gelmektedir. </text:p>
      <text:p text:style-name="P42"><text:soft-page-break/>Tüm bu bilgiler, dünyanın pek çok bölgesinde olduğu gibi burada da geçmişte çok ileri medeniyetlerin yaşadığını dolayısıyla da insanlık tarihinin ileri doğru evrimleştiği iddiasının geçersiz olduğunu göstermektedir. </text:p>
      <text:p text:style-name="P34">SANAT VE BİLİM YÖNÜNDEN MUHTEŞEM BİR MEDENİYET: ANTİK MISIR</text:p>
      <text:p text:style-name="P42">Antik Mısır, insanoğlunun binlerce yıl önce kurduğu sanat ve bilim yönünden en etkileyici medeniyetlerden bir tanesidir. Eski Mısırlılar, ilkel bir toplumun devamı olamayacak kadar engin bir tecrübeye ve bilgi birikimine sahiptiler. Putperest sapkın bir dine mensup olan Mısırlılar arasında Hz. Nuh döneminden, Hz. İbrahim döneminden gelen sanat bilgisine sahip olan ustalar vardı. Bu Musevi ustalar, geçmiş peygamberler döneminden öğrendikleri bilgileri kullanıyorlardı. </text:p>
      <text:p text:style-name="P42">Günümüzde dünyanın pek çok bölgesinde, Mısırlıların ulaşmış olduğu medeniyet seviyesine ulaşılamamıştır. Örneğin bugün Afrika'nın çeşitli bölgelerinde, Güney Amerika'nın bazı yörelerinde, Asya'nın çeşitli topraklarında Mısır da dahil olmak üzere pek çok bölgede, geçmişteki medeniyet seviyesinden çok geri bir yaşam sürülmektedir. Tıp, anatomi başta olmak üzere şehir planlamacılığında, mimaride, güzel sanatlarda, tekstilde çok başarılı olan Mısır medeniyeti, bugün büyük bir takdirle ve hayretle bilim adamları tarafından incelenmektedir. </text:p>
      <text:p text:style-name="P42"/>
      <text:p text:style-name="P67">Tıbbın Kökeni Antik Mısır'da</text:p>
      <text:p text:style-name="P86"><text:span text:style-name="T42">Eski M</text:span><text:span text:style-name="T41">ı</text:span><text:span text:style-name="T42">s</text:span><text:span text:style-name="T41">ı</text:span><text:span text:style-name="T42">r'da t</text:span><text:span text:style-name="T41">ı</text:span><text:span text:style-name="T42">bb</text:span><text:span text:style-name="T41">ı</text:span><text:span text:style-name="T42">n ula</text:span><text:span text:style-name="T41">ş</text:span><text:span text:style-name="T42">t</text:span><text:span text:style-name="T41">ığı</text:span><text:span text:style-name="T42"> geli</text:span><text:span text:style-name="T41">ş</text:span><text:span text:style-name="T42">mi</text:span><text:span text:style-name="T41">ş</text:span><text:span text:style-name="T42">lik düzeyi oldukça </text:span><text:span text:style-name="T41">ş</text:span><text:span text:style-name="T42">a</text:span><text:span text:style-name="T41">şı</text:span><text:span text:style-name="T42">rt</text:span><text:span text:style-name="T41">ı</text:span><text:span text:style-name="T42">c</text:span><text:span text:style-name="T41">ı</text:span><text:span text:style-name="T42">d</text:span><text:span text:style-name="T41">ı</text:span><text:span text:style-name="T42">r. Kaz</text:span><text:span text:style-name="T41">ı</text:span><text:span text:style-name="T42">larda ele geçen bulgular, arkeologlar</text:span><text:span text:style-name="T41">ı</text:span><text:span text:style-name="T42">n yan</text:span><text:span text:style-name="T41">ı</text:span><text:span text:style-name="T42"> s</text:span><text:span text:style-name="T41">ı</text:span><text:span text:style-name="T42">ra birçok tarihçiyi de hayrete dü</text:span><text:span text:style-name="T41">ş</text:span><text:span text:style-name="T42">ürmü</text:span><text:span text:style-name="T41">ş</text:span><text:span text:style-name="T42">tür. Çünkü hiçbir tarihçi MÖ. 3000'lerde ya</text:span><text:span text:style-name="T41">ş</text:span><text:span text:style-name="T42">am</text:span><text:span text:style-name="T41">ış</text:span><text:span text:style-name="T42"> eski bir medeniyetten böylesine geli</text:span><text:span text:style-name="T41">ş</text:span><text:span text:style-name="T42">mi</text:span><text:span text:style-name="T41">ş</text:span><text:span text:style-name="T42"> bir teknoloji beklemiyordu. Bugün X-</text:span><text:span text:style-name="T41">ışı</text:span><text:span text:style-name="T42">nlar</text:span><text:span text:style-name="T41">ı</text:span><text:span text:style-name="T42"> kullan</text:span><text:span text:style-name="T41">ı</text:span><text:span text:style-name="T42">larak, mumyalar üzerinde yap</text:span><text:span text:style-name="T41">ı</text:span><text:span text:style-name="T42">lan incelemeler sonucunda Antik M</text:span><text:span text:style-name="T41">ı</text:span><text:span text:style-name="T42">s</text:span><text:span text:style-name="T41">ı</text:span><text:span text:style-name="T42">r'da beyin ameliyatlar</text:span><text:span text:style-name="T41">ı</text:span><text:span text:style-name="T42">n</text:span><text:span text:style-name="T41">ı</text:span><text:span text:style-name="T42">n yap</text:span><text:span text:style-name="T41">ı</text:span><text:span text:style-name="T42">lm</text:span><text:span text:style-name="T41">ış</text:span><text:span text:style-name="T42"> oldu</text:span><text:span text:style-name="T41">ğ</text:span><text:span text:style-name="T42">u anla</text:span><text:span text:style-name="T41">şı</text:span><text:span text:style-name="T42">lm</text:span><text:span text:style-name="T41">ış</text:span><text:span text:style-name="T42">t</text:span><text:span text:style-name="T41">ı</text:span><text:span text:style-name="T42">r.</text:span><text:span text:style-name="T23">45</text:span><text:span text:style-name="T42"> Üstelik bu ameliyatlar oldukça profesyonel yöntemler kullan</text:span><text:span text:style-name="T41">ı</text:span><text:span text:style-name="T42">larak gerçekle</text:span><text:span text:style-name="T41">ş</text:span><text:span text:style-name="T42">tirilmi</text:span><text:span text:style-name="T41">ş</text:span><text:span text:style-name="T42">tir. Cerrahi operasyon geçirmi</text:span><text:span text:style-name="T41">ş</text:span><text:span text:style-name="T42"> mumyalar</text:span><text:span text:style-name="T41">ı</text:span><text:span text:style-name="T42">n kafataslar</text:span><text:span text:style-name="T41">ı</text:span><text:span text:style-name="T42"> incelendi</text:span><text:span text:style-name="T41">ğ</text:span><text:span text:style-name="T42">inde, ameliyat yerlerinin düzgünce kesilmi</text:span><text:span text:style-name="T41">ş</text:span><text:span text:style-name="T42"> oldu</text:span><text:span text:style-name="T41">ğ</text:span><text:span text:style-name="T42">u görülmektedir. Hatta bu insanlar</text:span><text:span text:style-name="T41">ı</text:span><text:span text:style-name="T42">n ameliyattan sonra hayatta kald</text:span><text:span text:style-name="T41">ı</text:span><text:span text:style-name="T42">klar</text:span><text:span text:style-name="T41">ı</text:span><text:span text:style-name="T42">n</text:span><text:span text:style-name="T41">ı</text:span><text:span text:style-name="T42"> ispatlayan, kaynam</text:span><text:span text:style-name="T41">ış</text:span><text:span text:style-name="T42"> kafatas</text:span><text:span text:style-name="T41">ı</text:span><text:span text:style-name="T42"> kemiklerine rastlanm</text:span><text:span text:style-name="T41">ış</text:span><text:span text:style-name="T42">t</text:span><text:span text:style-name="T41">ı</text:span><text:span text:style-name="T42">r.</text:span><text:span text:style-name="T23">46</text:span><text:span text:style-name="T42"> <text:s/></text:span></text:p>
      <text:p text:style-name="P40"><text:span text:style-name="T28">Diğer bir örnek ise bazı ilaçlarla ilgilidir. 19. yüzyılda oldukça hızlı bir ilerleme kaydeden deneysel bilim sonucunda tıp alanında da büyük gelişmeler oldu. Antibiyotiğin keşfi de bu yüzyıldaki gelişmelerden biridir. Aslında bunlara "keşfedildi" demek hata olur, çünkü bu tekniklerin büyük bir bölümü Antik Mısır'da zaten kullanılıyordu.</text:span><text:span text:style-name="T16">47</text:span><text:span text:style-name="T28"> <text:s/></text:span></text:p>
      <text:p text:style-name="P42">Mısırlıların tıp ve anatomide ne kadar ileride olduklarını gösteren en önemli eserlerden biri de, kuşkusuz geride bıraktıkları mumyalardır. Mısırlılar mumyalama konusunda yüzlerce farklı teknik kullanmışlardır. </text:p>
      <text:p text:style-name="P40"><text:span text:style-name="T28">Cansız bedenin binlerce yıl bozulmadan saklanabilmesine olanak sağlayan mumyalama işlemi, aslında oldukça karmaşık bir işlemdir. Bu konuda Mısırlıların kullandığı teknik özetle şu şekildedir: İlk önce ölünün iç organları dışarı çıkarılır, burundan beyin alınır, vücut sterilize edilir ve beden natron denilen bir madde ile sarılıp 40 gün bekletilirdi. (Natron; sodyum karbonat, sodyum bikarbonat ve sodyum kloridle, sodyum sülfatın karışımından oluşan bir maddedir.) Daha sonra bu madde vücuttan çıkarılır, kol ve bacaklar gibi vücudun eklemli yerleri çamur ya da kumla sarılır, sonra beden reçineye batırılmış ketenle, kokulu bir çeşit sarı sakızla ve tarçınla sarılırdı. Bir çeşit merhemin vücuda sürülmesinden sonra da ince bir keten tülle örtülürdü.</text:span><text:span text:style-name="T16">48</text:span><text:span text:style-name="T28"> </text:span></text:p>
      <text:p text:style-name="P56">Mısırlılar mumyalama tekniklerini sadece insanlarda değil, farklı hayvanlarda da denemişlerdir. Antik Mısır'da tıbbın oldukça gelişmiş olduğu, ele geçen arkeolojik buluntulardan ve özellikle mumyalama tekniklerinden açıkça anlaşılmaktadır. Ayrıca unutmamak gerekir ki, vücudun şeklini bozmadan, ölünün tüm iç organlarını çıkartarak mumyalamaları, bu işi yapan insanların, her organın yerini bilecek bir anatomi bilgisine sahip olduklarını göstermektedir. </text:p>
      <text:p text:style-name="P60">Mumyalamanın dışında Mısırlılar tarafından 5000 yıl önce kullanılmış olan birçok tıbbi teknik ve alet de yapılan araştırmalarda gün ışığına çıkarılmıştır. Bu konuyla ilgili pek çok detay sıralayabiliriz:</text:p>
      <text:p text:style-name="P42"><text:soft-page-break/>- Mısır'da tıpla ilgilenen rahipler, tapınaklarda çeşitli hastalıkları tedavi ediyorlardı. Mısırlı doktorlar, günümüzdeki gibi farklı alanlarda uzmanlaşmışlardı. Her doktorun kendine ait bir branşı vardı. Göz doktorlarından, dişçilere kadar her konuda ihtisaslaşmış hekimler hizmet veriyordu.</text:p>
      <text:p text:style-name="P42">- Mısır'da doktorlar, devlet denetimindeydiler. Eğer hastası iyileşmezse, yahut ölürse devlet bu hatanın sebeplerini soruşturur ve doktorun kullandığı yöntemin kurallara uygun olup olmadığını öğrenirdi. Tedavi sırasında bir ihmalkarlık yapılmışsa, bu durum tespit edilir ve doktora kanunlar çerçevesinde ceza verilirdi. </text:p>
      <text:p text:style-name="P42">- Tapınakların her biri, ilaçların hazırlandığı ve depolandığı tam teçhizatlı bir laboratuvara sahipti. </text:p>
      <text:p text:style-name="P45">- Bilinen ilk eczacılık uygulamaları, bandaj ve kompres kullanımı örneklerine Mısır'da rastlanmıştır. Smith Papirüsü'nde, keten bezinden yapılan yapışkan bantların yaraları kapamada ne şekilde kullanıldığından bahsedilmektedir. Keten bez, bunun dışında bandaj için de uygun bir malzemeydi.</text:p>
      <text:p text:style-name="P66">- Arkeolojik bulgulardan, Mısır'daki tıbbi uygulamaların tamamına ait detaylı bir tablo ele geçmiştir. Bununla beraber, her biri kendi alanında ihtisaslaşmış 100'den fazla doktorun ismi ve ünvanı da bulunmuştur.</text:p>
      <text:p text:style-name="P45">- Ayrıca Kom Ombo'daki bir başka tapınak duvarındaki rölyeflerde bir cerrahi alet kutusu resmedilmiştir. Bu kutuda büyük metal bir makas, cerrahi bıçaklar, testereler, sondalar, spatulalar, küçük kancalar ve pensler mevcuttu. </text:p>
      <text:p text:style-name="P45">- Teknikler çok sayıda ve çok çeşitliydi. Kırıklar, çatlaklar tam olarak oturtuluyor, kırık tahtaları kullanılıyor ve yaralar dikişle kapatılıyordu. Mumyaların çoğunda çok başarılı bir biçimde tedavi edilmiş kırıklara rastlamak mümkündür. </text:p>
      <text:p text:style-name="P66">- Mumyalarda herhangi bir cerrahi dikiş izine rastlanmamasına rağmen yara dikilmesi ile ilgili Smith Papirüsü'nde (bu papirüsün tamamı tıpla ilgilidir) on üç referans mevcuttur. Bu, Mısırlıların estetik yara dikimini de başarmış olduklarına işaret etmektedir. Yara dikiminde keten iplik kullanılıyordu. İğneler ise muhtemelen bakırdandı.</text:p>
      <text:p text:style-name="P66">- Mısırlı doktorlar, steril yaralar ile enfeksiyonlu yaraları ayırt edebiliyorlardı. Enfeksiyonlu yaraların temizlenmesinde keçi yağı, köknar yağı ve ezilmiş bezelyeden oluşan bir karışım kullanıyorlardı. </text:p>
      <text:p text:style-name="P71"><text:span text:style-name="T4">- Penisilin ve antibiyotiğin bulunuşu oldukça yenidir. Fakat Eski Mısırlılar bu tür tedavilerin ilk organik versiyonlarını kullanıyorlardı. Ayrıca, Mısırlılar antibiyotiğin farklı çeşitlerini biliyorlardı. Belli türdeki hastalıklara uygun reçeteleri yazıyorlardı.</text:span><text:span text:style-name="T16">49</text:span><text:span text:style-name="T4"> </text:span></text:p>
      <text:p text:style-name="P45">Görüldüğü gibi Mısır medeniyeti tıp konusunda oldukça önemli adımlar atmış, tedavi yöntemleri geliştirmiş, uzman doktorlar yetiştirmiştir. Yapılan kazılarda, tıp alanında sağlanan bu önemli başarıların yanı sıra, Mısırlıların şehir planlamacılığı ve mimari gibi konularla da çok ilgili oldukları ortaya çıkmıştır.</text:p>
      <text:p text:style-name="P36"><text:span text:style-name="T71">Eski Mısır'da Geli</text:span><text:span text:style-name="T70">ş</text:span><text:span text:style-name="T71">mi</text:span><text:span text:style-name="T70">ş</text:span><text:span text:style-name="T71"> Metalurji</text:span></text:p>
      <text:p text:style-name="P65">Metalurji en genel anlamıyla, gerekli hammaddeler kullanılarak metal ve alıaşımlarının üretilmesi, saflaştırılması, şekillendirilmesi ve korunmasını içeren bilim ve teknoloji dalıdır. Eski Mısır medeniyeti incelendiğinde, bundan yaklaşık 3000 - 3500 yıl önce, Mısırlıların başta altın, bakır, demir olmak üzere çeşitli maden ve metallerin çıkarılması ve işlenmesi konusunda uzman oldukları görülmektedir. Metalurjinin gelişmiş olması, Antik Mısırlıların, cevherlerin bulunması, çıkarılması, işlenmesi alanlarında ileri bir teknolojiye ve aynı zamanda gelişmiş bir kimya bilgisine sahip oldukları anlamına da gelmektedir.</text:p>
      <text:p text:style-name="P43">Yapılan arkeolojik çalışmalar MÖ 3400 yıllarında Mısırlıların bakır cevherleri hakkında detaylı çalışmalar yaptıklarını ve metal alaşımları meydana getirdiklerini ortaya koymuştur. Dördüncü Hanedanlık döneminde (MÖ 2900 yılları), madenlerin araştırma ve işletmesinin en yüksek düzey yetkililer tarafından takip edildiği ve Firavunların oğulları tarafından denetlendiği bilinmektedir. <text:s text:c="3"/></text:p>
      <text:p text:style-name="P60">Bakırın yanı sıra, eski Mısırlıların sıkça kullandıkları madenler ve metaller arasında demir de vardı. Bronzun üretimi için tin, camların renklendirilmesinde de kobalt kullanılıyordu. Mısır'da bulunmayan metaller ise başta İran olmak üzere diğer bölgelerden getirtiliyordu. </text:p>
      <text:p text:style-name="P42">Antik Mısırlıların en çok kullandıkları ve değer verdikleri maden ise altındı. Mısır'da ve Antik Mısır'ın sınırları içinde olan bugünkü Sudan'ın belli bölgelerinde, eski Mısırlılara ait olduğu tahmin edilen yüzlerce altın maden yatağı bulunmuştur. Apollinopolis yakınlarındaki bir altın madeninin planının bulunduğu MÖ 14. yüzyıla ait bir papirüs, eski Mısırlıların altın madenleri konusundaki profesyonelliklerini ortaya koymuştur. <text:s/>Papirüste yer alan bilgilere göre, maden çevresinde sayısı 1300'den fazla evin yalnızca madende çalışanların konaklaması için inşa edildiği anlatılmaktadır. Antik Mısır'da altın işlemeciliği ve mücevher sanatının önemi, bu bilgilerden anlaşılmaktadır. Nitekim arkeolojik kazılarda bulunan, yüzlerce altından yapılmış, kullanım ve süs eşyası da, eski Mısırlıların altın madenciliği ve işlemeciliği konusundaki uzmanlıklarının bir göstergesidir. </text:p>
      <text:p text:style-name="P42">Tüm bu bilgiler eski Mısırlıların maden yataklarını tespit edebilecek, bu yataklardan madeni çıkarabilecek, çıkan madeni işleyebilecek, ayrıştırabilecek ve yeni metaller oluşturabilecek bilimsel bilgiye ve teknolojiye sahip olduklarını göstermektedir. <text:s/></text:p>
      <text:p text:style-name="P36"><text:span text:style-name="T66">ﬁ</text:span><text:span text:style-name="T67">ehir Planlamacılı¤ı ve Alt Yapının<text:line-break/>Eski Mısır'daki Önemi</text:span></text:p>
      <text:p text:style-name="P60">Mısır'ın kuru bir iklime sahip olması, bugün bize bu medeniyetten geriye pek çok ipucu bırakmıştır Bu bilgiler, antik Mısır şehirlerinin son derece gelişmiş bir alt yapıya sahip olduğunu göstermektedir.</text:p>
      <text:p text:style-name="P60">Kuşkusuz alt yapının gelişmiş olması, bu şehirleri inşa edenlerin ileri bir mimari ve mühendislik bilgisine sahip olduklarını göstermektedir..Yer altından yol yapıldığında statiğin ölçülmesi, nerelere kirişler konması gerektiğinin saptanması, ne kadar derine inileceğinin ve ne kadar uzunlukta yol alınacağının belirlenmesi, havalandırmanın nerede, nasıl etkili olacağının hesaplanması, temiz ve kirli suların birbirine karışmadan nakledilebilmesi gibi birçok detayın ince ince düşünülmesi ve en önemlisi de bunların yapımında hiçbir hatanın meydana gelmemesi gerekir. Tüm bu teknikleri Mısırlılar biliyorlardı. Elimize ulaşan bilgiler bu gerçeği açıkça kanıtlamaktadır.</text:p>
      <text:p text:style-name="P86"><text:span text:style-name="T34">MÖ 3000'lerde M</text:span><text:span text:style-name="T33">ı</text:span><text:span text:style-name="T34">s</text:span><text:span text:style-name="T33">ı</text:span><text:span text:style-name="T34">rl</text:span><text:span text:style-name="T33">ı</text:span><text:span text:style-name="T34">lar</text:span><text:span text:style-name="T33">ı</text:span><text:span text:style-name="T34">n kulland</text:span><text:span text:style-name="T33">ı</text:span><text:span text:style-name="T34">klar</text:span><text:span text:style-name="T33">ı</text:span><text:span text:style-name="T34"> mimari teknikleri ve altyap</text:span><text:span text:style-name="T33">ı</text:span><text:span text:style-name="T34"> sorununa yakla</text:span><text:span text:style-name="T33">şı</text:span><text:span text:style-name="T34">mlar</text:span><text:span text:style-name="T33">ı</text:span><text:span text:style-name="T34">, son derece profesyonel ve sorunlar</text:span><text:span text:style-name="T33">ı</text:span><text:span text:style-name="T34"> çözmeye yöneliktir. Kurak bir ülke olan M</text:span><text:span text:style-name="T33">ı</text:span><text:span text:style-name="T34">s</text:span><text:span text:style-name="T33">ı</text:span><text:span text:style-name="T34">r için suyun önemi çok büyüktür. Nitekim bu konuda da kal</text:span><text:span text:style-name="T33">ı</text:span><text:span text:style-name="T34">c</text:span><text:span text:style-name="T33">ı</text:span><text:span text:style-name="T34"> çözümler bulmu</text:span><text:span text:style-name="T33">ş</text:span><text:span text:style-name="T34">lard</text:span><text:span text:style-name="T33">ı</text:span><text:span text:style-name="T34">r. Alt yap</text:span><text:span text:style-name="T33">ı</text:span><text:span text:style-name="T34">yla ilgili olarak, M</text:span><text:span text:style-name="T33">ı</text:span><text:span text:style-name="T34">s</text:span><text:span text:style-name="T33">ı</text:span><text:span text:style-name="T34">rl</text:span><text:span text:style-name="T33">ı</text:span><text:span text:style-name="T34">lar</text:span><text:span text:style-name="T33">ı</text:span><text:span text:style-name="T34">n geli</text:span><text:span text:style-name="T33">ş</text:span><text:span text:style-name="T34">tirdikleri en önemli projelerden birisi suyu korumak için in</text:span><text:span text:style-name="T33">ş</text:span><text:span text:style-name="T34">a ettikleri depolard</text:span><text:span text:style-name="T33">ı</text:span><text:span text:style-name="T34">r.</text:span></text:p>
      <text:p text:style-name="P40"><text:span text:style-name="T28">Örneğin, Fayyum vahasında keşfedilen büyük su deposu bunlardan biridir. Antik Mısır'da hayatın belli bir bölgede sürekliliğini sağlayabilmek için suni göletler de inşa edilmiştir. Bu sayede Nil'in suyu bu göletlerde biriktirilerek Mısır çöllerinde ileri bir medeniyet inşa edilebilmiştir. Bugünkü Kahire'nin seksen kilometre güneyindeki Moris Gölü, Mısırlılar tarafından, Nil'in suyunu bir kanal aracılığıyla depolamak amacıyla yapılan bu göletlerden biridir. Bu su haznesinin yakınlarına ise ev ve mabetler inşa edilmiştir.</text:span><text:span text:style-name="T16">50</text:span><text:span text:style-name="T28"> </text:span></text:p>
      <text:p text:style-name="P42">Mısırlıların tıbbi bilgileri, şehir planlaması, mühendislik bilgileri ve uygulamaları son derece ileri bir medeniyete sahip olduklarını gösteren önemli delillerden birkaçıdır. Bu bilgi ve uygulamalar, evrimcilerin iddia ettiği, "toplumların ilkelden medeniye doğru ilerledikleri" tezini bir kez daha yerle bir etmektedir. Günümüzden yaklaşık 5000 yıl önce yaşayan bir toplum, günümüzdeki çeşitli toplumlardan, hatta günümüzde bu topraklarda yaşayan bazı topluluklardan dahi daha ileri bir medeniyet seviyesine sahiptir ve bu durumun evrimle açıklanabilmesi mümkün değildir. Kuşkusuz, Mısırlıların bu yüksek medeniyeti yaşadığı dönemde, dünyanın farklı bölgelerinde daha geri medeniyetler, daha ilkel koşullarda yaşayan insanlar da var olmuştur. Ancak bunların hiçbiri, ne daha az insan <text:s/>özelliklerine sahiptir, ne de sözde maymunsu özelliklere. Antik Mısırlılar da, Antik Mısırlılarla aynı dönemde ilkel koşullarda yaşayan insanlar da, bundan yüz binlerce yıl önce var olmuş insan toplulukları da, günümüz insanı da tüm özellikleriyle hep insan olarak var olmuşlardır. Kimi toplumların daha ileri kimilerinin ise daha geri koşullarda yaşamış olmaları, Darwinistlerin iddia ettikleri gibi, onların asla hayvanlardan meydana gelen bir tür olduğunu veya birinin diğerinden evrimleştiğini göstermez. Bu bilime, akla ve mantığa aykırı bir yorumdur. <text:s/></text:p>
      <text:p text:style-name="P42"/>
      <text:p text:style-name="P40"><text:span text:style-name="T67">Antik Mısırlıların Tekstildeki Ba</text:span><text:span text:style-name="T66">ş</text:span><text:span text:style-name="T67">arıları</text:span></text:p>
      <text:p text:style-name="P40"><text:span text:style-name="T4">Eski Mısır'da keten kumaşı dokuması yapılırdı. MÖ 2500'den kalan kumaş parçalarından anlaşıldığına göre, o dönemde gerek iplik bükümü, gerekse dokuma tarzı bakımından çok kaliteli kumaşlar üretilmiştir. Fakat her şeyden önemlisi bu kumaşların dokumasındaki detaylardır. Günümüzde teknoloji yardımıyla donatılmış makinelerde üretilebilen ince iplikleri Mısırlılar, MÖ 2500 tarihlerinde üretmiş ve keten iplikten dokunmuş kumaşları, mumyalama işleminde kullanmışlardır. Bu kumaşlardaki ince dokuma, antik Mısırla ilgilenen bilim adamlarını hayrete düşürmüştür. Büyüteçle sayılabilen </text:span><text:soft-page-break/><text:span text:style-name="T4">dokumalardaki ipliklerin inceliği, bugün makine ile dokunan ipek kumaşlar ayarındadır.</text:span><text:span text:style-name="T16">51</text:span><text:span text:style-name="T4"> Günümüzde dahi bu kumaşların kalitesi meşhurdur ve Mısır keteni günümüzdeki ününü MÖ 2000'lerde yaşamış olan Antik Mısır halkından almıştır.</text:span><text:span text:style-name="T16">52</text:span><text:span text:style-name="T4"> </text:span></text:p>
      <text:p text:style-name="P36"><text:span text:style-name="T67">Matematikte </text:span><text:span text:style-name="T66">İ</text:span><text:span text:style-name="T67">leri Seviye</text:span></text:p>
      <text:p text:style-name="P40"><text:span text:style-name="T28">Mısır'da rakamlar çok eski zamanlardan itibaren kullanılıyordu. MÖ 2000 yılına ait birtakım aritmetik problemlerini açıklayan papirüsler ele geçmiştir. Bu dokümanlar, Kahun, Berlin ve Rhind papirüsleri diye bilinmektedir. Bu belgelerde, ölçülerin ne gibi esaslara göre yapılacağı örneklerle belirtilmiştir. Mısırlılar, Pisagor Teoremi'ni, ölçüleri 3-4-5 olan bir üçgenin dik üçgen olduğunu biliyor ve bundan inşa ölçümlerinde faydalanıyorlardı.</text:span><text:span text:style-name="T16">53</text:span><text:span text:style-name="T28"> <text:s/></text:span></text:p>
      <text:p text:style-name="P86"><text:span text:style-name="T42">Ayr</text:span><text:span text:style-name="T41">ı</text:span><text:span text:style-name="T42">ca M</text:span><text:span text:style-name="T41">ı</text:span><text:span text:style-name="T42">s</text:span><text:span text:style-name="T41">ı</text:span><text:span text:style-name="T42">rl</text:span><text:span text:style-name="T41">ı</text:span><text:span text:style-name="T42">lar, y</text:span><text:span text:style-name="T41">ı</text:span><text:span text:style-name="T42">ld</text:span><text:span text:style-name="T41">ı</text:span><text:span text:style-name="T42">zlarla gezegenler aras</text:span><text:span text:style-name="T41">ı</text:span><text:span text:style-name="T42">ndaki ayr</text:span><text:span text:style-name="T41">ı</text:span><text:span text:style-name="T42">m</text:span><text:span text:style-name="T41">ı</text:span><text:span text:style-name="T42"> da biliyorlard</text:span><text:span text:style-name="T41">ı</text:span><text:span text:style-name="T42">. Astronomi ile ilgili çal</text:span><text:span text:style-name="T41">ış</text:span><text:span text:style-name="T42">malar</text:span><text:span text:style-name="T41">ı</text:span><text:span text:style-name="T42">na görülmesi çok zor olan y</text:span><text:span text:style-name="T41">ı</text:span><text:span text:style-name="T42">ld</text:span><text:span text:style-name="T41">ı</text:span><text:span text:style-name="T42">zlar</text:span><text:span text:style-name="T41">ı</text:span><text:span text:style-name="T42"> da eklemi</text:span><text:span text:style-name="T41">ş</text:span><text:span text:style-name="T42">lerdi.</text:span></text:p>
      <text:p text:style-name="P40"><text:span text:style-name="T4">Diğer taraftan Mısırlıların hayatı, Nil'in yükselme ve alçalmasına bağlı olduğundan, bu durumu daima ölçmeleri ve kontrol etmeleri gerekliydi. Hükümdar, Nil'in yükselme ve alçalmasını kaydettirmek için, bir "Nilometre" yaptırmış ve bu işle uğraşmak üzere memurlar tayin etmişti.</text:span><text:span text:style-name="T16">54 </text:span><text:span text:style-name="T4"><text:s/></text:span></text:p>
      <text:p text:style-name="P89"/>
      <text:p text:style-name="P40"><text:span text:style-name="T67">Sırlarla Dolu </text:span><text:span text:style-name="T66">İ</text:span><text:span text:style-name="T67">n</text:span><text:span text:style-name="T66">ş</text:span><text:span text:style-name="T67">a Teknolojisi</text:span></text:p>
      <text:p text:style-name="P42">Antik Mısır'da inşa edilen ve günümüzde hala büyük bir hayranlıkla izlenen en önemli eserler gizemli piramitlerdir. Bu piramitlerin en ihtişamlısı olan "Büyük Piramit" şimdiye kadar dünya üzerinde inşa edilmiş en büyük taş yapı olarak kabul edilir. Bu piramitin nasıl inşa edildiği konusunda Herodot zamanından itibaren birçok tarihçi ve arkeolog, çeşitli teoriler ortaya atmıştır. Kimileri bu piramitin yapımı sırasında kölelerin çalıştırıldığını ve rampa tekniğinden basamaklı piramite kadar birçok yöntemin kullanıldığını savunmuştur. Bu yöntemlerin karşımıza çıkan manzarası şöyledir:</text:p>
      <text:p text:style-name="P60">-Bu piramidi kölelerin inşa etmiş olma ihtimali durumunda, çalışan köle sayısının 240.000 gibi olağanüstü bir rakam olması gerekirdi. </text:p>
      <text:p text:style-name="P40"><text:span text:style-name="T4">-Eğer inşa tekniği olarak rampa yöntemi kullanılmış olsaydı, piramitin yapımı bittikten sonra bu rampanın yıkılması için yaklaşık 8 yıl gerekirdi. Danimarkalı bir inşaat mühendisi olan Garde-Hanson'a göre bu, oldukça saçma bir teoriydi. Çünkü bu rampanın yıkılmasından sonra geride kalan dev moloz artıklarını bir yerlerde görmemiz gerekirdi. Ama böyle bir delile hiçbir yerde rastlanmamıştır.</text:span><text:span text:style-name="T16">55</text:span><text:span text:style-name="T4"> </text:span></text:p>
      <text:p text:style-name="P86"><text:span text:style-name="T43">Historical Deception: The Untold Story of Ancient Egypt </text:span><text:span text:style-name="T42">adl</text:span><text:span text:style-name="T41">ı</text:span><text:span text:style-name="T42"> kitab</text:span><text:span text:style-name="T41">ı</text:span><text:span text:style-name="T42">nda Garde-Hanson’</text:span><text:span text:style-name="T41">ı</text:span><text:span text:style-name="T42">n di</text:span><text:span text:style-name="T41">ğ</text:span><text:span text:style-name="T42">er teorisyenlerin önemsemedi</text:span><text:span text:style-name="T41">ğ</text:span><text:span text:style-name="T42">i baz</text:span><text:span text:style-name="T41">ı</text:span><text:span text:style-name="T42"> yönleri ele ald</text:span><text:span text:style-name="T41">ığı</text:span><text:span text:style-name="T42">n</text:span><text:span text:style-name="T41">ı</text:span><text:span text:style-name="T42"> belirten Moustafa Gadalla </text:span><text:span text:style-name="T41">ş</text:span><text:span text:style-name="T42">öyle devam eder:</text:span></text:p>
      <text:p text:style-name="P40"><text:span text:style-name="T17">Piramidi ziyaret ettiğinizde şaşırtıcı görüntüleri gözünüzün önüne getirmeye çalışın: 5000 yıl önceki taş ocağı işçisi, günde, piramitlerin inşasında kullanılan 330 taş blok üretiyor. Suyun bastırdığı mevsimde, günde 4000 blok Nil nehrinin üzerinde taşınıyor ve Giza platosuna gelindiğinde bu taşlar platodan yukarıya taşınarak, piramidin inşa edileceği bölgeye ulaştırılıyor. Eğer bu şartlar altında taşıma işlemi gerçekleşiyor olsaydı, dakikada 6.67 blok taşınması gerekirdi. Bu sonuç, sunulan teorinin geçersizliği için yeterli bir rakamdır.</text:span><text:span text:style-name="T16">56</text:span><text:span text:style-name="T17"> </text:span></text:p>
      <text:p text:style-name="P40"><text:span text:style-name="T4">-Tüm bunların yanında, piramidin bir yüzeyinin alanının yaklaşık olarak 2.5 hektar olduğu düşünülürse, her bir yüzeyin yaklaşık olarak 115.000 kaplama taşıyla kaplanmış olması gerekir. Bu taşlar da öylesine itinayla yerleştirilmiştir ki, taşlar arasında bırakılan mesafe bir kağıdın geçmesine olanak vermeyecek derecede dardır.</text:span><text:span text:style-name="T16">57</text:span><text:span text:style-name="T4"> <text:s/></text:span></text:p>
      <text:p text:style-name="P40"><text:span text:style-name="T28">Tüm bunlar piramitlerin yapımlarıyla ilgili sırların günümüz bilim ve teknolojisiyle dahi çözülemediğini gösteren bilgilerden bazılarıdır.</text:span><text:span text:style-name="T4"> <text:s/></text:span></text:p>
      <text:p text:style-name="P42"/>
      <text:p text:style-name="P42">GİZE’DEKİ PİRAMİTLERLE İLGİLİ ÇARPICI BİLGİLER </text:p>
      <text:p text:style-name="P42"/>
      <text:p text:style-name="P40"><text:soft-page-break/><text:span text:style-name="T32">Gize'deki piramitlerle ilgili yap</text:span><text:span text:style-name="T27">ı</text:span><text:span text:style-name="T32">lan baz</text:span><text:span text:style-name="T27">ı</text:span><text:span text:style-name="T32"> matematiksel ara</text:span><text:span text:style-name="T27">ş</text:span><text:span text:style-name="T32">t</text:span><text:span text:style-name="T27">ı</text:span><text:span text:style-name="T32">rmalar, eski M</text:span><text:span text:style-name="T27">ı</text:span><text:span text:style-name="T32">s</text:span><text:span text:style-name="T27">ı</text:span><text:span text:style-name="T32">rl</text:span><text:span text:style-name="T27">ı</text:span><text:span text:style-name="T32">lar</text:span><text:span text:style-name="T27">ı</text:span><text:span text:style-name="T32">n çok geli</text:span><text:span text:style-name="T27">ş</text:span><text:span text:style-name="T32">mi</text:span><text:span text:style-name="T27">ş</text:span><text:span text:style-name="T32"> bir matematik ve geometri bilgileri oldu</text:span><text:span text:style-name="T27">ğ</text:span><text:span text:style-name="T32">unu göstermektedir. Bu hesaplamalara göre, piramitleri planlayanlar</text:span><text:span text:style-name="T27">ı</text:span><text:span text:style-name="T32">n matematik ve geometri bilgisi d</text:span><text:span text:style-name="T27">ışı</text:span><text:span text:style-name="T32">nda, dünyan</text:span><text:span text:style-name="T27">ı</text:span><text:span text:style-name="T32">n ölçüleri, çevresi, ekseni ve bu eksenin e</text:span><text:span text:style-name="T27">ğ</text:span><text:span text:style-name="T32">imi gibi bilgilere de sahip olmalar</text:span><text:span text:style-name="T27">ı</text:span><text:span text:style-name="T32"> gereklidir. MÖ yakla</text:span><text:span text:style-name="T27">şı</text:span><text:span text:style-name="T32">k 2500'lü y</text:span><text:span text:style-name="T27">ı</text:span><text:span text:style-name="T32">llarda in</text:span><text:span text:style-name="T27">ş</text:span><text:span text:style-name="T32">as</text:span><text:span text:style-name="T27">ı</text:span><text:span text:style-name="T32">na ba</text:span><text:span text:style-name="T27">ş</text:span><text:span text:style-name="T32">lanan piramitlerle ilgili bu bilgiler, büyük matematik bilginleri Pisagor, Ar</text:span><text:span text:style-name="T27">ş</text:span><text:span text:style-name="T32">imet ve Öklid'den dahi 2000 y</text:span><text:span text:style-name="T27">ı</text:span><text:span text:style-name="T32">l önce bu piramitlerin in</text:span><text:span text:style-name="T27">ş</text:span><text:span text:style-name="T32">a edildi</text:span><text:span text:style-name="T27">ğ</text:span><text:span text:style-name="T32">i göz önünde bulundurulursa, çok daha çarp</text:span><text:span text:style-name="T27">ı</text:span><text:span text:style-name="T32">c</text:span><text:span text:style-name="T27">ı</text:span><text:span text:style-name="T32"> bir hal almaktad</text:span><text:span text:style-name="T27">ı</text:span><text:span text:style-name="T32">r: </text:span></text:p>
      <text:p text:style-name="P15"><text:span text:style-name="T32">- Piramitin aç</text:span><text:span text:style-name="T27">ı</text:span><text:span text:style-name="T32">lar</text:span><text:span text:style-name="T27">ı</text:span><text:span text:style-name="T32"> Nil deltas</text:span><text:span text:style-name="T27">ı</text:span><text:span text:style-name="T32">n</text:span><text:span text:style-name="T27">ı</text:span><text:span text:style-name="T32"> iki e</text:span><text:span text:style-name="T27">ş</text:span><text:span text:style-name="T32">it yar</text:span><text:span text:style-name="T27">ı</text:span><text:span text:style-name="T32">ya böler.</text:span></text:p>
      <text:p text:style-name="P40"><text:span text:style-name="T32">- Gize'nin üç piramit aralar</text:span><text:span text:style-name="T27">ı</text:span><text:span text:style-name="T32">nda, bir Pisagor üçgeni olu</text:span><text:span text:style-name="T27">ş</text:span><text:span text:style-name="T32">turacak biçimde düzenlenmi</text:span><text:span text:style-name="T27">ş</text:span><text:span text:style-name="T32">lerdir. Bu üçgenin kenarlar</text:span><text:span text:style-name="T27">ı</text:span><text:span text:style-name="T32">n</text:span><text:span text:style-name="T27">ı</text:span><text:span text:style-name="T32">n birbirlerine oranlar</text:span><text:span text:style-name="T27">ı</text:span><text:span text:style-name="T32"> 3:4:5'tir.</text:span></text:p>
      <text:p text:style-name="P40"><text:span text:style-name="T32">- Piramitin yüksekli</text:span><text:span text:style-name="T27">ğ</text:span><text:span text:style-name="T32">iyle çevresi aras</text:span><text:span text:style-name="T27">ı</text:span><text:span text:style-name="T32">ndaki oran bir dairenin yar</text:span><text:span text:style-name="T27">ı</text:span><text:span text:style-name="T32"> çap</text:span><text:span text:style-name="T27">ı</text:span><text:span text:style-name="T32">yla çevresi aras</text:span><text:span text:style-name="T27">ı</text:span><text:span text:style-name="T32">ndaki orana e</text:span><text:span text:style-name="T27">ş</text:span><text:span text:style-name="T32">ittir. </text:span></text:p>
      <text:p text:style-name="P134"><text:span text:style-name="T36">- Piramit dev bir güne</text:span><text:span text:style-name="T35">ş</text:span><text:span text:style-name="T36"> saatidir. Ekim ortas</text:span><text:span text:style-name="T35">ı</text:span><text:span text:style-name="T36">yla Mart ba</text:span><text:span text:style-name="T35">şı</text:span><text:span text:style-name="T36"> aras</text:span><text:span text:style-name="T35">ı</text:span><text:span text:style-name="T36">nda dü</text:span><text:span text:style-name="T35">ş</text:span><text:span text:style-name="T36">ürdü</text:span><text:span text:style-name="T35">ğ</text:span><text:span text:style-name="T36">ü gölgeler mevsimleri ve y</text:span><text:span text:style-name="T35">ı</text:span><text:span text:style-name="T36">l</text:span><text:span text:style-name="T35">ı</text:span><text:span text:style-name="T36">n uzunlu</text:span><text:span text:style-name="T35">ğ</text:span><text:span text:style-name="T36">unu gösterir. Piramiti çevreleyen ta</text:span><text:span text:style-name="T35">ş</text:span><text:span text:style-name="T36"> levhalar</text:span><text:span text:style-name="T35">ı</text:span><text:span text:style-name="T36">n uzunlu</text:span><text:span text:style-name="T35">ğ</text:span><text:span text:style-name="T36">u, bir günün gölge uzunlu</text:span><text:span text:style-name="T35">ğ</text:span><text:span text:style-name="T36">una e</text:span><text:span text:style-name="T35">ş</text:span><text:span text:style-name="T36">ittir.</text:span></text:p>
      <text:p text:style-name="P134"><text:span text:style-name="T36">- Piramitin dikdörtgen biçimindeki taban</text:span><text:span text:style-name="T35">ı</text:span><text:span text:style-name="T36">n</text:span><text:span text:style-name="T35">ı</text:span><text:span text:style-name="T36">n normal kenar uzunlu</text:span><text:span text:style-name="T35">ğ</text:span><text:span text:style-name="T36">u 365,342 M</text:span><text:span text:style-name="T35">ı</text:span><text:span text:style-name="T36">s</text:span><text:span text:style-name="T35">ı</text:span><text:span text:style-name="T36">r endazesine (dönemin ölçü birimi) denk gelir. Bu say</text:span><text:span text:style-name="T35">ı</text:span><text:span text:style-name="T36"> günümüzde de kullan</text:span><text:span text:style-name="T35">ı</text:span><text:span text:style-name="T36">lan güne</text:span><text:span text:style-name="T35">ş</text:span><text:span text:style-name="T36"> y</text:span><text:span text:style-name="T35">ı</text:span><text:span text:style-name="T36">l</text:span><text:span text:style-name="T35">ı</text:span><text:span text:style-name="T36">n</text:span><text:span text:style-name="T35">ı</text:span><text:span text:style-name="T36">n günlerinin say</text:span><text:span text:style-name="T35">ı</text:span><text:span text:style-name="T36">s</text:span><text:span text:style-name="T35">ı</text:span><text:span text:style-name="T36">na oldukça yak</text:span><text:span text:style-name="T35">ı</text:span><text:span text:style-name="T36">nd</text:span><text:span text:style-name="T35">ı</text:span><text:span text:style-name="T36">r. (Günümüzde güne</text:span><text:span text:style-name="T35">ş</text:span><text:span text:style-name="T36"> y</text:span><text:span text:style-name="T35">ı</text:span><text:span text:style-name="T36">l</text:span><text:span text:style-name="T35">ı</text:span><text:span text:style-name="T36">n</text:span><text:span text:style-name="T35">ı</text:span><text:span text:style-name="T36">n gün say</text:span><text:span text:style-name="T35">ı</text:span><text:span text:style-name="T36">s</text:span><text:span text:style-name="T35">ı</text:span><text:span text:style-name="T36"> 365,224 olarak hesaplanmaktad</text:span><text:span text:style-name="T35">ı</text:span><text:span text:style-name="T36">r.)</text:span></text:p>
      <text:p text:style-name="P134"><text:span text:style-name="T36">- Büyük Piramitle dünyan</text:span><text:span text:style-name="T35">ı</text:span><text:span text:style-name="T36">n merkezi aras</text:span><text:span text:style-name="T35">ı</text:span><text:span text:style-name="T36">ndaki uzakl</text:span><text:span text:style-name="T35">ı</text:span><text:span text:style-name="T36">k, Kuzey Kutbuyla piramitin aras</text:span><text:span text:style-name="T35">ı</text:span><text:span text:style-name="T36">ndaki uzakl</text:span><text:span text:style-name="T35">ığ</text:span><text:span text:style-name="T36">a e</text:span><text:span text:style-name="T35">ş</text:span><text:span text:style-name="T36">ittir. </text:span></text:p>
      <text:p text:style-name="P134"><text:span text:style-name="T36">- Piramitin taban</text:span><text:span text:style-name="T35">ı</text:span><text:span text:style-name="T36">n</text:span><text:span text:style-name="T35">ı</text:span><text:span text:style-name="T36">n çevre uzunlu</text:span><text:span text:style-name="T35">ğ</text:span><text:span text:style-name="T36">u, an</text:span><text:span text:style-name="T35">ı</text:span><text:span text:style-name="T36">t</text:span><text:span text:style-name="T35">ı</text:span><text:span text:style-name="T36">n yüksekli</text:span><text:span text:style-name="T35">ğ</text:span><text:span text:style-name="T36">inin iki kat</text:span><text:span text:style-name="T35">ı</text:span><text:span text:style-name="T36">na bölündü</text:span><text:span text:style-name="T35">ğ</text:span><text:span text:style-name="T36">ünde, pi say</text:span><text:span text:style-name="T35">ı</text:span><text:span text:style-name="T36">s</text:span><text:span text:style-name="T35">ı</text:span><text:span text:style-name="T36"> elde edilir.</text:span></text:p>
      <text:p text:style-name="P134"><text:span text:style-name="T36">- Piramitin dört yüzünün toplam yüzölçümü piramitin yüksekli</text:span><text:span text:style-name="T35">ğ</text:span><text:span text:style-name="T36">inin karesine e</text:span><text:span text:style-name="T35">ş</text:span><text:span text:style-name="T36">ittir.</text:span><text:span text:style-name="T23">58</text:span></text:p>
      <text:p text:style-name="P122"><text:span text:style-name="T69">Piramitler Tekrar </text:span><text:span text:style-name="T68">İ</text:span><text:span text:style-name="T69">n</text:span><text:span text:style-name="T68">ş</text:span><text:span text:style-name="T69">a Edilmek </text:span><text:span text:style-name="T68">İ</text:span><text:span text:style-name="T69">stense...</text:span></text:p>
      <text:p text:style-name="P134"><text:span text:style-name="T42">1978'de Amerika'daki, Indiana Limestone Institute of America Inc. (dünyada kireçta</text:span><text:span text:style-name="T41">şı</text:span><text:span text:style-name="T42"> ocaklar</text:span><text:span text:style-name="T41">ı</text:span><text:span text:style-name="T42"> konusunda en büyük ve en uzman kurulu</text:span><text:span text:style-name="T41">ş</text:span><text:span text:style-name="T42">), bugün Büyük Piramit gibi bir piramit in</text:span><text:span text:style-name="T41">ş</text:span><text:span text:style-name="T42">a edilmek istense, insan gücü ve materyallerin ne olmas</text:span><text:span text:style-name="T41">ı</text:span><text:span text:style-name="T42"> gerekti</text:span><text:span text:style-name="T41">ğ</text:span><text:span text:style-name="T42">i hakk</text:span><text:span text:style-name="T41">ı</text:span><text:span text:style-name="T42">nda bir ara</text:span><text:span text:style-name="T41">ş</text:span><text:span text:style-name="T42">t</text:span><text:span text:style-name="T41">ı</text:span><text:span text:style-name="T42">rma yapm</text:span><text:span text:style-name="T41">ış</text:span><text:span text:style-name="T42">t</text:span><text:span text:style-name="T41">ı</text:span><text:span text:style-name="T42">r. Sonuç oldukça dü</text:span><text:span text:style-name="T41">ş</text:span><text:span text:style-name="T42">ündürücüdür; </text:span><text:span text:style-name="T41">ş</text:span><text:span text:style-name="T42">irket yetkilileri, piramitlerin in</text:span><text:span text:style-name="T41">ş</text:span><text:span text:style-name="T42">as</text:span><text:span text:style-name="T41">ı</text:span><text:span text:style-name="T42">ndaki zorlu</text:span><text:span text:style-name="T41">ğ</text:span><text:span text:style-name="T42">u </text:span><text:span text:style-name="T41">ş</text:span><text:span text:style-name="T42">öyle aç</text:span><text:span text:style-name="T41">ı</text:span><text:span text:style-name="T42">klamaktad</text:span><text:span text:style-name="T41">ı</text:span><text:span text:style-name="T42">rlar:</text:span></text:p>
      <text:p text:style-name="P134"><text:span text:style-name="T19">E</text:span><text:span text:style-name="T18">ğ</text:span><text:span text:style-name="T19">er mümkün olan gücü maksimuma ç</text:span><text:span text:style-name="T18">ı</text:span><text:span text:style-name="T19">kartsak, bu da bugünkü üretimi üç kat</text:span><text:span text:style-name="T18">ı</text:span><text:span text:style-name="T19">na ç</text:span><text:span text:style-name="T18">ı</text:span><text:span text:style-name="T19">kartmak anlam</text:span><text:span text:style-name="T18">ı</text:span><text:span text:style-name="T19">na gelir ki, bu kadar kireçta</text:span><text:span text:style-name="T18">şı</text:span><text:span text:style-name="T19">n</text:span><text:span text:style-name="T18">ı</text:span><text:span text:style-name="T19"> ocaktan ç</text:span><text:span text:style-name="T18">ı</text:span><text:span text:style-name="T19">karmak ve transfer etmek ancak 27 y</text:span><text:span text:style-name="T18">ı</text:span><text:span text:style-name="T19">l sürer. Üstelik tüm bu çal</text:span><text:span text:style-name="T18">ış</text:span><text:span text:style-name="T19">malar Amerika'n</text:span><text:span text:style-name="T18">ı</text:span><text:span text:style-name="T19">n üstün teknolojisiyle yani hidrolik çekiçler, elektronik kristal ba</text:span><text:span text:style-name="T18">ş</text:span><text:span text:style-name="T19">l</text:span><text:span text:style-name="T18">ı</text:span><text:span text:style-name="T19"> testereler kullan</text:span><text:span text:style-name="T18">ı</text:span><text:span text:style-name="T19">larak yap</text:span><text:span text:style-name="T18">ı</text:span><text:span text:style-name="T19">labilir. Bu büyük çaba, sadece kireçta</text:span><text:span text:style-name="T18">şı</text:span><text:span text:style-name="T19">n</text:span><text:span text:style-name="T18">ı</text:span><text:span text:style-name="T19"> madenden ç</text:span><text:span text:style-name="T18">ı</text:span><text:span text:style-name="T19">karmak ve onu ta</text:span><text:span text:style-name="T18">şı</text:span><text:span text:style-name="T19">mak için kullan</text:span><text:span text:style-name="T18">ı</text:span><text:span text:style-name="T19">lacakt</text:span><text:span text:style-name="T18">ı</text:span><text:span text:style-name="T19">r. Ve buna, Büyük Piramit'in in</text:span><text:span text:style-name="T18">ş</text:span><text:span text:style-name="T19">as</text:span><text:span text:style-name="T18">ı</text:span><text:span text:style-name="T19"> için gerekli olan laboratuvar testleri ve bunun gibi ön çal</text:span><text:span text:style-name="T18">ış</text:span><text:span text:style-name="T19">malar dahil de</text:span><text:span text:style-name="T18">ğ</text:span><text:span text:style-name="T19">ildir.</text:span><text:span text:style-name="T23">59</text:span><text:span text:style-name="T19"> </text:span></text:p>
      <text:p text:style-name="P134"><text:span text:style-name="T46">Peki Antik M</text:span><text:span text:style-name="T45">ı</text:span><text:span text:style-name="T46">s</text:span><text:span text:style-name="T45">ı</text:span><text:span text:style-name="T46">r'da bu dev piramitler nas</text:span><text:span text:style-name="T45">ı</text:span><text:span text:style-name="T46">l in</text:span><text:span text:style-name="T45">ş</text:span><text:span text:style-name="T46">a edilmi</text:span><text:span text:style-name="T45">ş</text:span><text:span text:style-name="T46">tir? Kayal</text:span><text:span text:style-name="T45">ı</text:span><text:span text:style-name="T46">k taraçalar hangi güçle, hangi makinelerle, hangi teknikle düzle</text:span><text:span text:style-name="T45">ş</text:span><text:span text:style-name="T46">tirilmi</text:span><text:span text:style-name="T45">ş</text:span><text:span text:style-name="T46">tir? Kaya mezarlar</text:span><text:span text:style-name="T45">ı</text:span><text:span text:style-name="T46"> hangi imkanlarla kaz</text:span><text:span text:style-name="T45">ı</text:span><text:span text:style-name="T46">lm</text:span><text:span text:style-name="T45">ış</text:span><text:span text:style-name="T46">t</text:span><text:span text:style-name="T45">ı</text:span><text:span text:style-name="T46">r? </text:span><text:span text:style-name="T45">İ</text:span><text:span text:style-name="T46">n</text:span><text:span text:style-name="T45">ş</text:span><text:span text:style-name="T46">aat s</text:span><text:span text:style-name="T45">ı</text:span><text:span text:style-name="T46">ras</text:span><text:span text:style-name="T45">ı</text:span><text:span text:style-name="T46">nda ayd</text:span><text:span text:style-name="T45">ı</text:span><text:span text:style-name="T46">nlatma nas</text:span><text:span text:style-name="T45">ı</text:span><text:span text:style-name="T46">l sa</text:span><text:span text:style-name="T45">ğ</text:span><text:span text:style-name="T46">lanm</text:span><text:span text:style-name="T45">ış</text:span><text:span text:style-name="T46">t</text:span><text:span text:style-name="T45">ı</text:span><text:span text:style-name="T46">r? (Piramitlerin ve mezarlar</text:span><text:span text:style-name="T45">ı</text:span><text:span text:style-name="T46">n duvarlar</text:span><text:span text:style-name="T45">ı</text:span><text:span text:style-name="T46">nda ve tavanlar</text:span><text:span text:style-name="T45">ı</text:span><text:span text:style-name="T46">nda, herhangi bir kararma ve is izine rastlanmam</text:span><text:span text:style-name="T45">ış</text:span><text:span text:style-name="T46">t</text:span><text:span text:style-name="T45">ı</text:span><text:span text:style-name="T46">r.) Ta</text:span><text:span text:style-name="T45">ş</text:span><text:span text:style-name="T46"> bloklar ta</text:span><text:span text:style-name="T45">ş</text:span><text:span text:style-name="T46"> ocaklar</text:span><text:span text:style-name="T45">ı</text:span><text:span text:style-name="T46">ndan nas</text:span><text:span text:style-name="T45">ı</text:span><text:span text:style-name="T46">l ç</text:span><text:span text:style-name="T45">ı</text:span><text:span text:style-name="T46">kar</text:span><text:span text:style-name="T45">ı</text:span><text:span text:style-name="T46">lm</text:span><text:span text:style-name="T45">ış</text:span><text:span text:style-name="T46">, farkl</text:span><text:span text:style-name="T45">ı</text:span><text:span text:style-name="T46"> </text:span><text:span text:style-name="T45">ş</text:span><text:span text:style-name="T46">ekillerdeki ta</text:span><text:span text:style-name="T45">ş</text:span><text:span text:style-name="T46">lar</text:span><text:span text:style-name="T45">ı</text:span><text:span text:style-name="T46">n kenarlar</text:span><text:span text:style-name="T45">ı</text:span><text:span text:style-name="T46"> nas</text:span><text:span text:style-name="T45">ı</text:span><text:span text:style-name="T46">l düzle</text:span><text:span text:style-name="T45">ş</text:span><text:span text:style-name="T46">tirilmi</text:span><text:span text:style-name="T45">ş</text:span><text:span text:style-name="T46">tir? Tonlarca a</text:span><text:span text:style-name="T45">ğı</text:span><text:span text:style-name="T46">rl</text:span><text:span text:style-name="T45">ığı</text:span><text:span text:style-name="T46">ndaki bu ta</text:span><text:span text:style-name="T45">ş</text:span><text:span text:style-name="T46">lar nas</text:span><text:span text:style-name="T45">ı</text:span><text:span text:style-name="T46">l ta</text:span><text:span text:style-name="T45">şı</text:span><text:span text:style-name="T46">nm</text:span><text:span text:style-name="T45">ış</text:span><text:span text:style-name="T46"> ve birbirlerine santimetrenin binde biri gibi bir yak</text:span><text:span text:style-name="T45">ı</text:span><text:span text:style-name="T46">nl</text:span><text:span text:style-name="T45">ı</text:span><text:span text:style-name="T46">kta nas</text:span><text:span text:style-name="T45">ı</text:span><text:span text:style-name="T46">l birle</text:span><text:span text:style-name="T45">ş</text:span><text:span text:style-name="T46">tirilmi</text:span><text:span text:style-name="T45">ş</text:span><text:span text:style-name="T46">tir? Bu sorular daha da art</text:span><text:span text:style-name="T45">ı</text:span><text:span text:style-name="T46">r</text:span><text:span text:style-name="T45">ı</text:span><text:span text:style-name="T46">labilir. Peki bu sorular evrimcilerin insanl</text:span><text:span text:style-name="T45">ı</text:span><text:span text:style-name="T46">k tarihi yan</text:span><text:span text:style-name="T45">ı</text:span><text:span text:style-name="T46">lg</text:span><text:span text:style-name="T45">ı</text:span><text:span text:style-name="T46">s</text:span><text:span text:style-name="T45">ı</text:span><text:span text:style-name="T46">yla ak</text:span><text:span text:style-name="T45">ı</text:span><text:span text:style-name="T46">lc</text:span><text:span text:style-name="T45">ı</text:span><text:span text:style-name="T46"> ve mant</text:span><text:span text:style-name="T45">ı</text:span><text:span text:style-name="T46">kl</text:span><text:span text:style-name="T45">ı</text:span><text:span text:style-name="T46"> bir </text:span><text:span text:style-name="T45">ş</text:span><text:span text:style-name="T46">ekilde cevaplanabilir mi? Elbette hay</text:span><text:span text:style-name="T45">ı</text:span><text:span text:style-name="T46">r. </text:span></text:p>
      <text:p text:style-name="P86"><text:span text:style-name="T34">Antik M</text:span><text:span text:style-name="T33">ı</text:span><text:span text:style-name="T34">s</text:span><text:span text:style-name="T33">ı</text:span><text:span text:style-name="T34">r'da, sanat</text:span><text:span text:style-name="T33">ı</text:span><text:span text:style-name="T34">yla, t</text:span><text:span text:style-name="T33">ı</text:span><text:span text:style-name="T34">bb</text:span><text:span text:style-name="T33">ı</text:span><text:span text:style-name="T34">yla, mimarisi ve kültürüyle dev bir medeniyet kurulmu</text:span><text:span text:style-name="T33">ş</text:span><text:span text:style-name="T34">tur. M</text:span><text:span text:style-name="T33">ı</text:span><text:span text:style-name="T34">s</text:span><text:span text:style-name="T33">ı</text:span><text:span text:style-name="T34">rl</text:span><text:span text:style-name="T33">ı</text:span><text:span text:style-name="T34">lar</text:span><text:span text:style-name="T33">ı</text:span><text:span text:style-name="T34">n geride b</text:span><text:span text:style-name="T33">ı</text:span><text:span text:style-name="T34">rakt</text:span><text:span text:style-name="T33">ı</text:span><text:span text:style-name="T34">klar</text:span><text:span text:style-name="T33">ı</text:span><text:span text:style-name="T34"> eserler, kulland</text:span><text:span text:style-name="T33">ı</text:span><text:span text:style-name="T34">klar</text:span><text:span text:style-name="T33">ı</text:span><text:span text:style-name="T34"> tedavi yöntemleri, sahip olduklar</text:span><text:span text:style-name="T33">ı</text:span><text:span text:style-name="T34"> bilgi birikiminin ve tecrübenin en önemli delillerindendir. Bugün baz</text:span><text:span text:style-name="T33">ı</text:span><text:span text:style-name="T34"> bilim adamlar</text:span><text:span text:style-name="T33">ı</text:span><text:span text:style-name="T34">, tarihin evrimi iddias</text:span><text:span text:style-name="T33">ı</text:span><text:span text:style-name="T34">na göre piramitleri yapmas</text:span><text:span text:style-name="T33">ı</text:span><text:span text:style-name="T34"> oldukça zor olan M</text:span><text:span text:style-name="T33">ı</text:span><text:span text:style-name="T34">s</text:span><text:span text:style-name="T33">ı</text:span><text:span text:style-name="T34">rl</text:span><text:span text:style-name="T33">ı</text:span><text:span text:style-name="T34">lar</text:span><text:span text:style-name="T33">ı</text:span><text:span text:style-name="T34">n eserlerinin, uzayl</text:span><text:span text:style-name="T33">ı</text:span><text:span text:style-name="T34">lar taraf</text:span><text:span text:style-name="T33">ı</text:span><text:span text:style-name="T34">ndan yap</text:span><text:span text:style-name="T33">ı</text:span><text:span text:style-name="T34">ld</text:span><text:span text:style-name="T33">ığı</text:span><text:span text:style-name="T34">n</text:span><text:span text:style-name="T33">ı</text:span><text:span text:style-name="T34"> dahi iddia edebilmektedirler.</text:span></text:p>
      <text:p text:style-name="P86"><text:span text:style-name="T42">Elbetteki "piramitleri uzayl</text:span><text:span text:style-name="T41">ı</text:span><text:span text:style-name="T42">lar in</text:span><text:span text:style-name="T41">ş</text:span><text:span text:style-name="T42">a ettiler" iddias</text:span><text:span text:style-name="T41">ı</text:span><text:span text:style-name="T42">, demagoji ile bile bir aç</text:span><text:span text:style-name="T41">ı</text:span><text:span text:style-name="T42">klama yapamad</text:span><text:span text:style-name="T41">ı</text:span><text:span text:style-name="T42">klar</text:span><text:span text:style-name="T41">ı</text:span><text:span text:style-name="T42">nda evrimcilerin s</text:span><text:span text:style-name="T41">ığı</text:span><text:span text:style-name="T42">nd</text:span><text:span text:style-name="T41">ı</text:span><text:span text:style-name="T42">klar</text:span><text:span text:style-name="T41">ı</text:span><text:span text:style-name="T42"> son derece ak</text:span><text:span text:style-name="T41">ı</text:span><text:span text:style-name="T42">l ve mant</text:span><text:span text:style-name="T41">ı</text:span><text:span text:style-name="T42">k d</text:span><text:span text:style-name="T41">ışı</text:span><text:span text:style-name="T42"> bir iddiad</text:span><text:span text:style-name="T41">ı</text:span><text:span text:style-name="T42">r. Her </text:span><text:span text:style-name="T41">ş</text:span><text:span text:style-name="T42">eyden önce buna dair en ufak bir bilgi veya delil dahi bulunmamaktad</text:span><text:span text:style-name="T41">ı</text:span><text:span text:style-name="T42">r. Evrimciler tesadüflerle veya hayali evrimsel süreçle aç</text:span><text:span text:style-name="T41">ı</text:span><text:span text:style-name="T42">klama yapamayacaklar</text:span><text:span text:style-name="T41">ı</text:span><text:span text:style-name="T42">n</text:span><text:span text:style-name="T41">ı</text:span><text:span text:style-name="T42"> anlad</text:span><text:span text:style-name="T41">ı</text:span><text:span text:style-name="T42">klar</text:span><text:span text:style-name="T41">ı</text:span><text:span text:style-name="T42"> zaman hemen "uzayl</text:span><text:span text:style-name="T41">ı</text:span><text:span text:style-name="T42">lara" s</text:span><text:span text:style-name="T41">ığı</text:span><text:span text:style-name="T42">nmaktad</text:span><text:span text:style-name="T41">ı</text:span><text:span text:style-name="T42">rlar. Nitekim canl</text:span><text:span text:style-name="T41">ı</text:span><text:span text:style-name="T42">l</text:span><text:span text:style-name="T41">ığı</text:span><text:span text:style-name="T42">n yap</text:span><text:span text:style-name="T41">ı</text:span><text:span text:style-name="T42"> ta</text:span><text:span text:style-name="T41">şı</text:span><text:span text:style-name="T42">n</text:span><text:span text:style-name="T41">ı</text:span><text:span text:style-name="T42"> olu</text:span><text:span text:style-name="T41">ş</text:span><text:span text:style-name="T42">turan ilk proteinin ve hücrenin çekirde</text:span><text:span text:style-name="T41">ğ</text:span><text:span text:style-name="T42">indeki DNA'n</text:span><text:span text:style-name="T41">ı</text:span><text:span text:style-name="T42">n, tesadüfen cans</text:span><text:span text:style-name="T41">ı</text:span><text:span text:style-name="T42">z maddelerden meydana gelemeyecek kadar kompleks ve ola</text:span><text:span text:style-name="T41">ğ</text:span><text:span text:style-name="T42">anüstü bir yap</text:span><text:span text:style-name="T41">ı</text:span><text:span text:style-name="T42">ya sahip oldu</text:span><text:span text:style-name="T41">ğ</text:span><text:span text:style-name="T42">unu anlad</text:span><text:span text:style-name="T41">ı</text:span><text:span text:style-name="T42">klar</text:span><text:span text:style-name="T41">ı</text:span><text:span text:style-name="T42">nda </text:span><text:span text:style-name="T41">ş</text:span><text:span text:style-name="T42">öyle gülünç bir iddiada bulunmu</text:span><text:span text:style-name="T41">ş</text:span><text:span text:style-name="T42">lard</text:span><text:span text:style-name="T41">ı</text:span><text:span text:style-name="T42">r: "</text:span><text:span text:style-name="T41">İ</text:span><text:span text:style-name="T42">lk canl</text:span><text:span text:style-name="T41">ı</text:span><text:span text:style-name="T42"> organizmay</text:span><text:span text:style-name="T41">ı</text:span><text:span text:style-name="T42"> dünyaya uzayl</text:span><text:span text:style-name="T41">ı</text:span><text:span text:style-name="T42">lar getirip b</text:span><text:span text:style-name="T41">ı</text:span><text:span text:style-name="T42">rakt</text:span><text:span text:style-name="T41">ı</text:span><text:span text:style-name="T42">lar." Baz</text:span><text:span text:style-name="T41">ı</text:span><text:span text:style-name="T42"> evrimci bilim adamlar</text:span><text:span text:style-name="T41">ı</text:span><text:span text:style-name="T42"> taraf</text:span><text:span text:style-name="T41">ı</text:span><text:span text:style-name="T42">ndan savunulan bu iddian</text:span><text:span text:style-name="T41">ı</text:span><text:span text:style-name="T42">n saçmal</text:span><text:span text:style-name="T41">ığı</text:span><text:span text:style-name="T42"> elbette ki evrimcilerin içine dü</text:span><text:span text:style-name="T41">ş</text:span><text:span text:style-name="T42">tükleri çaresizli</text:span><text:span text:style-name="T41">ğ</text:span><text:span text:style-name="T42">in göstergelerindendir. </text:span></text:p>
      <text:p text:style-name="P42">Mısır'da kurulan medeniyet ve tarih boyunca kurulan diğer tüm medeniyetlerin her biri akıl ve irade sahibi insanlar tarafından kurulmuştur. Üstelik bunlar çok eski dönemlere ait medeniyetlerdir. Bugün Mısır'ın MÖ 3000 yılındaki eserlerini inceleyerek hayranlığımızı dile getiriyoruz ve bilim adamları ve konuyla ilgili uzmanlar bu eserlerin nasıl meydana getirilmiş olabileceğini tartışıp araştırıyorlar. Ancak şu nokta çok önemlidir; Mısır'da bugün izlerine rastlanan 5000 yıl önceki medeniyet, elbette ki binlerce yılın tecrübe ve bilgi birikimi ile oluşmuştur. Yani bu medeniyetin kökleri daha da öncesine dayanmaktadır. Dolayısıyla evrimcilerin ve tarihin evrimine inananların iddia ettikleri gibi ilk çağlarda ilkel ve konuşma yeteneğinden yoksun, sadece hayvan avlayarak geçimini sağlayabilen, yarı hayvan insanlar yoktu. İnsan ilk yaratıldığı günden bu yana, günümüz insanının sahip olduğu zeka, estetik anlayışı, kavrayış, bilinç ve ahlak gibi tüm insani özelliklere sahipti. <text:s/></text:p>
      <text:p text:style-name="P17"/>
      <text:p text:style-name="P17"/>
      <text:p text:style-name="P17">GEÇMİŞ MEDENİYETLERİN GÖKYÜZÜNDEKİ KEŞİFLERİ </text:p>
      <text:p text:style-name="P40"><text:soft-page-break/><text:span text:style-name="T32">Uçmak tarihin her döneminde insanlar</text:span><text:span text:style-name="T27">ı</text:span><text:span text:style-name="T32">n en büyük hayallerinden biri olmu</text:span><text:span text:style-name="T27">ş</text:span><text:span text:style-name="T32">tur. </text:span><text:span text:style-name="T27">İ</text:span><text:span text:style-name="T32">çi s</text:span><text:span text:style-name="T27">ı</text:span><text:span text:style-name="T32">cak hava ile dolu bir balonla olan ilk uçu</text:span><text:span text:style-name="T27">ş</text:span><text:span text:style-name="T32"> 1780'li y</text:span><text:span text:style-name="T27">ı</text:span><text:span text:style-name="T32">llarda bir Frans</text:span><text:span text:style-name="T27">ı</text:span><text:span text:style-name="T32">z taraf</text:span><text:span text:style-name="T27">ı</text:span><text:span text:style-name="T32">ndan gerçekle</text:span><text:span text:style-name="T27">ş</text:span><text:span text:style-name="T32">tirilmi</text:span><text:span text:style-name="T27">ş</text:span><text:span text:style-name="T32">tir. 1903 y</text:span><text:span text:style-name="T27">ı</text:span><text:span text:style-name="T32">l</text:span><text:span text:style-name="T27">ı</text:span><text:span text:style-name="T32">nda ise Wright karde</text:span><text:span text:style-name="T27">ş</text:span><text:span text:style-name="T32">ler ilk motorlu uça</text:span><text:span text:style-name="T27">ğı</text:span><text:span text:style-name="T32"> yapm</text:span><text:span text:style-name="T27">ış</text:span><text:span text:style-name="T32">lard</text:span><text:span text:style-name="T27">ı</text:span><text:span text:style-name="T32">r. Bu, insano</text:span><text:span text:style-name="T27">ğ</text:span><text:span text:style-name="T32">lunun göklerdeki yolculu</text:span><text:span text:style-name="T27">ğ</text:span><text:span text:style-name="T32">unun bilinen tarihidir. Ancak, ara</text:span><text:span text:style-name="T27">ş</text:span><text:span text:style-name="T32">t</text:span><text:span text:style-name="T27">ı</text:span><text:span text:style-name="T32">rmac</text:span><text:span text:style-name="T27">ı</text:span><text:span text:style-name="T32">lar insan</text:span><text:span text:style-name="T27">ı</text:span><text:span text:style-name="T32">n uçu</text:span><text:span text:style-name="T27">ş</text:span><text:span text:style-name="T32"> tarihini çok daha eski tarihlere kadar götürmektedirler. </text:span></text:p>
      <text:p text:style-name="P40"><text:span text:style-name="T32">Geçmi</text:span><text:span text:style-name="T27">ş</text:span><text:span text:style-name="T32"> medeniyetlere ait kal</text:span><text:span text:style-name="T27">ı</text:span><text:span text:style-name="T32">nt</text:span><text:span text:style-name="T27">ı</text:span><text:span text:style-name="T32">lar incelendi</text:span><text:span text:style-name="T27">ğ</text:span><text:span text:style-name="T32">inde, hava ula</text:span><text:span text:style-name="T27">şı</text:span><text:span text:style-name="T32">m</text:span><text:span text:style-name="T27">ı</text:span><text:span text:style-name="T32">n</text:span><text:span text:style-name="T27">ı</text:span><text:span text:style-name="T32">n bildi</text:span><text:span text:style-name="T27">ğ</text:span><text:span text:style-name="T32">imiz tarihten çok daha eskilere kadar uzand</text:span><text:span text:style-name="T27">ığı</text:span><text:span text:style-name="T32"> anla</text:span><text:span text:style-name="T27">şı</text:span><text:span text:style-name="T32">lmaktad</text:span><text:span text:style-name="T27">ı</text:span><text:span text:style-name="T32">r. Mayalar</text:span><text:span text:style-name="T27">ı</text:span><text:span text:style-name="T32">n kal</text:span><text:span text:style-name="T27">ı</text:span><text:span text:style-name="T32">nt</text:span><text:span text:style-name="T27">ı</text:span><text:span text:style-name="T32">lar</text:span><text:span text:style-name="T27">ı</text:span><text:span text:style-name="T32">nda, M</text:span><text:span text:style-name="T27">ı</text:span><text:span text:style-name="T32">s</text:span><text:span text:style-name="T27">ı</text:span><text:span text:style-name="T32">r piramitlerindeki resimlerde, Sümer yaz</text:span><text:span text:style-name="T27">ı</text:span><text:span text:style-name="T32">tlar</text:span><text:span text:style-name="T27">ı</text:span><text:span text:style-name="T32">nda ve Japonya'da bulunan kal</text:span><text:span text:style-name="T27">ı</text:span><text:span text:style-name="T32">nt</text:span><text:span text:style-name="T27">ı</text:span><text:span text:style-name="T32">larda çe</text:span><text:span text:style-name="T27">ş</text:span><text:span text:style-name="T32">itli uçak, planör, helikopter benzeri araçlara, pilot giysili heykellere s</text:span><text:span text:style-name="T27">ı</text:span><text:span text:style-name="T32">kça rastlanmaktad</text:span><text:span text:style-name="T27">ı</text:span><text:span text:style-name="T32">r. Bunlardan anla</text:span><text:span text:style-name="T27">şı</text:span><text:span text:style-name="T32">ld</text:span><text:span text:style-name="T27">ığı</text:span><text:span text:style-name="T32"> kadar</text:span><text:span text:style-name="T27">ı</text:span><text:span text:style-name="T32">yla, günümüzden binlerce y</text:span><text:span text:style-name="T27">ı</text:span><text:span text:style-name="T32">l önce de insanlar hava ula</text:span><text:span text:style-name="T27">şı</text:span><text:span text:style-name="T32">m</text:span><text:span text:style-name="T27">ı</text:span><text:span text:style-name="T32">n</text:span><text:span text:style-name="T27">ı</text:span><text:span text:style-name="T32"> yapmakta, </text:span><text:span text:style-name="T27">ş</text:span><text:span text:style-name="T32">u anda kullan</text:span><text:span text:style-name="T27">ı</text:span><text:span text:style-name="T32">lanlara benzer araçlar kullanmaktayd</text:span><text:span text:style-name="T27">ı</text:span><text:span text:style-name="T32">lar. </text:span></text:p>
      <text:p text:style-name="P40"><text:span text:style-name="T32">Kuran-</text:span><text:span text:style-name="T27">ı</text:span><text:span text:style-name="T32"> Kerim ayetlerinde de geçmi</text:span><text:span text:style-name="T27">ş</text:span><text:span text:style-name="T32"> dönemlerde hava ula</text:span><text:span text:style-name="T27">şı</text:span><text:span text:style-name="T32">m aletlerinin kullan</text:span><text:span text:style-name="T27">ı</text:span><text:span text:style-name="T32">l</text:span><text:span text:style-name="T27">ı</text:span><text:span text:style-name="T32">yor olabilece</text:span><text:span text:style-name="T27">ğ</text:span><text:span text:style-name="T32">ine i</text:span><text:span text:style-name="T27">ş</text:span><text:span text:style-name="T32">aret edilmektedir. Bu ayetlerden biri </text:span><text:span text:style-name="T27">ş</text:span><text:span text:style-name="T32">öyledir:</text:span></text:p>
      <text:p text:style-name="P72">Süleyman için de, sabah gidişi bir ay, akşam dönüşü bir ay (mesafe) olan rüzgara (boyun eğdirdir)... (Sebe Suresi, 12)</text:p>
      <text:p text:style-name="P40"><text:span text:style-name="T32">Bu ayette ula</text:span><text:span text:style-name="T27">şı</text:span><text:span text:style-name="T32">lmas</text:span><text:span text:style-name="T27">ı</text:span><text:span text:style-name="T32"> oldukça uzak olan mesafelere, Hz Süleyman döneminde k</text:span><text:span text:style-name="T27">ı</text:span><text:span text:style-name="T32">sa sürede ula</text:span><text:span text:style-name="T27">şı</text:span><text:span text:style-name="T32">labildi</text:span><text:span text:style-name="T27">ğ</text:span><text:span text:style-name="T32">ine dikkat çekiliyor olmas</text:span><text:span text:style-name="T27">ı</text:span><text:span text:style-name="T32"> muhtemeldir. Bu ula</text:span><text:span text:style-name="T27">şı</text:span><text:span text:style-name="T32">m, günümüzdeki uçak teknolojisine benzer bir teknoloji kullan</text:span><text:span text:style-name="T27">ı</text:span><text:span text:style-name="T32">larak, rüzgarla hareket eden vas</text:span><text:span text:style-name="T27">ı</text:span><text:span text:style-name="T32">talar meydana getirilmesiyle gerçekle</text:span><text:span text:style-name="T27">ş</text:span><text:span text:style-name="T32">mi</text:span><text:span text:style-name="T27">ş</text:span><text:span text:style-name="T32"> olabilir. (Do</text:span><text:span text:style-name="T27">ğ</text:span><text:span text:style-name="T32">rusunu Allah bilir.)</text:span></text:p>
      <text:p text:style-name="P134"><text:span text:style-name="T36">Geçmi</text:span><text:span text:style-name="T35">ş</text:span><text:span text:style-name="T36"> medeniyetlerin hava ula</text:span><text:span text:style-name="T35">şı</text:span><text:span text:style-name="T36">m</text:span><text:span text:style-name="T35">ı</text:span><text:span text:style-name="T36">n</text:span><text:span text:style-name="T35">ı</text:span><text:span text:style-name="T36"> kulland</text:span><text:span text:style-name="T35">ı</text:span><text:span text:style-name="T36">klar</text:span><text:span text:style-name="T35">ı</text:span><text:span text:style-name="T36">na i</text:span><text:span text:style-name="T35">ş</text:span><text:span text:style-name="T36">aret eden delillerden biri, M</text:span><text:span text:style-name="T35">ı</text:span><text:span text:style-name="T36">s</text:span><text:span text:style-name="T35">ı</text:span><text:span text:style-name="T36">r'da bulunan planör modelidir. 1898 y</text:span><text:span text:style-name="T35">ı</text:span><text:span text:style-name="T36">l</text:span><text:span text:style-name="T35">ı</text:span><text:span text:style-name="T36">nda arkeologlar taraf</text:span><text:span text:style-name="T35">ı</text:span><text:span text:style-name="T36">ndan, Saqquara'daki bir mezar</text:span><text:span text:style-name="T35">ı</text:span><text:span text:style-name="T36">n içinde bulunan bu planör modelinin MÖ 2000 y</text:span><text:span text:style-name="T35">ı</text:span><text:span text:style-name="T36">l</text:span><text:span text:style-name="T35">ı</text:span><text:span text:style-name="T36">nda yap</text:span><text:span text:style-name="T35">ı</text:span><text:span text:style-name="T36">lm</text:span><text:span text:style-name="T35">ış</text:span><text:span text:style-name="T36"> oldu</text:span><text:span text:style-name="T35">ğ</text:span><text:span text:style-name="T36">u ortaya ç</text:span><text:span text:style-name="T35">ı</text:span><text:span text:style-name="T36">kar</text:span><text:span text:style-name="T35">ı</text:span><text:span text:style-name="T36">lm</text:span><text:span text:style-name="T35">ış</text:span><text:span text:style-name="T36">t</text:span><text:span text:style-name="T35">ı</text:span><text:span text:style-name="T36">r. Bundan yakla</text:span><text:span text:style-name="T35">şı</text:span><text:span text:style-name="T36">k 2200 y</text:span><text:span text:style-name="T35">ı</text:span><text:span text:style-name="T36">l öncesine ait bir planör modelinin ortaya ç</text:span><text:span text:style-name="T35">ı</text:span><text:span text:style-name="T36">kar</text:span><text:span text:style-name="T35">ı</text:span><text:span text:style-name="T36">lmas</text:span><text:span text:style-name="T35">ı</text:span><text:span text:style-name="T36"> elbette ola</text:span><text:span text:style-name="T35">ğ</text:span><text:span text:style-name="T36">anüstü bir durumdur. Bu, evrimci tarih anlay</text:span><text:span text:style-name="T35">ışı</text:span><text:span text:style-name="T36">n</text:span><text:span text:style-name="T35">ı</text:span><text:span text:style-name="T36"> temelden sarsan arkeolojik bir bulu</text:span><text:span text:style-name="T35">ş</text:span><text:span text:style-name="T36">tur. Söz konusu modelin teknik özellikleri incelendi</text:span><text:span text:style-name="T35">ğ</text:span><text:span text:style-name="T36">inde ortaya çok daha ilginç bir manzara ç</text:span><text:span text:style-name="T35">ı</text:span><text:span text:style-name="T36">kmaktad</text:span><text:span text:style-name="T35">ı</text:span><text:span text:style-name="T36">r. Bu ah</text:span><text:span text:style-name="T35">ş</text:span><text:span text:style-name="T36">ap modelin kanatlar</text:span><text:span text:style-name="T35">ı</text:span><text:span text:style-name="T36">n</text:span><text:span text:style-name="T35">ı</text:span><text:span text:style-name="T36">n </text:span><text:span text:style-name="T35">ş</text:span><text:span text:style-name="T36">ekli ve oranlar</text:span><text:span text:style-name="T35">ı</text:span><text:span text:style-name="T36">, günümüzün en ileri teknolojisiyle yap</text:span><text:span text:style-name="T35">ı</text:span><text:span text:style-name="T36">lan Concorde uçaklarda oldu</text:span><text:span text:style-name="T35">ğ</text:span><text:span text:style-name="T36">u gibi, h</text:span><text:span text:style-name="T35">ı</text:span><text:span text:style-name="T36">zdan minimum kay</text:span><text:span text:style-name="T35">ı</text:span><text:span text:style-name="T36">pla maksimum kald</text:span><text:span text:style-name="T35">ı</text:span><text:span text:style-name="T36">rma kuvveti sa</text:span><text:span text:style-name="T35">ğ</text:span><text:span text:style-name="T36">layacak </text:span><text:span text:style-name="T35">ş</text:span><text:span text:style-name="T36">ekilde tasarlanm</text:span><text:span text:style-name="T35">ış</text:span><text:span text:style-name="T36">t</text:span><text:span text:style-name="T35">ı</text:span><text:span text:style-name="T36">r. Bu durum, Antik M</text:span><text:span text:style-name="T35">ı</text:span><text:span text:style-name="T36">s</text:span><text:span text:style-name="T35">ı</text:span><text:span text:style-name="T36">rl</text:span><text:span text:style-name="T35">ı</text:span><text:span text:style-name="T36">lar</text:span><text:span text:style-name="T35">ı</text:span><text:span text:style-name="T36">n çok iyi aerodimanik bilgisine sahip olduklar</text:span><text:span text:style-name="T35">ı</text:span><text:span text:style-name="T36">n</text:span><text:span text:style-name="T35">ı</text:span><text:span text:style-name="T36"> da göstermektedir.</text:span><text:span text:style-name="T23">60 <text:s text:c="2"/></text:span></text:p>
      <text:p text:style-name="P123"/>
      <text:p text:style-name="P95">ANTİK MISIR’DA ELEKTRİK VAR MIYDI?</text:p>
      <text:p text:style-name="P137"/>
      <text:p text:style-name="P134"><text:span text:style-name="T42">Dendera'daki Hathor Tap</text:span><text:span text:style-name="T41">ı</text:span><text:span text:style-name="T42">na</text:span><text:span text:style-name="T41">ğı</text:span><text:span text:style-name="T42">'nda bulunan baz</text:span><text:span text:style-name="T41">ı</text:span><text:span text:style-name="T42"> duvar resimleri, Antik M</text:span><text:span text:style-name="T41">ı</text:span><text:span text:style-name="T42">s</text:span><text:span text:style-name="T41">ı</text:span><text:span text:style-name="T42">rla ilgili oldukça ilginç bir bilgiyi gün yüzüne ç</text:span><text:span text:style-name="T41">ı</text:span><text:span text:style-name="T42">karm</text:span><text:span text:style-name="T41">ış</text:span><text:span text:style-name="T42">t</text:span><text:span text:style-name="T41">ı</text:span><text:span text:style-name="T42">r. Resimde yer alan figürler, Antik M</text:span><text:span text:style-name="T41">ı</text:span><text:span text:style-name="T42">s</text:span><text:span text:style-name="T41">ı</text:span><text:span text:style-name="T42">rl</text:span><text:span text:style-name="T41">ı</text:span><text:span text:style-name="T42">lar</text:span><text:span text:style-name="T41">ı</text:span><text:span text:style-name="T42">n elektri</text:span><text:span text:style-name="T41">ğ</text:span><text:span text:style-name="T42">i bildi</text:span><text:span text:style-name="T41">ğ</text:span><text:span text:style-name="T42">i ve kulland</text:span><text:span text:style-name="T41">ığı</text:span><text:span text:style-name="T42"> ihtimalini gündeme getirmi</text:span><text:span text:style-name="T41">ş</text:span><text:span text:style-name="T42">tir. Söz konusu resim dikkatlice incelendi</text:span><text:span text:style-name="T41">ğ</text:span><text:span text:style-name="T42">inde, t</text:span><text:span text:style-name="T41">ı</text:span><text:span text:style-name="T42">pk</text:span><text:span text:style-name="T41">ı</text:span><text:span text:style-name="T42"> günümüzdeki gibi yüksek voltaj yal</text:span><text:span text:style-name="T41">ı</text:span><text:span text:style-name="T42">t</text:span><text:span text:style-name="T41">ı</text:span><text:span text:style-name="T42">m</text:span><text:span text:style-name="T41">ı</text:span><text:span text:style-name="T42">n</text:span><text:span text:style-name="T41">ı</text:span><text:span text:style-name="T42">n o günlerde de kullan</text:span><text:span text:style-name="T41">ı</text:span><text:span text:style-name="T42">ld</text:span><text:span text:style-name="T41">ığı</text:span><text:span text:style-name="T42"> görülür: Ampul görünümündeki </text:span><text:span text:style-name="T41">ş</text:span><text:span text:style-name="T42">ekil dikdörgen bir sütun (bu sütun izolatör olarak kullan</text:span><text:span text:style-name="T41">ı</text:span><text:span text:style-name="T42">ld</text:span><text:span text:style-name="T41">ığı</text:span><text:span text:style-name="T42"> tahmin edilen ve ced sütunu olarak adland</text:span><text:span text:style-name="T41">ı</text:span><text:span text:style-name="T42">r</text:span><text:span text:style-name="T41">ı</text:span><text:span text:style-name="T42">lan bir sütundur) taraf</text:span><text:span text:style-name="T41">ı</text:span><text:span text:style-name="T42">ndan desteklenmektedir. Resimdeki </text:span><text:span text:style-name="T41">ş</text:span><text:span text:style-name="T42">eklin günümüz elektrik lambalar</text:span><text:span text:style-name="T41">ı</text:span><text:span text:style-name="T42">yla olan bu </text:span><text:span text:style-name="T41">ş</text:span><text:span text:style-name="T42">a</text:span><text:span text:style-name="T41">şı</text:span><text:span text:style-name="T42">rt</text:span><text:span text:style-name="T41">ı</text:span><text:span text:style-name="T42">c</text:span><text:span text:style-name="T41">ı</text:span><text:span text:style-name="T42"> benzerli</text:span><text:span text:style-name="T41">ğ</text:span><text:span text:style-name="T42">i, çok dikkat çekicidir. Tunsten ampulün ka</text:span><text:span text:style-name="T41">ş</text:span><text:span text:style-name="T42">ifi olan Dr. Colin G. Fink, 1933 y</text:span><text:span text:style-name="T41">ı</text:span><text:span text:style-name="T42">l</text:span><text:span text:style-name="T41">ı</text:span><text:span text:style-name="T42">nda eski M</text:span><text:span text:style-name="T41">ı</text:span><text:span text:style-name="T42">s</text:span><text:span text:style-name="T41">ı</text:span><text:span text:style-name="T42">r’a ait metal e</text:span><text:span text:style-name="T41">ş</text:span><text:span text:style-name="T42">yalar</text:span><text:span text:style-name="T41">ı</text:span><text:span text:style-name="T42"> analiz ederken M</text:span><text:span text:style-name="T41">ı</text:span><text:span text:style-name="T42">s</text:span><text:span text:style-name="T41">ı</text:span><text:span text:style-name="T42">rl</text:span><text:span text:style-name="T41">ı</text:span><text:span text:style-name="T42">lar</text:span><text:span text:style-name="T41">ı</text:span><text:span text:style-name="T42">n bundan yakla</text:span><text:span text:style-name="T41">şı</text:span><text:span text:style-name="T42">k 4300 y</text:span><text:span text:style-name="T41">ı</text:span><text:span text:style-name="T42">l önce, bak</text:span><text:span text:style-name="T41">ı</text:span><text:span text:style-name="T42">r</text:span><text:span text:style-name="T41">ı</text:span><text:span text:style-name="T42"> antimon elementiyle kaplamay</text:span><text:span text:style-name="T41">ı</text:span><text:span text:style-name="T42"> bildiklerini bulmu</text:span><text:span text:style-name="T41">ş</text:span><text:span text:style-name="T42">tur. Bu kaplama, günümüzde elektrolizle kaplama ad</text:span><text:span text:style-name="T41">ı</text:span><text:span text:style-name="T42"> verilen yöntemle elde edilen sonucun ayn</text:span><text:span text:style-name="T41">ı</text:span><text:span text:style-name="T42">s</text:span><text:span text:style-name="T41">ı</text:span><text:span text:style-name="T42">n</text:span><text:span text:style-name="T41">ı</text:span><text:span text:style-name="T42">n elde edildi</text:span><text:span text:style-name="T41">ğ</text:span><text:span text:style-name="T42">i bir yöntemdir.</text:span><text:span text:style-name="T23">68</text:span></text:p>
      <text:p text:style-name="P134"><text:span text:style-name="T42">Resimde tarif edilen bu sistemin </text:span><text:span text:style-name="T41">ışı</text:span><text:span text:style-name="T42">k yay</text:span><text:span text:style-name="T41">ı</text:span><text:span text:style-name="T42">p yaymad</text:span><text:span text:style-name="T41">ığı</text:span><text:span text:style-name="T42">, bilim adamlar</text:span><text:span text:style-name="T41">ı</text:span><text:span text:style-name="T42"> taraf</text:span><text:span text:style-name="T41">ı</text:span><text:span text:style-name="T42">ndan denenmi</text:span><text:span text:style-name="T41">ş</text:span><text:span text:style-name="T42">tir. Avusturyal</text:span><text:span text:style-name="T41">ı</text:span><text:span text:style-name="T42"> elektrik mühendisi Walter Garn, kabartmada yer alan resmi çok detayl</text:span><text:span text:style-name="T41">ı</text:span><text:span text:style-name="T42"> olarak incelemi</text:span><text:span text:style-name="T41">ş</text:span><text:span text:style-name="T42">, resimdeki ampulü, y</text:span><text:span text:style-name="T41">ı</text:span><text:span text:style-name="T42">lanl</text:span><text:span text:style-name="T41">ı</text:span><text:span text:style-name="T42"> teli, duyu, ced sütunu olarak kullan</text:span><text:span text:style-name="T41">ı</text:span><text:span text:style-name="T42">lan izolatörün ayn</text:span><text:span text:style-name="T41">ı</text:span><text:span text:style-name="T42">s</text:span><text:span text:style-name="T41">ı</text:span><text:span text:style-name="T42">n</text:span><text:span text:style-name="T41">ı</text:span><text:span text:style-name="T42"> yapm</text:span><text:span text:style-name="T41">ış</text:span><text:span text:style-name="T42">t</text:span><text:span text:style-name="T41">ı</text:span><text:span text:style-name="T42">r. Ve ortaya ç</text:span><text:span text:style-name="T41">ı</text:span><text:span text:style-name="T42">kan sistem etraf</text:span><text:span text:style-name="T41">ı</text:span><text:span text:style-name="T42"> ayd</text:span><text:span text:style-name="T41">ı</text:span><text:span text:style-name="T42">nlatm</text:span><text:span text:style-name="T41">ış</text:span><text:span text:style-name="T42">, yani </text:span><text:span text:style-name="T41">ışı</text:span><text:span text:style-name="T42">k yaym</text:span><text:span text:style-name="T41">ış</text:span><text:span text:style-name="T42">t</text:span><text:span text:style-name="T41">ı</text:span><text:span text:style-name="T42">r.</text:span><text:span text:style-name="T23">69</text:span></text:p>
      <text:p text:style-name="P82">Mısır'da elektriğin kullanılmış olabileceğini gösteren delillerden biri de piramitlerin iç duvarlarında hiç is izinin bulunmamasıdır. Eğer evrimci arkeologların iddia ettiği gibi, aydınlatma için meşale ve benzeri malzemeler kullanılmış olsaydı duvarlarda mutlaka is olması gerekirdi. Ancak piramitlerin en içteki dehlizlerinde dahi böyle bir is izi yoktur. Gerekli aydınlatma sağlanmadan, inşaatın devam etmesi, daha da önemlisi duvarlardaki gösterişli resimlerin yapılabilmesi mümkün değildir. Bu da Mısır'da elektriğin kullanılmış olma ihtimalini güçlendirmektedir. </text:p>
      <text:p text:style-name="P42">SÜMER MEDENİYETİ</text:p>
      <text:p text:style-name="P42"/>
      <text:p text:style-name="P42">Darwinist bilim adamları insanlık tarihinin sözde evrimini anlatırlarken, çok önemli bir konuda daha aciz kalmaktadırlar. Bu da insanlığın üniversiteler, hastaneler, fabrikalar, devletler kurmasına, besteler yapmasına, olimpiyatlar düzenlemesine, uzaya gitmesine vesile olan, kısaca insanı insan yapan en önemli özelliklerinden biri olan "akıldır." </text:p>
      <text:p text:style-name="P42">Evrimciler insan aklının, sözde yaşayan en yakın akrabası şempanzelerle ayrıldıktan sonra yaşanan süreçte evrimleşerek bugünkü halini aldığını iddia ederler. Aklın sözde evriminde var olduğunu iddia ettikleri sıçramaları ise beyinde meydana gelen rastlantısal değişimlere ve alet yapımı yeteneğinin geliştirici etkisine dayandırırlar. Bu iddialarını televizyon belgesellerinde, dergi ve gazete yazılarında sık sık karşımıza çıkarır ve önce taştan bıçak, sonra da mızrak yapmayı öğrenen maymun adamların hikayesini anlatırlar. Ancak bu propaganda geçersizdir. İnsanlara aktarılan senaryolar bilimsel gösterilmeye çalışılmalarına karşın tamamen bilim dışıdır ve tek kaynakları Darwinist ön yargılardır. Ve kuşkusuz en önemlisi, insan aklının maddeye indirgenemez oluşudur. Bu gerçek materyalizmin geçersizliğini belgeleyerek aklın evrimi iddialarını temelinden yıkmaktadır.</text:p>
      <text:p text:style-name="P42">Gerçekte aklın evrimle ortaya çıktığını iddia eden evrimciler, ilkel bir akıl seviyesine sahip olmanın neye benzediğini kişisel olarak tecrübe etme ve sözde evrimsel süreçteki şartları tekrarlama imkanına <text:soft-page-break/>sahip değildirler. Evrimci yayınlarıyla bilinen Nature dergisinin editörü Henry Gee, bir evrimci olmasına karşın bu tür iddiaların bilim dışı olduğunu açıkça kabul etmektedir:</text:p>
      <text:p text:style-name="P15"><text:span text:style-name="T16">Mesela, insanın evriminin, vücudun duruşu, beyin hacmi ile ateş, alet kullanımı gibi teknolojik başarılar ve lisanın ortaya çıkmasını sağlayan el-göz koordinasyonundaki gelişmelere bağlı olarak geliştiği söylenir. Ancak bu gibi senaryolar subjektiftir. Deneylerle asla test edilemezler, öyleyse bilimsel değildirler. Genelde kullanımda olmaları, bilimsel testlere değil, sahiplerinin iddia ve otoritesine dayanır.</text:span><text:span text:style-name="T17">70</text:span></text:p>
      <text:p text:style-name="P42">Bu tür senaryolar bilim dışı olmalarının yanı sıra mantıksal açıdan da tutarsızdırlar. Evrimciler sözde evrimle ortaya çıkan akıl sayesinde alet kullanımının ortaya çıkıp geliştiğini; alet kullanımı sayesinde de aklın geliştiğini savunmaktadırlar. Oysa böyle bir gelişim ancak insan aklı zaten mevcutken mümkündür. Bu anlatıma göre ilk olarak teknolojinin mi yoksa aklın mı sözde evrimle ortaya çıktığı sorusu cevapsızdır.</text:p>
      <text:p text:style-name="P42">Darwinizm'in en etkili eleştirmenlerinden Phillip Johnson bu konuda şunları yazar:</text:p>
      <text:p text:style-name="P15"><text:span text:style-name="T16">Aklın ürünü olan bir teori, teoriyi üreten aklı uygun bir şekilde asla açıklayamaz. Mutlak doğruyu keşfeden üstün bilimsel aklın hikayesi ancak ve ancak aklı verilmiş bir yetenek olarak kabul ederseniz tatmin edicidir. Aklı kendi icatlarının bir ürünü olarak açıklamaya çalıştığımız anda, çıkışı olmayan aynalı bir koridora girmişizdir.</text:span><text:span text:style-name="T17">71</text:span></text:p>
      <text:p text:style-name="P42">Darwinistlerin insan aklını açıklamakta aciz kalmaları, insanlığın kültürel ve sosyal tarihi hakkında öne sürdükleri iddiaların da geçersiz olduğunu gözler önüne serer. Nitekim buraya kadar incelediğimiz bütün bilgiler ve bulgular da Darwinist bilim adamlarının, "tarihin evrimi" iddiasını tam anlamıyla geçersiz kılmaktadır. </text:p>
      <text:p text:style-name="P42">İnsanlık tarihi, eski dönemlerde yaşayanların -evrimcilerin iddialarının aksine- tahmin edilenden çok daha üstün bir teknoloji ve medeniyete sahip olduklarını gösteren yüzlerce delil ve bulguyla doludur. Bunlardan biri de Sümer medeniyetidir. Sümerlerin geriye bıraktığı eserler, insanoğlunun binlerce yıl önce sahip olduğu bilgi birikiminin delillerindendir.</text:p>
      <text:p text:style-name="P47"/>
      <text:p text:style-name="P90"><text:span text:style-name="T1">İ</text:span><text:span text:style-name="T3">leri Bir Medeniyet: <text:line-break/>Sümerler</text:span></text:p>
      <text:p text:style-name="P42">Mezopotamya, Yunancada "nehirler arasında" anlamına gelir. Bu bölge, dünyadaki en verimli topraklardan biridir ve bu özelliğiyle büyük medeniyetlerin geliştiği bir bölge olmuştur.</text:p>
      <text:p text:style-name="P40"><text:span text:style-name="T4">Bu toprakların güneyinde bulunan ve bugün Kuveyt ve Kuzey Suudi Arabistan olarak bilinen bölgeden çıkan bir grup insan, diğer topluluklardan farklı bir dil konuşuyor, şehirlerde oturuyor, hukuki düzene dayalı bir monarşi ile yönetiliyor ve yazıyı kullanıyorlardı. Bu toplum Sümerlerdi. MÖ 3000'den itibaren büyük şehir devletleri kurarak gittikçe genişlemiş, geniş kitleleri kontrol altına almışlardı.</text:span><text:span text:style-name="T17">72 </text:span></text:p>
      <text:p text:style-name="P42">Sümerler ilerleyen tarihlerde, Akad toplumu tarafından yenilgiye uğratılarak kontrol altına alınmışlardır. Ancak Akadlar, Sümerlerin kültürünü, dinini, sanatını, hukukunu, yazısını, devlet yapısını ve edebiyatını benimseyerek, Mezopotamya uygarlığının devam etmesini sağlamışlardır. <text:s/></text:p>
      <text:p text:style-name="P40"><text:span text:style-name="T4">Sümerler döneminde teknolojiden sanata, hukuktan edebiyata kadar tüm alanlarda önemli gelişmeler yaşanmıştır. Sümerlerin gelişmiş ticaretleri ve güçlü bir ekonomileri vardı. Tunç metalurjisi, tekerlekli araçlar, tekneler, heykeller ve anıtsal yapılar bu dönemdeki hızlı gelişimin günümüze ulaşan kanıtlarından birkaçıdır. Ayrıca Sümerlerin, günümüze kadar ulaşamamış olan birçok el sanatına da sahip olduğu bilinmektedir. Mezopotamya kentleri için önemli bir dış satım malı olan yün dokumaların dokunup boyanması da, gelişmiş yan sanatlara örnek olarak verilebilir.</text:span><text:span text:style-name="T17">73</text:span></text:p>
      <text:p text:style-name="P42"><text:soft-page-break/>Sümerlerin toplumsal alanda da gelişmiş bir yapılanması vardı. Sümer devleti monarşik bir yapıya sahipti. İktidarda bulunan <text:s text:c="2"/>rahip-kral, devleti bir dizi bürokratlar yardımıyla yönetiyordu. Yardımcıları, hasattan sonra, ürünleri halk arasında paylaştırır, toprakları gezip gözlem yaparlardı. Sümerlerin sahip olduğu yönetim sisteminin temelini bürokrasi oluşturmaktaydı. Her bölgedeki rahip, orada yaşayan halkın sorumluluğunu üstüne alır ve özellikle büyük şehirlerde gıda paylaşımının dikkatli bir şekilde yapılmasını sağlardı. Rahiplerin bu çalışmaları kaydedilerek saklanırdı.</text:p>
      <text:p text:style-name="P42">Günümüzden yaklaşık 5000 yıl önce yaşamış olan Sümerlerin sosyal, sanatsal, bilimsel ve ekonomik alandaki yaşantıları, evrimcilerin öne sürdükleri sözde "ilkelden gelişmişe doğru ilerleyen insan" modeliyle tamamen çelişmektedir. Sümerlerin inşa etmiş olduğu büyük medeniyet hem kendi devrinde son derece ileridir, hem de günümüzde dahi pek çok toplumla kıyaslandığında oldukça gelişmiş bir medeniyettir. Evrimcilerin iddialarıyla, sözde maymunsuluktan bir müddet önce kurtulmuş, hırıltılar çıkarmaktan konuşmaya geçeli kısa bir süre olmuş, daha yeni sosyalleşmeye başlamış, hayvan yetiştirmeyi, tarımla uğraşmayı yeni öğrenmiş insanların nasıl olup da bu derece gelişmiş bir kültür inşa ettikleri açıklanamaz. Açıkça görülmektedir ki, tarihin her döneminde insan zihniyle, yetenekleriyle, zevkleriyle, sosyal ilişkileriyle insan olarak var olmuştur. Evrimcilerin çeşitli yayın organlarında sıkça gündeme getirdikleri, ateş başında oturan, mağaralara sığınmış, kaba taştan aletler yaparak günlerini geçiren yarı maymun-yarı insan çizimleri ise hayal ürünü olmaktan öteye gitmeyen, tarihsel, arkeolojik ve bilimsel bulgularla hiçbir şekilde uyuşmayan hikayelerden ibarettir.</text:p>
      <text:p text:style-name="P37">Sümerler ve Bilim </text:p>
      <text:p text:style-name="P86"><text:span text:style-name="T56">Sümerler, matematikte say</text:span><text:span text:style-name="T55">ı</text:span><text:span text:style-name="T56"> sistemini uygulam</text:span><text:span text:style-name="T55">ış</text:span><text:span text:style-name="T56">lard</text:span><text:span text:style-name="T55">ı</text:span><text:span text:style-name="T56">r. Günümüzde kullan</text:span><text:span text:style-name="T55">ı</text:span><text:span text:style-name="T56">lan 10 say</text:span><text:span text:style-name="T55">ı</text:span><text:span text:style-name="T56">s</text:span><text:span text:style-name="T55">ı</text:span><text:span text:style-name="T56">na dayal</text:span><text:span text:style-name="T55">ı</text:span><text:span text:style-name="T56"> matematik sistemi yerine, 60 say</text:span><text:span text:style-name="T55">ı</text:span><text:span text:style-name="T56">s</text:span><text:span text:style-name="T55">ı</text:span><text:span text:style-name="T56">na dayal</text:span><text:span text:style-name="T55">ı</text:span><text:span text:style-name="T56"> bir matematik sistemi kullanm</text:span><text:span text:style-name="T55">ış</text:span><text:span text:style-name="T56">lard</text:span><text:span text:style-name="T55">ı</text:span><text:span text:style-name="T56">r. 60 say</text:span><text:span text:style-name="T55">ı</text:span><text:span text:style-name="T56">s</text:span><text:span text:style-name="T55">ı</text:span><text:span text:style-name="T56">, halen baz</text:span><text:span text:style-name="T55">ı</text:span><text:span text:style-name="T56"> hesaplamalarda önemli bir yer tutar, bir saatin 60 dakikadan, bir dakikan</text:span><text:span text:style-name="T55">ı</text:span><text:span text:style-name="T56">n 60 saniyeden olu</text:span><text:span text:style-name="T55">ş</text:span><text:span text:style-name="T56">mas</text:span><text:span text:style-name="T55">ı</text:span><text:span text:style-name="T56"> ya da dairede 360 derece olmas</text:span><text:span text:style-name="T55">ı</text:span><text:span text:style-name="T56"> gibi... Bu nedenledir ki, geometri ve cebirin de ilk formüllerini ortaya koyan Sümerlerin matematik bilgileri, günümüz matemati</text:span><text:span text:style-name="T55">ğ</text:span><text:span text:style-name="T56">inin temeli olarak kabul edilir. </text:span></text:p>
      <text:p text:style-name="P42">Ayrıca Sümerler, astronomide oldukça ileri bir düzeye ulaşmış, ay, yıl, gün hesaplarını günümüzle neredeyse aynı şekilde yapmışlardır. 12 aydan oluşan bir takvime sahip olan Sümerlerin takvimini, Antik Mısırlılar, Yunanlılar ve bazı Semitik toplumlar da kullanmıştır. Bu takvime göre, bir yıl kış ve yaz olmak üzere iki mevsimden oluşmaktaydı. Yaz mevsimi ilkbahardaki gün dönümünde, kış mevsimi ise sonbahardaki gün dönümünde başlıyordu. </text:p>
      <text:p text:style-name="P40"><text:span text:style-name="T4">Sümerler, "Ziggurat" adını verdikleri kulelerde uzayı da incelemişlerdir.</text:span><text:span text:style-name="T17">74</text:span><text:span text:style-name="T4"> Güneş ve Ay tutulmalarını önceden saptayabildikleri, çeşitli kayıtlarda açıkça görülmektedir. Sümerlerin bir diğer astronomik bulgusu da, pek çok takımyıldızın haritasını çıkarmış olmalarıdır. Güneş ve Ay'ın yanı sıra, Merkür, Venüs, Mars, Jüpiter ve Satürn'ün de hareketlerini takip edip kaydetmişlerdir. Bundan 5000 yıl önce Sümerlerin uzayla ilgili yaptıkları bilimsel saptamalar, bugün uzay araçlarından gönderilen görüntülerle doğrulanmaktadır. </text:span></text:p>
      <text:p text:style-name="P42">Hiç şüphesiz bu durum, tarihin evrimi iddialarıyla tamamen çelişmektedir. Ortada, günümüzün dev teleskopları, gelişmiş bilgisayarları, her türlü teknik alt yapıya sahip gözlem merkezleri sayesinde ancak yeni elde edilmiş bilgileri, bundan 5000 yıl önce keşfetmiş bir topluluk vardır. Bu durumda evrimci bilim adamlarının yapması gereken, ön yargılarını bir kenara bırakarak, bilimsel ve tarihsel bulguların onlara gösterdiği gerçeğe göre hareket etmektir. Ve bu gerçek, Darwinistlerin iddia ettiği gibi, medeniyetlerin sürekli ilkelden gelişmişe doğru ilerlediği, toplumların ve kültürlerin evrim geçirdiği tezinin bilimsel ve tarihsel bir geçerliliği olmadığını göstermektedir. Medeniyetler kuran, besteler yapan, sanat eserleri meydana getiren, görkemli yapılar inşa eden, uzayla ilgili araştırmalar yapıp önemli veriler elde eden, bilimsel gelişmelere imza atan, teknolojik buluşlar ortaya koyan insanın tarihini sözde evrimsel bir süreçle açıklamaya çalışmanın temelinde yatan neden, birtakım ideolojik kaygılardır. Bilim adamlarına yakışan tavır ise ideolojik kaygılara göre değil, deneylere, bulgulara, gözlemlere kısaca bilimsel verilerin ortaya koyduğu delillere göre davranmaktır. </text:p>
      <text:p text:style-name="P42"/>
      <text:p text:style-name="P42">NEMRUD MERCEĞİ</text:p>
      <text:p text:style-name="P40"><text:span text:style-name="T4">1850 yılında arkeolog John Layard'ın elde etmiş olduğu bir bulgu, "Merceği aslında ilk olarak kim kullandı?" sorusunu gündeme getirmiştir. John Layard, şimdiki Irak topraklarında yaptığı kazıda, günümüzden 3000 yıl öncesine ait mercek görünümünde bir parça bulmuştur. Halen İngiliz Müzesi'nin arşivinde yer alan bu parça, bilim dünyasında bilinen ilk merceğin Asurlular döneminde kullanıldığını göstermiştir. Roma Üniversitesi'nden Prof. Giovvani Pettinato da, bilim tarihinin belirlenmesi konusunda önemli bir buluş olarak nitelendirdiği bu parçanın, Asurluların kapsamlı astronomi bilgisinin kaynağını da açıkladığını söylemektedir. Asurlular, Satürn gezegenini ve bu gezegenin etrafındaki halkaları tespit etmiş bir toplumdu.</text:span><text:span text:style-name="T17">75 <text:s/></text:span></text:p>
      <text:p text:style-name="P42">Bu merceğin hangi amaçla kullanılmış olduğu elbette tartışılabilir bir konudur, ancak açık bir gerçek vardır, o da geçmiş toplumların hepsinin evrimci bilim adamlarının öne sürdüğü gibi basit bir hayat <text:soft-page-break/>yaşamadıklarıdır. Geçmişteki toplumlar da, bilimi ve teknolojiyi kullanmış, köklü medeniyetler inşa etmiş, gelişmiş bir yaşam sürmüşlerdir. Nasıl bir yaşam sürdüklerine dair günümüze son derece kısıtlı bilgi ulaşmıştır. Ama ulaşan bilgilerin hemen hepsi bu toplumların evrim geçirmediğini açıkça göstermektedir. </text:p>
      <text:p text:style-name="P36">BAĞDAT PİLİ</text:p>
      <text:p text:style-name="P40"/>
      <text:p text:style-name="P42">1938 yılında Alman arkeolog Wilhelm Konig tarafından bulunan vazo görünümündeki bir parça, "Bağdat Pili" olarak adlandırılmaktadır. Peki yaklaşık 2000 yıllık bir geçmişi olduğu hesaplanan bu parçanın pil olarak kullanıldığı sonucuna nasıl varılmıştır? Zira, eğer bu parçanın pil olarak kullanıldığı doğruysa –ki yapılan araştırmalar doğru olduğunu göstermektedir- medeniyetin sürekli ileri gittiği, geçmişteki toplumların ise geri koşullarda yaşadığına dair tüm teoriler yerle bir olmaktadır. Ağız kısmı asfaltla kapatılmış olan bu toprak kabın iç kısmında bakır bir tüp bulunmaktadır. Alt kısmından bakır bir diskle kapalı olan bu tüp içinde bir demir çubuk üst taraftaki asfalt kapak aracılığıyla tutturulmuştur. Çubuk, tüpün içine doğru sallanır pozisyondadır, ancak hiçbir noktayla temas etmemektedir.</text:p>
      <text:p text:style-name="P42">Kabın bir elektrolitle doldurulması durumunda ise, akım üreten bir pil elde edilmiş olunur. İşte bu, elektrokimyasal reaksiyon olarak bilinen olaydır ve günümüzde kullanılan pillerin işleyiş mekanizmasından hiçbir farkı yoktur. Bağdat pili esas alınarak oluşturulan modellerle yapılan denemelerde 1.5-2 volt arasında enerji elde edilmiştir.</text:p>
      <text:p text:style-name="P42">Bu durumda önemli bir soru daha gündeme gelmektedir: Bundan 2000 yıl önce pil, ne için kullanılmaktadır? Ortada bir pil olduğuna göre, pille kullanılan birçok da cihaz ve alet olması gerektiği açıktır. Ve bu durum, bundan 2000 yıl önce yaşayan insanların bilinen ve tahmin edilenden çok daha gelişmiş yaşam standartlarına sahip olduklarını bir kez daha göstermektedir. </text:p>
      <text:p text:style-name="P42"/>
      <text:p text:style-name="P38"/>
      <text:p text:style-name="P41">Tarihin Evrimi İddialarını Çürüten Bir Başka Medeniyet: Mayalar</text:p>
      <text:p text:style-name="P41"/>
      <text:p text:style-name="P41"/>
      <text:p text:style-name="P41">Evrimci yayınların hemen hepsinde ortak bir nokta vardır. Bu yayınlarda bir canlıya ait biyolojik yapı veya özelliğin niçin evrimleşmiş olabileceğine dair hayali senaryolara yer verilir. Dikkat çekici olansa, evrimcilerin hayal gücüyle ürettikleri hikayelerin bilimsel gerçeklermiş gibi anlatılmasıdır. Oysa bu yayınlarda anlatılanlar "Darwinist masallar"dan başka bir şey değildir. Evrimciler kendi zihinlerinde kurguladıkları senaryoları, topluma sözde bilimsel kanıt gibi sunmaya çalışmaktadırlar. Oysa bu anlatımlar tümüyle aldatıcıdır. Darwinist masallar, herhangi bilimsel bir değer taşımazlar; evrimci iddialar için de asla kanıt oluşturmazlar.</text:p>
      <text:p text:style-name="P41">Evrimci literatürde sıkça rastlanılan hikayelerden biri de, sözde maymunsu varlıkların insana dönüşmesi ve ilk başlarda sözde ilkel olan insanın da belirli bir süreç içerisinde sosyalleşerek gelişmesidir. Hiçbir bilimsel kanıtı olmamasına rağmen, yarı dik yürüdüğü, hırıltılar çıkardığı varsayılan "mağara adamları"nın ailesiyle birlikte gezerken ya da ellerindeki kaba aletlerle avlanırken veya bir ateş başında otururlarken resmedildiği sözde ilkel insan canlandırmaları da bu hikayenin en bilinen parçalarıdır.</text:p>
      <text:p text:style-name="P41">"İnanın ve böyle olduğunu hayal edin" anlamına gelen bu canlandırmalar, evrimcilerin, insanları somut gerçeklerle değil de hayali masallarla iknaya çalıştıklarının en önemli göstergelerindendir. Çünkü bunlar bilimsel kanıtlara değil, sahibinin kabullerine ve ön yargılarına dayalı hikayelerdir. </text:p>
      <text:p text:style-name="P41"><text:soft-page-break/>Evrimciler bu hikayeleri anlatmanın yanlışlığını bile bile bunları profesyonel literatürde tutmakta, topluma bilimsel gerçekler gibi sunmakta bir sakınca görmemektedirler. Ancak evrimcilerin sık sık anlattığı bu senaryolar evrim teorisine hiçbir bilimsel destek oluşturmamaktadır. Çünkü insanın maymunsu atalardan türediği iddiasını destekleyen bir tek bilimsel bulgu dahi bulunmamaktadır. Aynı şekilde, toplumların ilkelden gelişmişe doğru evrimleştiğini gösteren hiçbir arkeolojik ve tarihsel bulgu da yoktur. İnsan var olduğu ilk günden beri insandır ve her dönemde farklı medeniyetler, kültürler inşa etmiştir. Bu medeniyetlerden biri de, geride bıraktığı izlerle büyük hayranlık uyandıran Maya medeniyetidir. </text:p>
      <text:p text:style-name="P41">Tarihi kaynaklarda, bu bölgede yaşayan toplumlara gelen, uzun boylu, beyaz kıyafetli bir kişiden bahsedilmektedir. Yazıtlarda yer alan bilgiye göre, kısa bir dönem için, tek İlah inancının yayıldığı ve bilimde, sanatta gelişme kaydedildiği belirtilmektedir. </text:p>
      <text:p text:style-name="P88">Matematik Uzmanı Mayalar</text:p>
      <text:p text:style-name="P41">MÖ 1000 yıllarında Orta Amerika'da, diğer medeniyetlerden oldukça uzakta yaşayan Mayalar, tıpkı Mısır, Yunan veya Mezopotamya'daki uygarlıklar gibi gelişmiş bir medeniyet oluşturmuşlardır. Mayaların en önemli özelliği ise, astronomi ve matematik alanındaki çalışmaları ve oldukça karmaşık yazı dilleriyle bilime öncülük etmiş olmalarıdır.</text:p>
      <text:p text:style-name="P41">Mayaların zaman, astronomi ve matematik alanlarındaki bilgileri, kendi dönemlerinin Batı dünyasının bilgisinden bin yıl ilerideydi. Mesela Dünya'nın bir yıllık dönüşü hakkındaki hesapları, bilgisayar icat edilmeden önce yapılan hesaplardan daha kesin ve hatasızdı. Matematikte sıfır kavramı, Avrupalı matematikçilerin keşfetmesinden bin yıl önce Mayalar tarafından kullanılıyordu. Matematikte kendi çağdaşlarından çok daha gelişmiş rakamlar ve işaretler kullanmışlardı.</text:p>
      <text:p text:style-name="P88">Maya Takvimi</text:p>
      <text:p text:style-name="P39"><text:span text:style-name="T4">Mayaların kullandığı takvim de, ileri medeniyetlerini gösteren delillerden biridir. Mayalar tarafından kullanılan "Haab takvimi" 365 günden oluşmaktadır. Ayrıca Mayalar, bir yılın 365 günden biraz daha uzun olduğunu da hesaplamışlardır. Mayaların yaptıkları hesaplamalara göre bir yıl 365.242036 günden oluşmaktadır. Günümüzde kullanılan Gregoryen takvimi ise 365.2425 günden oluşmaktadır.</text:span><text:span text:style-name="T17">76</text:span><text:span text:style-name="T4"> Görüldüğü gibi iki rakam arasında çok küçük bir fark bulunmaktadır. Bu da, Mayaların matematik ve astronomi konusundaki uzmanlıklarını gözler önüne seren bir başka delildir.</text:span></text:p>
      <text:p text:style-name="P88">Mayaların Astronomi Bilgileri</text:p>
      <text:p text:style-name="P55">Mayalardan günümüze gelen ve Kodeks olarak isimlendirilen üç kitapta, Mayaların yaşantılarına ve astronomi ilimlerine dair önemli bilgiler bulunmaktadır. Madrid Kodeksi, Paris Kodeksi ve Dresden Kodeksi olarak adlandırılan bu üç kitaptan, Dresden Kodeksi Mayaların astronomi hakkında ne kadar çok bilgiye sahip olduklarını göstermesi açısından çok önemlidir. Mayalar oldukça karmaşık bir yazı stiline sahiptirler ve bugüne kadar Maya yazısının %5-%30'luk kısmı çözülebilmiştir. Bu bile, Mayaların ne kadar ileri bir bilim seviyesine sahip olduklarını göstermek için yeterli olmuştur. </text:p>
      <text:p text:style-name="P41">Örneğin Dresden Kodeksi'nin 11. sayfasında Venüs gezegenine dair bilgiler bulunur. Mayalar bir Venüs yılını 583.92 gün olarak hesaplamışlar ve bu rakamı yuvarlayarak 584 gün olarak kabul etmişlerdir. Bununla birlikte binlerce yıllık Venüs devrelerini çizimleriyle ortaya koymuşlardır. Aynı kodekste iki sayfa Mars'a, dört sayfa Jüpiter ve uydularına ait bilgilere, sekiz sayfa da Ay'a, Merkür'e, <text:soft-page-break/>Satürn'e ayrılmıştır. Bu sayfalarda, sözü edilen gezegenlerin Güneş etrafındaki dönüşleri, Güneş'le birlikte hareketleri, gezegenlerin birbirleriyle ilişkileri, Dünya'yla ilişkileri gibi oldukça karmaşık hesaplamalarla belirlenen bilgileri açıklamışlardır. </text:p>
      <text:p text:style-name="P41">Mayalıların astronomi bilgisi, Venüs yörüngesinin her 6000 yılda bir gün geri alınmasının gerekli olduğunu tespit edecek kadar mükemmeldir. Böyle bir bilgi birikimini nasıl edindikleriyse, günümüzde halen astrologlar, astro-fizikçiler ve arkeologlar tarafından tartışılmaktadır. Günümüzde böyle karmaşık hesaplar bilgisayar teknolojisinin yardımıyla yapılabilmektedir. Bugünün bilim adamları uzay hakkında bilgilerini, her türlü teknolojik ve elektronik cihazla donatılmış gözlem merkezlerinde ve üslerde edinmektedirler. Mayalar ise bundan yüzlerce yıl önce günümüz teknolojisiyle ulaşılan bilgi ve hesaplamalara sahiptirler. Bu durum bir kez daha, toplumların sürekli olarak sözde ilkellikten medeniyete doğru ilerledikleri tezini geçersiz kılmaktadır. Tarihte yaşamış pek çok toplum, günümüz toplumları kadar hatta bazılarından çok daha ileri bir medeniyet seviyesine sahiptir. Ve günümüzde de geçmişte yaşamış toplumların seviyesine dahi ulaşamamış gerilikte yaşayan birçok toplum bulunmaktadır. Kısaca, medeniyet kimi zaman ileri, kimi zaman geri gitmekte, kimi zaman da hem ileri hem geri medeniyetler aynı dönem içerisinde yaşayabilmektedir. </text:p>
      <text:p text:style-name="P35"><text:span text:style-name="T71">Eski Maya </text:span><text:span text:style-name="T70">ﬁ</text:span><text:span text:style-name="T71">ehri Tikal'deki Yol A¤ı</text:span></text:p>
      <text:p text:style-name="P91"><text:span text:style-name="T42">Tikal, en eski Maya </text:span><text:span text:style-name="T41">ş</text:span><text:span text:style-name="T42">ehirlerinden biridir. MÖ 8. yüzy</text:span><text:span text:style-name="T41">ı</text:span><text:span text:style-name="T42">lda kurulmu</text:span><text:span text:style-name="T41">ş</text:span><text:span text:style-name="T42">tur. Vah</text:span><text:span text:style-name="T41">ş</text:span><text:span text:style-name="T42">i bir orman arazisinin içine kurulmu</text:span><text:span text:style-name="T41">ş</text:span><text:span text:style-name="T42"> olan Tikal </text:span><text:span text:style-name="T41">ş</text:span><text:span text:style-name="T42">ehrinde yap</text:span><text:span text:style-name="T41">ı</text:span><text:span text:style-name="T42">lan arkeolojik kaz</text:span><text:span text:style-name="T41">ı</text:span><text:span text:style-name="T42">larda </text:span><text:span text:style-name="T41">ş</text:span><text:span text:style-name="T42">imdiye kadar, evler, saraylar, piramitler, tap</text:span><text:span text:style-name="T41">ı</text:span><text:span text:style-name="T42">naklar, toplant</text:span><text:span text:style-name="T41">ı</text:span><text:span text:style-name="T42"> alanlar</text:span><text:span text:style-name="T41">ı</text:span><text:span text:style-name="T42"> ortaya ç</text:span><text:span text:style-name="T41">ı</text:span><text:span text:style-name="T42">kar</text:span><text:span text:style-name="T41">ı</text:span><text:span text:style-name="T42">lm</text:span><text:span text:style-name="T41">ış</text:span><text:span text:style-name="T42">t</text:span><text:span text:style-name="T41">ı</text:span><text:span text:style-name="T42">r. Tüm bu alanlar</text:span><text:span text:style-name="T41">ı</text:span><text:span text:style-name="T42">n birbirleriyle yollar arac</text:span><text:span text:style-name="T41">ı</text:span><text:span text:style-name="T42">l</text:span><text:span text:style-name="T41">ığı</text:span><text:span text:style-name="T42">yla ba</text:span><text:span text:style-name="T41">ğ</text:span><text:span text:style-name="T42">lant</text:span><text:span text:style-name="T41">ı</text:span><text:span text:style-name="T42">l</text:span><text:span text:style-name="T41">ı</text:span><text:span text:style-name="T42"> oldu</text:span><text:span text:style-name="T41">ğ</text:span><text:span text:style-name="T42">u görülmü</text:span><text:span text:style-name="T41">ş</text:span><text:span text:style-name="T42">tür. Hatta uçaktan çekilen baz</text:span><text:span text:style-name="T41">ı</text:span><text:span text:style-name="T42"> radar foto</text:span><text:span text:style-name="T41">ğ</text:span><text:span text:style-name="T42">raflar</text:span><text:span text:style-name="T41">ı</text:span><text:span text:style-name="T42">nda, komple bir kanalizasyon sisteminin yan</text:span><text:span text:style-name="T41">ı</text:span><text:span text:style-name="T42"> s</text:span><text:span text:style-name="T41">ı</text:span><text:span text:style-name="T42">ra </text:span><text:span text:style-name="T41">ş</text:span><text:span text:style-name="T42">ehrin her alan</text:span><text:span text:style-name="T41">ı</text:span><text:span text:style-name="T42">n</text:span><text:span text:style-name="T41">ı</text:span><text:span text:style-name="T42"> kapsayan bir de sulama sistemi oldu</text:span><text:span text:style-name="T41">ğ</text:span><text:span text:style-name="T42">u anla</text:span><text:span text:style-name="T41">şı</text:span><text:span text:style-name="T42">lm</text:span><text:span text:style-name="T41">ış</text:span><text:span text:style-name="T42">t</text:span><text:span text:style-name="T41">ı</text:span><text:span text:style-name="T42">r. Ne deniz ne de nehir kenar</text:span><text:span text:style-name="T41">ı</text:span><text:span text:style-name="T42">nda bulunan Tikal'de sulaman</text:span><text:span text:style-name="T41">ı</text:span><text:span text:style-name="T42">n gerçekle</text:span><text:span text:style-name="T41">ş</text:span><text:span text:style-name="T42">ebilmesi için yakla</text:span><text:span text:style-name="T41">şı</text:span><text:span text:style-name="T42">k on tane de dev su deposu kullan</text:span><text:span text:style-name="T41">ı</text:span><text:span text:style-name="T42">ld</text:span><text:span text:style-name="T41">ığı</text:span><text:span text:style-name="T42"> aç</text:span><text:span text:style-name="T41">ığ</text:span><text:span text:style-name="T42">a ç</text:span><text:span text:style-name="T41">ı</text:span><text:span text:style-name="T42">kar</text:span><text:span text:style-name="T41">ı</text:span><text:span text:style-name="T42">lm</text:span><text:span text:style-name="T41">ış</text:span><text:span text:style-name="T42">t</text:span><text:span text:style-name="T41">ı</text:span><text:span text:style-name="T42">r.</text:span></text:p>
      <text:p text:style-name="P41">Tikal'den ormana doğru uzanan beş ana cadde vardır. Bunlar arkeologlar tarafından merasim yolları ya da seramoni caddeleri olarak adlandırılmaktadır. Havadan çekilmiş olan fotoğraflar ise, Maya şehirlerinin geniş bir yol ağıyla birbirlerine bağlı olduklarını göstermektedir. Yaklaşık toplam 300 km uzunluğundaki bu yollar, detaylı bir mühendislik çalışması yapıldığını ortaya koyar niteliktedir. Tüm yollar, kırılmış kayalardan yapılmış ve üzerleri açık renk dayanıklı bir tabakayla kaplanmıştır. Cetvelle çizilmiş gibi düzgün bir hatta sahip olan bu yolların nasıl inşa edilmiş olduğu, yollar inşa edilirken Mayaların yönlerini nasıl belirlemiş oldukları, hangi araç ve gereçlerden yararlanmış oldukları cevaplanması gereken önemli sorulardır. Evrimci anlayışla bu sorulara akılcı ve mantıklı cevaplar verilmesi mümkün değildir. Çünkü mühendislik harikası, kilometrelerce uzunluktaki yollar söz konusudur. Gayet açıktır ki, bu yollar ince hesaplamaların, ölçümlerin, yön tayininin, gerekli araç ve gereçlerin kullanımının eseridir. </text:p>
      <text:p text:style-name="P41"/>
      <text:p text:style-name="P39"><text:span text:style-name="T71">Mayaların Kullandı¤ı Di</text:span><text:span text:style-name="T70">ş</text:span><text:span text:style-name="T71">li Çarklar </text:span></text:p>
      <text:p text:style-name="P91"><text:span text:style-name="T34">Mayalar</text:span><text:span text:style-name="T33">ı</text:span><text:span text:style-name="T34">n ya</text:span><text:span text:style-name="T33">ş</text:span><text:span text:style-name="T34">am</text:span><text:span text:style-name="T33">ış</text:span><text:span text:style-name="T34"> olduklar</text:span><text:span text:style-name="T33">ı</text:span><text:span text:style-name="T34"> bölgelerde yap</text:span><text:span text:style-name="T33">ı</text:span><text:span text:style-name="T34">lan ara</text:span><text:span text:style-name="T33">ş</text:span><text:span text:style-name="T34">t</text:span><text:span text:style-name="T33">ı</text:span><text:span text:style-name="T34">rmalar, di</text:span><text:span text:style-name="T33">ş</text:span><text:span text:style-name="T34">li çark mekanizmas</text:span><text:span text:style-name="T33">ı</text:span><text:span text:style-name="T34">na sahip aletler yapt</text:span><text:span text:style-name="T33">ı</text:span><text:span text:style-name="T34">klar</text:span><text:span text:style-name="T33">ı</text:span><text:span text:style-name="T34">n</text:span><text:span text:style-name="T33">ı</text:span><text:span text:style-name="T34"> göstermektedir.</text:span></text:p>
      <text:p text:style-name="P63">Mayaların önemli kentlerinden biri olan Copan'da çekilmiş olan arka sayfadaki fotoğraf, bu durumun delillerinden biridir. Dişli çark mekanizmasını kullanan bir toplumun makine mühendisliği bilgisine sahip olması, kuvvet ve hareketin etkileşimlerini bilmesi şarttır. </text:p>
      <text:p text:style-name="P41">Bu bilgilere sahip olmayan birinin dişli çark mekanizmasını meydana getirmesi mümkün değildir. Örneğin sizden, bu resimdekine benzer bir mekanizma oluşturmanızı isteseler, gereken eğitimi almadan bu mekanizmayı meydana getirmeniz ve kusursuz işlemesini sağlamanız olanaksızdır. </text:p>
      <text:p text:style-name="P41">Oysa Mayalar bunu başarmıştır. Bu da Mayaların bilgi seviyesinin önemli bir göstergesi, evrimcilerin iddia ettiği gibi "geçmişte yaşayanların geri" olmadıklarının ispatıdır. </text:p>
      <text:p text:style-name="P41">Buraya kadar ele alınan bilgiler bize geçmişte yaşamış olan toplumların ileri medeniyet seviyelerinden birkaç küçük örnek sunmaktadır. Bu örnekler, oldukça önemli bir gerçeği göstermektedir: Yıllardır evrimci zihniyetle telkin edilen, geçmişte yaşamış toplumların geri, ilkel ve basit bir yaşamları olduğu tezi doğru değildir. Tarihin her döneminde farklı medeniyet seviyelerinde, farklı kültürlere sahip toplumlar yaşamıştır. Ancak hiçbiri diğerinden evrimleşmemiştir. Bundan 1000 yıl önce bazı geri medeniyetlerin yaşamış olması, tarihin evrimleştiğini, toplumların ilkelden gelişmişe doğru ilerlediğini gösteren bir durum değildir. Çünkü bundan bin yıl önce bu geri toplumlarla beraber, bilim ve teknolojide ilerlemiş, köklü medeniyetler inşa etmiş, son derece ileri toplumlar da yaşamıştır. Toplumların ilerlemesinde, kültürlerin birbirlerinden olan etkileşimleri, nesillerin birbirlerine aktardıkları bilgi birikimi, kuşkusuz önemli bir rol oynar. Ama bu bir evrimleşme değildir.</text:p>
      <text:p text:style-name="P41">Kuran-ı Kerim'de de geçmişte yaşamış toplumlardan örnekler verilirken, bunların bazılarının ileri bir medeniyet inşa etmiş oldukları haber verilir:</text:p>
      <text:p text:style-name="P48"><text:soft-page-break/>Onlar, yeryüzünde gezip-dolaşmıyorlar mı ki, böylece kendilerinden öncekilerin nasıl bir sona uğradıklarını bir görsünler. Onlar, kuvvet ve yeryüzündeki eserleri bakımından kendilerinden daha üstün idiler... (Mümin Suresi, 21)</text:p>
      <text:p text:style-name="P130"><text:span text:style-name="T48">Yeryüzünde gezip dola</text:span><text:span text:style-name="T47">ş</text:span><text:span text:style-name="T48">m</text:span><text:span text:style-name="T47">ı</text:span><text:span text:style-name="T48">yorlar m</text:span><text:span text:style-name="T47">ı</text:span><text:span text:style-name="T48"> ki, kendilerinden öncekilerin nas</text:span><text:span text:style-name="T47">ı</text:span><text:span text:style-name="T48">l bir sona u</text:span><text:span text:style-name="T47">ğ</text:span><text:span text:style-name="T48">rad</text:span><text:span text:style-name="T47">ı</text:span><text:span text:style-name="T48">klar</text:span><text:span text:style-name="T47">ı</text:span><text:span text:style-name="T48">n</text:span><text:span text:style-name="T47">ı</text:span><text:span text:style-name="T48"> bir görsünler. Onlar, kendilerinden (say</text:span><text:span text:style-name="T47">ı</text:span><text:span text:style-name="T48">ca) daha çoktu ve yeryüzünde kuvvet ve eserler bak</text:span><text:span text:style-name="T47">ı</text:span><text:span text:style-name="T48">m</text:span><text:span text:style-name="T47">ı</text:span><text:span text:style-name="T48">ndan daha üstündüler. Fakat kazand</text:span><text:span text:style-name="T47">ı</text:span><text:span text:style-name="T48">klar</text:span><text:span text:style-name="T47">ı</text:span><text:span text:style-name="T48"> </text:span><text:span text:style-name="T47">ş</text:span><text:span text:style-name="T48">eyler, (azaba kar</text:span><text:span text:style-name="T47">şı</text:span><text:span text:style-name="T48">) onlara hiçbir </text:span><text:span text:style-name="T47">ş</text:span><text:span text:style-name="T48">ey sa</text:span><text:span text:style-name="T47">ğ</text:span><text:span text:style-name="T48">layamad</text:span><text:span text:style-name="T47">ı</text:span><text:span text:style-name="T48">. (Mümin Suresi, 82)</text:span></text:p>
      <text:p text:style-name="P130"><text:span text:style-name="T38">(Halk</text:span><text:span text:style-name="T37">ı</text:span><text:span text:style-name="T38">) Zulmediyorken y</text:span><text:span text:style-name="T37">ı</text:span><text:span text:style-name="T38">k</text:span><text:span text:style-name="T37">ı</text:span><text:span text:style-name="T38">ma u</text:span><text:span text:style-name="T37">ğ</text:span><text:span text:style-name="T38">ratt</text:span><text:span text:style-name="T37">ığı</text:span><text:span text:style-name="T38">m</text:span><text:span text:style-name="T37">ı</text:span><text:span text:style-name="T38">z nice ülkeler vard</text:span><text:span text:style-name="T37">ı</text:span><text:span text:style-name="T38">r ki, </text:span><text:span text:style-name="T37">ş</text:span><text:span text:style-name="T38">imdi onlar</text:span><text:span text:style-name="T37">ı</text:span><text:span text:style-name="T38">n altlar</text:span><text:span text:style-name="T37">ı</text:span><text:span text:style-name="T38"> üstlerine gelmi</text:span><text:span text:style-name="T37">ş</text:span><text:span text:style-name="T38"> </text:span><text:span text:style-name="T37">ı</text:span><text:span text:style-name="T38">p</text:span><text:span text:style-name="T37">ı</text:span><text:span text:style-name="T38">ss</text:span><text:span text:style-name="T37">ı</text:span><text:span text:style-name="T38">z durmakta, kullan</text:span><text:span text:style-name="T37">ı</text:span><text:span text:style-name="T38">lamaz durumdaki kuyular</text:span><text:span text:style-name="T37">ı</text:span><text:span text:style-name="T38"> (terk edilmi</text:span><text:span text:style-name="T37">ş</text:span><text:span text:style-name="T38"> bulunmakta), yüksek saraylar</text:span><text:span text:style-name="T37">ı</text:span><text:span text:style-name="T38"> (ç</text:span><text:span text:style-name="T37">ı</text:span><text:span text:style-name="T38">n ç</text:span><text:span text:style-name="T37">ı</text:span><text:span text:style-name="T38">n ötmektedir). (Hac Suresi, 45)</text:span></text:p>
      <text:p text:style-name="P130"><text:span text:style-name="T42">Kuran'da haber verilen bu gerçekler, arkeolojik bulgularla da desteklenmektedir. Yeryüzündeki pek çok arkeolojik bulgu ve geçmi</text:span><text:span text:style-name="T41">ş</text:span><text:span text:style-name="T42"> toplumlar</text:span><text:span text:style-name="T41">ı</text:span><text:span text:style-name="T42">n ya</text:span><text:span text:style-name="T41">ş</text:span><text:span text:style-name="T42">ama alanlar</text:span><text:span text:style-name="T41">ı</text:span><text:span text:style-name="T42"> incelendi</text:span><text:span text:style-name="T41">ğ</text:span><text:span text:style-name="T42">inde, gerçekten de, bu toplumlar</text:span><text:span text:style-name="T41">ı</text:span><text:span text:style-name="T42">n ço</text:span><text:span text:style-name="T41">ğ</text:span><text:span text:style-name="T42">unlu</text:span><text:span text:style-name="T41">ğ</text:span><text:span text:style-name="T42">unun günümüzdeki baz</text:span><text:span text:style-name="T41">ı</text:span><text:span text:style-name="T42"> toplumlardan dahi ileri bir seviyede ya</text:span><text:span text:style-name="T41">ş</text:span><text:span text:style-name="T42">ad</text:span><text:span text:style-name="T41">ı</text:span><text:span text:style-name="T42">klar</text:span><text:span text:style-name="T41">ı</text:span><text:span text:style-name="T42">, in</text:span><text:span text:style-name="T41">ş</text:span><text:span text:style-name="T42">aat teknolojisinde, astronomide, matematikte, t</text:span><text:span text:style-name="T41">ı</text:span><text:span text:style-name="T42">pta çok büyük a</text:span><text:span text:style-name="T41">ş</text:span><text:span text:style-name="T42">amalar kaydettikleri görülür. Bu da Darwinistlerin, tarihin ve toplumlar</text:span><text:span text:style-name="T41">ı</text:span><text:span text:style-name="T42">n evrimi masal</text:span><text:span text:style-name="T41">ı</text:span><text:span text:style-name="T42">n</text:span><text:span text:style-name="T41">ı</text:span><text:span text:style-name="T42"> bir kez daha geçersiz k</text:span><text:span text:style-name="T41">ı</text:span><text:span text:style-name="T42">lmaktad</text:span><text:span text:style-name="T41">ı</text:span><text:span text:style-name="T42">r. </text:span></text:p>
      <text:p text:style-name="P119">DİLİN EVRİMİ AÇMAZI</text:p>
      <text:p text:style-name="P131"/>
      <text:p text:style-name="P130"><text:span text:style-name="T44"><text:s/></text:span><text:span text:style-name="T42">Tarihin evrimi hikayesini anlat</text:span><text:span text:style-name="T41">ı</text:span><text:span text:style-name="T42">rken evrimcilerin kar</text:span><text:span text:style-name="T41">şı</text:span><text:span text:style-name="T42">lar</text:span><text:span text:style-name="T41">ı</text:span><text:span text:style-name="T42">na ç</text:span><text:span text:style-name="T41">ı</text:span><text:span text:style-name="T42">kan pek çok önemli sorun vard</text:span><text:span text:style-name="T41">ı</text:span><text:span text:style-name="T42">r. Bunlardan biri, insan bilincinin nas</text:span><text:span text:style-name="T41">ı</text:span><text:span text:style-name="T42">l ortaya ç</text:span><text:span text:style-name="T41">ı</text:span><text:span text:style-name="T42">kt</text:span><text:span text:style-name="T41">ığı</text:span><text:span text:style-name="T42">, di</text:span><text:span text:style-name="T41">ğ</text:span><text:span text:style-name="T42">eri de konu</text:span><text:span text:style-name="T41">ş</text:span><text:span text:style-name="T42">man</text:span><text:span text:style-name="T41">ı</text:span><text:span text:style-name="T42">n ilk olarak nas</text:span><text:span text:style-name="T41">ı</text:span><text:span text:style-name="T42">l meydana geldi</text:span><text:span text:style-name="T41">ğ</text:span><text:span text:style-name="T42">idir. Bu iki konu, insan</text:span><text:span text:style-name="T41">ı</text:span><text:span text:style-name="T42"> di</text:span><text:span text:style-name="T41">ğ</text:span><text:span text:style-name="T42">er canl</text:span><text:span text:style-name="T41">ı</text:span><text:span text:style-name="T42">lardan ay</text:span><text:span text:style-name="T41">ı</text:span><text:span text:style-name="T42">ran önemli özelliklerdir. </text:span></text:p>
      <text:p text:style-name="P41">Bizler konuşurken düşüncelerimizi dil sayesinde düzenli kalıplar ve karşı tarafın anlayacağı şekilde anlamlı ifadelerle aktarırız. Tüm bunlar son derece özelleşmiş kas hareketleri ve söz dizimi gerektirdiği halde biz bunları dikkate bile almayız. Biz sadece konuşmayı "dileriz". 100'e yakın kasın uyumlu şekilde kasılıp gevşeyerek sesler, heceler ve kelimeler çıkarması ve özne, yüklem, zamir gibi ögelerin uygun sırada dizilmesiyle karşı tarafın anlayacağı cümleler ortaya çıkar. Bu kadar kompleks aşamalara dayalı bir yeteneği kullanmak için bizim 'dilemek' dışında neredeyse hiçbir şey yapmıyor oluşumuz, konuşmanın biyolojik yapılarla sınırlı bir yetenek olmadığını açıkça göstermektedir.</text:p>
      <text:p text:style-name="P39"><text:span text:style-name="T14">İnsanın konuşma becerisi, evrim sürecinin hayali gereklilikleriyle veya hayali mekanizmalarıyla açıklanamayan son derece kompleks bir yetenektir. Evrimciler, uzun çalışmalarına rağmen, son derece kompleks bir yetenek olan konuşmanın, basit hayvansı iletişim şekillerinden evrimleştiği yönündeki iddialarına kanıt göstermede tamamen başarısız olmuşlardır. Pennsylvania Üniversitesi'nden David Premack'in, "İnsan dili, evrim teorisi için bir utançtır"</text:span><text:span text:style-name="T17">77</text:span><text:span text:style-name="T14"> şeklindeki sözleri bu başarısızlığı net bir şekilde ortaya koymaktadır.</text:span></text:p>
      <text:p text:style-name="P41">Ünlü dilbilimci Derek Bickerton, 'utancın' sebeplerini şöyle özetlemiştir:</text:p>
      <text:p text:style-name="P39"><text:span text:style-name="T16">Konuşma insan öncesi bir nesilden gelmiş olabilir mi? Hayır. Hayvan iletişimi yapılarına benzeşmekte midir? Hayır... Hiçbir maymun, yoğun eğitime rağmen, dilbilgisi kurallarının köklerine vakıf olamamıştır. Kelimeler nasıl ortaya çıktı, sözlerin dizilişi nasıl ortaya çıktı? Bu problemler konuşmanın evriminin kalbinde yatmaktadır.</text:span><text:span text:style-name="T17">78</text:span></text:p>
      <text:p text:style-name="P41">Yeryüzünde mevcut tüm diller komplekstir ve bu kompleksliğin kademeli olarak nasıl kazanılmış olabileceği evrimcilerce hayal dahi edilememektedir. Evrimci biyolog Richard Dawkins'e göre, en ilkel olarak bilinen kabile dilleri de dahil olmak üzere, dünya üzerindeki her dil yüksek derecede komplekstir:</text:p>
      <text:p text:style-name="P14"><text:span text:style-name="T16">Bu konuda en açık örnek konuşmadır. Hiç kimse nasıl başladığını bilmemektedir... Anlambilim, yani kelimeler ve anlamlarının kökeni de eşit derecede belirsizdir... Dünya üzerindeki binlerce dilin hepsi de çok komplekstir. Bunun kademeli olarak geliştiğini düşünmeye eğilimliyim, fakat böyle olması gerektiği tam olarak açık değildir. Bazıları, belli bir yer ve belli bir zamanda tek bir zeka tarafından icat edildiğini ve aniden başladığını düşünür.</text:span><text:span text:style-name="T17">79</text:span></text:p>
      <text:p text:style-name="P41">W. K. Wilkins ve J. Wakefield adlı iki evrimci beyin araştırmacısı ise bu konuda şunları söylemektedirler:</text:p>
      <text:p text:style-name="P14"><text:span text:style-name="T16">Dil evriminin geçiş aşamalarıyla ilgili delil yoktur. Buna rağmen, alternatif fikirleri kabul etmemiz zordur. Eğer türe özgü bazı özellikler parçalara ayrılmış bir şekilde evrimleşmiyorsa, bu durumu açıklamak için iki yol gözüküyor. Ya henüz keşfedemediğimiz bir güç, belki de İlahi bir müdahaleyle, olması gerektiği gibi yerleştirilmiştir. Ya da türlerin gelişiminde nispeten ani bir değişikliğin, belki de bir tür spontane ve yaygın mutasyonun sonucudur... Ama böyle tesadüfi bir mutasyonun rastlantısal doğası, bu iddiayı şüpheli bir hale getiriyor. Daha önce belirtildiği gibi (Pinker and Bloom, 1990), dil gibi kompleks ve görünüşe göre görevlerine bu kadar ideal bir şekilde uygun bir sisteme yol açacak mutasyonun ihtimali yok denecek kadar düşüktür.</text:span><text:span text:style-name="T17">80</text:span></text:p>
      <text:p text:style-name="P41">Dilbilimci Noam Chomsky de konuşma yeteneğinin kompleksliği karşısında düşüncelerini şu şekilde ifade eder:</text:p>
      <text:p text:style-name="P14"><text:span text:style-name="T16">Konuşmanın oluşumu ile ilgili olarak buraya kadar hiçbir şey söylemedim. Sebebi ise, söylenebilecek çok az şey olması. Dışarıdan görünen birkaç husus dışında, konuşmak büyük ölçüde bir sırdır.</text:span><text:span text:style-name="T17">81</text:span></text:p>
      <text:p text:style-name="P41"><text:soft-page-break/>Evrimci ön yargılara saplanıp kalmayan birisi için ise konuşma becerisinin kaynağı çok açıktır. Bu yeteneği insana veren Yüce <text:s text:c="7"/>Allah'tır. Allah insanlara konuşmayı ilham eder ve onları konuşturur. Bu gerçek bir Kuran ayetinde şöyle haber verilir:</text:p>
      <text:p text:style-name="P18">... Dediler ki: "Her şeye nutku verip-konuşturan Allah, bizi konuşturdu. Sizi ilk defa O yarattı ve O'na döndürülüyorsunuz." (Fussilet Suresi, 21)</text:p>
      <text:p text:style-name="P41">Evrimciler, dilin dayandığı biyolojik yapıların kompleksliğini açıklayamadıkları gibi, dili mümkün kılan bilincin kökenini de açıklayamamaktadırlar. Maddeye hiçbir şekilde indirgenemeyen insan bilinci ve dildeki komplekslik, dili üstün bir aklın yarattığını göstermektedir. Bu üstün aklın sahibi Rabbimiz olan Yüce Allah'tır. <text:s/></text:p>
      <text:p text:style-name="P131"/>
      <text:p text:style-name="P75"/>
      <text:p text:style-name="P33"/>
      <text:p text:style-name="P41">HAK DİN TARİHİN İLK GÜNÜNDEN BERİ VARDIR</text:p>
      <text:p text:style-name="P41"/>
      <text:p text:style-name="P41">Tarihin ve toplumun evrimleştiği aldatmacasını öne sürenlerin bir diğer yanılgıları da, toplumların en önemli değeri olan dinin de evrim geçirdiği iddiasıdır. Bu iddia, 19. yüzyılda ortaya atılmış, materyalistler ve ateistler tarafından hararetle savunulmuş, ancak bu iddiayı destekleyen hiçbir arkeolojik bulgu elde edilemediği için, bir spekülasyon olarak kalmıştır.</text:p>
      <text:p text:style-name="P41">İnsanlığın daha eski çağlarda sözde "ilkel", yani çok-tanrılı ve kabilesel dinlere inandığı, tek Allah'a inanma ve tüm insanlığa hitap etme esasına dayalı hak dinin -ki bu din, ilk insan olan Hz. Adem'den bu yana Rabbimiz'in insanlığa vahy ettiği Hak Din'dir- sonradan ortaya çıktığı iddiasının hiçbir dayanağı yoktur. Ne var ki bazı evrimciler, bu iddiayı sanki kanıtlanmış tarihsel bir gerçekmiş gibi göstermeye çalışmakta, ancak bu tutumlarıyla büyük bir hata yapmaktadırlar. Darwin'in biyolojik evrim teorisi nasıl bir aldatmaca ise, ondan ilham alınarak geliştirilen dinlerin evrimi teorisi de bir aldatmacadır. </text:p>
      <text:p text:style-name="P41"/>
      <text:p text:style-name="P97"><text:span text:style-name="T71">Dinlerin Evrimi Yanılgısı Nasıl Geli</text:span><text:span text:style-name="T70">ş</text:span><text:span text:style-name="T71">ti? </text:span></text:p>
      <text:p text:style-name="P39"><text:span text:style-name="T4">Günümüzden yaklaşık bir buçuk asır önce, Charles Darwin'in </text:span><text:span text:style-name="T8">Türlerin Kökeni</text:span><text:span text:style-name="T4"> adlı kitabının henüz ilk baskısının yapıldığı dönemde, evrim kavramı materyalist ve ateist çevrelerden destek almaya başlamıştı. Çağın bazı düşünürleri, insanın çevresinde olup biten herşeyin evrimle açıklanabileceğini sanıyorlardı. Bu yanılgıya göre herşey, sözde ilkelden ve basitten başlıyor, daha sonra gelişerek en mükemmel olana ilerliyordu. </text:span></text:p>
      <text:p text:style-name="P55">Bu yanılgı pek çok alana uygulanmaya çalışıldı. Örneğin ekonomi alanında Marksizm, evrimsel bir ilerlemenin kaçınılmaz olduğunu ve sonunda tüm milletlerin komünizmi kabul edeceği iddiasını öne sürüyordu. Bunun sadece bir hayalden ibaret olduğu ve Marksizm'in öne sürdüğü iddiaların gerçekleri yansıtmadığı zaman içerisinde yaşanan tecrübelerle kanıtlandı.</text:p>
      <text:p text:style-name="P91"><text:span text:style-name="T42">Psikoloji alan</text:span><text:span text:style-name="T41">ı</text:span><text:span text:style-name="T42">nda Freud, insan</text:span><text:span text:style-name="T41">ı</text:span><text:span text:style-name="T42">n evrimsel olarak ileri bir tür oldu</text:span><text:span text:style-name="T41">ğ</text:span><text:span text:style-name="T42">unu, ancak psikolojik olarak hala sözde ilkel atalar</text:span><text:span text:style-name="T41">ı</text:span><text:span text:style-name="T42">n</text:span><text:span text:style-name="T41">ı</text:span><text:span text:style-name="T42">n sahip oldu</text:span><text:span text:style-name="T41">ğ</text:span><text:span text:style-name="T42">u güdülerle hareket etti</text:span><text:span text:style-name="T41">ğ</text:span><text:span text:style-name="T42">ini söylüyordu. Bu büyük yan</text:span><text:span text:style-name="T41">ı</text:span><text:span text:style-name="T42">lg</text:span><text:span text:style-name="T41">ı</text:span><text:span text:style-name="T42">, yap</text:span><text:span text:style-name="T41">ı</text:span><text:span text:style-name="T42">lan psikoloji ara</text:span><text:span text:style-name="T41">ş</text:span><text:span text:style-name="T42">t</text:span><text:span text:style-name="T41">ı</text:span><text:span text:style-name="T42">rmalar</text:span><text:span text:style-name="T41">ı</text:span><text:span text:style-name="T42">yla bilimsel olarak tamamen çürütüldü. Freudizm'in temel varsay</text:span><text:span text:style-name="T41">ı</text:span><text:span text:style-name="T42">mlar</text:span><text:span text:style-name="T41">ı</text:span><text:span text:style-name="T42">n</text:span><text:span text:style-name="T41">ı</text:span><text:span text:style-name="T42">n hemen hiçbir bilimsel dayana</text:span><text:span text:style-name="T41">ğı</text:span><text:span text:style-name="T42"> olmad</text:span><text:span text:style-name="T41">ığı</text:span><text:span text:style-name="T42"> ortaya ç</text:span><text:span text:style-name="T41">ı</text:span><text:span text:style-name="T42">kt</text:span><text:span text:style-name="T41">ı</text:span><text:span text:style-name="T42">. </text:span></text:p>
      <text:p text:style-name="P41">Aynı şekilde sosyoloji, antropoloji, tarih gibi bilim dallarında da evrim teorisinin etkisi olmuş, ancak son yüzyılda elde edilen bilgiler ve bulgular bu etkinin ne derece yanlış olduğunu göstermiştir. </text:p>
      <text:p text:style-name="P41">Tüm bu evrimsel teorilerin ortak noktası ise Allah inancına karşı olmalarıydı. Dinlerin evrimi yanılgısı da bu amaçla ve bu felsefi temeller üzerinde ortaya atıldı. Bu yanılgının önde gelen savunucularından Herbert Spencer'ın gerçek dışı iddialarına göre, insanlığın ilk dönemlerinde hiçbir dini inanç yoktu. Sözde ilk dinler ise ölülere tapınmayla başlamıştı. Dinlerin evrimi aldatmacasını savunan başka antropologlar daha farklı hikayeler öne sürdüler. Kimisine göre dinin kaynağı animizme (doğaya canlılık atfetme, onda ruh olduğuna inanma), kimilerine göre ise totemizme (sembol olarak seçilen bir insan, grup ya da eşyaya tapma yanılgısı) dayanıyordu. Bir diğer antropolog olan E. B. Taylor'a göre, tarih içinde sırayla animizm (tabiata canlılık atfetme), manizm (atalar kültü), politeizm (çok tanrıcılık) ve son olarak da monoteizm (tek tanrıcılık) geliyordu. </text:p>
      <text:p text:style-name="P41">Oysa 19. yüzyılın ateist antropologları tarafından masa başında yazılan senaryolarla ortaya atılan ve sonra da sürekli gündemde tutulan bu teori, bir aldatmacadan başka bir şey değildi. Arkeolojik ve <text:soft-page-break/>tarihsel bulguların da gösterdiği gibi, söz konusu kişilerin öne sürdüklerinin aksine, tarihin ilk gününden beri Allah'ın, peygamberleri aracılığıyla insanlara vahyettiği hak din var olmuştur. Ancak hemen her dönemde hak dinle birlikte, batıl ve sapkın inanışlar da var olagelmiştir. Günümüzde de, Allah'ın Bir ve Tek olduğuna iman eden, Rabbimiz'in indirdiği dine uyan insanlar olduğu gibi, taştan, tahtadan yapılmış putlara, birtakım ruhlara, şeytana, çeşitli hayvanlara, atalarına, Güneş'e, Ay'a, yıldızlara tapma yanılgısına düşen insanlar da vardır. Üstelik bunların önemli bir kısmı da, geri değil tam tersine son derece gelişmiş koşullarda yaşayan kimselerdir. </text:p>
      <text:p text:style-name="P52">Öte yandan, tarih boyunca Allah'ın indirdiği hak dinlerin emirlerini, uygulamalarını ve ahlaki değerlerini bozmaya çalışan insanlar da olmuştur. Kuran'da, bazı insanların birtakım batıl inanış ve uygulamaları dine dahil etmeye çalıştıkları, dolayısıyla kendilerine gönderilen hak dini değiştirip bozdukları haber verilmiştir: </text:p>
      <text:p text:style-name="P50">Artık vay hallerine; kitabı kendi elleriyle yazıp, sonra az bir değer karşılığında satmak için "Bu Allah Katındandır" diyenlere. Artık vay, elleriyle yazdıklarından dolayı onlara; vay kazanmakta olduklarına. (Bakara Suresi, 79)</text:p>
      <text:p text:style-name="P52">Bu durum Allah'ın varlığına ve birliğine inanan ve Rabbimiz'in bildirdiği hükümlere uyan bazı insanların, zaman geçtikçe hak dinden uzaklaşma ve sapkın inanışlara, batıl uygulamalara yönelmelerine neden olmuştur. Böylece, birtakım sapkın inanışlar ve batıl uygulamalar ortaya çıkmıştır. Diğer bir deyişle, bazı kimselerin öne sürdüğü gibi "dinlerin evrimi" diye bir süreç asla yaşanmamış, ancak hak dinin belli dönemlerde insanlar tarafından bozulmasıyla sapkın dinler ortaya çıkmıştır.</text:p>
      <text:p text:style-name="P52"/>
      <text:p text:style-name="P133">Hak Dinin Tahrif Edilmesi</text:p>
      <text:p text:style-name="P39"><text:span text:style-name="T4">20. yüzyılda dinlerin kökeni hakkında ciddi araştırmalar yapılmaya başlandı. Bu sayede dinlerin evrimi iddialarının hiçbir bilimsel değeri olmayan, hayal ürünü senaryolar olduğu çok geçmeden ortaya çıktı. Andrew Lang, Wilhelm Schmidt gibi antropologların önderliğinde dünya üzerindeki dinlerin incelenmesi ile ortaya çıkan sonuçlar, dinlerin evrim geçirmediklerini, aksine zaman zaman tahrif edildiklerini gösterdi. Schmidt'in önderliğinde yayınlanan ve dinlerin kökeni konusunu ele alan </text:span><text:span text:style-name="T8">Anthropos</text:span><text:span text:style-name="T4"> isimli dergide bu bilgiler çok ayrıntılı olarak incelendi. </text:span></text:p>
      <text:p text:style-name="P41">Özellikle 1900-1935 yılları arasında yapılan çalışmalarda dinlerin evrimi iddialarının tamamen yanlış olduklarının anlaşılması, birçok antropoloğun evrimci fikirlerini terk etmesine yol açtı. Ancak tüm bu bilimsel ve tarihsel gerçeklere rağmen, bazı radikal ateistler bu çökmüş senaryoyu savunmaya devam ettiler.</text:p>
      <text:p text:style-name="P88"/>
      <text:p text:style-name="P68">Mezopotamya ve Mısır'da Elde Edilen </text:p>
      <text:p text:style-name="P68">Arkeolojik Bulgular </text:p>
      <text:p text:style-name="P91"><text:span text:style-name="T42">Mezopotamya ovas</text:span><text:span text:style-name="T41">ı</text:span><text:span text:style-name="T42"> tarihsel kaynaklarda "uygarl</text:span><text:span text:style-name="T41">ı</text:span><text:span text:style-name="T42">klar</text:span><text:span text:style-name="T41">ı</text:span><text:span text:style-name="T42">n be</text:span><text:span text:style-name="T41">ş</text:span><text:span text:style-name="T42">i</text:span><text:span text:style-name="T41">ğ</text:span><text:span text:style-name="T42">i" olarak nitelendirilir. Mezopotamya ovas</text:span><text:span text:style-name="T41">ı</text:span><text:span text:style-name="T42">na çok da uzakta olmayan bir yerde ise Antik M</text:span><text:span text:style-name="T41">ı</text:span><text:span text:style-name="T42">s</text:span><text:span text:style-name="T41">ı</text:span><text:span text:style-name="T42">r medeniyeti bulunmaktad</text:span><text:span text:style-name="T41">ı</text:span><text:span text:style-name="T42">r. </text:span></text:p>
      <text:p text:style-name="P91"><text:span text:style-name="T42">Bu uygarl</text:span><text:span text:style-name="T41">ı</text:span><text:span text:style-name="T42">klarla ilgili yap</text:span><text:span text:style-name="T41">ı</text:span><text:span text:style-name="T42">lan arkeolojik çal</text:span><text:span text:style-name="T41">ış</text:span><text:span text:style-name="T42">malarda dikkat çeken hususlardan biri, bu topluluklar</text:span><text:span text:style-name="T41">ı</text:span><text:span text:style-name="T42">n dini inançlar</text:span><text:span text:style-name="T41">ı</text:span><text:span text:style-name="T42">na dair elde edilen bulgulard</text:span><text:span text:style-name="T41">ı</text:span><text:span text:style-name="T42">. Elde edilen yaz</text:span><text:span text:style-name="T41">ı</text:span><text:span text:style-name="T42">tlarda say</text:span><text:span text:style-name="T41">ı</text:span><text:span text:style-name="T42">s</text:span><text:span text:style-name="T41">ı</text:span><text:span text:style-name="T42">z sahte ilahlar</text:span><text:span text:style-name="T41">ı</text:span><text:span text:style-name="T42">n yapt</text:span><text:span text:style-name="T41">ı</text:span><text:span text:style-name="T42">klar</text:span><text:span text:style-name="T41">ı</text:span><text:span text:style-name="T42"> i</text:span><text:span text:style-name="T41">ş</text:span><text:span text:style-name="T42">ler anlat</text:span><text:span text:style-name="T41">ı</text:span><text:span text:style-name="T42">l</text:span><text:span text:style-name="T41">ı</text:span><text:span text:style-name="T42">yordu. Daha çok bulgu ele geçtikçe ve ara</text:span><text:span text:style-name="T41">ş</text:span><text:span text:style-name="T42">t</text:span><text:span text:style-name="T41">ı</text:span><text:span text:style-name="T42">rmac</text:span><text:span text:style-name="T41">ı</text:span><text:span text:style-name="T42">lar bunlar</text:span><text:span text:style-name="T41">ı</text:span><text:span text:style-name="T42"> çözmekte daha ba</text:span><text:span text:style-name="T41">ş</text:span><text:span text:style-name="T42">ar</text:span><text:span text:style-name="T41">ı</text:span><text:span text:style-name="T42">l</text:span><text:span text:style-name="T41">ı</text:span><text:span text:style-name="T42"> yöntemler buldukça bu uygarl</text:span><text:span text:style-name="T41">ı</text:span><text:span text:style-name="T42">klar</text:span><text:span text:style-name="T41">ı</text:span><text:span text:style-name="T42">n inançlar</text:span><text:span text:style-name="T41">ı</text:span><text:span text:style-name="T42">yla ilgili baz</text:span><text:span text:style-name="T41">ı</text:span><text:span text:style-name="T42"> detaylar ortaya ç</text:span><text:span text:style-name="T41">ı</text:span><text:span text:style-name="T42">kmaya ba</text:span><text:span text:style-name="T41">ş</text:span><text:span text:style-name="T42">lad</text:span><text:span text:style-name="T41">ı</text:span><text:span text:style-name="T42">. Dikkati çeken en önemli nokta ise bu kavimlerin inand</text:span><text:span text:style-name="T41">ığı</text:span><text:span text:style-name="T42"> bat</text:span><text:span text:style-name="T41">ı</text:span><text:span text:style-name="T42">l ilahlar</text:span><text:span text:style-name="T41">ı</text:span><text:span text:style-name="T42">n hepsinin üstünde tek bir </text:span><text:span text:style-name="T41">İ</text:span><text:span text:style-name="T42">lah inanc</text:span><text:span text:style-name="T41">ı</text:span><text:span text:style-name="T42">n</text:span><text:span text:style-name="T41">ı</text:span><text:span text:style-name="T42">n bulunuyor olmas</text:span><text:span text:style-name="T41">ı</text:span><text:span text:style-name="T42">yd</text:span><text:span text:style-name="T41">ı</text:span><text:span text:style-name="T42">. Elde edilen tarihi kay</text:span><text:span text:style-name="T41">ı</text:span><text:span text:style-name="T42">tlar ve bulgular, tarih boyunca hak dinin var oldu</text:span><text:span text:style-name="T41">ğ</text:span><text:span text:style-name="T42">unu göstermekteydi. </text:span><text:span text:style-name="T41">İ</text:span><text:span text:style-name="T42">lerleyen sayfalarda inceleyece</text:span><text:span text:style-name="T41">ğ</text:span><text:span text:style-name="T42">imiz Mezopotamya, M</text:span><text:span text:style-name="T41">ı</text:span><text:span text:style-name="T42">s</text:span><text:span text:style-name="T41">ı</text:span><text:span text:style-name="T42">r, Hint, Avrupa medeniyetlerinin </text:span><text:soft-page-break/><text:span text:style-name="T42">yan</text:span><text:span text:style-name="T41">ı</text:span><text:span text:style-name="T42"> s</text:span><text:span text:style-name="T41">ı</text:span><text:span text:style-name="T42">ra Aztek, </text:span><text:span text:style-name="T41">İ</text:span><text:span text:style-name="T42">nka, Mayalar gibi Amerika medeniyetlerinin de tek </text:span><text:span text:style-name="T41">İ</text:span><text:span text:style-name="T42">lah inanc</text:span><text:span text:style-name="T41">ı</text:span><text:span text:style-name="T42">n</text:span><text:span text:style-name="T41">ı</text:span><text:span text:style-name="T42"> bildiklerini, kendilerine hak dini tebli</text:span><text:span text:style-name="T41">ğ</text:span><text:span text:style-name="T42"> eden uyar</text:span><text:span text:style-name="T41">ı</text:span><text:span text:style-name="T42">c</text:span><text:span text:style-name="T41">ı</text:span><text:span text:style-name="T42">lar</text:span><text:span text:style-name="T41">ı</text:span><text:span text:style-name="T42">n geldi</text:span><text:span text:style-name="T41">ğ</text:span><text:span text:style-name="T42">ini gösteren deliller elde edilmi</text:span><text:span text:style-name="T41">ş</text:span><text:span text:style-name="T42">tir. Çok tanr</text:span><text:span text:style-name="T41">ı</text:span><text:span text:style-name="T42">l</text:span><text:span text:style-name="T41">ı</text:span><text:span text:style-name="T42"> inanc</text:span><text:span text:style-name="T41">ı</text:span><text:span text:style-name="T42">n içinde tek Tanr</text:span><text:span text:style-name="T41">ı</text:span><text:span text:style-name="T42"> inanc</text:span><text:span text:style-name="T41">ı</text:span><text:span text:style-name="T42">n</text:span><text:span text:style-name="T41">ı</text:span><text:span text:style-name="T42">n gizli oldu</text:span><text:span text:style-name="T41">ğ</text:span><text:span text:style-name="T42">unu bulan ara</text:span><text:span text:style-name="T41">ş</text:span><text:span text:style-name="T42">t</text:span><text:span text:style-name="T41">ı</text:span><text:span text:style-name="T42">rmac</text:span><text:span text:style-name="T41">ı</text:span><text:span text:style-name="T42">lardan ilki, Oxford Üniversitesi'nden Stephen Langdon'du. Langdon, 1931 y</text:span><text:span text:style-name="T41">ı</text:span><text:span text:style-name="T42">l</text:span><text:span text:style-name="T41">ı</text:span><text:span text:style-name="T42">nda elde etti</text:span><text:span text:style-name="T41">ğ</text:span><text:span text:style-name="T42">i bulgular</text:span><text:span text:style-name="T41">ı</text:span><text:span text:style-name="T42"> bilim dünyas</text:span><text:span text:style-name="T41">ı</text:span><text:span text:style-name="T42">na duyururken, elde etti</text:span><text:span text:style-name="T41">ğ</text:span><text:span text:style-name="T42">i bilgilerin çok beklenmedik oldu</text:span><text:span text:style-name="T41">ğ</text:span><text:span text:style-name="T42">unu söylüyordu, çünkü bu bulgular</text:span><text:span text:style-name="T41">ı</text:span><text:span text:style-name="T42">n daha önceki evrimci aç</text:span><text:span text:style-name="T41">ı</text:span><text:span text:style-name="T42">klamalarla tamamen çeli</text:span><text:span text:style-name="T41">ş</text:span><text:span text:style-name="T42">mekte oldu</text:span><text:span text:style-name="T41">ğ</text:span><text:span text:style-name="T42">unun fark</text:span><text:span text:style-name="T41">ı</text:span><text:span text:style-name="T42">ndayd</text:span><text:span text:style-name="T41">ı</text:span><text:span text:style-name="T42">. Langdon bulgular</text:span><text:span text:style-name="T41">ı</text:span><text:span text:style-name="T42">n</text:span><text:span text:style-name="T41">ı</text:span><text:span text:style-name="T42"> </text:span><text:span text:style-name="T41">ş</text:span><text:span text:style-name="T42">öyle aç</text:span><text:span text:style-name="T41">ı</text:span><text:span text:style-name="T42">kl</text:span><text:span text:style-name="T41">ı</text:span><text:span text:style-name="T42">yordu: </text:span></text:p>
      <text:p text:style-name="P91"><text:span text:style-name="T23">Benim görü</text:span><text:span text:style-name="T22">ş</text:span><text:span text:style-name="T23">üme göre insan</text:span><text:span text:style-name="T22">ı</text:span><text:span text:style-name="T23">n en eski tarihi, tek tanr</text:span><text:span text:style-name="T22">ı</text:span><text:span text:style-name="T23"> inanc</text:span><text:span text:style-name="T22">ı</text:span><text:span text:style-name="T23">ndan çok say</text:span><text:span text:style-name="T22">ı</text:span><text:span text:style-name="T23">da (sözde) tanr</text:span><text:span text:style-name="T22">ı</text:span><text:span text:style-name="T23">n</text:span><text:span text:style-name="T22">ı</text:span><text:span text:style-name="T23">n ve kötü ruhlar</text:span><text:span text:style-name="T22">ı</text:span><text:span text:style-name="T23">n varl</text:span><text:span text:style-name="T22">ığı</text:span><text:span text:style-name="T23">n</text:span><text:span text:style-name="T22">ı</text:span><text:span text:style-name="T23">n inanc</text:span><text:span text:style-name="T22">ı</text:span><text:span text:style-name="T23">na do</text:span><text:span text:style-name="T22">ğ</text:span><text:span text:style-name="T23">ru çok çabuk bir bozulmay</text:span><text:span text:style-name="T22">ı</text:span><text:span text:style-name="T23"> gösteriyor…</text:span><text:span text:style-name="T19">82</text:span><text:span text:style-name="T23"> <text:s/></text:span></text:p>
      <text:p text:style-name="P39"><text:span text:style-name="T4">Langdon 5 yıl sonra, </text:span><text:span text:style-name="T8">The Scotsman</text:span><text:span text:style-name="T4"> adlı dergide ise şunları yazıyordu: </text:span></text:p>
      <text:p text:style-name="P39"><text:span text:style-name="T21">… Tüm deliller, kesinlikle başlangıçta bir "tek Tanrı" inancının bulunduğunu gösteriyor. </text:span><text:span text:style-name="T16">Semitik kökenli halkların arkeolojik ve edebi kalıntıları da en eski zamanlarda bile bir "tek Tanrı" inancının var olduğunu gösteriyor. </text:span><text:span text:style-name="T21">Yahudi dininin ve diğer Semitik kökenli dinlerin, totemistik, putlara dayanan bir kökeni olduğu teorisinin tamamen geçersiz olduğu bugün anlaşılmış durumda.</text:span><text:span text:style-name="T17">83</text:span><text:span text:style-name="T16"> <text:s/></text:span></text:p>
      <text:p text:style-name="P16">Günümüzde Tell-Esmar olarak isimlendirilen MÖ 3000 yılına ait bir Sümer şehrinde yapılan kazılarda da Langdon'un söylediklerini tamamen doğrulayacak bulgular elde edildi. Kazı çalışmalarını yöneten Henry Frankfort resmi raporunda şöyle diyordu: </text:p>
      <text:p text:style-name="P41">Kazılarımız, tüm değerli bulgulara ek olarak Babil dinleri hakkında çok önemli bazı gerçekleri daha ortaya çıkardı. Bir sosyal sistem içinde dinsel değerlerin nasıl yerleştirilmiş olduğuna ilk defa şahit oluyoruz. </text:p>
      <text:p text:style-name="P16">Bir tapınak ve bu tapınakta ibadet etmekte olan kişilerin evlerinin kalıntıları bulundu. Bu sebeple tek başına bir anlam ifade etmeyen bulguları bir bütün olarak değerlendirebilmekteyiz. </text:p>
      <text:p text:style-name="P39"><text:span text:style-name="T16">Örneğin, mühürlerin üzerindeki resimlerde genel olarak ilahlara yapılan tapınmalar resmediliyor. Ancak bu resimlerin tümünde bu tapınakta sadece tek bir Tanrı inancının olduğu görülmekte. </text:span><text:span text:style-name="T21">Bu sebeple, en eski zamandaki Sümer-Akad inanç sistemi içinde, bu tek İlah'ın değişik sıfatlarının ayrı ilahlar olarak görülmediği anlaşılıyor.</text:span><text:span text:style-name="T17">84 <text:s/></text:span></text:p>
      <text:p text:style-name="P39"><text:span text:style-name="T4">Frankfort'un bulguları çok önemli bir gerçeği gösteriyordu: Batıl, çok tanrılı inanç sisteminin ortaya çıkış şekli. Birden çok ilaha tapınma sapkınlığı, dinlerin evrimi teorisinin iddia ettiği gibi insanların doğa güçlerini temsil eden bazı kötü ruhlara tapınmalarıyla ortaya çıkmamıştı. </text:span><text:span text:style-name="T7">Bir ve tek olan İlah'ın farklı sıfatları çeşitli insanlar tarafından zaman içinde değişik yorumlanmışlar ve bir İlah inancında bozulmalar meydana gelmişti. </text:span><text:span text:style-name="T4">Tek bir İlah'ın değişik sıfatları, zaman içinde birçok ilah inancına dönüşmüştü. </text:span></text:p>
      <text:p text:style-name="P41">Langdon'un Sümer tabletlerinin tercümelerini yayınlamasından bir süre önce, Friedrich Delitzch isimli araştırmacı da benzer bir keşifte bulunmuştu. Bu araştırmacı, Babil inanç sistemi içindeki çok sayıdaki ilahın, gerçekte o dönemde Marduk olarak adlandırılan tek bir İlahın farklı özelliklerinden türediğini ortaya çıkarmıştı. Yapılan araştırmalar, Marduk inancının da hak olan tek İlah inancının zaman içinde bozulmasıyla türediğini gösteriyordu.</text:p>
      <text:p text:style-name="P16">Marduk olarak adlandırılan tek İlah'ın çeşitli isimleri vardı. Bunlardan bazıları "Ninib", yani "Güç Sahibi", "Nergal" yani "Savaş Tanrısı", "Bel" yani "Tek İlah", "Nebo" yani "Mesaj Getiren İlah", "Sin" yani "Geceyi Aydınlatan", "Shamash" yani "Adalet Tanrısı", "Addu" yani "Yağmur Tanrısı"ydı. Zaman içinde Marduk'un bu özellikleri, sanki Marduk'tan bağımsız güçlermiş gibi değişik tanrılara dönüştürülmüştü. Aynı şekilde Güneş tanrısı, Ay tanrısı gibi birçok batıl ilahlar hayal gücünün etkisiyle üretilmişlerdi. Görüldüğü gibi, hem Marduk inancı hem de bu sahte ilahın diğer isimleri, bu inancın aslında Allah inancının zaman içinde bazı insanlar tarafından bozulmasıyla ortaya çıktığını göstermektedir.</text:p>
      <text:p text:style-name="P41"><text:soft-page-break/>Benzer bir bozulmanın izlerini Antik Mısır'da da görmek mümkündür. Araştırmacılar Antik Mısır'ın başlangıçta tek Tanrılı bir inanç sistemine sahip olduğunu, daha sonra bu tek Tanrılı inancın bazı kimseler tarafından tahrif edilerek Güneş'e tapan "Sabiilik"e dönüştüğünü bulmuşlardı. Antropolog M. de Rouge bu konuda şunları söyler: </text:p>
      <text:p text:style-name="P39"><text:span text:style-name="T16">Mısır dininin oluşumu, çok sayıda tanrının elenerek tek Tanrıya dönüşmesiyle olmamıştı. Aksine, Mısır dininin tek Tanrı inancına yakın olduğu zamanlar bu uygarlığın şahit olunan en eski zamanlarına denk geliyordu. Mısır dininin son aşamaları ise tüm Mısır dininin en çok bozulmuş hali olmuştur.</text:span><text:span text:style-name="T17">85</text:span><text:span text:style-name="T16"> <text:s/></text:span></text:p>
      <text:p text:style-name="P41">Antropolog Sir Flinders Petrie de, çok tanrılı batıl inanışların tek Tanrılı tevhid inancını taşıyan dinlerin zaman içinde tahrif edilmesiyle ortaya çıktığını söylemektedir. Üstelik bu bozulma süreci, sadece geçmişte yaşamış topluluklarda değil, günümüzde de gözlemlenmektedir. Petrie şöyle demektedir: </text:p>
      <text:p text:style-name="P74">Eski zamanlardaki dinlerde birçok sınıfta tanrıya rastlanır. Ancak günümüzdeki pek çok kültürde de böyle bir yaklaşım sergilenir. Örneğin bir Hindu, sayıları gittikçe artmakta olan tanrı ve tanrıçalar arasında yaşamaktan zevk duyar... Diğerleri ise tanrılara bile tapmazlar, animistik ruhlara, şeytanlara tapınırlar... </text:p>
      <text:p text:style-name="P26">Eğer ruhlara tapmak tek bir İlah'a tapmaya uzanan bir evrim sürecinin ilk basamağı olsaydı, bu durumda çok tanrılılığın gittikçe tek tanrılılığa evrimleşmesinin kanıtlarını görmemiz gerekirdi... Bunun tam aksine tek görebildiğimiz, tek Tanrı inancının her zaman ilk basamak olduğudur... </text:p>
      <text:p text:style-name="P39"><text:span text:style-name="T16">Çok tanrı inancını ilk oluşumuna kadar izleyebildiğimiz her yerde, bunun tek Tanrı inancının bir çeşitlemesi olduğunu görüyoruz...</text:span><text:span text:style-name="T17">86 </text:span><text:span text:style-name="T16"><text:s/></text:span></text:p>
      <text:p text:style-name="P25"/>
      <text:p text:style-name="P20"><text:span text:style-name="T73">Hindistan'da Batıl Çok Tanrılı </text:span><text:span text:style-name="T72">İ</text:span><text:span text:style-name="T73">nancın Kökeni</text:span><text:span text:style-name="T71"> </text:span></text:p>
      <text:p text:style-name="P19">Hint kültürü, Ortadoğu kültürleri kadar eski olmasa da, dünyanın eski medeniyetlerden birisi sayılmaktadır. </text:p>
      <text:p text:style-name="P41">Hindistan'daki batıl inanışlarda tapılan sözde ilahlar neredeyse sayısızdır. Bu batıl dinleri inceleyen araştırmacılardan bir tanesi ise Andrew Lang'dir. Lang, uzun araştırmaları sonucunda, çok tanrılı dinlerin Ortadoğu'da çıkış sürecinin bir benzerinin Hindistan'da da yaşanmış olduğunu ortaya koymuştur. </text:p>
      <text:p text:style-name="P91"><text:span text:style-name="T42">Edward McCrady de, Hintlilerin Veda isimli kitaplar</text:span><text:span text:style-name="T41">ı</text:span><text:span text:style-name="T42">n</text:span><text:span text:style-name="T41">ı</text:span><text:span text:style-name="T42"> incelerken, Hint kültürünün erken dönemlerinde tanr</text:span><text:span text:style-name="T41">ı</text:span><text:span text:style-name="T42">lar</text:span><text:span text:style-name="T41">ı</text:span><text:span text:style-name="T42">n, tek bir üstün </text:span><text:span text:style-name="T41">İ</text:span><text:span text:style-name="T42">lah'</text:span><text:span text:style-name="T41">ı</text:span><text:span text:style-name="T42">n de</text:span><text:span text:style-name="T41">ğ</text:span><text:span text:style-name="T42">i</text:span><text:span text:style-name="T41">ş</text:span><text:span text:style-name="T42">ik özellikleri olarak yorumland</text:span><text:span text:style-name="T41">ı</text:span><text:span text:style-name="T42">klar</text:span><text:span text:style-name="T41">ı</text:span><text:span text:style-name="T42">n</text:span><text:span text:style-name="T41">ı</text:span><text:span text:style-name="T42"> yazar.</text:span><text:span text:style-name="T19">87</text:span><text:span text:style-name="T42"> Veda kitab</text:span><text:span text:style-name="T41">ı</text:span><text:span text:style-name="T42">ndaki ilahilerde de, aç</text:span><text:span text:style-name="T41">ı</text:span><text:span text:style-name="T42">k olarak tek Tanr</text:span><text:span text:style-name="T41">ı</text:span><text:span text:style-name="T42">l</text:span><text:span text:style-name="T41">ı</text:span><text:span text:style-name="T42"> tevhid inan</text:span><text:span text:style-name="T41">ışı</text:span><text:span text:style-name="T42">n</text:span><text:span text:style-name="T41">ı</text:span><text:span text:style-name="T42">n bozulu</text:span><text:span text:style-name="T41">ş</text:span><text:span text:style-name="T42">unun izlerini görmek mümkündür. Konuyu inceleyen ara</text:span><text:span text:style-name="T41">ş</text:span><text:span text:style-name="T42">t</text:span><text:span text:style-name="T41">ı</text:span><text:span text:style-name="T42">rmac</text:span><text:span text:style-name="T41">ı</text:span><text:span text:style-name="T42">lardan Max Müller, ba</text:span><text:span text:style-name="T41">ş</text:span><text:span text:style-name="T42">lang</text:span><text:span text:style-name="T41">ı</text:span><text:span text:style-name="T42">çta tek </text:span><text:span text:style-name="T41">İ</text:span><text:span text:style-name="T42">lah inanc</text:span><text:span text:style-name="T41">ı</text:span><text:span text:style-name="T42">n</text:span><text:span text:style-name="T41">ı</text:span><text:span text:style-name="T42">n bulundu</text:span><text:span text:style-name="T41">ğ</text:span><text:span text:style-name="T42">unu kabul etmektedir: </text:span></text:p>
      <text:p text:style-name="P39"><text:span text:style-name="T16">Veda'da tek Tanrı inancının çok tanrı inancından daha önce olduğunu görüyoruz. Sayısız tanrıya dualarında dahi tek bir sonsuz Tanrı’nın zikri, göğü bir sis gibi sarmış olan putperest anlayışın arasından, mavi göğün belirivermesi gibi ortaya çıkıyor.</text:span><text:span text:style-name="T17">88</text:span><text:span text:style-name="T16"> <text:s/></text:span></text:p>
      <text:p text:style-name="P41">Bundan da bir kez daha anlaşılmaktadır ki, dinlerin evrimi değil, hak dine insanlar tarafından birtakım batıl inanışlar eklenerek veya bazı emirler ve yasaklar göz ardı edilerek dini inançların zaman içinde bozulması söz konusudur. </text:p>
      <text:p text:style-name="P41"/>
      <text:p text:style-name="P28">Avrupa Tarihinde Dinlerin Tahrif Edilmesi </text:p>
      <text:p text:style-name="P39"><text:span text:style-name="T4">Tarihi Avrupa toplumlarının inanışlarında da benzer bir bozulmanın izini görmek mümkündür. Örneğin Eski Yunan'ın batıl inançları üzerine araştırmalar yapmış olan Axel W. Persson, </text:span><text:span text:style-name="T8">Tarih Öncesi Yunan </text:span><text:span text:style-name="T4">isimli eserinde şöyle der: </text:span></text:p>
      <text:p text:style-name="P39"><text:soft-page-break/><text:span text:style-name="T16">İlk baştan beri var olan tek Tanrı inancı, daha sonra Yunan dinsel mitlerinde gördüğümüz sayısız önemli önemsiz tanrısal kişiliklere dönüşmüştür. Benim görüşüme göre bu birçok ilahın varlığı, tek ve bir olan bir Tanrı'yı tanımlayan değişik isimlerin zamanla değişik yorumlanmasına bağlıdır.</text:span><text:span text:style-name="T17">89</text:span><text:span text:style-name="T16"> <text:s/></text:span></text:p>
      <text:p text:style-name="P91"><text:span text:style-name="T42">Ayn</text:span><text:span text:style-name="T41">ı</text:span><text:span text:style-name="T42"> tahrifat</text:span><text:span text:style-name="T41">ı</text:span><text:span text:style-name="T42">n izlerini </text:span><text:span text:style-name="T41">İ</text:span><text:span text:style-name="T42">talya'da da takip etmek mümkündür. Arkeolog Rosenzweig, erken Etrüsk dönemine rastgelen "Iguvine Tabletleri" üzerinde yapt</text:span><text:span text:style-name="T41">ığı</text:span><text:span text:style-name="T42"> incelemelerde "ilahlar ilk olarak s</text:span><text:span text:style-name="T41">ı</text:span><text:span text:style-name="T42">fatlar</text:span><text:span text:style-name="T41">ı</text:span><text:span text:style-name="T42">n, de</text:span><text:span text:style-name="T41">ğ</text:span><text:span text:style-name="T42">i</text:span><text:span text:style-name="T41">ş</text:span><text:span text:style-name="T42">ik özellikler olarak yorumlanmas</text:span><text:span text:style-name="T41">ı</text:span><text:span text:style-name="T42">ndan ortaya ç</text:span><text:span text:style-name="T41">ı</text:span><text:span text:style-name="T42">kmaktad</text:span><text:span text:style-name="T41">ı</text:span><text:span text:style-name="T42">r" demektedir.</text:span><text:span text:style-name="T19">90</text:span><text:span text:style-name="T42"> <text:s/></text:span></text:p>
      <text:p text:style-name="P41">Kısacası yaklaşık bir yüzyıldır ele geçirilen tüm antropolojik ve arkeolojik bulgular, tarih boyunca toplumlarda önce tek Tanrı inancının var olduğunu, ancak bunun zamanla bozulduğunu göstermektedir. Başlangıçta herşeyi yoktan var eden, herşeyi gören ve bilen, tüm alemlerin sahibi olan Allah'a inanan toplumlar, zamanla Rabbimiz'in sıfatlarını ayrı ayrı ilahlar olarak düşünme yanılgısına düşmüş ve birden fazla batıl ilaha tapınmaya başlamışlardır. Hak ve gerçek olan din, bir ve tek ilah olan Allah'a ibadet edilen dindir. Çok tanrılı dinler ise, Rabbimiz'in Hz. Adem'den beri insanlara vahy ettiği hak dinin insan eliyle bozulması sonucunda ortaya çıkmışlardır.</text:p>
      <text:p text:style-name="P16"/>
      <text:p text:style-name="P69">Allah'ın Vahyetti¤i Hak Din</text:p>
      <text:p text:style-name="P39"><text:span text:style-name="T14">Yeryüzünün farklı coğrafyalarında yaşayan veya yaşamış olan toplumların dini değerlerine ve kültürlerine baktığımızda, çok fazla ortak inanç içerdiklerini görürüz. Aralarında kültürel bir alışveriş yaşanmasının mümkün olmadığı toplumların dinlerinde, melek, cin </text:span><text:span text:style-name="T64">ve şeytan gibi insanla aynı boyutta yaşamayan varlıklardan, ahiret inancına, insanın çamurdan yaratılmasından, yapılan ibadetlere kadar birçok ortak yön bulunmaktadır. Örneğin Nuh Tufanı ile ilgili bilgiler, Sümer kayıtlarından Galler inanışlarına, Çin yazıtlarından antik Litvanya inanışlarına kadar pek çok farklı kültürde bulunmaktadır. </text:span></text:p>
      <text:p text:style-name="P39"><text:span text:style-name="T4">Bu gerçek ise, din ahlakını bir ve tek olan Yüce bir İlah'ın, yani alemlerin Rabbi olan Allah'ın vahy ettiğini gösteren delillerden biridir. Dünyanın dört bir yanındaki farklı kültürler, aynı yüce makamdan gelen, eşi ve benzeri olmayan tek bir İlah'ın varlığını haber veren dinlerle eğitilmişlerdir. Rabbimiz, tarihin her döneminde seçkin ve üstün kıldığı bazı kulları aracılığıyla, Kendisi'ni insanlara tanıtmış ve insanlar için seçtiği dini bildirmiştir. Yüce Allah'ın son vahyi olan Kuran'da, </text:span><text:span text:style-name="T7">"her topluluk için bir hidayet önderi olduğu"</text:span><text:span text:style-name="T4"> (Rad Suresi, 7) haber verilmiştir. Başka ayetlerde ise, Allah'ın her topluma bir uyarıcı gönderdiği şu şekilde bildirilmektedir:</text:span></text:p>
      <text:p text:style-name="P91"><text:span text:style-name="T38">Kendisi için bir uyar</text:span><text:span text:style-name="T37">ı</text:span><text:span text:style-name="T38">c</text:span><text:span text:style-name="T37">ı</text:span><text:span text:style-name="T38"> olmaks</text:span><text:span text:style-name="T37">ı</text:span><text:span text:style-name="T38">z</text:span><text:span text:style-name="T37">ı</text:span><text:span text:style-name="T38">n, Biz hiçbir ülkeyi y</text:span><text:span text:style-name="T37">ı</text:span><text:span text:style-name="T38">k</text:span><text:span text:style-name="T37">ı</text:span><text:span text:style-name="T38">ma u</text:span><text:span text:style-name="T37">ğ</text:span><text:span text:style-name="T38">ratm</text:span><text:span text:style-name="T37">ış</text:span><text:span text:style-name="T38"> de</text:span><text:span text:style-name="T37">ğ</text:span><text:span text:style-name="T38">iliz. Hat</text:span><text:span text:style-name="T37">ı</text:span><text:span text:style-name="T38">rlatma (yap</text:span><text:span text:style-name="T37">ı</text:span><text:span text:style-name="T38">lm</text:span><text:span text:style-name="T37">ış</text:span><text:span text:style-name="T38">t</text:span><text:span text:style-name="T37">ı</text:span><text:span text:style-name="T38">r); Biz zulmedici de</text:span><text:span text:style-name="T37">ğ</text:span><text:span text:style-name="T38">iliz. (</text:span><text:span text:style-name="T37">ﬁ</text:span><text:span text:style-name="T38">uara Suresi, 208-209) </text:span></text:p>
      <text:p text:style-name="P53">Bu mübarek elçiler, toplumlarına hep bir ve tek olan Allah'a iman ve kulluk etmeleri gerektiğini öğretmişler, iyiliği emredip kötülükten sakındırmışlardır. İnsanları kurtuluşa ulaştıracak olan da Rabbimiz Katında seçkin ve kutlu olan bu elçilere ve onların miras bıraktıkları İlahi kitaplara uymaktır. Rabbimiz'in alemlere rahmet olarak gönderdiği, son peygamber olan Hz. Muhammed (sav) ve İlahi kitapların sonucusu olan ve sonsuza kadar Yüce Allah'ın koruduğu Kuran-ı Kerim de insanlığın en doğru yol göstericisidir.</text:p>
      <text:p text:style-name="P53"/>
      <text:p text:style-name="P53">SONUÇ</text:p>
      <text:p text:style-name="P70">Zamansızlık Gerçe¤ini Göz Ardı Etmemek</text:p>
      <text:p text:style-name="P130"><text:span text:style-name="T42">Kitap boyunca inceledi</text:span><text:span text:style-name="T41">ğ</text:span><text:span text:style-name="T42">imiz tarihsel ve arkeolojik bulgular</text:span><text:span text:style-name="T41">ı</text:span><text:span text:style-name="T42">n da aç</text:span><text:span text:style-name="T41">ı</text:span><text:span text:style-name="T42">kça gösterdi</text:span><text:span text:style-name="T41">ğ</text:span><text:span text:style-name="T42">i gibi Darwinistlerin tarihin ve toplumlar</text:span><text:span text:style-name="T41">ı</text:span><text:span text:style-name="T42">n evrimi iddias</text:span><text:span text:style-name="T41">ı</text:span><text:span text:style-name="T42"> bir safsatadan ibarettir. Bilimsel hiçbir dayana</text:span><text:span text:style-name="T41">ğı</text:span><text:span text:style-name="T42"> olmayan bu iddialar</text:span><text:span text:style-name="T41">ı</text:span><text:span text:style-name="T42">n gündemde tutulmas</text:span><text:span text:style-name="T41">ı</text:span><text:span text:style-name="T42">n</text:span><text:span text:style-name="T41">ı</text:span><text:span text:style-name="T42">n temelinde ise materyalizmi ayakta tutma kayg</text:span><text:span text:style-name="T41">ı</text:span><text:span text:style-name="T42">s</text:span><text:span text:style-name="T41">ı</text:span><text:span text:style-name="T42"> vard</text:span><text:span text:style-name="T41">ı</text:span><text:span text:style-name="T42">r. Bilindi</text:span><text:span text:style-name="T41">ğ</text:span><text:span text:style-name="T42">i gibi materyalistler yarat</text:span><text:span text:style-name="T41">ı</text:span><text:span text:style-name="T42">l</text:span><text:span text:style-name="T41">ış</text:span><text:span text:style-name="T42"> gerçe</text:span><text:span text:style-name="T41">ğ</text:span><text:span text:style-name="T42">ini </text:span><text:soft-page-break/><text:span text:style-name="T42">reddetme yan</text:span><text:span text:style-name="T41">ı</text:span><text:span text:style-name="T42">lg</text:span><text:span text:style-name="T41">ı</text:span><text:span text:style-name="T42">s</text:span><text:span text:style-name="T41">ı</text:span><text:span text:style-name="T42"> içindedirler. Maddenin sonsuzdan beri var oldu</text:span><text:span text:style-name="T41">ğ</text:span><text:span text:style-name="T42">unu ve sonsuza kadar da mutlak bir varl</text:span><text:span text:style-name="T41">ı</text:span><text:span text:style-name="T42">k olarak kalaca</text:span><text:span text:style-name="T41">ğı</text:span><text:span text:style-name="T42">n</text:span><text:span text:style-name="T41">ı</text:span><text:span text:style-name="T42"> zannederler. Di</text:span><text:span text:style-name="T41">ğ</text:span><text:span text:style-name="T42">er bir deyi</text:span><text:span text:style-name="T41">ş</text:span><text:span text:style-name="T42">le kendilerince maddeyi ilahla</text:span><text:span text:style-name="T41">ş</text:span><text:span text:style-name="T42">t</text:span><text:span text:style-name="T41">ı</text:span><text:span text:style-name="T42">r</text:span><text:span text:style-name="T41">ı</text:span><text:span text:style-name="T42">rlar. (Allah'</text:span><text:span text:style-name="T41">ı</text:span><text:span text:style-name="T42"> tenzih ederiz.) Oysa art</text:span><text:span text:style-name="T41">ı</text:span><text:span text:style-name="T42">k bugün bilimin ula</text:span><text:span text:style-name="T41">ş</text:span><text:span text:style-name="T42">t</text:span><text:span text:style-name="T41">ığı</text:span><text:span text:style-name="T42"> son nokta, "evrenin yoktan var edildi</text:span><text:span text:style-name="T41">ğ</text:span><text:span text:style-name="T42">i" yani yarat</text:span><text:span text:style-name="T41">ı</text:span><text:span text:style-name="T42">ld</text:span><text:span text:style-name="T41">ığı</text:span><text:span text:style-name="T42"> gerçe</text:span><text:span text:style-name="T41">ğ</text:span><text:span text:style-name="T42">ini teyid etmekte, materyalizmi ve materyalist görü</text:span><text:span text:style-name="T41">ş</text:span><text:span text:style-name="T42">e dayal</text:span><text:span text:style-name="T41">ı</text:span><text:span text:style-name="T42"> tüm teori ve felsefeleri yalanlamaktad</text:span><text:span text:style-name="T41">ı</text:span><text:span text:style-name="T42">r. </text:span></text:p>
      <text:p text:style-name="P57">Buna rağmen materyalistler, maddenin mutlak değil, yaratılmış olduğu gerçeğini bilimle çatışmak pahasına da olsa kabul edemezler. Oysa ön yargılarından ve dogmalarından bir an için uzaklaşsalar onlar da apaçık olan gerçekleri görebilecekler, materyalist telkinlerin üzerlerinde yaptığı büyü etkisinden kurtulabileceklerdir. Bunun için alışageldikleri bakış açısını bir kenara bırakıp, ideolojik taassuplardan kendilerini arındırarak samimi düşünmeleri yeterli olacaktır. </text:p>
      <text:p text:style-name="P46">İlk olarak düşünülmesi gereken konulardan biri de zaman kavramının asıl niteliği olmalıdır. Zira materyalistler maddenin yanı sıra, zamanın da mutlak olduğunu sanırlar. Ve bu yanılgı pek çok gerçeği görmelerine engel olur. Modern bilim, maddenin olduğu gibi, maddenin bir türevi olan zamanın da maddeyle birlikte yokluktan var edildiğini ve zamanın da bir başlangıcı olduğunu ispatlamıştır. Aynı zamanda, zamanın izafi (göreceli) bir kavram olduğu, materyalistlerin yüzyıllardır zannettikleri gibi değişmez ve sabit olmadığı, değişken bir algı biçimi olduğu da bu yüzyılda ortaya çıkmıştır.</text:p>
      <text:p text:style-name="P41"/>
      <text:p text:style-name="P68">Zaman Kavramının Aslı</text:p>
      <text:p text:style-name="P41">Zaman dediğimiz algı, aslında bir anı bir başka anla kıyaslama yöntemidir. Bunu bir örnekle açıklayabiliriz. Bir cisme vurduğumuzda bundan belirli bir ses çıkar. Aynı cisme tekrar vurduğumuzda yine bir ses çıkar. Kişi, birinci ses ile ikinci ses arasında bir süre olduğunu düşünür ve bu süreye "zaman" der. Oysa ikinci sesi duyduğu anda, birinci ses sadece zihnindeki bir hayalden ibarettir. Sadece hafızasında var olan bir bilgidir. Kişi, hafızasında olanı, yaşamakta olduğu anla kıyaslayarak zaman algısını elde eder. Eğer bu kıyas olmasa, zaman algısı da olmayacaktır. </text:p>
      <text:p text:style-name="P63">Ünlü fizikçi Julian Barbour, zamanın tarifini şöyle yapmaktadır:</text:p>
      <text:p text:style-name="P91"><text:span text:style-name="T23">Zaman e</text:span><text:span text:style-name="T22">ş</text:span><text:span text:style-name="T23">yalar</text:span><text:span text:style-name="T22">ı</text:span><text:span text:style-name="T23">n pozisyonlar</text:span><text:span text:style-name="T22">ı</text:span><text:span text:style-name="T23">n</text:span><text:span text:style-name="T22">ı</text:span><text:span text:style-name="T23"> de</text:span><text:span text:style-name="T22">ğ</text:span><text:span text:style-name="T23">i</text:span><text:span text:style-name="T22">ş</text:span><text:span text:style-name="T23">tirme ölçüsünden ba</text:span><text:span text:style-name="T22">ş</text:span><text:span text:style-name="T23">ka bir </text:span><text:span text:style-name="T22">ş</text:span><text:span text:style-name="T23">ey de</text:span><text:span text:style-name="T22">ğ</text:span><text:span text:style-name="T23">il. Bir sarkaç sallan</text:span><text:span text:style-name="T22">ı</text:span><text:span text:style-name="T23">r, saatin kollar</text:span><text:span text:style-name="T22">ı</text:span><text:span text:style-name="T23"> ilerler.</text:span><text:span text:style-name="T19">91</text:span><text:span text:style-name="T23"> </text:span></text:p>
      <text:p text:style-name="P41">Kısacası zaman, beyinde saklanan birtakım hayaller arasında kıyas yapılmasıyla var olmaktadır. Eğer bir insanın hafızası olmasa, beyni bu tür yorumlar yapmaz ve dolayısıyla zaman algısı da oluşmaz. Bir insanın "Ben otuz yaşındayım" demesinin nedeni, beyninde söz konusu otuz yıla ait bazı bilgilerin biriktirilmiş olmasıdır. Eğer hafızası olmasa, ardında böyle bir zaman dilimi olduğunu düşünmeyecek, sadece yaşadığı tek bir "an" ile muhatap olacaktır.</text:p>
      <text:p text:style-name="P41"/>
      <text:p text:style-name="P14"><text:span text:style-name="T73">"Geçmi</text:span><text:span text:style-name="T72">ş</text:span><text:span text:style-name="T73">" Kavramı Hafızamızdaki </text:span></text:p>
      <text:p text:style-name="P39"><text:span text:style-name="T73">Bilgilerden </text:span><text:span text:style-name="T72">İ</text:span><text:span text:style-name="T73">barettir</text:span></text:p>
      <text:p text:style-name="P41">Biz, bize verilen telkinden dolayı, geçmiş, şu an ve gelecek gibi bölümlere ayrılmış zaman dilimlerini yaşadığımızı zannederiz. Oysa, "geçmiş" gibi bir kavrama sahip olmamızın tek nedeni, -daha önce de belirttiğimiz gibi- hafızamıza bazı olayların verilmesidir. Örneğin, ilkokula kaydolduğumuz an hafızamızda bulunan bir bilgidir ve biz bu nedenle bunu geçmiş bir olay olarak algılarız. Gelecekle ilgili olaylar ise hafızamızda bulunmaz. Bu nedenle biz henüz haberdar olmadığımız bu olayları "yaşanacak", "gelecekte meydana gelecek" olaylar olarak kabul ederiz. Oysa geçmiş nasıl bizim için yaşanmış, <text:soft-page-break/>tecrübe edilmiş, görülmüş olaylar ise, gelecek de aynı şekilde yaşanmıştır. Ancak bu olaylar bizim hafızamıza verilmediği için biz bunları bilemeyiz. </text:p>
      <text:p text:style-name="P91"><text:span text:style-name="T50">E</text:span><text:span text:style-name="T49">ğ</text:span><text:span text:style-name="T50">er Allah, gelecekle ilgili olaylar</text:span><text:span text:style-name="T49">ı</text:span><text:span text:style-name="T50"> da haf</text:span><text:span text:style-name="T49">ı</text:span><text:span text:style-name="T50">zam</text:span><text:span text:style-name="T49">ı</text:span><text:span text:style-name="T50">za vermi</text:span><text:span text:style-name="T49">ş</text:span><text:span text:style-name="T50"> olsayd</text:span><text:span text:style-name="T49">ı</text:span><text:span text:style-name="T50">, o zaman gelecek de bizim için geçmi</text:span><text:span text:style-name="T49">ş</text:span><text:span text:style-name="T50"> olurdu. Örne</text:span><text:span text:style-name="T49">ğ</text:span><text:span text:style-name="T50">in, 30 ya</text:span><text:span text:style-name="T49">şı</text:span><text:span text:style-name="T50">ndaki bir insan</text:span><text:span text:style-name="T49">ı</text:span><text:span text:style-name="T50">n haf</text:span><text:span text:style-name="T49">ı</text:span><text:span text:style-name="T50">zas</text:span><text:span text:style-name="T49">ı</text:span><text:span text:style-name="T50">nda 30 y</text:span><text:span text:style-name="T49">ı</text:span><text:span text:style-name="T50">ll</text:span><text:span text:style-name="T49">ı</text:span><text:span text:style-name="T50">k hat</text:span><text:span text:style-name="T49">ı</text:span><text:span text:style-name="T50">ralar, olaylar bulunur ve bu nedenle bu insan 30 y</text:span><text:span text:style-name="T49">ı</text:span><text:span text:style-name="T50">ll</text:span><text:span text:style-name="T49">ı</text:span><text:span text:style-name="T50">k bir geçmi</text:span><text:span text:style-name="T49">ş</text:span><text:span text:style-name="T50">i oldu</text:span><text:span text:style-name="T49">ğ</text:span><text:span text:style-name="T50">unu dü</text:span><text:span text:style-name="T49">ş</text:span><text:span text:style-name="T50">ünür. E</text:span><text:span text:style-name="T49">ğ</text:span><text:span text:style-name="T50">er bu insan</text:span><text:span text:style-name="T49">ı</text:span><text:span text:style-name="T50">n haf</text:span><text:span text:style-name="T49">ı</text:span><text:span text:style-name="T50">zas</text:span><text:span text:style-name="T49">ı</text:span><text:span text:style-name="T50">na 30 ile 70 ya</text:span><text:span text:style-name="T49">ş</text:span><text:span text:style-name="T50"> aras</text:span><text:span text:style-name="T49">ı</text:span><text:span text:style-name="T50">ndaki gelece</text:span><text:span text:style-name="T49">ğ</text:span><text:span text:style-name="T50">ine dair olaylar da verilecek olsa, o zaman 30 ya</text:span><text:span text:style-name="T49">şı</text:span><text:span text:style-name="T50">ndaki bu insan için hem 30 y</text:span><text:span text:style-name="T49">ı</text:span><text:span text:style-name="T50">l</text:span><text:span text:style-name="T49">ı</text:span><text:span text:style-name="T50"> hem de 30 ile 70 ya</text:span><text:span text:style-name="T49">şı</text:span><text:span text:style-name="T50"> aras</text:span><text:span text:style-name="T49">ı</text:span><text:span text:style-name="T50">ndaki "gelece</text:span><text:span text:style-name="T49">ğ</text:span><text:span text:style-name="T50">i" geçmi</text:span><text:span text:style-name="T49">ş</text:span><text:span text:style-name="T50">i haline gelir. Çünkü, bu durumda geçmi</text:span><text:span text:style-name="T49">ş</text:span><text:span text:style-name="T50">i de gelece</text:span><text:span text:style-name="T49">ğ</text:span><text:span text:style-name="T50">i de haf</text:span><text:span text:style-name="T49">ı</text:span><text:span text:style-name="T50">zas</text:span><text:span text:style-name="T49">ı</text:span><text:span text:style-name="T50">nda mevcut bulunacak, her ikisi de onun için ya</text:span><text:span text:style-name="T49">ş</text:span><text:span text:style-name="T50">anm</text:span><text:span text:style-name="T49">ış</text:span><text:span text:style-name="T50">, görülmü</text:span><text:span text:style-name="T49">ş</text:span><text:span text:style-name="T50">, tecrübe edilmi</text:span><text:span text:style-name="T49">ş</text:span><text:span text:style-name="T50"> olaylar olacakt</text:span><text:span text:style-name="T49">ı</text:span><text:span text:style-name="T50">r. </text:span></text:p>
      <text:p text:style-name="P91"><text:span text:style-name="T42">Ancak Allah, bize olaylar</text:span><text:span text:style-name="T41">ı</text:span><text:span text:style-name="T42"> belli bir s</text:span><text:span text:style-name="T41">ı</text:span><text:span text:style-name="T42">ra içinde, küçükten büyü</text:span><text:span text:style-name="T41">ğ</text:span><text:span text:style-name="T42">e do</text:span><text:span text:style-name="T41">ğ</text:span><text:span text:style-name="T42">ru akacak </text:span><text:span text:style-name="T41">ş</text:span><text:span text:style-name="T42">ekilde, sanki geçmi</text:span><text:span text:style-name="T41">ş</text:span><text:span text:style-name="T42">ten gelece</text:span><text:span text:style-name="T41">ğ</text:span><text:span text:style-name="T42">e akan bir zaman varm</text:span><text:span text:style-name="T41">ış</text:span><text:span text:style-name="T42"> gibi alg</text:span><text:span text:style-name="T41">ı</text:span><text:span text:style-name="T42">latt</text:span><text:span text:style-name="T41">ığı</text:span><text:span text:style-name="T42"> için, bize gelece</text:span><text:span text:style-name="T41">ğ</text:span><text:span text:style-name="T42">imizle ilgili olaylar</text:span><text:span text:style-name="T41">ı</text:span><text:span text:style-name="T42"> bildirmez, bunlar</text:span><text:span text:style-name="T41">ı</text:span><text:span text:style-name="T42">n bilgisini haf</text:span><text:span text:style-name="T41">ı</text:span><text:span text:style-name="T42">zam</text:span><text:span text:style-name="T41">ı</text:span><text:span text:style-name="T42">za vermez. Gelecek bizim haf</text:span><text:span text:style-name="T41">ı</text:span><text:span text:style-name="T42">zam</text:span><text:span text:style-name="T41">ı</text:span><text:span text:style-name="T42">zda yoktur, ancak Allah'</text:span><text:span text:style-name="T41">ı</text:span><text:span text:style-name="T42">n sonsuz h</text:span><text:span text:style-name="T41">ı</text:span><text:span text:style-name="T42">fz</text:span><text:span text:style-name="T41">ı</text:span><text:span text:style-name="T42">nda, tüm insanlar</text:span><text:span text:style-name="T41">ı</text:span><text:span text:style-name="T42">n geçmi</text:span><text:span text:style-name="T41">ş</text:span><text:span text:style-name="T42">leri ve gelecekleri bulunmaktad</text:span><text:span text:style-name="T41">ı</text:span><text:span text:style-name="T42">r. Bu bir insan</text:span><text:span text:style-name="T41">ı</text:span><text:span text:style-name="T42">n hayat</text:span><text:span text:style-name="T41">ı</text:span><text:span text:style-name="T42">n</text:span><text:span text:style-name="T41">ı</text:span><text:span text:style-name="T42">, zaten mevcut olan bir filmden izlemesi gibidir. Film, zaten çekilmi</text:span><text:span text:style-name="T41">ş</text:span><text:span text:style-name="T42"> ve bitmi</text:span><text:span text:style-name="T41">ş</text:span><text:span text:style-name="T42">tir. Ancak, bu filmi ileri sarma imkan</text:span><text:span text:style-name="T41">ı</text:span><text:span text:style-name="T42"> bulunmayan insan, kareleri teker teker seyrettikçe hayat</text:span><text:span text:style-name="T41">ı</text:span><text:span text:style-name="T42">n</text:span><text:span text:style-name="T41">ı</text:span><text:span text:style-name="T42"> görür. Henüz seyretmedi</text:span><text:span text:style-name="T41">ğ</text:span><text:span text:style-name="T42">i karelerin ise gelece</text:span><text:span text:style-name="T41">ğ</text:span><text:span text:style-name="T42">i oldu</text:span><text:span text:style-name="T41">ğ</text:span><text:span text:style-name="T42">unu zannederek yan</text:span><text:span text:style-name="T41">ı</text:span><text:span text:style-name="T42">l</text:span><text:span text:style-name="T41">ı</text:span><text:span text:style-name="T42">r.</text:span></text:p>
      <text:p text:style-name="P75"/>
      <text:p text:style-name="P68">Dünya Tarihi de Göreceli Bir Kavramdır</text:p>
      <text:p text:style-name="P41">Tüm bu gerçekler toplumsal yaşam ve tarih için de geçerlidir. Toplumların, dolayısıyla dünyanın tarihini de kendimizin sınırlı olduğu zaman ve mekan kavramları içinde algılayıp değerlendiririz. Bu göreceli algımıza göre, dünya tarihini dönemlere ayırır, inceleriz. <text:s/></text:p>
      <text:p text:style-name="P41">Biz 5 duyumuzla hisseder ve yaşarız. Beş duyumuzun izin verdiği şeyleri algılar, bunun dışına hiçbir zaman çıkamayız. İçinde yaşadığımız zamanı ve mekanı da böyle algılarız. Beynimiz 5 duyuyla bir varlığı tespit edemiyorsa, o varlık için "yok oldu" deriz. Buna bağlı olarak hafızamız hangi olayı ya da görüntüyü veya algıyı muhafaza ederse o bizim için vardır yani diridir, neyi de unutursa artık o bizim için yoktur. Diğer bir deyişle hafızamızda olmayan varlıklar ve olaylar bizim için ölmüştür, geçmiştir, yok olmuştur. </text:p>
      <text:p text:style-name="P91"><text:span text:style-name="T42">Fakat bu, yaln</text:span><text:span text:style-name="T41">ı</text:span><text:span text:style-name="T42">zca insanlar için geçerli bir durumdur; çünkü yaln</text:span><text:span text:style-name="T41">ı</text:span><text:span text:style-name="T42">zca insanlar</text:span><text:span text:style-name="T41">ı</text:span><text:span text:style-name="T42">n haf</text:span><text:span text:style-name="T41">ı</text:span><text:span text:style-name="T42">zas</text:span><text:span text:style-name="T41">ı</text:span><text:span text:style-name="T42"> s</text:span><text:span text:style-name="T41">ı</text:span><text:span text:style-name="T42">n</text:span><text:span text:style-name="T41">ı</text:span><text:span text:style-name="T42">rl</text:span><text:span text:style-name="T41">ı</text:span><text:span text:style-name="T42">d</text:span><text:span text:style-name="T41">ı</text:span><text:span text:style-name="T42">r. Allah'</text:span><text:span text:style-name="T41">ı</text:span><text:span text:style-name="T42">n haf</text:span><text:span text:style-name="T41">ı</text:span><text:span text:style-name="T42">zas</text:span><text:span text:style-name="T41">ı</text:span><text:span text:style-name="T42"> ise her </text:span><text:span text:style-name="T41">ş</text:span><text:span text:style-name="T42">eyin üstündedir, s</text:span><text:span text:style-name="T41">ı</text:span><text:span text:style-name="T42">n</text:span><text:span text:style-name="T41">ı</text:span><text:span text:style-name="T42">rs</text:span><text:span text:style-name="T41">ı</text:span><text:span text:style-name="T42">z ve sonsuzdur. Ancak burada </text:span><text:span text:style-name="T41">ş</text:span><text:span text:style-name="T42">unu da belirtmek gerekir: "Allah'</text:span><text:span text:style-name="T41">ı</text:span><text:span text:style-name="T42">n haf</text:span><text:span text:style-name="T41">ı</text:span><text:span text:style-name="T42">zas</text:span><text:span text:style-name="T41">ı</text:span><text:span text:style-name="T42">" kavram</text:span><text:span text:style-name="T41">ı</text:span><text:span text:style-name="T42">n</text:span><text:span text:style-name="T41">ı</text:span><text:span text:style-name="T42">n kullan</text:span><text:span text:style-name="T41">ı</text:span><text:span text:style-name="T42">lmas</text:span><text:span text:style-name="T41">ı</text:span><text:span text:style-name="T42"> yaln</text:span><text:span text:style-name="T41">ı</text:span><text:span text:style-name="T42">zca konuyu aç</text:span><text:span text:style-name="T41">ı</text:span><text:span text:style-name="T42">klayabilmek amaçl</text:span><text:span text:style-name="T41">ı</text:span><text:span text:style-name="T42">d</text:span><text:span text:style-name="T41">ı</text:span><text:span text:style-name="T42">r, yoksa iki haf</text:span><text:span text:style-name="T41">ı</text:span><text:span text:style-name="T42">za aras</text:span><text:span text:style-name="T41">ı</text:span><text:span text:style-name="T42">nda herhangi bir k</text:span><text:span text:style-name="T41">ı</text:span><text:span text:style-name="T42">yas ya da benzetme yap</text:span><text:span text:style-name="T41">ı</text:span><text:span text:style-name="T42">lmas</text:span><text:span text:style-name="T41">ı</text:span><text:span text:style-name="T42"> asla mümkün de</text:span><text:span text:style-name="T41">ğ</text:span><text:span text:style-name="T42">ildir. Allah, her </text:span><text:span text:style-name="T41">ş</text:span><text:span text:style-name="T42">eyi yoktan var eden ve her </text:span><text:span text:style-name="T41">ş</text:span><text:span text:style-name="T42">eyi en ince ayr</text:span><text:span text:style-name="T41">ı</text:span><text:span text:style-name="T42">nt</text:span><text:span text:style-name="T41">ı</text:span><text:span text:style-name="T42">s</text:span><text:span text:style-name="T41">ı</text:span><text:span text:style-name="T42">na kadar bilendir.</text:span></text:p>
      <text:p text:style-name="P41">Allah'ın hafızası sonsuzdur, o halde onda var olan hiçbir şey yok olmaz. Diğer bir deyişle Allah'ın yarattığı hiçbir canlı ölüp kaybolmaz, hiçbir çiçek solup yok olmaz, hiçbir içecek bitmez, hiçbir süre geçmez, hiçbir yiyecek tükenmez... Allah Katında evren ilk toz bulutu olduğu haliyle durmakta, Stonehenge'in taşları taşınmakta, Mısır piramitleri inşa edilmekte, Sümerler gökyüzünü incelemekte, Neandertaller yaşamlarını devam ettirmekte, Lascaux Mağarasındaki sanatçı resmini yapmakta, Çatalhöyük'te günlük yaşam sürmekte, II. Dünya Savaşı devam etmekte, kısaca tarih boyunca yaşanmış her an Allah Katında olduğu gibi durmaktadır. Aynı şekilde bundan binlerce yıl sonra yaşayacak olan toplumlar da Allah Katında medeniyetlerini inşa etmekte, düzenlerini kurmakta, günlük hayatlarını devam ettirmektedir.</text:p>
      <text:p text:style-name="P41">Her varlığın ve olayın yaratıldığı anda aslında onun için sonsuzluk da başlamıştır. Örneğin bir çiçek yaratıldığında aslında bir daha yok olmamak üzere yaratılmıştır. Bu varlığın ya da nesnenin insanın görüntüsünden çıkması, insanın hafızasından silinmesi onun yok olması, ölmesi anlamına gelmez. Önemli olan Allah'ın hafızasındaki, Allah'ın Katındaki halidir. Ve Allah'ın hafızasında bu canlının var oluşu da, yaşamı boyunca geçirdiği anlar da, ölümü de mevcuttur.</text:p>
      <text:p text:style-name="P41"><text:soft-page-break/></text:p>
      <text:p text:style-name="P39"><text:span text:style-name="T71">Samimi Dü</text:span><text:span text:style-name="T70">ş</text:span><text:span text:style-name="T71">ünmek</text:span></text:p>
      <text:p text:style-name="P39"><text:span text:style-name="T14">Kuşkusuz tüm bunlar, bir insanın yaşamında ki en büyük ilimlerden biridir. Üstelik bunlar kesinlikle bir felsefe ya da bir düşünce biçimi değil, </text:span><text:span text:style-name="T15">reddedilmesi mümkün olmayan bilimsel sonuçlardır.</text:span><text:span text:style-name="T14"> Zaman kavramının asıl mahiyetini, sonsuzluk kavramıyla ilgili bu gerçekleri çoğu insan ilk kez duyuyor, ilk kez düşünüyor olabilir. </text:span></text:p>
      <text:p text:style-name="P39"><text:span text:style-name="T4">Önemli olan şudur; Allah Kuran'da yalnızca </text:span><text:span text:style-name="T7">"içten Allah'a yönelen"</text:span><text:span text:style-name="T4"> (Kaf Suresi, 8) kimselerin öğüt alabileceğini haber vermektedir. Yani samimi kalple Allah'tan yardım dileyen, O'nun sonsuz kudretini takdir etmeye çalışan, Rabbimiz'in büyüklüğünü kavramak için çaba gösteren insanlar burada anlatılan gerçeklerden de öğüt alacak ve bu gerçekleri kavramaya başlayacaklardır. </text:span></text:p>
      <text:p text:style-name="P91"><text:span text:style-name="T42">Bir insan hayat</text:span><text:span text:style-name="T41">ı</text:span><text:span text:style-name="T42"> boyunca materyalist telkinlerin etkisi alt</text:span><text:span text:style-name="T41">ı</text:span><text:span text:style-name="T42">nda kalm</text:span><text:span text:style-name="T41">ış</text:span><text:span text:style-name="T42"> olabilir. Bu telkinler nedeniyle gerçekleri samimi olarak dü</text:span><text:span text:style-name="T41">ş</text:span><text:span text:style-name="T42">ünme f</text:span><text:span text:style-name="T41">ı</text:span><text:span text:style-name="T42">rsat</text:span><text:span text:style-name="T41">ı</text:span><text:span text:style-name="T42"> bulamam</text:span><text:span text:style-name="T41">ış</text:span><text:span text:style-name="T42"> olabilir. Ancak bu durum tüm hayat</text:span><text:span text:style-name="T41">ı</text:span><text:span text:style-name="T42">n</text:span><text:span text:style-name="T41">ı</text:span><text:span text:style-name="T42"> yan</text:span><text:span text:style-name="T41">ı</text:span><text:span text:style-name="T42">lg</text:span><text:span text:style-name="T41">ı</text:span><text:span text:style-name="T42">lar içinde devam ettirmesini gerektirmez. Yap</text:span><text:span text:style-name="T41">ı</text:span><text:span text:style-name="T42">lmas</text:span><text:span text:style-name="T41">ı</text:span><text:span text:style-name="T42"> gereken, do</text:span><text:span text:style-name="T41">ğ</text:span><text:span text:style-name="T42">ruyu gören bir insan</text:span><text:span text:style-name="T41">ı</text:span><text:span text:style-name="T42">n, vicdan</text:span><text:span text:style-name="T41">ı</text:span><text:span text:style-name="T42">n</text:span><text:span text:style-name="T41">ı</text:span><text:span text:style-name="T42">n ve akl</text:span><text:span text:style-name="T41">ı</text:span><text:span text:style-name="T42">n</text:span><text:span text:style-name="T41">ı</text:span><text:span text:style-name="T42">n sesine uyarak yanl</text:span><text:span text:style-name="T41">ış</text:span><text:span text:style-name="T42"> olanda </text:span><text:span text:style-name="T41">ı</text:span><text:span text:style-name="T42">srar etmemesidir. Her insan</text:span><text:span text:style-name="T41">ı</text:span><text:span text:style-name="T42">n, Kuran-</text:span><text:span text:style-name="T41">ı</text:span><text:span text:style-name="T42"> Kerim'de bildirildi</text:span><text:span text:style-name="T41">ğ</text:span><text:span text:style-name="T42">i gibi, vicdan</text:span><text:span text:style-name="T41">ı</text:span><text:span text:style-name="T42">yla do</text:span><text:span text:style-name="T41">ğ</text:span><text:span text:style-name="T42">ruyu gördü</text:span><text:span text:style-name="T41">ğ</text:span><text:span text:style-name="T42">ü halde bundan kaç</text:span><text:span text:style-name="T41">ı</text:span><text:span text:style-name="T42">nan bir ki</text:span><text:span text:style-name="T41">ş</text:span><text:span text:style-name="T42">i olmaktan sak</text:span><text:span text:style-name="T41">ı</text:span><text:span text:style-name="T42">nmas</text:span><text:span text:style-name="T41">ı</text:span><text:span text:style-name="T42"> gerekir:</text:span></text:p>
      <text:p text:style-name="P48">Vicdanları kabul ettiği halde, zulüm ve büyüklenme dolayısıyla bunları inkar ettiler. Artık sen, bozguncuların nasıl bir sona uğratıldıklarına bir bak. (Neml Suresi, 14)</text:p>
      <text:p text:style-name="P41">Doğruyu gören ve tasdik edenler ise Allah'ın izniyle hem dünyada hem de ahirette kurtuluşa kavuşanlar olacaktır:</text:p>
      <text:p text:style-name="P48">Doğruyu getiren ve doğrulayanlara gelince; işte onlar muttaki (takva sahibi) olanlardır. (Zümer Suresi, 33)</text:p>
      <text:p text:style-name="P132"/>
      <text:p text:style-name="P76"/>
      <text:p text:style-name="P96">DARWINİZM’İN ÇÖKÜŞÜ</text:p>
      <text:p text:style-name="P96"/>
      <text:p text:style-name="P96">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0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9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42"><text:soft-page-break/>Evrim teorisinin çöküşünü ve Yaratılış'ın delillerini diğer pek çok çalışmamızda bütün bilimsel detaylarıyla ele aldık ve almaya devam ediyoruz. Ancak konuyu, taşıdığı büyük önem nedeniyle, burada da özetlemekte yarar vardır.</text:p>
      <text:p text:style-name="P54"><text:s/></text:p>
      <text:p text:style-name="P100">Darwin'i Yıkan Zorluklar</text:p>
      <text:p text:style-name="P40"><text:span text:style-name="T4">Evrim teorisi, tarihi eski Yunan'a kadar uzanan pagan bir öğreti olmakla birlikte, kapsamlı olarak 19. yüzyılda ortaya atıldı. Teoriyi bilim dünyasının gündemine sokan en önemli gelişme, Charles Darwin'in 1859 yılında yayınlanan </text:span><text:span text:style-name="T8">Türlerin Kökeni </text:span><text:span text:style-name="T4">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6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4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42">Darwinizm'in bilim karşısındaki yenilgisi, üç temel başlıkta incelenebilir:</text:p>
      <text:p text:style-name="P42">1) Teori, hayatın yeryüzünde ilk kez nasıl ortaya çıktığını asla açıklayamamaktadır.</text:p>
      <text:p text:style-name="P42">2) Teorinin öne sürdüğü "evrim mekanizmaları"nın, gerçekte evrimleştirici bir etkiye sahip olduğunu gösteren hiçbir bilimsel bulgu yoktur.</text:p>
      <text:p text:style-name="P42">3) Fosil kayıtları, evrim teorisinin öngörülerinin tam aksine bir tablo ortaya koymaktadır. </text:p>
      <text:p text:style-name="P42">Bu bölümde, bu üç temel başlığı ana hatları ile inceleyeceğiz.</text:p>
      <text:p text:style-name="P54"/>
      <text:p text:style-name="P102"><text:span text:style-name="T3">A</text:span><text:span text:style-name="T2">ş</text:span><text:span text:style-name="T3">ılamayan </text:span><text:span text:style-name="T2">İ</text:span><text:span text:style-name="T3">lk Basamak: Hayatın Kökeni </text:span></text:p>
      <text:p text:style-name="P42">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4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54"/>
      <text:p text:style-name="P100">"Hayat Hayattan Gelir"</text:p>
      <text:p text:style-name="P4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text:soft-page-break/>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4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40"><text:span text:style-name="T4">Darwin'in </text:span><text:span text:style-name="T8">Türlerin Kökeni </text:span><text:span text:style-name="T4">adlı kitabını yazdığı dönemde ise, bakterilerin cansız maddeden oluşabildikleri inancı, bilim dünyasında yaygın bir kabul görüyordu. </text:span></text:p>
      <text:p text:style-name="P42">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7">Cansız maddelerin hayat oluşturabileceği iddiası artık kesin olarak tarihe gömülmüştür.92</text:p>
      <text:p text:style-name="P4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03"/>
      <text:p text:style-name="P100">20. Yüzyıldaki Sonuçsuz Çabalar</text:p>
      <text:p text:style-name="P4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7">Maalesef hücrenin kökeni, evrim teorisinin tümünü içine alan en karanlık noktayı oluşturmaktadır.93</text:p>
      <text:p text:style-name="P4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40"><text:span text:style-name="T4">O yıllarda evrim adına önemli bir aşama gibi tanıtılan bu deneyin geçerli olmadığı ve deneyde kullanılan atmosferin gerçek dünya koşullarından çok farklı olduğu, ilerleyen yıllarda ortaya çıkacaktı.</text:span><text:span text:style-name="T17">94</text:span></text:p>
      <text:p text:style-name="P40"><text:span text:style-name="T4">Uzun süren bir sessizlikten sonra Miller'in kendisi de kullandığı atmosfer ortamının gerçekçi olmadığını itiraf etti.</text:span><text:span text:style-name="T17">95</text:span></text:p>
      <text:p text:style-name="P40"><text:span text:style-name="T4">Hayatın kökeni sorununu açıklamak için 20. yüzyıl boyunca yürütülen tüm evrimci çabalar hep başarısızlıkla sonuçlandı. San Diego Scripps Enstitüsü'nden ünlü jeokimyacı Jeffrey Bada, evrimci </text:span><text:span text:style-name="T8">Earth</text:span><text:span text:style-name="T4"> dergisinde 1998 yılında yayınlanan bir makalede bu gerçeği şöyle kabul eder:</text:span></text:p>
      <text:p text:style-name="P7">Bugün, 20. yüzyılı geride bırakırken, hala, 20. yüzyıla girdiğimizde sahip olduğumuz en büyük çözülmemiş problemle karşı karşıyayız: Hayat yeryüzünde nasıl başladı?96</text:p>
      <text:p text:style-name="P7"/>
      <text:p text:style-name="P100">Hayatın Kompleks Yapısı </text:p>
      <text:p text:style-name="P42">Evrimcilerin hayatın kökeni konusunda bu denli büyük bir açmaza girmelerinin başlıca nedeni, Darwinistlerin en basit zannettikleri canlı yapıların bile olağanüstü derecede kompleks özelliklere sahip <text:soft-page-break/>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42">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49">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51">1.<text:tab/>Enzimler olmadan protein sentezlenemez ve enzimler de birer proteindir.</text:p>
      <text:p text:style-name="P51">2.<text:tab/>Tek bir proteinin sentezlenmesi için 100’e yakın proteinin hazır bulunması gerekmektedir. Dolayısıyla proteinlerin varlığı için proteinler gerekir. </text:p>
      <text:p text:style-name="P51">3.<text:tab/>Proteinleri sentezleyen enzimleri DNA üretir. DNA olmadan protein sentezlenemez. Dolayısıyla proteinlerin oluşabilmesi için DNA da gerekir.</text:p>
      <text:p text:style-name="P51">4.<text:tab/>Protein sentezleme işleminde hücredeki tüm organellerin önemli görevleri vardır. Yani proteinlerin oluşabilmesi için, eksiksiz ve tam işleyen bir hücrenin tüm organelleri ile var olması gerekmektedir.</text:p>
      <text:p text:style-name="P42">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40"><text:span text:style-name="T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8">Scientific American </text:span><text:span text:style-name="T4">dergisinin Ekim 1994 tarihli sayısında bu gerçeği şöyle itiraf eder:</text:span></text:p>
      <text:p text:style-name="P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97</text:p>
      <text:p text:style-name="P42">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54"/>
      <text:p text:style-name="P100">Evrimin Hayali Mekanizmaları</text:p>
      <text:p text:style-name="P40"><text:span text:style-name="T4">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text:span><text:soft-page-break/><text:span text:style-name="T4">mekanizmaya verdiği önem, kitabının isminden de açıkça anlaşılıyordu: </text:span><text:span text:style-name="T9">Türlerin Kökeni, Doğal Seleksiyon Yoluyla...</text:span></text:p>
      <text:p text:style-name="P4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40"><text:span text:style-name="T4">Dolayısıyla doğal seleksiyon mekanizması hiçbir evrimleştirici güce sahip değildir. Darwin de bu gerçeğin farkındaydı ve </text:span><text:span text:style-name="T8">Türlerin Kökeni </text:span><text:span text:style-name="T4">adlı kitabında "Faydalı değişiklikler oluşmadığı sürece doğal seleksiyon hiçbir şey yapamaz" demek zorunda kalmıştı.</text:span><text:span text:style-name="T17">98</text:span></text:p>
      <text:p text:style-name="P54"/>
      <text:p text:style-name="P105">Lamarck'ın Etkisi</text:p>
      <text:p text:style-name="P10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40"><text:span text:style-name="T4">Darwin de benzeri örnekler vermiş, örneğin </text:span><text:span text:style-name="T8">Türlerin Kökeni </text:span><text:span text:style-name="T4">adlı kitabında, yiyecek bulmak için suya giren bazı ayıların zamanla balinalara dönüştüğünü iddia etmişti.</text:span><text:span text:style-name="T17">99</text:span></text:p>
      <text:p text:style-name="P4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42"/>
      <text:p text:style-name="P77">Neo-Darwinizm ve Mutasyonlar</text:p>
      <text:p text:style-name="P103">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40"><text:span text:style-name="T4">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7">Mutasyonlar canlıları geliştirmezler, aksine her zaman için canlılara zarar verirler.</text:span></text:p>
      <text:p text:style-name="P42">Bunun nedeni çok basittir: DNA çok kompleks bir düzene sahiptir. Bu molekül üzerinde oluşan herhangi bir tesadüfi etki ancak zarar verir. Amerikalı genetikçi B. G. Ranganathan bunu şöyle açıklar:</text:p>
      <text:p text:style-name="P73">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100</text:p>
      <text:p text:style-name="P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79"/>
      <text:p text:style-name="P78">Fosil Kayıtları: <text:line-break/>Ara Formlardan Eser Yok</text:p>
      <text:p text:style-name="P103">Evrim teorisinin iddia ettiği senaryonun yaşanmamış olduğunun en açık göstergesi ise fosil kayıtlarıdır.</text:p>
      <text:p text:style-name="P42"><text:soft-page-break/>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42">Bu durumda, iddia edilen uzun dönüşüm süreci içinde sayısız "ara türler"in oluşmuş ve yaşamış olmaları gerekir. </text:p>
      <text:p text:style-name="P4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40"><text:span text:style-name="T4">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8">Türlerin Kökeni</text:span><text:span text:style-name="T4">'nde bunu şöyle açıklamıştır:</text:span></text:p>
      <text:p text:style-name="P73">Eğer teorim doğruysa, türleri birbirine bağlayan sayısız ara-geçiş çeşitleri mutlaka yaşamış olmalıdır... Bunların yaşamış olduklarının kanıtları da sadece fosil kalıntıları arasında bulunabilir.101</text:p>
      <text:p text:style-name="P10"><text:span text:style-name="T56">Ancak bu satırları yazan Darwin, bu ara formların fosillerinin bir türlü bulunamadığının da farkındaydı. Bunun teorisi için büyük bir açmaz oluşturduğunu görüyordu. Bu yüzden, </text:span><text:span text:style-name="T58">Türlerin Kökeni </text:span><text:span text:style-name="T56">kitabının "Teorinin Zorlukları" (Difficulties on Theory) adlı bölümünde şöyle yazmıştı:</text:span></text:p>
      <text:p text:style-name="P40"><text:span text:style-name="T17">Eğer gerçekten türler öbür türlerden yavaş gelişmelerle türemişse, </text:span><text:span text:style-name="T20">neden sayısız ara geçiş formuna rastlamıyoruz? Neden bütün doğa bir karmaşa halinde değil de, tam olarak tanımlanmış ve yerli yerinde? Sayısız ara geçiş formu olmalı, fakat niçin yeryüzünün sayılamayacak kadar çok katmanında gömülü olarak bulamıyoruz... </text:span><text:span text:style-name="T17">Niçin her jeolojik yapı ve her tabaka böyle bağlantılarla dolu değil?102 </text:span></text:p>
      <text:p text:style-name="P9"/>
      <text:p text:style-name="P77">Darwin'in Yıkılan Umutları</text:p>
      <text:p text:style-name="P10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42">Ünlü İngiliz paleontolog (fosil bilimci) Derek W. Ager, bir evrimci olmasına karşın bu gerçeği şöyle itiraf eder:</text:p>
      <text:p text:style-name="P73">Sorunumuz şudur: Fosil kayıtlarını detaylı olarak incelediğimizde, türler ya da sınıflar seviyesinde olsun, sürekli olarak aynı gerçekle karşılaşırız; kademeli evrimle gelişen değil, aniden yeryüzünde oluşan gruplar görürüz.103</text:p>
      <text:p text:style-name="P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73">Yaratılış ve evrim, yaşayan canlıların kökeni hakkında yapılabilecek yegane iki açıklamadır. Canlılar dünya üzerinde ya tamamen mükemmel ve eksiksiz bir biçimde ortaya çıkmışlardır ya da böyle olmamıştır. Eğer böyle olmadıysa, bir değişim süreci <text:soft-page-break/>sayesinde kendilerinden önce var olan bazı canlı türlerinden evrimleşerek meydana gelmiş olmalıdırlar. Ama eğer eksiksiz ve mükemmel bir biçimde ortaya çıkmışlarsa, o halde sonsuz güç sahibi bir akıl tarafından yaratılmış olmaları gerekir.104</text:p>
      <text:p text:style-name="P9">Fosiller ise, canlıların yeryüzünde eksiksiz ve mükemmel bir biçimde ortaya çıktıklarını göstermektedir. Yani "türlerin kökeni", Darwin'in sandığının aksine, evrim değil Yaratılış'tır.</text:p>
      <text:p text:style-name="P80"/>
      <text:p text:style-name="P40"><text:span text:style-name="T2">İ</text:span><text:span text:style-name="T3">nsanın Evrimi Masalı</text:span></text:p>
      <text:p text:style-name="P10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40"><text:span text:style-name="T4">1- </text:span><text:span text:style-name="T8">Australopithecus</text:span></text:p>
      <text:p text:style-name="P40"><text:span text:style-name="T4">2- </text:span><text:span text:style-name="T8">Homo habilis</text:span></text:p>
      <text:p text:style-name="P40"><text:span text:style-name="T4">3- </text:span><text:span text:style-name="T8">Homo erectus</text:span></text:p>
      <text:p text:style-name="P40"><text:span text:style-name="T4">4- </text:span><text:span text:style-name="T8">Homo sapiens</text:span></text:p>
      <text:p text:style-name="P40"><text:span text:style-name="T4">Evrimciler, insanların sözde ilk maymunsu atalarına "güney maymunu" anlamına gelen "</text:span><text:span text:style-name="T8">Australopithecus</text:span><text:span text:style-name="T4">" ismini verirler. Bu canlılar gerçekte soyu tükenmiş bir maymun türünden <text:s/>başka bir şey değildir. Lord Solly Zuckerman ve Prof. Charles Oxnard gibi İngiltere ve ABD'den dünyaca ünlü iki anatomistin </text:span><text:span text:style-name="T8">Australopithecus</text:span><text:span text:style-name="T4"> örnekleri üzerinde yaptıkları çok geniş kapsamlı çalışmalar, bu canlıların sadece soyu tükenmiş bir maymun türüne ait olduklarını ve insanlarla hiçbir benzerlik taşımadıklarını göstermiştir.</text:span><text:span text:style-name="T17">105</text:span></text:p>
      <text:p text:style-name="P40"><text:span text:style-name="T4">Evrimciler insan evriminin bir sonraki safhasını da, "homo" yani insan olarak sınıflandırırlar. İddiaya göre homo serisindeki canlılar, </text:span><text:span text:style-name="T8">Australopithecus</text:span><text:span text:style-name="T4">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8">Homo sapiens</text:span><text:span text:style-name="T4">'e uzanan zincir gerçekte kayıptır" diyerek bunu kabul eder.</text:span><text:span text:style-name="T17">106</text:span></text:p>
      <text:p text:style-name="P40"><text:span text:style-name="T4">Evrimciler "</text:span><text:span text:style-name="T8">Australopithecus</text:span><text:span text:style-name="T4"> &gt; </text:span><text:span text:style-name="T8">Homo habilis </text:span><text:span text:style-name="T4">&gt; </text:span><text:span text:style-name="T8">Homo erectus</text:span><text:span text:style-name="T4"> &gt; </text:span><text:span text:style-name="T8">Homo sapiens</text:span><text:span text:style-name="T4">" sıralamasını yazarken, bu türlerin her birinin, bir sonrakinin atası olduğu izlenimini verirler. Oysa paleoantropologların son bulguları, </text:span><text:span text:style-name="T8">Australopithecus</text:span><text:span text:style-name="T4">, </text:span><text:span text:style-name="T8">Homo habilis</text:span><text:span text:style-name="T4"> ve </text:span><text:span text:style-name="T8">Homo erectus</text:span><text:span text:style-name="T4">'un dünya'nın farklı bölgelerinde aynı dönemlerde yaşadıklarını göstermektedir.</text:span><text:span text:style-name="T17">107</text:span></text:p>
      <text:p text:style-name="P40"><text:span text:style-name="T4">Dahası </text:span><text:span text:style-name="T8">Homo erectus</text:span><text:span text:style-name="T4"> sınıflamasına ait insanların bir bölümü çok modern zamanlara kadar yaşamışlar, </text:span><text:span text:style-name="T8">Homo sapiens</text:span><text:span text:style-name="T4"> neandertalensis ve </text:span><text:span text:style-name="T8">Homo sapiens sapiens</text:span><text:span text:style-name="T4"> (insanı ile aynı ortamda yan yana bulunmuşlardır.</text:span><text:span text:style-name="T17">108</text:span></text:p>
      <text:p text:style-name="P4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3">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109</text:p>
      <text:p text:style-name="P9">Kısacası, medyada ya da ders kitaplarında yer alan hayali birtakım "yarı maymun, yarı insan" canlıların çizimleriyle, yani sırf propaganda yoluyla ayakta tutulmaya çalışılan insanın evrimi senaryosu, hiçbir bilimsel temeli olmayan <text:soft-page-break/>bir masaldan ibarettir. </text:p>
      <text:p text:style-name="P42">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4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73">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110</text:p>
      <text:p text:style-name="P9">İşte insanın evrimi masalı da, teorilerine körü körüne inanan birtakım insanların buldukları bazı fosilleri ön yargılı bir biçimde yorumlamalarından ibarettir.</text:p>
      <text:p text:style-name="P80"/>
      <text:p text:style-name="P78">Darwin Formülü!</text:p>
      <text:p text:style-name="P104">Şimdiye kadar ele aldığımız tüm teknik delillerin yanında, isterseniz evrimcilerin nasıl saçma bir inanışa sahip olduklarını bir de çocukların bile anlayabileceği kadar açık bir örnekle özetleyelim. </text:p>
      <text:p text:style-name="P42">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42"><text:soft-page-break/>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78">Göz ve Kulaktaki Teknoloji</text:p>
      <text:p text:style-name="P104">Evrim teorisinin kesinlikle açıklama getiremeyeceği bir diğer konu ise göz ve kulaktaki üstün algılama kalitesidir.</text:p>
      <text:p text:style-name="P4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4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4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4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4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4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text:soft-page-break/>dönüştürerek beyne gönderir. Aynen görmede olduğu gibi duyma işlemi de beyindeki duyma merkezinde gerçekleşir. </text:p>
      <text:p text:style-name="P4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42">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40"><text:span text:style-name="T3">Beynin </text:span><text:span text:style-name="T2">İ</text:span><text:span text:style-name="T3">çinde Gören ve Duyan <text:line-break/></text:span><text:span text:style-name="T2">ﬁ</text:span><text:span text:style-name="T3">uur Kime Aittir?</text:span></text:p>
      <text:p text:style-name="P104">Beynin içinde, ışıl ışıl renkli bir dünyayı seyreden, senfonileri, kuşların cıvıltılarını dinleyen, gülü koklayan kimdir?</text:p>
      <text:p text:style-name="P4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4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4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42"/>
      <text:p text:style-name="P40"><text:span text:style-name="T3">Materyalist Bir </text:span><text:span text:style-name="T2">İ</text:span><text:span text:style-name="T3">nanç</text:span></text:p>
      <text:p text:style-name="P104">Buraya kadar incelediklerimiz, evrim teorisinin bilimsel bulgularla açıkça çelişen bir iddia olduğunu göstermektedir. Teorinin hayatın kökeni hakkındaki iddiası bilime aykırıdır, öne sürdüğü evrim <text:soft-page-break/>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4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73">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111</text:p>
      <text:p text:style-name="P9">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4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78">Evrim Teorisi Dünya Tarihinin </text:p>
      <text:p text:style-name="P101">En Etkili Büyüsüdür</text:p>
      <text:p text:style-name="P10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4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text:soft-page-break/>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72">Şüphesiz, inkar edenleri uyarsan da, uyarmasan da, onlar için fark etmez; inanmazlar. Allah, onların kalplerini ve kulaklarını mühürlemiştir; gözlerinin üzerinde perdeler vardır. Ve büyük azab onlaradır. (Bakara Suresi, 6-7)</text:p>
      <text:p text:style-name="P4">…<text:span text:style-name="T74"> </text:span>Kalpleri vardır bununla kavrayıp-anlamazlar, gözleri vardır bununla görmezler, kulakları vardır bununla işitmezler. Bunlar hayvanlar gibidir, hatta daha aşağılıktırlar. İşte bunlar gafil olanlardır. (Araf Suresi, 179)</text:p>
      <text:p text:style-name="P5">Allah, Hicr Suresi'nde ise, bu insanların mucizeler görseler bile inanmayacak kadar büyülendiklerini şöyle bildirmektedir:</text:p>
      <text:p text:style-name="P73">Onların üzerlerine gökyüzünden bir kapı açsak, ordan yukarı yükselseler de, mutlaka: "Gözlerimiz döndürüldü, belki biz büyülenmiş bir topluluğuz" diyeceklerdir. (Hicr Suresi, 14-15)</text:p>
      <text:p text:style-name="P9">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42">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72">(Musa:) "Siz atın" dedi. (Asalarını) atıverince, insanların gözlerini büyüleyiverdiler, onları dehşete düşürdüler ve (ortaya) büyük bir sihir getirmiş oldular. (Araf Suresi, 116)</text:p>
      <text:p text:style-name="P5">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7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6">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73">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112</text:p>
      <text:p text:style-name="P9">Bu gelecek, uzakta değildir aksine çok yakın bir gelecekte insanlar "tesadüfler"in ilah olamayacaklarını <text:soft-page-break/>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1"/>
      <text:p text:style-name="P9">NOTES</text:p>
      <text:p text:style-name="P124"><text:span text:style-name="T4">1. Paul Bahn, </text:span><text:span text:style-name="T8">Arkeolojinin ABC'si</text:span><text:span text:style-name="T4">, sf.16; Burak Eldem, </text:span><text:span text:style-name="T8">2012: Marduk'la Randevu</text:span><text:span text:style-name="T4">, İnkılap Kitabevi, İstanbul, 2003, sf. 23</text:span></text:p>
      <text:p text:style-name="P124"><text:span text:style-name="T4">2. Richard Leakey, </text:span><text:span text:style-name="T8">The Origin of Humankind</text:span><text:span text:style-name="T4">, Basic Books, New York, 1994, sf. 12</text:span></text:p>
      <text:p text:style-name="P124"><text:span text:style-name="T4">3. L.S.B.Leakey, </text:span><text:span text:style-name="T8">İnsanın Ataları</text:span><text:span text:style-name="T4">, Türk Tarih Kurumu Yayınları: Ankara, 1988, sf.8</text:span></text:p>
      <text:p text:style-name="P124"><text:span text:style-name="T4">4. </text:span><text:span text:style-name="T25">Natinoal Geographic</text:span><text:span text:style-name="T24"> Türkiye, Ekim 2004</text:span></text:p>
      <text:p text:style-name="P124"><text:span text:style-name="T4">5. Abram Kardiner, </text:span><text:span text:style-name="T8">Posthumous Essays by Branislau Malinowski</text:span><text:span text:style-name="T4"> isimli yazının özeti, Scientific American, June 1918, sf.58</text:span></text:p>
      <text:p text:style-name="P124"><text:span text:style-name="T4">6. Melville Herskovits, </text:span><text:span text:style-name="T8">Man and His Works</text:span><text:span text:style-name="T4">, Knopf: NY, 1950, sf. 467</text:span></text:p>
      <text:p text:style-name="P124"><text:span text:style-name="T4">7. Melville Herskovits, </text:span><text:span text:style-name="T8">Man and His Works</text:span><text:span text:style-name="T4">, Knopf: NY, 1950, sf.476</text:span></text:p>
      <text:p text:style-name="P124"><text:span text:style-name="T4">8. Edward A.Freeman, </text:span><text:span text:style-name="T8">Race and Language</text:span><text:span text:style-name="T4">, The Colonial Press, New York: 1900</text:span></text:p>
      <text:p text:style-name="P124"><text:span text:style-name="T4">9. Ahmad Thomson, </text:span><text:span text:style-name="T8">Making History</text:span><text:span text:style-name="T4">, Ta-ha Publishers Ltd, London, 1997, sf.4</text:span></text:p>
      <text:p text:style-name="P124"><text:span text:style-name="T24">10</text:span><text:span text:style-name="T25">- Discover Special Issue, Vol. 27, No 1, sf. 28</text:span></text:p>
      <text:p text:style-name="P124"><text:span text:style-name="T4">11. Roger Lewin, </text:span><text:span text:style-name="T8">The Origin of Modern Humans</text:span><text:span text:style-name="T4">, W.H. Freeman and Company, New York, 1993, sf. 148</text:span></text:p>
      <text:p text:style-name="P124"><text:span text:style-name="T4">12. </text:span><text:span text:style-name="T8">BBC News</text:span><text:span text:style-name="T4">, 22 ﬁubat 200</text:span></text:p>
      <text:p text:style-name="P124"><text:span text:style-name="T4">13. Roger Lewin, </text:span><text:span text:style-name="T8">The Origin of Modern Humans</text:span><text:span text:style-name="T4">, W.H. Freeman and Company, New York, 1993, sf. 193</text:span></text:p>
      <text:p text:style-name="P124"><text:span text:style-name="T4">14. Roger Lewin, </text:span><text:span text:style-name="T8">The Origin of Modern Humans</text:span><text:span text:style-name="T4">, W.H. Freeman and Company, New York, 1993, sf. 193</text:span></text:p>
      <text:p text:style-name="P124"><text:span text:style-name="T4">15. </text:span><text:span text:style-name="T8">BBC News</text:span><text:span text:style-name="T4">, 10 January 2002</text:span></text:p>
      <text:p text:style-name="P124"><text:span text:style-name="T4">16. </text:span><text:span text:style-name="T8">National Geographic</text:span><text:span text:style-name="T4">, Ağustos 2001, sf. 156</text:span></text:p>
      <text:p text:style-name="P124"><text:span text:style-name="T4">17. </text:span><text:span text:style-name="T8">BBC News</text:span><text:span text:style-name="T4">, 9 Ağustos 200</text:span></text:p>
      <text:p text:style-name="P125">18. http://www.goldenageproject.org.uk/</text:p>
      <text:p text:style-name="P125">108catalhuyuk.html</text:p>
      <text:p text:style-name="P124"><text:span text:style-name="T4">19. </text:span><text:span text:style-name="T8">Fenomen</text:span><text:span text:style-name="T4">, 15 Eylül 1997, sf. 45</text:span></text:p>
      <text:p text:style-name="P124"><text:span text:style-name="T4">20. Robin Dennell, "The World's Oldest Spears", </text:span><text:span text:style-name="T8">Nature 385</text:span><text:span text:style-name="T4">, Feb. 27, 1997, sf. 767</text:span></text:p>
      <text:p text:style-name="P125">21. Robin Dennell, "The World's Oldest Spears", Nature 385, Feb. 27, 1997, sf. 767</text:p>
      <text:p text:style-name="P124"><text:span text:style-name="T4">22. Robin Dennell, "The World's Oldest Spears", </text:span><text:span text:style-name="T8">Nature 385</text:span><text:span text:style-name="T4">, Feb. 27, 1997, sf. 767</text:span></text:p>
      <text:p text:style-name="P124"><text:span text:style-name="T4">23. Hartmut Thieme, "Lower Palaeolithic Hunting Spears from Germany", </text:span><text:span text:style-name="T8">Nature</text:span><text:span text:style-name="T4"> 385, Feb. 27, 1997, sf. 807</text:span></text:p>
      <text:p text:style-name="P125">24. Taş Devrinde Yaşam, Terra X Belgeseli, TRT</text:p>
      <text:p text:style-name="P124"><text:span text:style-name="T4">25. </text:span><text:span text:style-name="T8">Bilim ve Teknik</text:span><text:span text:style-name="T4">, Eylül 2000</text:span></text:p>
      <text:p text:style-name="P124"><text:span text:style-name="T4">26. Philip Cohen, “Open Wide,” </text:span><text:span text:style-name="T8">New Scientist</text:span><text:span text:style-name="T4">, No. 2286, 14 Nisan 2001, s. 19New Scientist, 11 Nisan 2001</text:span></text:p>
      <text:p text:style-name="P124"><text:span text:style-name="T4">27. Glynn Isaac, Barbara Isaac, </text:span><text:span text:style-name="T8">The Archaeology of Human Origins,</text:span><text:span text:style-name="T4"> <text:s/>Cambridge University Press: Cambridge, 1989, sf.71; C.B.M Mc Burney, Haua Fteah, Cambridge University Press: Cambridge, 1967, sf.90 </text:span></text:p>
      <text:p text:style-name="P124"><text:span text:style-name="T4">28. Vadim N.Stpanchuk, "Prolom II, A Middle Palaeolithic Cave Site in the Eastern Crimea with Non-Utilitarian Bone Artefacts", </text:span><text:span text:style-name="T8">Proceedings of the Prehistoric Society 59</text:span><text:span text:style-name="T4">, 1993, sf. 17-37, sf. 33- 34.)</text:span></text:p>
      <text:p text:style-name="P124"><text:span text:style-name="T4">29. Paul Mellars, </text:span><text:span text:style-name="T8">The Neandertal Legacy</text:span><text:span text:style-name="T4">, Princeton: University Press, 1996, sf. 17 ve Vadim N. Stpanchuk, "Prolom II, A Middle Palaeolithic Cave Site in the Eastern Crimea with Non-Utilitarian Bone Artefacts", </text:span><text:span text:style-name="T8">Proceedings of the Prehistoric Society 59</text:span><text:span text:style-name="T4">, 1993, sf. 17-37, sf. 17) </text:span></text:p>
      <text:p text:style-name="P124"><text:span text:style-name="T4">30. Neandertals Lived Harmoniously, <text:s/></text:span><text:span text:style-name="T8">The AAAS Science News Service</text:span><text:span text:style-name="T4">, 3 April 1997</text:span></text:p>
      <text:p text:style-name="P124"><text:span text:style-name="T4">31. Ruth Henke, "Aufrecht aus den Baumen", </text:span><text:span text:style-name="T8">Focus</text:span><text:span text:style-name="T4">, Cilt 39, 1996, s. 178</text:span></text:p>
      <text:p text:style-name="P124"><text:span text:style-name="T4">32. </text:span><text:span text:style-name="T24">Elaine Morgan, </text:span><text:span text:style-name="T25">The Scars of Evolution</text:span><text:span text:style-name="T24">, New York: Oxford University Press, 1994, sf. 5 </text:span></text:p>
      <text:p text:style-name="P124"><text:span text:style-name="T4">33. </text:span><text:span text:style-name="T8">Chi</text:span><text:span text:style-name="T4">, Nisan 2005, sf. 46</text:span></text:p>
      <text:p text:style-name="P124"><text:span text:style-name="T4">34. </text:span><text:span text:style-name="T24">Cremo and Thompson, </text:span><text:span text:style-name="T25">Forbidden Archaeology</text:span><text:span text:style-name="T24">, sf. 392</text:span></text:p>
      <text:p text:style-name="P124"><text:soft-page-break/><text:span text:style-name="T24">35. Brewster, </text:span><text:span text:style-name="T25">Queries and Statements Concerning a Nail Found Embedded in a Block of Sandstone</text:span><text:span text:style-name="T24">, II, sf. 51</text:span></text:p>
      <text:p text:style-name="P124"><text:span text:style-name="T24">36. </text:span><text:span text:style-name="T25">Micheal Baigent, Ancient Traces, sf. 14</text:span></text:p>
      <text:p text:style-name="P124"><text:span text:style-name="T4">37. John Baines ve Jaromir Malek, </text:span><text:span text:style-name="T8">Eski Mısır Medeniyeti</text:span><text:span text:style-name="T4">, İletişim Yayınları, İstanbul, 1986, Giriş Bölümü</text:span></text:p>
      <text:p text:style-name="P124"><text:span text:style-name="T4">38. William Howells, </text:span><text:span text:style-name="T8">Getting Here: The Story of Human Evolution</text:span><text:span text:style-name="T4">, Compass Press, Washington, DC.,1993, sf 229</text:span></text:p>
      <text:p text:style-name="P125">39. http://www.kuranikerim.com/telmalili/hud.htm</text:p>
      <text:p text:style-name="P125">40. http://www.boop.org/jan/justso/elephant.htm</text:p>
      <text:p text:style-name="P125">41. Stephen Jay Gould, Introduction, in Björn Kurtén, Dance of the Tiger: A Novel of the Ice Age (New York: Random House, 1980), xvii-xviii</text:p>
      <text:p text:style-name="P125">42. Gould S.J., "The Return of the Hopeful Monster," in "The Panda's Thumb: More Reflections in Natural History," [1980], Penguin: London , 1990, reprint, sf.158</text:p>
      <text:p text:style-name="P125">43. Simone Waisbard, in The World's Last Mysteries, (2nd edition) p. 138, Reader's Digest, 1978</text:p>
      <text:p text:style-name="P124"><text:span text:style-name="T4">44. </text:span><text:span text:style-name="T24">Graham Hancock, </text:span><text:span text:style-name="T25">Heaven's Mirror</text:span><text:span text:style-name="T24">, Three River Press, New York, 1998, sf. 304</text:span></text:p>
      <text:p text:style-name="P124"><text:span text:style-name="T4">45. Moustafa Gadalla, </text:span><text:span text:style-name="T8">Historical Deception: The Untold Story of Ancient Egypt</text:span><text:span text:style-name="T4">, Basted Publishing, Erie, Pa.USA, 1996, sf.295</text:span></text:p>
      <text:p text:style-name="P125">46. Interview with Dr.Zaki Hawass, Director of the Pyramids, http://www.pbs.org/wgbh/nova/pyramid/excavation/hawass.html</text:p>
      <text:p text:style-name="P124"><text:span text:style-name="T4">47. Moustafa Gadalla, </text:span><text:span text:style-name="T8">Historical Deception: The Untold Story of Ancient Egypt</text:span><text:span text:style-name="T4">, Basted Publishing, Erie, Pa.USA, 1996, sf.296</text:span></text:p>
      <text:p text:style-name="P125">48.www.trms.ga.net/~jtucker/lessons/ss/ancegypt.html </text:p>
      <text:p text:style-name="P124"><text:span text:style-name="T4">49. Afet İnan, </text:span><text:span text:style-name="T8">Eski Mısır Tarihi ve Medeniyet</text:span><text:span text:style-name="T4">, Türk Tarih Kurumu Basımevi, Ankara: 1956, <text:s/>sf.318 </text:span></text:p>
      <text:p text:style-name="P124"><text:span text:style-name="T4">50. Afet İnan, </text:span><text:span text:style-name="T8">Eski Mısır Tarihi ve Medeniyet</text:span><text:span text:style-name="T4">, Türk Tarih Kurumu Basımevi, Ankara: 1956, <text:s/>sf.87</text:span></text:p>
      <text:p text:style-name="P124"><text:span text:style-name="T4">51. Prof.Dr.Afet İnan, </text:span><text:span text:style-name="T8">Eski Mısır Tarihi ve Medeniyeti</text:span><text:span text:style-name="T4">, Türk Tarih Kurumu Yayınları, Ankara, 1956, sf.201</text:span></text:p>
      <text:p text:style-name="P124"><text:span text:style-name="T4">52. J.H.Breasted, </text:span><text:span text:style-name="T8">Ancient Times</text:span><text:span text:style-name="T4">, 1916, sf.64</text:span></text:p>
      <text:p text:style-name="P124"><text:span text:style-name="T4">53. Moustafa Gadalla, </text:span><text:span text:style-name="T8">Egyptian Harmony</text:span><text:span text:style-name="T4">: The Visual Music, NC: Tehuti Research Foundation, 2000, sf. 64</text:span></text:p>
      <text:p text:style-name="P124"><text:span text:style-name="T4">54. John Baines, Jaromir Baines, </text:span><text:span text:style-name="T8">Eski Mısır</text:span><text:span text:style-name="T4">, İletişim Yayınları, İstanbul: 1986, sf.69</text:span></text:p>
      <text:p text:style-name="P125">55. Moustafa Gadalla, sf.115</text:p>
      <text:p text:style-name="P125">56. Moustafa Gadalla, sf.116</text:p>
      <text:p text:style-name="P125">57. Moustafa Gadalla, sf.116</text:p>
      <text:p text:style-name="P124"><text:span text:style-name="T4">58. </text:span><text:span text:style-name="T8">Sfenks'in Gözleri</text:span><text:span text:style-name="T4">, İnkılap Kitabevi, İstanbul, 1989, sf. 152</text:span></text:p>
      <text:p text:style-name="P124"><text:span text:style-name="T4">59. Nova Productions, W</text:span><text:span text:style-name="T8">ho Built the Pyramids</text:span><text:span text:style-name="T4">, www.pbs.org </text:span></text:p>
      <text:p text:style-name="P126">60. http://www.world-mysteries.com/sar_7.htm</text:p>
      <text:p text:style-name="P124"><text:span text:style-name="T24">61. Donald E. Chittick, </text:span><text:span text:style-name="T25">The Puzzle of Ancient Man</text:span><text:span text:style-name="T24">, s. 109-110</text:span></text:p>
      <text:p text:style-name="P124"><text:span text:style-name="T24">62. </text:span><text:span text:style-name="T25">The six thousand yer old space suit</text:span><text:span text:style-name="T24">. Vaughn M. Greene, önsöz Zecharia Sitchin</text:span></text:p>
      <text:p text:style-name="P126">63.http://www.dreamscape.com/morgana/triton2.htm</text:p>
      <text:p text:style-name="P126">64.http://www.dreamscape.com/morgana/triton2.htm</text:p>
      <text:p text:style-name="P125">65. http://www.bilgisayardershanesi.com/bilgisayartarihi.htm</text:p>
      <text:p text:style-name="P124"><text:span text:style-name="T4">66. Donald E. Chittick, </text:span><text:span text:style-name="T8">The Puzzle of Ancient Man</text:span><text:span text:style-name="T4">, Advanced </text:span></text:p>
      <text:p text:style-name="P125">67. http://observer.guardian.co.uk/world/story/0,,1854232,00.html, Revealed: world's oldest computer,Helena Smith, Sunday August 20, 2006</text:p>
      <text:p text:style-name="P124"><text:span text:style-name="T4">68.William R. Corliss, </text:span><text:span text:style-name="T8">Ancient Man: A Handbook of Puzzling Artifacts</text:span><text:span text:style-name="T4">, Maryland: The Sourcebook Project, 1978, s. 443</text:span></text:p>
      <text:p text:style-name="P124"><text:span text:style-name="T4">69. </text:span><text:span text:style-name="T8">Yüce Tanrı'nın İzinde</text:span><text:span text:style-name="T4">, Cep Kitapları, İstanbul, Nisan 1995, sf. 186</text:span></text:p>
      <text:p text:style-name="P124"><text:span text:style-name="T4">70. Henry Gee, </text:span><text:span text:style-name="T8">In Search of Deep Time: Beyond the Fossil Record to a New</text:span></text:p>
      <text:p text:style-name="P124"><text:span text:style-name="T8">History of Life,</text:span><text:span text:style-name="T4"> The Free Press, A Division of Simon &amp; Schuster, Inc., 1999, sf. 5 </text:span></text:p>
      <text:p text:style-name="P124"><text:span text:style-name="T4">71. Phillip E. Johnson, </text:span><text:span text:style-name="T8">Reason in the Balance: The Case Against Naturalism in</text:span></text:p>
      <text:p text:style-name="P124"><text:soft-page-break/><text:span text:style-name="T8">Science,</text:span><text:span text:style-name="T4"> Law &amp; Education (Downers Grove, Illinois: InterVarsity Press,1995), sf. 62 </text:span></text:p>
      <text:p text:style-name="P124"><text:span text:style-name="T4">72. </text:span><text:span text:style-name="T8">Temel Britannica</text:span><text:span text:style-name="T4">, Cilt 16, Ana Yayıncılık, İstanbul: Haziran 1993, sf.203</text:span></text:p>
      <text:p text:style-name="P124"><text:span text:style-name="T4">73. Georges Contenau, </text:span><text:span text:style-name="T8">Everday Life in Babylon and Assyrıa</text:span><text:span text:style-name="T4">, Edward Arnold Publishers, London, 1964</text:span></text:p>
      <text:p text:style-name="P124"><text:span text:style-name="T4">74. S.N.Kramer, </text:span><text:span text:style-name="T8">Tarih Sümer'de Başlar,</text:span><text:span text:style-name="T4"> Türk Tarih Kurumu Yayınları, Ankara: 1990, sf. 224-231</text:span></text:p>
      <text:p text:style-name="P125">75. http://news.bbc.co.uk/1/low/sci/tech/</text:p>
      <text:p text:style-name="P125">380186.stm</text:p>
      <text:p text:style-name="P125">76.http://webexhibits.org/calendars/calendar-mayan.html</text:p>
      <text:p text:style-name="P124"><text:span text:style-name="T4">77. Swisher III, Roger Lewin,</text:span><text:span text:style-name="T8"> Java Man, </text:span><text:span text:style-name="T4">Abacus, London, 2002, sf. 205</text:span></text:p>
      <text:p text:style-name="P124"><text:span text:style-name="T64">78. Derek Bickerton, "Babel's Cornerstone," </text:span><text:span text:style-name="T65">New Scientist </text:span><text:span text:style-name="T64">(vol. 156, October 4, 1997), sf. 42</text:span></text:p>
      <text:p text:style-name="P124"><text:span text:style-name="T4">79. Richard Dawkins, </text:span><text:span text:style-name="T8">Unweaving the Rainbow</text:span><text:span text:style-name="T4"> Boston, Houghton-Miflin Co., 1998, sf. 294</text:span></text:p>
      <text:p text:style-name="P124"><text:span text:style-name="T4">80. Wilkins, W.K. &amp; Wakefield, J., </text:span><text:span text:style-name="T8">Brain evolution and neurolinguistic preconditions. Behavioral and Brain Sciences 18 </text:span><text:span text:style-name="T4">(1): 161-226</text:span></text:p>
      <text:p text:style-name="P124"><text:span text:style-name="T4">81. Noam Chomsky, </text:span><text:span text:style-name="T8">Powers and Prospects</text:span><text:span text:style-name="T4">, sf.16</text:span></text:p>
      <text:p text:style-name="P124"><text:span text:style-name="T4">82. Stephen H. Langdon, "Semitic Mytology of All Races", Vol. V, </text:span><text:span text:style-name="T8">Archaeol. Instit. Amer.,</text:span><text:span text:style-name="T4"> 1931, s. xviii</text:span></text:p>
      <text:p text:style-name="P124"><text:span text:style-name="T4">83. Stephen H. Langdon, </text:span><text:span text:style-name="T8">The Scotsman</text:span><text:span text:style-name="T4">, 18 Kasım 1936</text:span></text:p>
      <text:p text:style-name="P125">84. H. Frankfort, Third Preliminary Report on Excavations at Tell Asmar (Eshnunna): Quoted by P.J. Wiseman in New Discoveries in Babylonia about Genesis, Marshall, Morgan and Scott, sf. 24.</text:p>
      <text:p text:style-name="P125">85. P. Le Renouf, "Lectures on the Origin and Growth of Religion" as illustrated by the Religion of Ancient Egypt, Williams and Norgate, London, 1897, s. 90</text:p>
      <text:p text:style-name="P124"><text:span text:style-name="T4">86. Sir Flinders Petrie, </text:span><text:span text:style-name="T8">The Religion of Ancient Egypt, Constable</text:span><text:span text:style-name="T4">, London, 1908, sf. 3-4</text:span></text:p>
      <text:p text:style-name="P124"><text:span text:style-name="T4">87. Edward McCrady, </text:span><text:span text:style-name="T8">Genesis and Pagaan Cosmogonies,</text:span><text:span text:style-name="T4"> Trans. Vict. Instit. 72 (1940), sf.55</text:span></text:p>
      <text:p text:style-name="P124"><text:span text:style-name="T4">88. Max Muller, </text:span><text:span text:style-name="T8">History of Sanskrit Literature:</text:span><text:span text:style-name="T4"> Quoted by Samuel Zwemer, sf. 87</text:span></text:p>
      <text:p text:style-name="P124"><text:span text:style-name="T4">89. Axel Persson, </text:span><text:span text:style-name="T8">The Religion of Greece in Prehistoric Times</text:span><text:span text:style-name="T4">, University of California Press, 1942, sf. 124</text:span></text:p>
      <text:p text:style-name="P124"><text:span text:style-name="T4">90. Book review, </text:span><text:span text:style-name="T8">American Journal of Archaeology</text:span><text:span text:style-name="T4">, 43 (1939): sf. 170-171</text:span></text:p>
      <text:p text:style-name="P124"><text:span text:style-name="T4">91. Tim Folger, "Buradan Sonsuzluğa", </text:span><text:span text:style-name="T8">Discover</text:span><text:span text:style-name="T4">, Aralık 2000, sf. 54</text:span></text:p>
      <text:p text:style-name="P125">92. Sidney Fox, Klaus Dose, Molecular Evolution and The Origin of Life, W. H. Freeman and Company, San Francisco, 1972, p. 4.</text:p>
      <text:p text:style-name="P125">93. Alexander I. Oparin, Origin of Life, Dover Publications, New York, 1936, 1953 (reprint), p. 196.</text:p>
      <text:p text:style-name="P125">94. "New Evidence on Evolution of Early Atmosphere and Life," Bulletin of the American Meteorological Society, vol 63, November 1982, p. 1328-1330. </text:p>
      <text:p text:style-name="P125">95. Stanley Miller, Molecular Evolution of Life: Current Status of the Prebiotic Synthesis of Small Molecules, 1986, p. 7.</text:p>
      <text:p text:style-name="P125">96. Jeffrey Bada, Earth, February 1998, p. 40.</text:p>
      <text:p text:style-name="P125">97. Leslie E. Orgel, "The Origin of Life on Earth", Scientific American, vol. 271, October 1994, p. 78.</text:p>
      <text:p text:style-name="P125">98. Charles Darwin, The Origin of Species by Means of Natural Selection, The Modern Library, New York, p. 127.</text:p>
      <text:p text:style-name="P125">99. Charles Darwin, The Origin of Species: A Facsimile of the First Edition, Harvard University Press, 1964, p. 184.</text:p>
      <text:p text:style-name="P125">100. B. G. Ranganathan, Origins?, Pennsylvania: The Banner of Truth Trust, 1988, p. 7.</text:p>
      <text:p text:style-name="P125">101. Charles Darwin, The Origin of Species: A Facsimile of the First Edition, Harvard University Press, 1964, p. 179.</text:p>
      <text:p text:style-name="P125">102. Charles Darwin, The Origin of Species, p. 172, 280.</text:p>
      <text:p text:style-name="P125">103. Derek A. Ager, "The Nature of the Fossil Record", Proceedings of the British Geological Association, vol 87, 1976, p. 133.</text:p>
      <text:p text:style-name="P125">104. Douglas J. Futuyma, Science on Trial, Pantheon Books, New York, 1983. p. 197.</text:p>
      <text:p text:style-name="P125">105. Solly Zuckerman, Beyond The Ivory Tower, Toplinger Publications, New York, 1970, pp. 75-14; Charles E. Oxnard, "The Place of Australopithecines in Human Evolution: Grounds for Doubt", Nature, vol 258, p. 389.</text:p>
      <text:p text:style-name="P125">106. "Could science be brought to an end by scientists' belief that they have final answers or by society's reluctance to pay the bills?" Scientific American, December 1992, p. 20.</text:p>
      <text:p text:style-name="P125"><text:soft-page-break/>107. Alan Walker, Science, vol. 207, 7 March 1980, p. 1103; A. J. Kelso, Physical Antropology, 1st ed., J. B. Lipincott Co., New York, 1970, p. 221; M. D. Leakey, Olduvai Gorge, vol. 3, Cambridge University Press, Cambridge, 1971, p. 272.</text:p>
      <text:p text:style-name="P125">108. Jeffrey Kluger, "Not So Extinct After All: The Primitive Homo Erectus May Have Survived Long Enough To Coexist With Modern Humans", Time, 23 December 1996.</text:p>
      <text:p text:style-name="P125">109. S. J. Gould, Natural History, vol. 85, 1976, p. 30.</text:p>
      <text:p text:style-name="P125">110. Solly Zuckerman, Beyond The Ivory Tower, p. 19.</text:p>
      <text:p text:style-name="P125">111. Richard Lewontin, "The Demon-Haunted World," The New York Review of Books, January 9, 1997, p. 28.</text:p>
      <text:p text:style-name="P125">112. Malcolm Muggeridge, The End of Christendom, Grand Rapids: Eerdmans, 1980, p. 43.</text:p>
      <text:p text:style-name="P98"/>
      <text:p text:style-name="P99"/>
      <text:p text:style-name="P110"/>
      <text:h text:style-name="P115" text:outline-level="1">RESİM ALTI YAZILARI</text:h>
      <text:p text:style-name="P111"/>
      <text:p text:style-name="P114">s.14</text:p>
      <text:p text:style-name="P114">TAŞ DEVRİ HİÇBİR ZAMAN YAŞANMADI</text:p>
      <text:p text:style-name="P114"/>
      <text:p text:style-name="P114">Evrimcilerin sözde taş devri olarak nitelendirdikleri dönemde insanlar ibadetlerini yerine getiriyor, gönderilmiş elçilerin tebliğlerini dinliyor, binalar inşa ediyor, mutfaklarında yemek pişiriyor, aileleriyle sohbet ediyor, komşu ziyaretlerine gidiyor, terzilere kıyafetler diktiriyor, doktorlara tedavi oluyor, müzikle ilgileniyor, resimle uğraşıyor, heykel yapıyor kısaca normal bir yaşam sürüyorlardı. Arkeolojik bulguların da gösterdiği gibi teknolojide ve bilgi birikiminde tarih boyunca değişiklikler olmuş, ama insan hep insanca yaşamıştır. </text:p>
      <text:p text:style-name="P114"/>
      <text:p text:style-name="P114">Geç Neolitik döneme ait taşlardan ve kabuklardan yapılmış bu kolye, dönemin insanlarının sanat ve estetik zevklerinin yanı sıra, böyle bir süs eşyasını meydana getirebilecek teknolojiye de sahip olduklarını göstermektedir. </text:p>
      <text:p text:style-name="P114"/>
      <text:p text:style-name="P114">MÖ 7-11 bin yıllarına ait olan kaplar, masa modeli ve kaşık, dönemin insanlarının yaşam düzenleri hakkında önemli bilgiler vermektedir. Evrimcilerin iddiasına göre bu dönemde insanlar henüz yerleşik düzene geçmişler ve yeni yeni medenileşmeye başlamışlardır. Oysa bu malzemeler, dönemin insanlarının kültürlerinin eksiksiz olduğunu, tam anlamıyla medeni bir yaşam sürdüklerini göstermektedir. Bu insanlar, tıpkı günümüzdeki insanlar gibi masalarda oturmakta, tabaklarda, çatal, kaşık, bıçak kullanarak yemeklerini yemekte, misafirlerini konuk etmekte, onlara ikramda bulunmakta, kısaca düzenli bir hayat yaşamaktaydılar. Elde edilen bulgular bütünüyle incelendiğinde, sanat anlayışlarıyla, tıp bilgileriyle, teknik imkanlarıyla, günlük yaşantılarıyla Neolitik çağ insanlarının tıpkı kendilerinden öncekiler ve sonrakiler gibi insani bir yaşam sürdükleri görülmektedir. </text:p>
      <text:p text:style-name="P114"/>
      <text:p text:style-name="P114">s.15</text:p>
      <text:p text:style-name="P114">12 BİN YILLIK DÜĞME</text:p>
      <text:p text:style-name="P114">Üstte - MÖ 10 binli yıllarda kullanılmış olan kemikten yapılmış bu düğmeler, dönemin insanlarının kıyafet kültürlerinin olduğunu göstermektedir. Düğmeyi kullanan bir toplumun dikişi, kumaşı, dokumacılığı da bilmesi gerekir. </text:p>
      <text:p text:style-name="P114"><text:soft-page-break/></text:p>
      <text:p text:style-name="P114">12 BİN YILLIK BONCUKLAR</text:p>
      <text:p text:style-name="P114">Üstte - Yaklaşık MÖ 10 bin yılına ait olan bu taşlar, arkeologların bulgularına göre bir tür boncuk olarak kullanılmaktaydı. Taşlardaki muntazam delikler dikkat çekicidir. Bu delikler, taşa taşla vurularak açılamaz. Böyle sert taşlarda bu derece düzgün delikler açabilmek için çelik veya demirden yapılmış aletler kullanılmış olmalıdır. </text:p>
      <text:p text:style-name="P114"/>
      <text:p text:style-name="P114">9-10 BİN YILLIK TIĞ ve İĞNELER</text:p>
      <text:p text:style-name="P114">Üstte - MÖ 7 - 8 bin yıllarına ait olan bu tığ ve iğneler, dönemin insanlarının kültürel yaşamlarının önemli birer delilidir. Tığı ve iğneyi kullanan insanların evrimcilerin iddia ettiği gibi hayvani değil, tam anlamıyla insani bir yaşam sürdükleri açıktır. </text:p>
      <text:p text:style-name="P114"/>
      <text:p text:style-name="P114">12 BİN YILLIK BAKIR TIĞ</text:p>
      <text:p text:style-name="P114">Üstte - MÖ 10 binli yıllara ait olan bakır tığ, söz konusu dönemde madenlerin ve metallerin bilinip kullanıldığının bir delilidir. Kristal ya da tozumsu mineraller halinde olan bakır cevherleri, yaşlı ve sert kayalarda damarlar halinde bulunur. Bakırdan tığ yapan bir toplumun, bakır cevherini tanıması, bu cevheri, kayanın içinden çıkarmayı başarması ve işleyebilecek teknik imkanlara sahip olması gerekir. Bunu da evrimcilerin iddia ettiği gibi sözde ilkellikten yeni kurtulmuş varlıkların yapamayacağı açıktır.</text:p>
      <text:p text:style-name="P114"/>
      <text:p text:style-name="P114">Resimdeki flütler ortalama 95 bin yıllıktır. Bundan on binlerce yıl önce yaşayan insanların da gelişmiş müzik kültürü vardır. </text:p>
      <text:p text:style-name="P114"/>
      <text:p text:style-name="P114">s.16</text:p>
      <text:p text:style-name="P114">Koyu renkli camımsı bir kaya olan obsidyenden yapılmış bu alet yaklaşık MÖ 10 bin yılına aittir. Sadece taş darbeleriyle, obsidyenin böyle inceltilip şekillendirilmesi mümkün değildir. </text:p>
      <text:p text:style-name="P114"/>
      <text:p text:style-name="P114">Kaşıklar, dönemin insanlarının bir mutfak kültürleri olduğunu göstermektedir. Bu, evrimcilerin iddia ettiği gibi sözde ilkel bir yaşantılarının olmadığının delilidir.</text:p>
      <text:p text:style-name="P114"/>
      <text:p text:style-name="P114">Tarihte hiçbir zaman ilkel zihne sahip varlıkların yaşamadığının delillerinden biri de, 40 bin yıllık bu flüttür. Bilimsel çalışmalar, günümüz Batı müziğinde kullanılan 7 nota esasına dayalı flütlerin on binlerce yıl önce de kullanıldığını göstermektedir.</text:p>
      <text:p text:style-name="P114"/>
      <text:p text:style-name="P114">s.18</text:p>
      <text:p text:style-name="P114">“CİLALI TAŞ” ALDATMACASI</text:p>
      <text:p text:style-name="P114">Eski medeniyetlerden günümüze kalan kalıntılarda taş işlemeciliği dikkat çekmektedir. Taşa bu derece detaylı ve düzgün şekil verilebilmesi için, çoğunlukla güçlü çelik aletler kullanılması gerekir. Taşı taşla yontarak, taşı taşa sürterek ince desenlerin ve şekillendirmenin yapılması mümkün değildir. Granit gibi sağlam taşların bu derece düzgün kesilmesi, üzerlerine desenler işlenmesi bunu yapabilecek teknik alt yapıyı gerektirir. </text:p>
      <text:p text:style-name="P114">Pek çok taş kalıntıdaki parlama da, keskin ve düzgün kesimden kaynaklanmaktadır. Evrimci bilim adamlarının bu parlaklığı cila olarak nitelendirmeleri, bu dönemi de "cilalı taş devri" olarak kabul etmeleri bilim dışı bir yorumdur. Cilanın binlerce yıl boyunca muhafaza edilmesi mümkün değildir. Söz konusu taşlar iddia edildiği gibi cilalandığı için değil, düzgün kesildikleri için parlamaktadırlar. Bu, taşın kendi yapısından kaynaklanan bir parlamadır. </text:p>
      <text:p text:style-name="P114"><text:soft-page-break/></text:p>
      <text:p text:style-name="P114">Yukarıdaki resimlerde görülen bileziklerden soldaki mermerden, sağdaki de bazalttan yapılmıştır. MÖ 8500-9000 yıllarına aitlerdir. Evrimciler bu dönemde, sadece taştan yapılmış aletlerin kullanıldığını iddia ederler. Bazalt ve mermer çok sert taşlardır. Bu taşların böylesine düzgün yuvarlak halkalar haline getirilmesi için, çelikten yapılmış keski ve işçilik malzemeleri kullanılmalıdır. Bileziklerin çelik aletler kullanılmadan kesilip şekillendirilmiş olması mümkün değildir. Bir kişiye bir parça taş verip, elindeki taşla, bazalt kitlesini, resimdeki gibi bir bilezik haline getirmesini istesek, bunda başarılı olabilir mi? Elbette taşı taşa sürterek, taşa taşla vurarak bileziği meydana getiremeyecektir. Ayrıca bu bulgular, o dönemde burada yaşayan insanların estetik anlayışa ve sanat zevkine sahip olan, kültürleri gelişmiş bireyler olduğunu göstermektedir.</text:p>
      <text:p text:style-name="P114"/>
      <text:p text:style-name="P114">s.19</text:p>
      <text:p text:style-name="P114">Resimlerde elle yapılmış obsidyenler, kemik aletler, kancalar ve taştan yapılmış çeşitli malzemeler görülmektedir. Kemiğe taşla vurarak böyle düzgün şekillerin elde edilemeyeceği açıktır. Kaba taş darbeleri, kemiği sürekli dağıtıp parçalayacak, istenildiği gibi şekillendirilmesini engelleyecektir. </text:p>
      <text:p text:style-name="P114">Aynı şekilde granit ve bazalt gibi en sert taşlardan yapılan bu malzemelerin de, taş darbeleriyle bu derece düzgün kesilmesinin, sivriltilip şekillendirilmesinin mümkün olmadığı açıktır. Bu taşlar, meyve keser gibi düzgün kesilmiştir. Taşların parlaklığı da evrimcilerin iddia ettiği gibi cilalanmış olmalarından değil, kesimden kaynaklanmaktadır. Bu eşyaları yapan insanlar, ellerindeki malzemeyi diledikleri gibi şekillendirebilecekleri demir veya çelikten yapılmış teknik cihazlara sahip olmalıdır. Sert taş parçaları ancak çelikle bu derece düzgün kesilebilir. </text:p>
      <text:p text:style-name="P114"/>
      <text:p text:style-name="P114">s.20</text:p>
      <text:p text:style-name="P114">550 bin yıllık bu taş aletin, bu derece düzgün kesilip biçimlendirilebilmesi için demir veya çelik gibi sağlam metallerden yapılmış aletler kullanılması gerekir. <text:s/></text:p>
      <text:p text:style-name="P114"/>
      <text:p text:style-name="P114">s.21</text:p>
      <text:p text:style-name="P114">Bu taş kabartması 11 bin yıllıktır. Evrimcilerin iddialarına göre bu dönemde sadece kaba, taş aletler kullanılmaktadır. Oysa, taşı taşa sürterek böyle bir eser yapılamaz. Söz konusu kabartmanın nasıl böyle biçimli ve düzgün yapılmış olduğunu evrimciler akılcı ve mantıklı bir şekilde açıklayamaz. Bu ve benzeri eserlerin yapılabilmesi için demir veya çelikten aletler kullanan, akıllı insanlar olması gerekir.</text:p>
      <text:p text:style-name="P114"/>
      <text:p text:style-name="P114">s.22</text:p>
      <text:p text:style-name="P114">TAŞLA TAŞ YONTULMAZ</text:p>
      <text:p text:style-name="P114"/>
      <text:p text:style-name="P114">1</text:p>
      <text:p text:style-name="P114">(1) MÖ 10 binli yıllara ait taş kakmalar</text:p>
      <text:p text:style-name="P114"/>
      <text:p text:style-name="P114">2</text:p>
      <text:p text:style-name="P114">(2) MÖ 11 bin yılına ait havan tokmakları</text:p>
      <text:p text:style-name="P114"/>
      <text:p text:style-name="P114">3</text:p>
      <text:p text:style-name="P114">(3) MÖ 10 bin yıllarına ait obsidyen alet</text:p>
      <text:p text:style-name="P114"/>
      <text:p text:style-name="P114">4</text:p>
      <text:p text:style-name="P114"><text:soft-page-break/>(4) MÖ 11 bin yılına ait taş eşyalar</text:p>
      <text:p text:style-name="P114"/>
      <text:p text:style-name="P114">5</text:p>
      <text:p text:style-name="P114">(5) Malakit (bakır taşı) dolgu malzemesi kullanılarak yapılmış MÖ 9-10 bin yıllarına ait taş eşya </text:p>
      <text:p text:style-name="P114"/>
      <text:p text:style-name="P114">6</text:p>
      <text:p text:style-name="P114">(6) MÖ 10 binli yıllara ait çivi görünümünde dolgu taş</text:p>
      <text:p text:style-name="P114"/>
      <text:p text:style-name="P114">7</text:p>
      <text:p text:style-name="P114">(7) MÖ 10 bin yılına ait çekiç <text:s/>ucu</text:p>
      <text:p text:style-name="P114"/>
      <text:p text:style-name="P114">Bu resimde görülen taş aletler, ortalama MÖ 10 -11 bin yıllarına aittir. Buradaki taşlardan herhangi birini, evrimcilerin, o dönem insanlarının yaptıklarını iddia ettikleri gibi, bir başka taşla vurarak yapmaya çalıştığınızı düşünelim. Örneğin 4 numarada görülen taşlardaki düzgün oyukların aynısını açmaya çalışın. Elinizdeki kaya parçasına istediğiniz kadar taşla vurun, böyle düzgün bir delik açamazsınız. Bunu yapabilmek için, çelik gibi sağlam metallerden yapılmış aletler kullanmanız gerekir. </text:p>
      <text:p text:style-name="P114"/>
      <text:p text:style-name="P114">s.25</text:p>
      <text:p text:style-name="P114">Üstte MÖ 8 -10 binli yıllara ait, boncuk olarak kullanıldığı tahmin edilen bakır parçalar. Dönemin insanları bakır cevherlerini bulup işleyebilecek teknik alt yapıya sahiplerdi.</text:p>
      <text:p text:style-name="P114"/>
      <text:p text:style-name="P114">s.26</text:p>
      <text:p text:style-name="P114">EVRİMCİLERİN AÇIKLAYAMADIĞI MİLYONLARCA YILLIK PARÇALAR</text:p>
      <text:p text:style-name="P114"/>
      <text:p text:style-name="P114">Evrim teorisine göre, canlılar belli aşamalar içinde evrimleşmiş, bakteriden insana kadar uzanan hayali gelişim senaryosunda her şey milyonlarca sene içinde, hayali bir evrim süreci dahilinde olmuştu. Bu senaryoda insan, en son evrimleşen canlı olmalı ve son 20.000 yıl içinde gelişimini tamamlamalıydı. Ama bilimsel bulgular ve fosil kayıtları, böyle bir gelişimi gösteren tek bir kanıt bile vermemiş, hatta bunun imkansızlığını göstermiştir. </text:p>
      <text:p text:style-name="P114">Bu önemli gerçeği gösteren diğer bulgular ise, milyonlarca yıl öncesinden kalan, insanlara ait kullanım gereçleri, aletler ve süs eşyalarıdır. Darwinistler, günümüzden 100 milyon yıl önce, hatta 500 milyon yıl önce - ki bu tarih evrimcilerin yeryüzünde bakteri dışında hiçbir canlının yaşamadığını iddia ettikleri bir zamandır - yaşamış olan insanları, hayali evrim şemalarının hiçbir yerine yerleştirememektedirler. Elbette bunu yapmaları imkansızdır çünkü Allah, her canlıyı olduğu gibi insanı da yoktan yaratmış, "Ol" emri ile var etmiştir. Dolayısıyla bundan 100 yıl öncesinde yaşamış insanlara ait bulguları keşfetmek ne kadar olası ve makul ise, günümüzden 500 milyon yıl öncesine ait insanların eserlerini bulup incelemek de o kadar makuldür. Yoktan yaratan Allah, kuşkusuz tarihin her döneminde dilediği canlıyı var edebilir. Elbette bu, üstün güç ve kudret sahibi Allah için çok kolaydır. Darwinistlerin anlayamadığı gerçek budur ve bu nedenle Yaratılış Gerçeğini delillendiren bulgular karşısında bir açıklamaları yoktur. Bilimsel gerçeklerin çürüttüğü senaryolarını yinelemek dışında bir çözüm bulamazlar. Ama yapılan kazılar, her geçen gün, giderek artan delillerle evrim dogmasını yok etmektedir.</text:p>
      <text:p text:style-name="P114"/>
      <text:p text:style-name="P114">s.27</text:p>
      <text:p text:style-name="P114">Resimde görülen metal küre, Güney Afrika'da milyonlarca yıl öncesine ait olduğu tahmin edilen bir yer katmanında bulunan birkaç yüz tane küreden biridir. Küreler, doğal herhangi bir olayla meydana gelmiş <text:soft-page-break/>olması mümkün olmayan, çok ince işlenerek şekil verilmiş oluklar içermektedir. Bu bulgu, metalin en eski tarihlerden beri kullanıldığını, milyonlarca yıl önce de insanların metal üzerine ince oluk yapabilecek aletlere sahip olduklarını göstermektedir. </text:p>
      <text:p text:style-name="P114"/>
      <text:p text:style-name="P114">1912'de Oklahoma'daki Thomas Büyükşehir Elektrik fabrikasında, iki işçi, fabrika kazanına kürekle kömür atarlarken şaşırtıcı bir bulgu ile karşılaştılar. Kömür parçalarından biri kaldırmak için oldukça büyüktü, bu nedenle işçilerden biri kömürü kırdı. Kömür parçasını kırdığında içinde demir bir çömlek olduğunu gördü. Çömlek kömürden çıkarıldığında, çömleğin kalıbı iki parça içinde de görülebiliyordu. Pek çok uzman, demir çömleğin etrafındaki kömürü inceledi ve çömleğin yaklaşık 300 - 325 milyon yıl önce yapıldığını belirlediler. Bu, demirin, MÖ 1200 yılları civarında kullanılmaya başladığını iddia eden evrimciler için açıklanması mümkün olmayan bir bulgudur. </text:p>
      <text:p text:style-name="P114"/>
      <text:p text:style-name="P114">Scientific American dergisinin 1852 yılında yayınlanan 5 Haziran tarihli sayısında, yaklaşık 100 bin yıllık olan bir metal kabın kalıntılarının bulunduğu haberi yer almıştır. Araştırmalar, çanak şeklindeki bu kabın yapıldığı metalin, çinko veya benzeri bir alaşımdan meydana geldiğini göstermiştir. Ayrıca vazonun üzerinde ince işçilikle çiçek buketleri, üzüm asması ve taç desenleri işlidir. En eski çağlarda insanların metali kullanmadığı iddiasında olan evrimcilerin bu bulguyu açıklayabilmeleri mümkün değildir. Açıktır ki bu eseri meydana getiren kişiler, metal alaşımlarını yapan, metali işleyebilen gelişmiş bir kültür birikimine sahiptirler. </text:p>
      <text:p text:style-name="P114"/>
      <text:p text:style-name="P114">s.28</text:p>
      <text:p text:style-name="P114">Resimdeki havan ve tokmağı, 1877 yılında Table Mountain kömür madeninde bulunmuştur. 33 milyon yıllık kömür yatağında bulunan bu havan ve tokmağı, insanın her dönemde insani bir yaşam sürdüğünün delillerindendir. </text:p>
      <text:p text:style-name="P114"/>
      <text:p text:style-name="P114">Bu ayakkabı tabanı fosili, 213 milyon yıllık taş yatağında bulunmuştur. Bundan milyonlarca yıl önce yaşayan insanlar ayakkabılarıyla, kıyafetleriyle, yemek kültürleriyle, sosyal ilişkileriyle medeni bir yaşam sürmüşlerdir. Fosilin bilinen tek resmi 1922 tarihli bir New York gazetesinde yayınlanmıştır. İnsanlık tarihinin evrimi iddiasını yalanlayan bu gibi bulgular, evrimciler tarafından ya gizlenir ya da göz ardı edilir. </text:p>
      <text:p text:style-name="P114"/>
      <text:p text:style-name="P114">3 milyon yıllık çakıl taşı üzerine insan yüzüne benzer bir figür yapılmış. Çakıl taşında böyle düzgün delikler açabilmek oldukça zor bir iştir. Bunun için sert metalden yapılmış delik açma aletleri kullanılması gerekir. Evrimcilerin iddia ettiği gibi, son derece ilkel koşullarda bunun yapılmış olması imkansızdır.</text:p>
      <text:p text:style-name="P114"/>
      <text:p text:style-name="P114">s.30</text:p>
      <text:p text:style-name="P114">20. Hanedanlık dönemine ait, alçı üzerine yapılmış resim.</text:p>
      <text:p text:style-name="P114"/>
      <text:p text:style-name="P114">Tarihin her döneminde, günümüzde olduğu gibi, hak dinler de vardı batıl inanışlar da. Tarihin her döneminde iman edenler Allah'ın emri olan ibadetleri yerine getiriyorlardı.</text:p>
      <text:p text:style-name="P114"/>
      <text:p text:style-name="P114">s.31</text:p>
      <text:p text:style-name="P114">Geçmişte olduğu gibi günümüzde de batıl inanışlara sahip olanlar, putlara tapanlar yaşamaktadır. </text:p>
      <text:p text:style-name="P114"/>
      <text:p text:style-name="P114"><text:soft-page-break/>s.32</text:p>
      <text:p text:style-name="P114">Sebe Melikesi'nin Hz. Süleyman'ı ziyaret edişini anlatan tablo</text:p>
      <text:p text:style-name="P114"/>
      <text:p text:style-name="P114">s.34</text:p>
      <text:p text:style-name="P114">Hz. Meryem ve Azizler Tablosu, Giovanni Bellini, 1505, Venedik</text:p>
      <text:p text:style-name="P114"/>
      <text:p text:style-name="P114">s.38</text:p>
      <text:p text:style-name="P114">21. Yüzyıl-Kolombiya</text:p>
      <text:p text:style-name="P114"/>
      <text:p text:style-name="P114">Avustralyalı Papou yerlisi</text:p>
      <text:p text:style-name="P114"/>
      <text:p text:style-name="P114">21. yüzyılda dahi batıl inanışlara sahip pek çok toplum yaşamaktadır. Bu insanlar, kendilerine hiçbir fayda veya zarar vermeye güç yetiremeyen sahte ilahlara tapma yanılgısına düşmektedirler. Resimde, Arhuaco kabilesinin şefinin, kendilerine yapılan saldırıların ardından sözde yardım almak için yaptığı ayin görülüyor. Bu ayini düzenleme amaçlarını şefleri şu şekilde açıklıyor: "Dağı sakinleştirmek için doğadaki yaşlı ruhları yardıma çağırıyoruz." 4</text:p>
      <text:p text:style-name="P114"/>
      <text:p text:style-name="P114">s.39</text:p>
      <text:p text:style-name="P114">21.YÜZYIL ABD-MIAMI</text:p>
      <text:p text:style-name="P114"/>
      <text:p text:style-name="P114">Dünyanın bir ucunda insanlar, sözde "ölü ruhların dağları sakinleştirebileceğine" inanıp son derece ilkel koşullarda yaşarken, bir başka yerde insanlar gökdelenlerde yaşayıp, uçaklarla veya lüks teknelerle seyahat etmekte, oldukça konforlu bir yaşam sürmektedirler. Evrimcilerin iddialarının aksine hem ileri hem de geri medeniyetler aynı anda var olabilmektedir. </text:p>
      <text:p text:style-name="P114"/>
      <text:p text:style-name="P114">41</text:p>
      <text:p text:style-name="P114">İnsanların içinde yaşadıkları koşullar, onların sözde ilkel bir zihne ve gelişmemiş özelliklere sahip olduğunu göstermez. Her dönemde farklı ihtiyaçlar gelişmiş, insanlar farklı koşullarda yaşamışlardır. Örneğin günümüz mimari anlayışı ile Mısırlıların mimari anlayışının aynı olmaması bizim kültürümüzün onlarınkinden daha ileride olduğunu göstermez. 20. yüzyılda medeniyetin işareti gökdelenlerken, Mısır döneminde uygarlığın kanıtı piramitler ve sfenkslerdi.</text:p>
      <text:p text:style-name="P114"/>
      <text:p text:style-name="P114"/>
      <text:p text:style-name="P114">43</text:p>
      <text:p text:style-name="P114"/>
      <text:p text:style-name="P114">Elde edilen bulguları evrimci ön yargıyla değerlendiren bir bilim adamı, o dönem hakkında pek çok yorum yapabilir. Ancak bu yorumların bilimsel kabul edilebilmesi için net bulgularla ve verilerle desteklenmesi gerekir. Bugüne kadar evrimcilerin masallarını destekleyebilecek tek bir bilimsel bulgu dahi elde edilmemiştir. Hırıltılar çıkararak anlaştığı, mağaralarda yaşadığı, üstünde postuyla ateş kenarında oturduğu, kaba aletlerle avlandığı söylenen yarı insan yarı maymun varlıklar sadece evrimcilerin hayallerini yansıtmaktadır. Bilim ise insanın her zaman insan olarak var olduğunu göstermektedir.</text:p>
      <text:p text:style-name="P114"/>
      <text:p text:style-name="P114"/>
      <text:p text:style-name="P114">46</text:p>
      <text:p text:style-name="P114"><text:soft-page-break/>YIL 2000</text:p>
      <text:p text:style-name="P114">Evrimci ön yargıyla hareket eden bazı arkeologlar günümüz sanat eserlerini, örneğin Rodin'in heykelini aratmayacak sanatsal değeri olan Güney Fransa'da Pireneler'in kuzey eteklerinde yer alan Tuc d'Audoubert Mağarası'ndaki bizon heykellerini sözde ilkel insanların yaptıklarını öne sürebilmektedirler. Ancak kullanılan teknik ve eserin estetik görünümü, bu eseri meydana getiren kişinin zihinsel ve fiziksel olarak günümüz insanından hiçbir farkı olmadığını sanat anlayışı açısından birçok günümüz insanından daha ileri olduğunu göstermektedir. </text:p>
      <text:p text:style-name="P114"/>
      <text:p text:style-name="P114"/>
      <text:p text:style-name="P114">47</text:p>
      <text:p text:style-name="P114">YIL 8000</text:p>
      <text:p text:style-name="P114"/>
      <text:p text:style-name="P114">Bundan 6000 yıl sonra yaşayan insanlar Rodin'in "Düşünen Adam" heykelini bulsalar ve günümüzdeki bazı bilim adamları gibi ön yargıyla hareket ederek, 20. yüzyılda yaşayan insanlar hakkında, bu insanların "düşünen bir adama taptıklarını", henüz sosyalleşmediklerini vs. iddia etseler, bu iddialar gerçeği ne kadar saptırdıklarını göstermez mi?</text:p>
      <text:p text:style-name="P114"/>
      <text:p text:style-name="P114"/>
      <text:p text:style-name="P114">50-51</text:p>
      <text:p text:style-name="P114">GİZLENEN GERÇEK TARİH </text:p>
      <text:p text:style-name="P114">Tarih hakkında öğrendiklerimiz çoğunlukla yalnızca kitaplardan okuduklarımızdır. ‹nsanların çok büyük bir bölümü bu kitaplarda yazılanlardan hiçbir zaman kuşkuya kapılmaz ve hemen herkes bu bilgileri peşinen kabul eder. Ancak özellikle insanın tarihi söz konusu olduğunda, bize sunulan tarih anlayışını bir kez daha gözden geçirmek gerekir. Çünkü bu anlayış çoğunlukla, günümüzde biyoloji, moleküler biyoloji, paleontoloji, genetik, biyogenetik, antropoloji gibi pek çok bilim dalı açısından hiçbir geçerliliği kalmamış olan bir teoriye, evrim teorisine göre şekillendirilmektedir. Evrim teorisinin bilimsel olarak çöküşüyle birlikte, bu teoriye göre düzenlenmiş tarih anlayışı da çökmüştür. </text:p>
      <text:p text:style-name="P114">Tarih bilimci Edward A. Freeman, tarih bilgilerimizin gerçekleri ne derece yansıttığı konusunda şunları ifade etmektedir:</text:p>
      <text:p text:style-name="P114">Bütün tarihsel araştırmalarda yüz yüze geldiğimiz gerçekler, insana ait istek ve kaprislerin yönlendirmesi doğrultusunda ortaya çıkmıştır. Ve kanıtlar, bilgiyi aktaranların güvenilirliğine bağlıdır. Bu kişiler, bilinçli olarak aldatabilirler, ya da kötü bir niyet olmaksızın yanlış yönlendirebilirler. Bir insan, yalan söyleyebilir, yanlış yapabilir.8 </text:p>
      <text:p text:style-name="P114">Bu durumda, bize aktarılan tarihin doğruluğundan nasıl emin olabiliriz? </text:p>
      <text:p text:style-name="P114">Bunun için öncelikle tarihçilerin ve arkeologların bize sundukları tarihsel bilgilerin objektifliğinden ve kesinliğinden emin olmamız gerekir. Çünkü tarih, pek çok soyut kavramda olduğu gibi, her düşünceden insan için farklı bir anlam taşıyabilir. Bir olay, bilgi veren kişiye ve bakış açısına göre çeşitlilik gösterebilir. Olayların yorumları, özellikle "şahit" olmamış kişilerce anlatıldığında bambaşka bir görünüm alabilir.</text:p>
      <text:p text:style-name="P114">"Tarih" geçmiş olayların kronolojik şekilde kaydedilmesiyle tanımlanır. Bu olaylara verilen anlam ve önem, "tarihçi"nin sunuş tarzına bağlıdır. Örneğin bir savaşın tarihini yazan kişinin, savaşı kazanan tarafın haklı veya haksız olduğunu düşünmesi, verdiği bilgiyi etkileyebilir. Söz konusu tarihçinin sempati duyduğu topluluk diğer tarafın bölgesini işgal etmiş ve sayısız gaddarlık yapmış olsa dahi, bu tarihçi onu "kahraman" olarak tanımlayabilir.9 Örneğin birbirine düşman olan iki ülkenin tarih kitaplarına bakacak olursak, bu kitaplarda aynı tarihi olayların tamamen farklı açılardan yorumlandığını görürüz.</text:p>
      <text:p text:style-name="P114"><text:soft-page-break/>‹şte günümüzde evrim taraftarı tarihçilerin ve bilim adamlarının yaptıkları da tam olarak budur: Biyolojik ve tarihsel açıdan somut bir delile dayanmamasına rağmen, insanın sözde evrimsel tarihi, topluma adeta kesin bir doğru olarak sunulmaktadır. Teoriyi çürüten güçlü deliller göz ardı edilmekte, elde edilen bulgular tamamen bu bilim adamlarının ön yargıları doğrultusunda yorumlanmakta, birtakım bilim adamlarının ideolojik olarak sahip çıktıkları teori adeta bir kanun gibi tanıtılmaya çalışılmaktadır.</text:p>
      <text:p text:style-name="P114"/>
      <text:p text:style-name="P114"/>
      <text:p text:style-name="P114">51</text:p>
      <text:p text:style-name="P114"/>
      <text:p text:style-name="P114">II. Dünya Savaşını yorumlayan bir tarihçi eğer nasyonal sosyalist bir görüşe sahipse sadece sağdaki resmi göz önüne alarak Hitler'i kendince bir kahraman olarak tanıtabilir. Oysa Buchenwald toplama kampında çekilen aşağıdaki fotoğrafta Hitler'in neden olduğu katliamlardan sadece bir örnek görülmektedir.</text:p>
      <text:p text:style-name="P114"/>
      <text:p text:style-name="P114"/>
      <text:p text:style-name="P114">52</text:p>
      <text:p text:style-name="P114"/>
      <text:p text:style-name="P114">ON BİNLERCE YIL SONRA GERİYE KALACAKLAR…..</text:p>
      <text:p text:style-name="P114"/>
      <text:p text:style-name="P114">İnşaatta, sanayide, teknolojik ürünlerde, dekorasyonda, günlük yaşamın pek çok alanında sıkça kullanılabilen maddelerin ömrü, insanlık tarihiyle kıyaslandığında oldukça sınırlıdır. Bundan on binlerce yıl önceki insanlar son derece estetik ahşap konaklarda yaşıyorlarsa, geriye bunu gösterecek çok fazla delil kalmaması son derece normaldir. Bizim medeniyetimizin de herhangi büyük bir felaketle yok olduğunu varsayalım, bundan yüz binlerce yıl sonrasına acaba neler kalacaktır? Dönemin insanları elde edecekleri birkaç kemik ve taş parçasına dayanarak bizleri ilkel olarak nitelendirseler, bu yorum gerçeği yansıtır mı?</text:p>
      <text:p text:style-name="P114"/>
      <text:p text:style-name="P114"/>
      <text:p text:style-name="P114">53</text:p>
      <text:p text:style-name="P114">Resimlerde görülen günümüz taş evlerinin, bundan on binlerce yıl sonraki görünümlerinin Çatalhöyük'teki kazılarda ortaya çıkarılan harabelerden farksız olacağı açıktır. Doğal şartlar altında önce ahşap, sonra metaller çürüyecek ve muhtemelen geriye sadece taş duvarlar, blok taşlar, kase ve saksılardan parçalar kalacaktır. Bu durumda dönemin arkeologlarının 2000'li yıllarda insanların ilkel bir hayat yaşadıklarını iddia etmelerinin gerçeği yansıtmayacağı açıktır. Günümüzde evrimcilerin içinde bulundukları durum da bundan farklı değildir.</text:p>
      <text:p text:style-name="P114"/>
      <text:p text:style-name="P114">54</text:p>
      <text:p text:style-name="P114">Çırağan Sarayı'nın yanmış, iç mimarisinin ve dekorasyonunun yok olmuş hali. Saray'ı bu haliyle değerlendiren bir kişi, bir zamanlar ne kadar ihtişamlı olduğunu tam olarak gözünde canlandıramayabilir. </text:p>
      <text:p text:style-name="P114"/>
      <text:p text:style-name="P114"/>
      <text:p text:style-name="P114">Günümüzdeki herhangi bir binadan on binlerce yıl sonra geriye sadece birkaç blok taş parçası kalacaktır. Ahşap malzemeler, metaller, demirden yapılmış eşyalar çürüyecektir. Örneğin, Çırağan Sarayı'ndan geriye ne sarayın duvarlarındaki süslü tablolar, ne son derece estetik mobilya takımları, ne <text:soft-page-break/>gösterişli perdeler, ne perdelerin asıldığı kornişler, ne halılar, ne avizeler ve ne de diğer aydınlatma malzemeleri kalır. Bu malzemeler çürüyüp yok olur. Bundan on binlerce yıl sonra Çırağan Sarayı'nın kalıntılarını bulan kimseler, sadece birkaç parça işlenmiş sütun, büyük parça taş ve belki de sarayın bazı temellerini göreceklerdir. Bunlara bakarak, dönemimizde yaşayan insanların henüz yeni yerleşik hayata geçtiklerini, o nedenle iri taşları üst üste koyarak sözde ilkel ev benzeri yerlerde yaşadıklarını, daha yeni sosyalleştiklerini öne sürseler, bunun son derece yanlış bir yorum olacağı açıktır. </text:p>
      <text:p text:style-name="P114">Geçmişten günümüze kalan kalıntılar da tıpkı Çırağan Sarayı gibi son derece estetik binaların izleri olabilir. Bu kalıntıların üzerine mobilyalar yerleştirilse, perdeler, halılar ve avizelerle dekorasyon yapılsa, ortaya çok gösterişli binalar çıkar. </text:p>
      <text:p text:style-name="P114">Kuran'da da geçmişte yaşamış olan kavimlerin sanat, mimari, kültür ve bilgi olarak ileri toplumlar oldukları haber verilmiştir. Bir ayette, geçmiş toplumların "kuvvet ve eser bakımından" üstün oldukları şöyle bildirilir:</text:p>
      <text:p text:style-name="P114">Onlar, yeryüzünde gezip-dolaşmıyorlar mı ki, böylece kendilerinden öncekilerin nasıl bir sona uğradıklarını bir görsünler. Onlar, kuvvet ve yeryüzündeki eserleri bakımından kendilerinden daha üstün idiler... (Mümin Suresi, 21)</text:p>
      <text:p text:style-name="P114"/>
      <text:p text:style-name="P114">55</text:p>
      <text:p text:style-name="P114">Çırağan Sarayı'nın restore edilip, dekorasyonunun tamamlanmış hali</text:p>
      <text:p text:style-name="P114"/>
      <text:p text:style-name="P114">56</text:p>
      <text:p text:style-name="P114">1.5 MİLYON YIL ÖNCE YAŞAYAN İNSANLAR DA YAŞLILARI KORUYUP KOLLUYORLARDI</text:p>
      <text:p text:style-name="P114"/>
      <text:p text:style-name="P114">2005 yılında, Dmanisi, Gürcistan'da bulunan bir fosil, insanlık tarihinin evrimi senaryosunun gerçekleri yansıtmadığını bir kez daha ortaya koydu. Evrimcilerin bilim dışı iddialarına göre ilk insanlar, bencil ve hayvani bir yaşam sürüyorlardı. Aile yaşamları veya toplumsal düzenleri yoktu. Arkeolog David Lordkipanidze tarafından bulunan, yaşlı bir insana ait kafatası fosili, bu iddiaların doğru olmadığını gösterdi. </text:p>
      <text:p text:style-name="P114">Bulunan fosil, yaşlı bir insana aitti ve tek bir dişi dışında hiçbir dişi yoktu. Bilim adamları bu insanın tek hastalığının dişlerinin eksikliği olmadığını, başka hastalıkları da olduğunu düşünmektedir. Bu insanın dişlerini kaybetmiş olmasına ve hastalıklarına rağmen, ileri yaşa kadar hayatını sürdürmesi, yaşadığı toplumda kendisine bakıldığını, ilgi gösterildiğini kanıtlayan önemli bir bilgidir. Fosili bulan arkeolog Lordkipanidze de konuyla ilgili şunları söylemektedir: </text:p>
      <text:p text:style-name="P114">"Bu kişinin hasta bir birey olduğu açıktır. Bunun, hasta kişilerin toplumun diğer üyeleri tarafından bakıldığını gösteren önemli bir örnek olduğunu düşünüyoruz."10</text:p>
      <text:p text:style-name="P114">Evrimciler, fosilin yaşadığı tarihten en az 1.5 milyon yıl sonra insanların sosyal olarak geliştiklerini, kültürel davranışlar gösterdiklerini öne sürerler. Söz konusu fosil ise evrimcilerin bu iddialarını yalanlamaktadır. Bundan milyonlarca yıl önce de insanların hastalara şefkat, merhamet ve ilgi gösterdiklerini, onlara baktıklarını, onları koruyup kolladıklarını göstermektedir. Bu bulgu tarihin hiçbir döneminde insanların hayvani bir yaşam sürmediklerini, her zaman insanca yaşadıklarını bir kez daha göstermektedir. </text:p>
      <text:p text:style-name="P114"/>
      <text:p text:style-name="P114"/>
      <text:p text:style-name="P114">Discover dergisi yılın önemli bilimsel gelişmelerini değerlendirdiği özel sayısında, evrimcilerin senaryosunu yıkan önemli bir bulguya yer verdi. Milyonlarca yıl önce de insanların hastalara baktıklarını, onlara ilgi gösterdiklerini ortaya koyan bu bulgu, "Homo Erectus* Aile Büyüklerine İlgi mi <text:soft-page-break/>Gösteriyordu?" başlığıyla yayınlandı. Bu fosilin ortaya koyduğu gerçek, tarihin hiçbir döneminde insanların hayvani bir yaşam şekli sürmedikleri, insanların hep insanca yaşadıklarıdır. </text:p>
      <text:p text:style-name="P114"/>
      <text:p text:style-name="P114"/>
      <text:p text:style-name="P114">(*) Evrimciler, Homo Erectus'un insanın sözde evriminde, maymunla insan arasında bir tür olduğunu iddia ederler. Oysa, günümüz insanının iskeleti ile Homo erectus iskeleti arasında hiçbir fark yoktur. Homo Erectus'un iskeleti tamamen diktir ve Homo Erectus bir insan ırkıdır. </text:p>
      <text:p text:style-name="P114"/>
      <text:p text:style-name="P114"/>
      <text:p text:style-name="P114">58</text:p>
      <text:p text:style-name="P114">Lascaux'daki mağaralarda bulunan duvar resimlerinden bir örnek. Bu resmin, sözde maymunluktan henüz kurtulmuş ilkel bir insan ürünü olmadığı açıktır. </text:p>
      <text:p text:style-name="P114"/>
      <text:p text:style-name="P114"/>
      <text:p text:style-name="P114">61</text:p>
      <text:p text:style-name="P114"/>
      <text:p text:style-name="P114">Günümüzün sanat anlayışı, gelecek nesiller tarafından evrimci ön yargılarla değerlendirilse toplumumuzla ilgili çok farklı kanaatler oluşabilir. Geleceğin evrimcileri Pablo Picasso'nun, Salvador Dali'nin veya bir başka sürrealist ressamın eserlerine bakarak, günümüz insanlarının da sözde ilkel olduklarını öne sürebilirler. Ama bu, hiçbir şekilde gerçeği yansıtmayan bir yorum olur. </text:p>
      <text:p text:style-name="P114"/>
      <text:p text:style-name="P114"/>
      <text:p text:style-name="P114">Solda:Öfkeli At, Salvador Dali </text:p>
      <text:p text:style-name="P114">Sağda: Saat Patlaması, Salvador Dali</text:p>
      <text:p text:style-name="P114"/>
      <text:p text:style-name="P114"/>
      <text:p text:style-name="P114">Ortada: Pipolu Adam, Pablo Picasso</text:p>
      <text:p text:style-name="P114">Gitar, Pablo Picasso</text:p>
      <text:p text:style-name="P114"/>
      <text:p text:style-name="P114"/>
      <text:p text:style-name="P114"/>
      <text:p text:style-name="P114"/>
      <text:p text:style-name="P114">62</text:p>
      <text:p text:style-name="P114">Resimler, resmi yapan kişilerin sanat anlayışını yansıtır. Ancak bu resimlere bakarak dönemin insanlarının ne yedikleri, hangi koşullarda yaşadıkları, sosyal ilişkilerinin nasıl olduğuna dair yorumlar yapmak ve bu yorumların kesin doğru olduğunu iddia etmek bilimsel bir yaklaşım değildir. Evrimcilerin ısrarla, dönemin insanlarını kendilerince ilkel olarak nitelendirmeleri ise ön yargılı tutumlarının bir neticesidir. Soldaki resimde, resmedilmiş insan figürlerinin üzerinde, kalın balık sırtı kumaş olduğu görülmektedir. Bu da evrimcilerin iddia ettiği gibi, bir zamanlar insanların yarı çıplak dolaşan, ilkel varlıklar olmadıklarını göstermektedir. </text:p>
      <text:p text:style-name="P114"/>
      <text:p text:style-name="P114"/>
      <text:p text:style-name="P114">63</text:p>
      <text:p text:style-name="P114">Cezayir'de bulunan yaklaşık 9000 yıl öncesine ait </text:p>
      <text:p text:style-name="P114">duvar resimleri</text:p>
      <text:p text:style-name="P114"><text:soft-page-break/></text:p>
      <text:p text:style-name="P114"/>
      <text:p text:style-name="P114">Tuc d'Audoubert Mağarası'ndaki bizon kabartmaları </text:p>
      <text:p text:style-name="P114"/>
      <text:p text:style-name="P114"/>
      <text:p text:style-name="P114">65</text:p>
      <text:p text:style-name="P114">Mağara resimlerinde kullanılan boyalar, kimya eğitimi almış bir üniversite öğrencisinin dahi elde etmesinin oldukça zor olduğu bir karışımla yapılmıştır. Çok kompleks formüllü bu boya karışımlarını, kimya mühendisleri ancak laboratuvarlarda elde edebilirler. Talk, barit, potasyum feldispat ve biyotit gibi maddelerin kullanımıyla elde edilen boyaların, detaylı bir kimya bilgisi gerektirdiği açıktır. Bu bilgiye sahip olan insanları ise sözde "yeni gelişmiş" olarak nitelemek mümkün değildir. </text:p>
      <text:p text:style-name="P114"/>
      <text:p text:style-name="P114"/>
      <text:p text:style-name="P114">66</text:p>
      <text:p text:style-name="P114"/>
      <text:p text:style-name="P114">Bu resimde sanatçı, üç boyutlu bir görüntü oluşturmuş. Üç boyutlu görüntü oluşturmak ancak çok iyi sanat ve resim eğitimi almış kişilerin yapabileceği bir tekniktir. Pek çok kişi bu detaylı sanatı uygulayamaz.</text:p>
      <text:p text:style-name="P114"/>
      <text:p text:style-name="P114"/>
      <text:p text:style-name="P114">67</text:p>
      <text:p text:style-name="P114">Tarihleri MÖ 35 binli yıllara kadar uzanan mağara resimlerindeki boyalarda dönemin insanları, mangan oksid, demir oksid, demir hidroksid, dentin kili (omurgalı hayvanların dişlerindeki kolajen ve kalsiyum tuzundan meydana gelen iç kısım) gibi elementler ve maddeler kullanıyorlardı. Kimya eğitimi olmayan bir insandan, bu resimlerden herhangi birindeki boyayı elde etmesi istense, bu kişi hangi elementi kullanacağını, bu elementi nereden, nasıl bulabileceğini, hangi elementi hangisiyle, nasıl karıştırması gerektiğini bilemez. Ayrıca dönemin insanlarının sadece kimya konusunda değil, hayvan anatomisi konusunda da bilgili oldukları anlaşılmaktadır. Omurgalı hayvanların dişlerindeki kolajen ve kalsiyum tozlarından oluşan maddelerden faydalanmaları bunun bir göstergesidir. </text:p>
      <text:p text:style-name="P114"/>
      <text:p text:style-name="P114"/>
      <text:p text:style-name="P114">Sağ alttaki at resmi, Niaux Mağarası'ndaki resimlerden biridir. Yapılan çalışmalar bu resmin yaklaşık 11 bin yıl öncesine ait olduğunu göstermiştir. Resmin, bölgede yaşayan atlarla olan benzerliği, resmi yapan kişinin yeteneğini göstermesi açısından dikkat çekicidir. Bu resimleri yapanların, gelişmiş bir sanat anlayışına sahip kişiler olduğu açıktır. Söz konusu resimlerin mağara duvarlarına yapılmış olması, bu kimselerin ilkel koşullarda yaşadığını gösteren bir delil kesinlikle değildir. Sadece kişisel seçimleri nedeniyle tuval olarak bu duvarları kullanmış olmaları oldukça yüksek bir ihtimaldir. </text:p>
      <text:p text:style-name="P114"/>
      <text:p text:style-name="P114"/>
      <text:p text:style-name="P114">68</text:p>
      <text:p text:style-name="P114">Blombos Mağarası'nda bulunan yanda görülen boncuklar ve çeşitli süs malzemeleri, </text:p>
      <text:p text:style-name="P114">dönemin insanlarının estetikten anlayan, sanatı bilen, güzellikten hoşlanan kişiler olduğunu göstermektedir. Bunlar sözde ilkel varlıklar tarafından meydana getirilmiş olamaz. <text:s/></text:p>
      <text:p text:style-name="P114"/>
      <text:p text:style-name="P114"/>
      <text:p text:style-name="P114"><text:soft-page-break/>69</text:p>
      <text:p text:style-name="P114"/>
      <text:p text:style-name="P114">Chauvet Mağarası'ndaki "Atlar Paneli", yaklaşık 6 metre uzunluğunda bir duvar tablosudur. Saldırı halindeki gergedanlar, gür yeleli atlar, bizonlar, aslanlar ve uzun boynuzlu bir tür sığır sürüsünün resmedildiği bu tablo, hayranlık uyandırıcı bir estetiğe sahiptir. Evrimcilerin ilkel çizimler bekledikleri bir dönemde sanatın bu derece gelişmiş olması, Darwinist iddialara göre açıklanması mümkün olmayan bir durumdur. </text:p>
      <text:p text:style-name="P114"/>
      <text:p text:style-name="P114"/>
      <text:p text:style-name="P114"/>
      <text:p text:style-name="P114">70</text:p>
      <text:p text:style-name="P114"/>
      <text:p text:style-name="P114">Mağara resimlerindeki gelişmiş sanat anlayışı karşısında, evrimci National Geographic dergisi bu resimleri, "Bizim gibi insanlar" başlığıyla sundu. </text:p>
      <text:p text:style-name="P114"/>
      <text:p text:style-name="P114"/>
      <text:p text:style-name="P114">Solda Chauvet Mağarası'nda kırmızı boya maddesi kullanılarak resmedilmiş leopar resmi. Sağda ise yaklaşık 6 metre uzunluğundaki panelin atlar bölümünden bir kesit görülmektedir. </text:p>
      <text:p text:style-name="P114"/>
      <text:p text:style-name="P114"/>
      <text:p text:style-name="P114">71</text:p>
      <text:p text:style-name="P114"/>
      <text:p text:style-name="P114">Bilim adamlarının araştırmalarına göre, at resminin alt kısmında yer alan noktalar, Ay'ın 29 günlük devrini göstermektedir.</text:p>
      <text:p text:style-name="P114"/>
      <text:p text:style-name="P114"/>
      <text:p text:style-name="P114">Geyik resminin altına çizilmiş olan 13 noktalı dizi ise, Ay'ın bir ay içindeki döngüsünün </text:p>
      <text:p text:style-name="P114">yarısını temsil etmektedir. </text:p>
      <text:p text:style-name="P114"/>
      <text:p text:style-name="P114"/>
      <text:p text:style-name="P114">72</text:p>
      <text:p text:style-name="P114">LASCAUX MAĞARASI’NDAKİ İNEK FİGÜRLERİ</text:p>
      <text:p text:style-name="P114"/>
      <text:p text:style-name="P114">73</text:p>
      <text:p text:style-name="P114">LASCAUX MAĞARASI’NDAKİ BİZON FİGÜRLERİ</text:p>
      <text:p text:style-name="P114"/>
      <text:p text:style-name="P114">74</text:p>
      <text:p text:style-name="P114">Resimlerde hareketlilik ve canlılık mükemmel bir şekilde yansıtılmıştır. Bu resimler, akademik eğitim alan kişilerin yapabileceği kalitede, son derece estetik çalışmalardır. Böyle mükemmel sanat eserleri ortaya çıkaran kimselerin zihinsel olarak geri olduklarını söylemek mümkün değildir.</text:p>
      <text:p text:style-name="P114"/>
      <text:p text:style-name="P114"/>
      <text:p text:style-name="P114">75</text:p>
      <text:p text:style-name="P114">Solda - Lascaux Mağarası'ndan Rotunda'nın kuzey duvarı</text:p>
      <text:p text:style-name="P114">Üstte - Lascaux Mağarası'ndan 17.000 yıllık hayvan figürleri</text:p>
      <text:p text:style-name="P114"><text:soft-page-break/>Altta - At figürü</text:p>
      <text:p text:style-name="P114"/>
      <text:p text:style-name="P114"/>
      <text:p text:style-name="P114"/>
      <text:p text:style-name="P114">76</text:p>
      <text:p text:style-name="P114">"En Eski Ay Takvimi Tanımlandı" başlığıyla BBC'nin internet sitesinde yer alan haber, Darwinistlerin "toplumların evrimi" iddiasını bir kez daha çürüten bilgiler içermekteydi. </text:p>
      <text:p text:style-name="P114"/>
      <text:p text:style-name="P114"/>
      <text:p text:style-name="P114"/>
      <text:p text:style-name="P114">78</text:p>
      <text:p text:style-name="P114">Üstteki 7 bin yıllık duvar resminde görülen flüt çalan insan figürü, dönemin insanlarının müzik bilgisine ve kültürüne dolayısıyla, gelişmiş bir zihniyete ve medeniyete sahip olduklarını göstermektedir. Alttaki resimde ise günümüzde Botswana'da yaşayan yerlilerden biri, benzer bir müzik aletini çalarken görülüyor.</text:p>
      <text:p text:style-name="P114"/>
      <text:p text:style-name="P114"/>
      <text:p text:style-name="P114">80</text:p>
      <text:p text:style-name="P114"/>
      <text:p text:style-name="P114">Çatalhöyük duvar resimlerinden biri olan üstteki resim, geyik avını temsil ediyor.</text:p>
      <text:p text:style-name="P114"/>
      <text:p text:style-name="P114"/>
      <text:p text:style-name="P114">81</text:p>
      <text:p text:style-name="P114">Çatalhöyük'te elde edilen tüm bulgular, tarihin ve kültürün evrimi iddiasını yalanlamaktadır. Bu duvar resimleri de, ilkellikten sözde yeni çıkmış insanların değil estetik anlayışa sahip, sanat kabiliyeti olan insanların eseridir.</text:p>
      <text:p text:style-name="P114"/>
      <text:p text:style-name="P114"/>
      <text:p text:style-name="P114">85</text:p>
      <text:p text:style-name="P114"/>
      <text:p text:style-name="P114">Resimlerde, Göbekli Tepe'de bulunan T biçimli taşlar görülmekte. Bazılarının üzerinde aslan figürü bulunmaktadır.</text:p>
      <text:p text:style-name="P114"/>
      <text:p text:style-name="P114"/>
      <text:p text:style-name="P114">86</text:p>
      <text:p text:style-name="P114"/>
      <text:p text:style-name="P114"/>
      <text:p text:style-name="P114">Bu eserlerin bulunduğu dönem evrimcilerin sözde "taş devri" olarak adlandırdıkları, sadece taş aletlerin kullanıldığını iddia ettikleri dönemdir. Bulunan eserler ise bu iddianın doğru olmadığını göstermektedir. Sadece taş kullanarak bu kayalar üzerine söz konusu desenlerin işlenemeyeceği, bu heykelin şekillendirilemeyeceği açıktır. Taşa taşla vurarak kayanın üzerinde bu derece düzgün bir hayvan figürü elde edilemez. Taşa taşla vurularak heykelin gözleri, burnu, ağzı biçimlendirilemez. </text:p>
      <text:p text:style-name="P114"/>
      <text:p text:style-name="P114"/>
      <text:p text:style-name="P114">Göbekli Tepe'de yapılan kazılarda ortaya çıkarılan bir yaban domuzu heykeli.</text:p>
      <text:p text:style-name="P114"><text:soft-page-break/></text:p>
      <text:p text:style-name="P114"/>
      <text:p text:style-name="P114">Bölgede bulunan bazı sütunlar üzerine işlenmiş olan aslan motifleri.</text:p>
      <text:p text:style-name="P114"/>
      <text:p text:style-name="P114"/>
      <text:p text:style-name="P114">Göbekli Tepe'de bulunan bir insan heykeli.</text:p>
      <text:p text:style-name="P114"/>
      <text:p text:style-name="P114"/>
      <text:p text:style-name="P114">87</text:p>
      <text:p text:style-name="P114">Geçmiş dönemlerde yaşayan insanlardan geriye kalan ve sıkça rastlanılan izlerden biri de çanak çömleklerdir. Bugün de halen pek çok insan çömlek yapımıyla geçimini sağlamaktadır. Günümüzden geriye yalnızca bu çömlek parçaları kalsa ve bunları bulan geleceğin bilim adamları, bizlerin henüz metali işlemeyi bilmeyen geri bir medeniyet olduğumuzu öne sürseler, bu iddialarında ne kadar doğruluk payı olurdu?</text:p>
      <text:p text:style-name="P114"/>
      <text:p text:style-name="P114"/>
      <text:p text:style-name="P114">89</text:p>
      <text:p text:style-name="P114">Bunlar, sana doğru haber (kıssa) olarak aktardığımız (geçmişteki) nesillerin haberleridir. Onlardan kimi ayakta kalmış, (hala izleri var, kimi de) biçilmiş ekin (gibi yerlebir edilmiş, kalıntısı silinmiş) dir. (Hud Suresi, 100)</text:p>
      <text:p text:style-name="P114"/>
      <text:p text:style-name="P114">90</text:p>
      <text:p text:style-name="P114">Neandertal ırkından bir insan tarafından yapılmış olan bu flüt, o dönemde Batı müziğinin temel formu olan yedi nota ölçüsünün kullanıldığını göstermektedir. Flütün yapımı ayrı, kullanılması ayrı bir bilgi birikimi, kültür ve beceri gerektirmektedir.</text:p>
      <text:p text:style-name="P114"/>
      <text:p text:style-name="P114"/>
      <text:p text:style-name="P114">93</text:p>
      <text:p text:style-name="P114"/>
      <text:p text:style-name="P114">EVRİMCİLERİN TEORİLERİNİ SAVUNACAK HİÇBİR BİLİMSEL DELİLLERİ YOKTUR</text:p>
      <text:p text:style-name="P114"/>
      <text:p text:style-name="P114"/>
      <text:p text:style-name="P114">Evrimciler, insanın maymunlarla ortak bir atadan evrimleştiği iddiasını delilsiz olarak kabul ederler, ancak bu evrimin nasıl olduğu sorusuna "bilmiyoruz, belki gelecekte bir gün anlarız" şeklinde hiçbir bilimsel değeri olmayan bir cevap verirler. Örneğin evrimci paleoantropolog Elaine Morgan şu itiraflarda bulunur:</text:p>
      <text:p text:style-name="P114">‹nsanlarla (insanın evrimiyle) ilgili en önemli dört sır şunlardır: 1) Neden iki ayak üzerinde yürürler? 2) Neden vücutlarındaki yoğun kılları kaybettiler? 3) Neden bu denli büyük beyinler geliştirdiler? 4) Neden konuşmayı öğrendiler? Bu sorulara verilecek standart cevaplar şöyledir: 1) Henüz bilmiyoruz. 2) Henüz bilmiyoruz. 3) Henüz bilmiyoruz. 4) Henüz bilmiyoruz. Sorular çok daha artırılabilir, ama cevapların tekdüzeliği hiç değişmeyecektir. 32</text:p>
      <text:p text:style-name="P114"/>
      <text:p text:style-name="P114">HAYALİ ÇİZİM</text:p>
      <text:p text:style-name="P114"/>
      <text:p text:style-name="P114"/>
      <text:p text:style-name="P114"><text:soft-page-break/>94</text:p>
      <text:p text:style-name="P114">Taşa şekil vermek için demir veya çelikten yapılmış çeşitli aletlerin kullanılması gerekir. Geçmişte yaşayan toplumlar da, tıpkı günümüzdekiler gibi, taşları kesip şekillendirirken bu tarz aletler kullanmışlardır. </text:p>
      <text:p text:style-name="P114"/>
      <text:p text:style-name="P114"/>
      <text:p text:style-name="P114">99</text:p>
      <text:p text:style-name="P114"/>
      <text:p text:style-name="P114">Günümüzde çok ileri medeniyetlerin yanı sıra, oldukça geri medeniyetler de varlığını sürdürmektedir. Ancak toplumların sahip oldukları teknolojik imkanların geri veya ileri olması bir toplumun diğerinden zihinsel ve fiziksel olarak daha gelişmiş ya da geri kalmış bir tür olduğunu göstermez. </text:p>
      <text:p text:style-name="P114"/>
      <text:p text:style-name="P114"/>
      <text:p text:style-name="P114">100</text:p>
      <text:p text:style-name="P114"/>
      <text:p text:style-name="P114">İnsanların avcılıkla ya da tarımla geçimlerini sağlamış olmaları, onların zihinsel yetenekleri açısından daha ileri ya da geri olduklarını göstermez. Yani, avcılıkla geçinen bir toplum daha geri ve zihinsel olarak maymunlara sözde daha yakın olduğu için avcılıkla uğraşmaz. Ya da bir toplumun tarımla uğraşması onun maymunsuluktan iyice uzaklaştığı anlamına gelmez. </text:p>
      <text:p text:style-name="P114"/>
      <text:p text:style-name="P114"/>
      <text:p text:style-name="P114">101</text:p>
      <text:p text:style-name="P114">Bu çizimde görülen ilkel varlıklar hiçbir zaman yaşamamıştır. Bu ve benzeri resimler, Darwinist bilim adamlarının hayal ürünü çizimleridir. Bilimsel bir değeri yoktur. </text:p>
      <text:p text:style-name="P114"/>
      <text:p text:style-name="P114"/>
      <text:p text:style-name="P114">106</text:p>
      <text:p text:style-name="P114">Günümüzde çok ileri medeniyetlerin yanı sıra, oldukça geri medeniyetler de varlığını sürdürmektedir. Ancak toplumların sahip oldukları teknolojik imkanların geri veya ileri olması bir toplumun diğerinden zihinsel ve fiziksel olarak daha gelişmiş ya da geri kalmış bir tür olduğunu göstermez.</text:p>
      <text:p text:style-name="P114"/>
      <text:p text:style-name="P114">107</text:p>
      <text:p text:style-name="P114">Bu çizimde görülen ilkel varlıklar hiçbir zaman yaşamamıştır. Bu ve benzeri resimler, Darwinist bilim adamlarının hayal ürünü çizimleridir. Bilimsel bir değeri yoktu</text:p>
      <text:p text:style-name="P114"/>
      <text:p text:style-name="P114"/>
      <text:p text:style-name="P114">108</text:p>
      <text:p text:style-name="P114">İnsanların avcılıkla ya da tarımla geçimlerini sağlamış olmaları, onların zihinsel yetenekleri açısından daha ileri ya da geri olduklarını göstermez. Yani, avcılıkla geçinen bir toplum daha geri ve zihinsel olarak maymunlara sözde daha yakın olduğu için avcılıkla uğraşmaz. Ya da bir toplumun tarımla uğraşması onun sözde maymunsuluktan iyice uzaklaştığı anlamına gelmez.</text:p>
      <text:p text:style-name="P114"/>
      <text:p text:style-name="P114">115</text:p>
      <text:p text:style-name="P114"><text:soft-page-break/>Piramitlerin nasıl bir inşaat tekniği ve teknolojisi kullanılarak yapıldıkları bugün dahi tam olarak anlaşılabilmiş değildir. Günümüz teknolojisiyle insanların yapımını anlamakta zorlandığı bu dev eserleri, bundan yaklaşık 2500 yıl önce insanlar büyük bir beceriyle inşa etmişlerdir.</text:p>
      <text:p text:style-name="P114"/>
      <text:p text:style-name="P114">119</text:p>
      <text:p text:style-name="P114">Rudyard Kipling'in Just So Stories (İşte Öylesine Hikayeler) adlı kitabı.</text:p>
      <text:p text:style-name="P114"/>
      <text:p text:style-name="P114">121</text:p>
      <text:p text:style-name="P114">Dünyanın en ünlü taş yapıtlarından biri olan Newgrange, 93 megalitten oluşmaktadır.</text:p>
      <text:p text:style-name="P114"/>
      <text:p text:style-name="P114"/>
      <text:p text:style-name="P114">123</text:p>
      <text:p text:style-name="P114">Resimde Newgrange'den bir kesit görülmektedir. Newgrange'in yapımında kullanılan taş blokların nasıl taşındığı, inşaatın hangi tekniklerle yapıldığı günümüzde halen tam olarak anlaşılamamıştır.</text:p>
      <text:p text:style-name="P114"/>
      <text:p text:style-name="P114">125</text:p>
      <text:p text:style-name="P114">Stonehenge ahşap bir binan<text:span text:style-name="T75"></text:span>n temel taşlar<text:span text:style-name="T75"></text:span> olarak yapılmış olabilir. Bunun üstüne kurulacak ahşap bir bina rüzgardan ve fırtınadan etkilenmez. Muhtemelen binanın sadece temelleri kalmış olabilir. Nasıl ve ne şekilde yapılmış olduğu halen tartışılmakta olan Stonehenge'in bilim adamlarınca ortaya çıkarılan bir diğer önemli özelliği de, astronomiyle olan bağlantısıdır. Elde edilen bulgular, bu yapıtı inşa edenlerin mühendislik bilgilerinin yanı sıra, astronomi bilgilerinin de gelişmiş olduğunu göstermektedir.</text:p>
      <text:p text:style-name="P114"/>
      <text:p text:style-name="P114"/>
      <text:p text:style-name="P114">127</text:p>
      <text:p text:style-name="P114">Tiahuanaco şehrindeki taş yapıtlardan bir örnek. Buradaki tonlarca ağırlığındaki taşların, çelik halatlar ve vinç benzeri inşaat makineleri kullanılmadan taşınması mümkün değildir.</text:p>
      <text:p text:style-name="P114"/>
      <text:p text:style-name="P114"/>
      <text:p text:style-name="P114">129</text:p>
      <text:p text:style-name="P114">Ağırlığının yaklaşık 10 ton olduğu tahmin edilen Güneş Kapısı'nın, evrimcilerin iddia ettiği gibi teknolojik imkanları olmayan bir toplum tarafından inşa edilmiş olması imkansızdır. Bu yapıtlar, evrimcilerin insanlık tarihinin ileri doğru evrimleştiği iddiasını geçersiz kılmaktadır.</text:p>
      <text:p text:style-name="P114">130</text:p>
      <text:p text:style-name="P114">11 BİN YIL ÖNCE GÖBEKLİ TEPE’DE YAŞAYAN TAŞ USTALAR</text:p>
      <text:p text:style-name="P114">Yanda soldaki resimlerde görülen taş işçiliği bundan 11 bin yıl önce yaşamış olan insanlara aittir. Bu detaylı şekiller, kendilerini işleyen ustaların sanat zevkini göstermektedir. Ama daha da önemlisi bu sanatçıların o dönemde çeşitli metal aletler kullanarak bu taşları yontmuş olmalarıdır. Bir insanın eline başka bir taş alıp, taşı taşa sürterek resimlerde görülen işlemeleri yapması mümkün değildir. Bu ince işçilik ancak eğe, levye, rende gibi günümüzde de taş işlemeciliğinde kullanılan metall aletler yardımıyla yapılabilir. Alt sağdaki resim de günümüzde taş işlemeciliği yapan bir kişiyi göstermektedir. 11 bin yıl önce yaşamış olan sanatçılar da ancak benzer yöntemler kullanarak bu sanat eserlerini meydana getirmiş olabilirler.</text:p>
      <text:p text:style-name="P114"/>
      <text:p text:style-name="P114">131</text:p>
      <text:p text:style-name="P114">İNKALARIN 20 BİN TON AĞIRLIĞINDAKİ DEV İNŞA TAŞLARI</text:p>
      <text:p text:style-name="P114"><text:soft-page-break/>Peru'da Cuzco şehri yakınlarında bulunan antik Sacsahuamán şehrinde, ‹nkalar tarafından inşa edilmiş bir duvar bulunmaktadır. Duvar özellikle, farklı büyüklük ve şekilde taş bloklar kullanılarak oluşturulmuştur. Bu taş bloklar tonlarca ağırlığındadır ve bunlar yan yana o kadar düzenli yerleştirilmişlerdir ki bugün bile blokların arasına bir parça kağıt sokmak mümkün değildir. Üstelik duvarların hiçbir noktasında sıva veya çimento gibi kaynaştırma maddesi bulunmamaktadır. Bloklar, büyük bir ustalıkla biraraya getirilmiştir. Bu derece büyük taş blokların, birbirlerine monte olabilecek şekilde nasıl kesilip biçimlendirildikleri, günümüz teknolojisiyle dahi anlaşılamamıştır. </text:p>
      <text:p text:style-name="P114">Daha da şaşırtıcı olan ise, bu duvarın inşasında kullanılan diğerlerinden daha büyük bir taş bloktur. 5 katlı bir ev büyüklüğünde ve yaklaşık 20.000 ton ağırlığında olan bu taş bloğu, Sacsahuamán'ın kurucularının nasıl hareket ettirmeyi başardıkları halen anlaşılamamıştır. Günümüzün modern makineleriyle böyle şaşırtıcı bir ağırlığı kaldırmak mümkün değildir. Bugün dünyanın en büyük vinci bile bu derece ağır bir yükü kaldırmakta zorlanacaktır. Bu da bize, ‹nkalar döneminde muhtemelen bugün tahmin bile edemediğimiz ileri bir teknolojinin kullanılmış olabileceğini göstermektedir.</text:p>
      <text:p text:style-name="P114"/>
      <text:p text:style-name="P114"/>
      <text:p text:style-name="P114">132</text:p>
      <text:p text:style-name="P114">MİMARİDE DEV TAŞLAR KULLANMAK USTACA BİR BECERİ GEREKTİRİR</text:p>
      <text:p text:style-name="P114">On binlerce tonluk taşların kullanılmasıyla meydana getirilen yapılar, günümüzde halen şaşkınlık uyandırmaktadır. Böylesine dev taşlar kullanarak inşaat yapmak için, çelik halatlar kullanan vinçler gibi gelişmiş inşaat makinelerine ihtiyaç vardır. Evrimcilerin iddia ettiği gibi ahşap kütükler, iri halatlar, çabuk kırılabilen bakırdan malzemelerle bu taşların ocaklardan çıkarılması, taşınması, yerleştirilmesi, işlenmesi mümkün değildir. Ortadaki küçük resimde, Ramses'in dev heykelinin baş kısmının ancak çelik halatlı büyük vinçlerle taşınabildiği görülmektedir.</text:p>
      <text:p text:style-name="P114"/>
      <text:p text:style-name="P114">Luksor'daki sıra sütunlar, III. Amenhotep tarafından yaptırılmış, Tutankhamon tarafından dekore ettirilmiştir.</text:p>
      <text:p text:style-name="P114"/>
      <text:p text:style-name="P114"/>
      <text:p text:style-name="P114">133</text:p>
      <text:p text:style-name="P114">Baalbek Jüpiter Tapınağı</text:p>
      <text:p text:style-name="P114"/>
      <text:p text:style-name="P114"/>
      <text:p text:style-name="P114">Jüpiter Tapınağı olarak adlandırılan bu yapının inşasında da dev taş bloklar kullanılmıştır. Küçük resimde kırmızıyla işaretli olan blok taş, istinat duvarında kullanılan üç büyük bloktan biridir. Bu üç blok taşın her birinin yüksekliği yaklaşık 4.5 metre, genişliği yaklaşık 3.5 metre ve uzunluğu da yaklaşık 19 metredir. Üç taşın ortalama ağırlığı 800 ton civarındadır. Bu derece büyük bir ağırlığın madenden çıkarılıp taşınması, kullanılan inşaat makinelerinin gelişmişliğinin bir göstergesidir.</text:p>
      <text:p text:style-name="P114"/>
      <text:p text:style-name="P114">134</text:p>
      <text:p text:style-name="P114">EVRİMCİLERİN AÇIKLAYAMADIĞI OBELİSKLER</text:p>
      <text:p text:style-name="P114">Geçmiş medeniyetlerden günümüze kalan şaşırtıcı izlerden biri de obelisklerdir. Ortalama 20 metre uzunluğunda, tonlarca ağırlıkta olan bu dikili taşların, ocaklardan çıkarılmaları, taşınmaları, üzerlerinin işlenmesi ve bulundukları yerlere yerleştirilmeleri için ileri bir teknolojinin kullanılmış olması gereklidir. Bilinen en büyük obelisklerden biri, MÖ 1400'lü yıllarda Karnak (Mısır)'a dikilmiş olandır. 29.5 metre yükseliğinde, 1.62 metre genişliğinde ve 325 ton ağırlığındadır. Bu irilikte ve ağırlıktaki taşın, tek blok <text:soft-page-break/>halinde, ocaktan çıkarılması da bulunduğu yere taşınmasını da ustalık, teknik bilgi ve alt yapı gerektirir. Bunun için bakır ve bronz gibi kolay eğilip bükülen, çabuk kırılan aletlerin kullanılamayacağı, demir ve çelikten yapılmış aletlerin kullanılması gerektiği açıktır. Bu da evrimcilerin, söz konusu dönemde henüz demirin kullanılmadığı, pek çok metalin bilinmediği iddiasını yalanlamaktadır.</text:p>
      <text:p text:style-name="P114"/>
      <text:p text:style-name="P114">Resimde obeliskin tepe noktasında bulunduğu varsayılan kısım, bu dikili taşların paratoner olarak kullanılmış olabileceğine işaret etmektedir.</text:p>
      <text:p text:style-name="P114"/>
      <text:p text:style-name="P114"/>
      <text:p text:style-name="P114">Resimde Asuvan yakınlarındaki granit ocağında bitirilemeden kalmış olan obelisk görülmektedir. Diğerlerinin iki katı olan bu obelisk, 41.75 metre uzunluğunda ve yaklaşık 1168 tondur. Böylesine dev bir yapının, ocaktan çıkarılıp taşınması için gelişmiş teknoloji kullanılması gereklidir.</text:p>
      <text:p text:style-name="P114"/>
      <text:p text:style-name="P114"/>
      <text:p text:style-name="P114">135 PUMA PUNKU’DA EVRİMİ YALANLAYAN BULGULAR</text:p>
      <text:p text:style-name="P114">Puma Punku'daki piramit kalıntısını meydana getiren taşların büyüklüğü, görenleri şaşkınlığa düşürmektedir. Piramitin en alt basamaklarını oluşturan bloklardan biri 60x50 metre genişliğinde ve yaklaşık 447 ton ağırlığındadır. Kullanılan diğer taşların da ağırlıkları 100-200 ton arasında değişmektedir. Bu dev taşların, evrimcilerin öne sürdüğü gibi, kütükler üzerinde kalın iplerle çekilerek taşındığı iddia etmek mantıklı bir yorum değildir.</text:p>
      <text:p text:style-name="P114"/>
      <text:p text:style-name="P114">Evrimci arkeolojinin Puma Punku'daki açıklayamadığı bulgulardan biri de, pek çok blok taşın birleşme noktasında bulunan izlerdir. Bu izler, metal mengene izini andırmaktadır. Uzun bir süre, T şeklindeki bu izlerin sıcak kalıpların taş blokların üzerine konularak yapıldığı düşünülmüştür. Ancak daha sonra elektron mikroskobuyla yapılan incelemeler, erimiş metal izlerini ortaya çıkarmıştır. Spektrografik incelemeler ise bu izlerin, % 2.05 arsenik, % 95.15 bakır, % 0.26 demir, % 0.84 silikon ve % 1.70 nikel alaşımından oluşan bir malzemenin izleri olduğunu göstermiştir. Tüm bunlar, geçmiş toplumların inşaatlarında gelişmiş araç gereçler kullandıklarının delilidir. 44</text:p>
      <text:p text:style-name="P114"/>
      <text:p text:style-name="P114">Puma Punku'da sıkça </text:p>
      <text:p text:style-name="P114">rastlanan metal mengene izi</text:p>
      <text:p text:style-name="P114"/>
      <text:p text:style-name="P114">Ollantaytambo'daki blok taşlarda görülen metal mengene izi</text:p>
      <text:p text:style-name="P114"/>
      <text:p text:style-name="P114">Kamboçya, Angkor Wat'taki taş yapılardaki metal mengene izi</text:p>
      <text:p text:style-name="P114"/>
      <text:p text:style-name="P114">137</text:p>
      <text:p text:style-name="P114">Mısırlıların mumyalama teknikleri, oldukça gelişmiş tıp bilgisine sahip olduklarını gösteren örneklerden biridir.</text:p>
      <text:p text:style-name="P114"/>
      <text:p text:style-name="P114">140</text:p>
      <text:p text:style-name="P114">Mısır Firavunu Tutankhamun'un cesedi, iç içe geçen iki tabut içinde muhafaza ediliyordu.</text:p>
      <text:p text:style-name="P114"/>
      <text:p text:style-name="P114">Smith papirüsü - Bu papirüste, Antik Mısırlıların, ketenden yapılmış yara ve sargı bantları kullandıkları anlatılmaktadır.</text:p>
      <text:p text:style-name="P114"><text:soft-page-break/></text:p>
      <text:p text:style-name="P114"/>
      <text:p text:style-name="P114">142</text:p>
      <text:p text:style-name="P114">(1,2) Altın, gümüş ve yarı değerli taşlardan yapılmış çok ince işlemeli kralın göğüs zırhları.</text:p>
      <text:p text:style-name="P114"/>
      <text:p text:style-name="P114"/>
      <text:p text:style-name="P114">(3) İnce işlemeli sandalet</text:p>
      <text:p text:style-name="P114"/>
      <text:p text:style-name="P114">(4) Sert altından yapılma, uzun uçlu küçük ibrik, sağlamlığını ve parlaklığını halen korumaktadır.</text:p>
      <text:p text:style-name="P114"/>
      <text:p text:style-name="P114"/>
      <text:p text:style-name="P114">143</text:p>
      <text:p text:style-name="P114">(5) Tutankhamun mumyasının boynunda bulunan bu kolyenin üzerinde çok ince altın işçiliği vardır. Bunun yanı sıra firavunun mumyasında, 150 tane mücevher ve kolye daha bulunmaktaydı.</text:p>
      <text:p text:style-name="P114"/>
      <text:p text:style-name="P114">(6) Kalın altın varakla kaplanmış ve gümüş varaklı bir kızağın üzerine yerleştirilmiş tahta muhafaza.</text:p>
      <text:p text:style-name="P114"/>
      <text:p text:style-name="P114">Mücevherlerdeki ince işçilik, profesyonel altın işleme malzemelerinin kullanıldığını göstermektedir. Gerekli araç gereç olmadan bu derece ince işlemecilik yapılamaz. Mısırlıların altın işçiliğinin kalitesinin ve inceliğinin, günümüz işlemeceliğinden hiçbir farkı yoktur.</text:p>
      <text:p text:style-name="P114"/>
      <text:p text:style-name="P114">(7) Tanis'te bulunan altın, </text:p>
      <text:p text:style-name="P114">lacivert taşı ve turkuazdan </text:p>
      <text:p text:style-name="P114">yapılmış göğüs zırhı.</text:p>
      <text:p text:style-name="P114"/>
      <text:p text:style-name="P114">144</text:p>
      <text:p text:style-name="P114">Antik Mısırlıların gelişmiş medeniyetinin en önemli göstergelerinden biri de hiç şüphesiz mimari ve mühendislik bilgileriydi.</text:p>
      <text:p text:style-name="P114"/>
      <text:p text:style-name="P114"/>
      <text:p text:style-name="P114">147</text:p>
      <text:p text:style-name="P114">Antik Mısır dönemine ait, keten üzerine yapılmış resimlerden örnekler.</text:p>
      <text:p text:style-name="P114"/>
      <text:p text:style-name="P114">148</text:p>
      <text:p text:style-name="P114">Rhind papirüsü</text:p>
      <text:p text:style-name="P114"/>
      <text:p text:style-name="P114">152</text:p>
      <text:p text:style-name="P114">Keops Piramiti ortalama 2.5 milyon taş bloktan oluşmaktadır. Günde on bloğun üst üste konulduğu varsayılırsa -ki bu işçilerin olağanüstü bir çaba göstermelerini gerektirecektir- 2.5 milyon taşın 684 yılda yerlerine konulduğu ortaya çıkar. Oysa, söz konusu piramitin ortalama 20-30 yıl içinde yapılmış olduğu düşünülmektedir. Bu basit hesap dahi, Mısır piramitlerinin yapımında tahmin edilenden farklı ve üstün bir teknolojinin kullanıldığını ortaya koymaktadır.</text:p>
      <text:p text:style-name="P114"/>
      <text:p text:style-name="P114"/>
      <text:p text:style-name="P114">153</text:p>
      <text:p text:style-name="P114"><text:soft-page-break/>Geçmiş toplumların dev taş bloklar kullanarak inşa ettikleri binalar, günümüzün modern inşaat makinelerine benzer makinelerin o dönemlerde de kullanılmış olduğuna işaret etmektedir. Altından yapılmış olan bu süs eşyasının da inşaat makinelerine olan benzerliği dikkat çekicidir. Bu parça, 1920'lerde Panama'da bulunmuştur. Kolye ucu olarak kullanıldığı tahmin edilmektedir. Bu ve benzeri bulgular, evrimcilerin geçmiş toplumların tamamen ilkel oldukları yönündeki iddialarını yalanmaktadır. Tarih boyunca teknolojide ilerleme ve bilgi birikimi olduğu açıktır, ancak bu geçmişte hayvani koşullarda yaşandığı anlamına gelmemektedir. Geçmiş toplumlar da ihtiyaçlarına uygun keşifler yapmışlar, cihazlar geliştirmişler, makineler kullanmışlardır.</text:p>
      <text:p text:style-name="P114"/>
      <text:p text:style-name="P114">Dönemin muhtemel vinç modeli</text:p>
      <text:p text:style-name="P114"/>
      <text:p text:style-name="P114">Günümüz vinç modeli</text:p>
      <text:p text:style-name="P114"/>
      <text:p text:style-name="P114">155</text:p>
      <text:p text:style-name="P114">Tutankhamun döneminden bir kesit. Eser Kahire'deki Mısır Müzesi'nde sergileniyor.</text:p>
      <text:p text:style-name="P114"/>
      <text:p text:style-name="P114"/>
      <text:p text:style-name="P114">156</text:p>
      <text:p text:style-name="P114">MÖ 200 yılına ait olduğu tahmin edilen ahşap planör modeli.</text:p>
      <text:p text:style-name="P114"/>
      <text:p text:style-name="P114">ARKADAN GÖRÜNÜŞ</text:p>
      <text:p text:style-name="P114">YANDAN GÖRÜNÜŞ</text:p>
      <text:p text:style-name="P114">ÜSTTEN GÖRÜNÜŞ</text:p>
      <text:p text:style-name="P114"/>
      <text:p text:style-name="P114">158</text:p>
      <text:p text:style-name="P114">Abydios Tapınağı'nın duvarlarında Dr. Ruth Hiver tarafından bulunan bu resimlerdeki araçların, günümüzde de kullanılan helikopter, jet ve uçak gibi araçlarla olan benzerliği dikkat çekicidir.</text:p>
      <text:p text:style-name="P114"/>
      <text:p text:style-name="P114"/>
      <text:p text:style-name="P114">159</text:p>
      <text:p text:style-name="P114">(Halkı) Zulmediyorken yıkıma uğrattığımız nice ülkeler vardır ki, şimdi onların altları üstlerine gelmiş ıpıssız durmakta, kullanılamaz durumdaki kuyuları(terk edilmiş bulunmakta), yüksek sarayları (çın çın ötmektedir). (Hac Suresi, 45)</text:p>
      <text:p text:style-name="P114"/>
      <text:p text:style-name="P114">160</text:p>
      <text:p text:style-name="P114">NAZCA’DA <text:s/>BULUNAN “SOM ALTIN UÇAK MODELİ”</text:p>
      <text:p text:style-name="P114"/>
      <text:p text:style-name="P114">Geçmiş medeniyetlere ait hava taşıtı kalıntıları sadece Mısır ile sınırlı değildir. Resimdeki uçak modeli Güney Amerika, Colombia'da bir mağarada bulundu. Bu model, şu anda Smithsonian Institution of Washington DC müzesinde bulunuyor ve 1000 yıldan daha yaşlı olduğu tahmin ediliyor. </text:p>
      <text:p text:style-name="P114">Bu küçük heykelciğin aerodinamik yapısı, kuyruk bölümündeki kenarları çıkıntılı dümeni, günümüzdeki modern uçaklardan farklı değil. <text:s/>"The Puzzle of Ancient Man" kitabının yazarı Donald E. Chittick bu altın heykel hakkında şu yorumlarda bulunuyor:</text:p>
      <text:p text:style-name="P114">Tabi ki bu buluş için yüksek teknoloji dışında başka açıklamalarda yapmak mümkündür. Ancak, tüm bu el yapımı buluntular biraraya getirildiğinde ve ne ifade ettikleri dikkatle ortaya konduğunda, tek bir <text:soft-page-break/>açıklama ortaya çıkmaktadır: söz konusu kalıntılar geçmiş medeniyetlerin yüksek teknolojiye sahip olduklarını bize göstermektedirler.61 </text:p>
      <text:p text:style-name="P114"/>
      <text:p text:style-name="P114">161</text:p>
      <text:p text:style-name="P114">Vera Cruz’da bulunan, MS 200 yılına ait olan bu heykel, araştırmacılar tarafından bir hoverkrafta, yani hem karada giden hem de deniz üzerinde hareket edebilen bir taşıta, benzetilmektedir. Kenarlarındaki kanatlar havanın dairesel şekilde hareket etmesini sağlamakta, kuyruğu dümen görevi görmekte, aracın üzerinde egzos çıkışı ve kumanda paneli görevi gören bir bölüm bulunmaktadır. Aracı kullanan pilotun giysisi de bu benzerliği doğrular niteliktedir.</text:p>
      <text:p text:style-name="P114"/>
      <text:p text:style-name="P114">162</text:p>
      <text:p text:style-name="P114">“DOĞU”LAR BİNLERCE YIL ÖNCE YAŞAMIŞ PİLOTLAR MI?</text:p>
      <text:p text:style-name="P114">Dogu'lar boyutları 7-30 cm arasında değişen kilden heykelciklerdir. ﬁu ana kadar 3000 adet Dogu heykeli bulunmuştur ve MÖ 500 – MÖ 10.000 yılları arasında yapıldıkları tahmin edilmektedir. Bu tarihler, tüm eski medeniyetlerden, hatta Mısır ve Sümer medeniyetlerinden, daha eskidir. </text:p>
      <text:p text:style-name="P114">Dogu'lar Japonya'nın en eski medeniyeti olarak kabul edilen Jomonlar tarafından yapılmıştır. Elde edilen tarihsel kayıtlara göre Jomon halkı seramik kullanan ilk medeniyettir.62 Kyushu'daki Fukui Mağarasında 12.700 yıllık bir seramik parçası bulunmuştur. </text:p>
      <text:p text:style-name="P114">Dogu heykelleri geçmiş medeniyetlere ait heykellerden oldukça farklıdır. Heykeller dikkatle incelendiğinde, Dogu kıyafetlerinin çok kapsamlı teknik donanıma sahip oldukları görülmektedir. Bu kıyafetler 20. yüzyılın ilk çeyreğinde kullanılan pilot ya da dalgıç kıyafetlerine benzemektedir. Dogu kıyafetlerinin üzerindeki zırh, insana hareket imkanı sağlayan eklem yerlerine sahiptir. Nefes alma bölümleri bulunmaktadır. Gözler özel bir gözlükle korunmaktadır. Çıkarılabilir eldivenleri bulunmaktadır. Özellikle de miğferler çok ilgi çekicidir; yuvarlak, hava kanallı, kulaklıklı, nefes alma düzenekli ve korunaklı gözlüklere sahip şekilde tasarlanmıştır.</text:p>
      <text:p text:style-name="P114"/>
      <text:p text:style-name="P114"/>
      <text:p text:style-name="P114">162</text:p>
      <text:p text:style-name="P114">20. yüzyılda kullanılan uçuş ve dalış kıyafetlerine benzerlikleriyle dikkat çeken bu heykelcikler, dönemin insanlarının ileri teknolojik bilgiye sahip olduklarını göstermektedir. Bu bilgiler, tarihin sözde evrimsel bir süreç içinde ilerlemediğinin delillerindendir. Kuran'da da Hz. Süleyman döneminde ileri bir medeniyet seviyesi olduğu haber verilmektedir. Bu dönemde hava ulaşımı kullanıldığına, deniz altından faydalanıldığına işaret edilmektedir. (Doğrusunu Allah bilir.) Hz. Süleyman'a hizmet eden cinlerin dalgıçlık yaptığıyla ilgili ayetler şu şekildedir:</text:p>
      <text:p text:style-name="P114">Böylece rüzgarı onun (Hz. Süleyman) buyruğu altına verdik. Onun emriyle dilediği yöne yumuşakça eserdi. Şeytanları da; her bina ustasını ve dalgıç olanı. (Sad Suresi, 36-37)</text:p>
      <text:p text:style-name="P114"/>
      <text:p text:style-name="P114">164_165</text:p>
      <text:p text:style-name="P114"/>
      <text:p text:style-name="P114">1900 yılında Ege Denizi'nin batı girişinde, Crete ve Kythera adalarının arasında batık bir gemi bulundu. Gemi heykeller, amforalar ve çeşitli kalıntılarla doluydu. Bu, modern arkeolojinin ilk büyük denizaltı buluşlarındandı. Kalıntıların büyük bir bölümü, Hz ‹sa'dan bir süre önce yaşamış Yunanlı sanatçıların eserleri olarak tanımlandı. Fakat içlerinden bir tanesinin; kireçlenmiş, bronz bir eserin, hangi amaçla kullanıldığı tam olarak belirlenemedi. Ancak yıllar sonra yapılan araştırmaların ardından, bu tanımlanamayan kalıntının "hayret uyandıran, karmaşık bilimsel bir alet" olduğu tespit edildi.</text:p>
      <text:p text:style-name="P114"><text:soft-page-break/>‹lginç alet, yavaş yavaş kurudukça, eski tahta kaplama kalıntısı ve içindeki parçaları çatladı ve ortaya dört tane düz-yatay parça çıktı. Dişli çarkın iç tarafında ise zar zor okunabilen bir yazı vardı. Bilim adamları bu aletin bir denizcilik aracı olduğunu doğruladılar. Alet hakkında sürekli yeni fikirler ortaya atılıyor, net bir sonuca varılamıyordu. ‹nsan eliyle yapılmış bu alet hakkındaki spekülasyonlar, 1951 yılında Yale Universitesi'nden Profesör Derek de Solla Price'ın araştırmalarına kadar sürdü. </text:p>
      <text:p text:style-name="P114">Aleti tekrar oluşturabilmek için, Price ve Yunanlı çalışma arkadaşları, X ve Gamma ışınları kullanarak mekanizmayı incelediler. Mekanizmada katman katman, üst üste, çeşitli boylarda dişlilerin bulunduğunu keşfettiler. Olası dişli oranlarının uzun hesaplamalarını yaptıktan sonra Price hayret verici bir sonuca ulaştı: eski Yunan mucitleri Güneş, ay ve gezegenlerin geçmiş, şimdiki ve gelecekteki gerçek hareketlerini taklit eden bir mekanizma tasarlamışlardı. Antikythera Mekanizması 2000 yıllık bir ANALOG B‹LG‹SAYAR idi.63 Bu buluş evrimcilerin Helenistik dönemden önce sadece basit araçlar kullanıldığı yönündeki iddialarını tamamen altüst ediyordu.</text:p>
      <text:p text:style-name="P114">Orijinal mekanizma, yanları ahşap dikdörtgen kutu içinde bulunan bronz bir mekanizmaydı. Ön ve arkası, mucidinin detaylı açıklamalar yazdığı bronz kapılarla kaplıydı. Üç tuş, aletin bilgileri okuma işlevi içindi. Birincisi, iki ortak merkezli şerit içeriyordu, biri burçlar kuşağı işaretlerini gösteriyor, diğeri de Yunan aylarının isimlerini gösteriyordu. </text:p>
      <text:p text:style-name="P114">- Bir ibre, yılın her günü Güneş'in pozisyonunu, burçlar kuşağında gösteriyordu. </text:p>
      <text:p text:style-name="P114">- ‹kinci tuş, Güneş tutulmalarının on sekiz yıllık devresini gösteriyordu. </text:p>
      <text:p text:style-name="P114">- Üçüncüsü, ayın farklı evrelerini gösteriyordu. </text:p>
      <text:p text:style-name="P114">Otuz dokuz bronz dişli paralel yüzey üzerinde, dişliler birbirlerine girmişti ve günde bir kere çevrilmesi gereken bir tutaçla hareket ettiriliyordu. Bunlar, iki dingilinin farklı hızlarda dönmesine olanak tanıyan diferansiyel dişli tren gibi hareket eden, kenarları tırtıklı bir döner levha gibi birbirlerine bağlıydılar. ﬁunu belirtmek gerekir ki, modern otomobillerde virajları farklı oranlarda dönebilmek için, tekerleklerin çekişini sağlayan diferansiyel dişli 17. yüzyılda keşfedildi. Price bu aleti "tüm zamanların en mükemmel temel mekanik icadı" olarak değerlendirmekte ve "Bunu keşfedenler her şeyden önce mekanik dahilerdi"64 demektedir.</text:p>
      <text:p text:style-name="P114">Bu buluş tüm dünyada çok büyük yankı yarattı. Evrimcilerin hayali "insanlığın tarihi" tabloları bu buluşla birlikte altüst olmuştu. Çünkü evrimcilere göre 2000 yıl önce yaşayan bir uygarlığın, teknolojiden uzak, basit aletler kullanan bir uygarlık olması gerekiyordu. Oysa Yunanlı bilim adamlarının icat ettikleri bu mekanizma, geçmiş medeniyetlerin evrimcilerin iddia ettikleri gibi olmadıklarını ortaya koydu. Onlar yüzyıllarca öncesinden bilgisayar modeli üretmiş, günümüz medeniyetlerinin çok ilerisine geçmişlerdi. (‹lk analog bilgisayarın 1931 yılında, Vannevar Bush tarafından gerçekleştirilmiştir)65 Donald E. Chittick "The Puzzle of Ancient Man – Advanced Technology in Past Civilizations?" isimli kitabında Antikythera mekanizması hakkında şu yorumu yapıyordu:</text:p>
      <text:p text:style-name="P114">Evrimci bakış açısına göre, geçmiş medeniyetlere ait kalıntılarda ileri teknolojiye dair bulguların bulunması mümkün değildir. Ancak Ege Denizi'nde, Hz. ‹sa'dan önceki dönemlere ait bir gemide bulunan bir kalıntı onlar için çok şaşırtıcıydı. Bu mekanik bir bilgisayar parçasına benziyordu. Modern bilgisayarlar iki türlüdür: analog ve dijital. Hz. ‹sa'dan önceki döneme ait olan bu gemide bulunan alet, karmaşık bir analog bilgisayardı."66 </text:p>
      <text:p text:style-name="P114">The Observer'da bu buluş "Dünya'nın en eski bilgisayarı ortaya çıktı" başlığı ile verildi. Helena Smith imzalı haberde şu cümleler yer alıyordu:</text:p>
      <text:p text:style-name="P114">…<text:span text:style-name="T10"> </text:span>kireçle kaplanmış bronz mekanizmanın okyanus dibinde keşfinin ardından, saklı yazıtlar bunun Güneş'in, Ay'ın ve gezegenlerin hareketlerinin haritasını çıkartmak için kullanılan, Dünyanın en eski bilgisayarı olduğunu gösterdi… Alet hakkında araştırma yapan ‹ngiliz-Yunan takımıyla birlikte olan astrofizikçi Xenophon Mousas, "Gizemlerin çözülmesine çok yaklaştık. Bu sanki astronomiyi ve <text:soft-page-break/>matematik bilgisini içeren bir bulmaca gibi" diyor… Londra Bilim Müzesi eski müdürü Michael Wright, "bu aygıtın eski uygarlıkların teknolojik olarak nasıl gelişmiş olduklarının en iyi kanıtı" olduğunu söylüyor: "Yapılmış olan ustalık, alet yapımı seviyesinde, Yunanlıların Rönesans'a kadar geçilemediklerini göstermektedir…" </text:p>
      <text:p text:style-name="P114">Pek çok uzman "bu buluşun bilim tarihinin yazılış şeklini değiştirebileceğini" söylemekte. Atina Milli Teknik Üniversitesi Profesörü Theodosios Tassios: "Pek çok açıdan bu buluş, ilk analog bilgisayardı. Bu buluş, bizim eski medeniyetlere bakışımızı değiştirecek."67 </text:p>
      <text:p text:style-name="P114">Uzmanların bu ifadeleri son derece önemlidir. Çünkü insanoğlunun Antikythera mekanizması benzeri bir bilgisayar yapması için yaklaşık 20 yüzyıl geçmesi gerekti. Yunanlılar ise yaklaşık 2000 yıl öncesinden, analog bilgisayar yapabilme bilgisine sahiptiler. Tüm bunlar göstermektedir ki, 2000 yıl önce yaşamış olan insanlar, günümüzdeki çeşitli toplumlardan çok daha ileri bir medeniyet seviyesine sahiptir ve bu durumun evrimle açıklanması mümkün değildir. Kuşkusuz Yunanlıların bu yüksek medeniyeti yaşadıkları dönemde, dünyanın farklı bölgelerinde daha geri medeniyetler, daha ilkel koşullarda yaşayan insanlar da var olmuştur. Ancak bunların hiçbiri, ne daha az insan özelliklerine sahiptir, ne de sözde maymunsu özelliklere. Kimi toplumların daha ileri kimilerinin ise daha geri koşullarda yaşamış olmaları, Darwinistlerin iddia ettikleri gibi, onların asla hayvanlardan meydana gelen bir tür olduğunu veya birinin diğerinden evrimleştiğini göstermez. Bu, bilime, akla ve mantığa aykırı bir yorumdur. </text:p>
      <text:p text:style-name="P114"/>
      <text:p text:style-name="P114">166</text:p>
      <text:p text:style-name="P114">Resimde, Ege Denizi'nde bulunan, dişli çarkları olan bir analog bilgisayar olduğu düşünülen parça görülmektedir.</text:p>
      <text:p text:style-name="P114"/>
      <text:p text:style-name="P114">168</text:p>
      <text:p text:style-name="P114">Dendera'daki Hathor Tapınağı'nın duvarlarında bulunan bu resimlerde görülen figürlerin günümüzde kullanılan ampullerle olan benzerliği bilim adamlarını hayrete düşürmüştür.</text:p>
      <text:p text:style-name="P114">169</text:p>
      <text:p text:style-name="P114">Mısır hiyerogliflerinde sıkça rastlanan ced sütunu, bir tür elektrik malzemesini sembolize ediyor olabilir. Ced sütunu, jenaratör görevi görüyor ve bu şekilde aydınlatma sağlanıyor olabilir.</text:p>
      <text:p text:style-name="P114"/>
      <text:p text:style-name="P114"/>
      <text:p text:style-name="P114">171</text:p>
      <text:p text:style-name="P114">Phillip Johnson</text:p>
      <text:p text:style-name="P114"/>
      <text:p text:style-name="P114"/>
      <text:p text:style-name="P114">173</text:p>
      <text:p text:style-name="P114"/>
      <text:p text:style-name="P114"/>
      <text:p text:style-name="P114"/>
      <text:p text:style-name="P114"/>
      <text:p text:style-name="P114">MÖ 2000'lerde Antik Yakın Doğu halklarının yayılması</text:p>
      <text:p text:style-name="P114"/>
      <text:p text:style-name="P114"/>
      <text:p text:style-name="P114">Sümerlerin kültürel alanları</text:p>
      <text:p text:style-name="P114"/>
      <text:p text:style-name="P114"><text:soft-page-break/></text:p>
      <text:p text:style-name="P114">Sümerler MÖ 3000'den itibaren büyük şehir devletleri kurarak sürekli genişlemiş ve geniş kitleleri kontrol altına almışlardı.</text:p>
      <text:p text:style-name="P114"/>
      <text:p text:style-name="P114"/>
      <text:p text:style-name="P114">174</text:p>
      <text:p text:style-name="P114">Aşağıdaki resimde görülen Asur arabasının herhangi bir çekici güç olmadan gitmesi dikkat çekicidir. Askerlerin giydikleri zırhlı giysiler, o dönemde zırh sanatının ne kadar geliştiğini gösteriyor. Kıyafetler, tamamen zırhla kaplanmıştır ve bu sayede kişilerin hem rahat hareket etmeleri mümkün olmakta hem de vücutları baştan sona korunmaktadır. Arabanın, güç savaş şartlarına ve darbeye dayanıklı olduğu görülmektedir. Ayrıca arabanın uç kısmından, kale kapısı kırmada da kullanıldığı anlaşılmaktadır. Bu anlamda kullanılan malzeme ve arabanın gücü dikkat çekicidir. (MÖ 2000-MÖ 612)</text:p>
      <text:p text:style-name="P114"/>
      <text:p text:style-name="P114"/>
      <text:p text:style-name="P114">175</text:p>
      <text:p text:style-name="P114"/>
      <text:p text:style-name="P114">Geçmiş toplumların inşa etmiş oldukları köklü medeniyetler, Darwinistlerin sözde "ilkelden medeniye doğru ilerleme" tezinin gerçeği yansıtmadığını göstermektedir. Sümer medeniyeti de bu durumun örneklerinden biridir.</text:p>
      <text:p text:style-name="P114"/>
      <text:p text:style-name="P114"/>
      <text:p text:style-name="P114">176</text:p>
      <text:p text:style-name="P114">Sümerler 12 aydan oluşan bir takvime sahiplerdi. Ayrıca pek çok takımyıldızın haritasını çıkarmışlardı ve Merkür, Venüs, Jüpiter gibi gezegenlerin hareketlerini de takip edebiliyorlardı. Sümerlerin tespitlerinin doğruluğu, günümüzdeki bulgularla da doğrulanmaktadır.</text:p>
      <text:p text:style-name="P114"/>
      <text:p text:style-name="P114"/>
      <text:p text:style-name="P114"/>
      <text:p text:style-name="P114">177</text:p>
      <text:p text:style-name="P114">MARS</text:p>
      <text:p text:style-name="P114"/>
      <text:p text:style-name="P114"/>
      <text:p text:style-name="P114">DÜNYA</text:p>
      <text:p text:style-name="P114">AY</text:p>
      <text:p text:style-name="P114"/>
      <text:p text:style-name="P114"/>
      <text:p text:style-name="P114">MERKÜR</text:p>
      <text:p text:style-name="P114"/>
      <text:p text:style-name="P114"/>
      <text:p text:style-name="P114">X GEZEGEN</text:p>
      <text:p text:style-name="P114"/>
      <text:p text:style-name="P114"/>
      <text:p text:style-name="P114">X </text:p>
      <text:p text:style-name="P114"/>
      <text:p text:style-name="P114"/>
      <text:p text:style-name="P114"><text:soft-page-break/>GÜNEŞ</text:p>
      <text:p text:style-name="P114"/>
      <text:p text:style-name="P114"/>
      <text:p text:style-name="P114">VENÜS</text:p>
      <text:p text:style-name="P114"/>
      <text:p text:style-name="P114"/>
      <text:p text:style-name="P114">VENÜS</text:p>
      <text:p text:style-name="P114"/>
      <text:p text:style-name="P114"/>
      <text:p text:style-name="P114">GÜNEŞ</text:p>
      <text:p text:style-name="P114"/>
      <text:p text:style-name="P114"/>
      <text:p text:style-name="P114">JUPİTER</text:p>
      <text:p text:style-name="P114"/>
      <text:p text:style-name="P114"/>
      <text:p text:style-name="P114">MERKÜR</text:p>
      <text:p text:style-name="P114"/>
      <text:p text:style-name="P114"/>
      <text:p text:style-name="P114">DÜNYA</text:p>
      <text:p text:style-name="P114">AY</text:p>
      <text:p text:style-name="P114"/>
      <text:p text:style-name="P114"/>
      <text:p text:style-name="P114">PLÜTON</text:p>
      <text:p text:style-name="P114"/>
      <text:p text:style-name="P114"/>
      <text:p text:style-name="P114">MARS</text:p>
      <text:p text:style-name="P114"/>
      <text:p text:style-name="P114"/>
      <text:p text:style-name="P114">SATÜRN</text:p>
      <text:p text:style-name="P114"/>
      <text:p text:style-name="P114"/>
      <text:p text:style-name="P114">NEPTÜN</text:p>
      <text:p text:style-name="P114"/>
      <text:p text:style-name="P114"/>
      <text:p text:style-name="P114">ASTROİD KUŞAĞI</text:p>
      <text:p text:style-name="P114"/>
      <text:p text:style-name="P114"/>
      <text:p text:style-name="P114">URANÜS</text:p>
      <text:p text:style-name="P114"/>
      <text:p text:style-name="P114"/>
      <text:p text:style-name="P114">JUPİTER</text:p>
      <text:p text:style-name="P114"/>
      <text:p text:style-name="P114"/>
      <text:p text:style-name="P114">SATÜRN</text:p>
      <text:p text:style-name="P114"/>
      <text:p text:style-name="P114"><text:soft-page-break/></text:p>
      <text:p text:style-name="P114">Sümerler yaptıkları gözlemlere dayanarak Güneş Sistemimiz'de 12 gezegen olduğunu düşünüyorlardı. Sümerlerin elde ettiği bu sayıya Güneş ve Ay da dahildi. Sümerlerin 12. gezegen ya da bazı kaynaklarda Nibiru olarak adlandırdıkları bu gezegen, yakın zamanda pek çok bilim adamı tarafından varlığı kabul edilen ve Gezegen X olarak adlandırılan 10. gezegendir. <text:s/></text:p>
      <text:p text:style-name="P114"/>
      <text:p text:style-name="P114"/>
      <text:p text:style-name="P114">URANÜS</text:p>
      <text:p text:style-name="P114"/>
      <text:p text:style-name="P114"/>
      <text:p text:style-name="P114">NEPTÜN</text:p>
      <text:p text:style-name="P114"/>
      <text:p text:style-name="P114"/>
      <text:p text:style-name="P114">PLÜTON</text:p>
      <text:p text:style-name="P114"/>
      <text:p text:style-name="P114"/>
      <text:p text:style-name="P114">Aşağıdaki resimde Sümerlerin Güneş Sistemi çizimleri görülmektedir. Buna göre Güneş ortada yer almakta ve gezegenler de Güneş'in etrafında dönmektedirler. </text:p>
      <text:p text:style-name="P114"/>
      <text:p text:style-name="P114">178</text:p>
      <text:p text:style-name="P114"/>
      <text:p text:style-name="P114">Ziggurat</text:p>
      <text:p text:style-name="P114"/>
      <text:p text:style-name="P114"/>
      <text:p text:style-name="P114"/>
      <text:p text:style-name="P114">Ziggurat</text:p>
      <text:p text:style-name="P114"/>
      <text:p text:style-name="P114"/>
      <text:p text:style-name="P114">179</text:p>
      <text:p text:style-name="P114">Göklerin ve yerin mülkü Allah'ındır. Allah, herşeye güç yetirendir. (Al-i İmran Suresi, 189)</text:p>
      <text:p text:style-name="P114"/>
      <text:p text:style-name="P114"/>
      <text:p text:style-name="P114">180</text:p>
      <text:p text:style-name="P114">Günümüzden yaklaşık 3000 yıl öncesine ait, mercek görünümündeki parça , "bilim tarihinin belirlenmesi konusunda önemli bir buluş" olarak nitelendirilmektedir. Bilim tarihi insanın, ilk ortaya çıktığı andan itibaren zihniyle, yetenekleriyle, zevkleriyle insan olarak var olduğunu göstermektedir.</text:p>
      <text:p text:style-name="P114"/>
      <text:p text:style-name="P114"/>
      <text:p text:style-name="P114"/>
      <text:p text:style-name="P114">181</text:p>
      <text:p text:style-name="P114"/>
      <text:p text:style-name="P114">29/44- Allah gökleri ve yeri hak olarak yarattı. Şüphesiz, bunda iman edenler için bir ayet vardır.</text:p>
      <text:p text:style-name="P114"/>
      <text:p text:style-name="P114">183</text:p>
      <text:p text:style-name="P114"/>
      <text:p text:style-name="P114"><text:soft-page-break/></text:p>
      <text:p text:style-name="P114">asfalt döküm</text:p>
      <text:p text:style-name="P114"/>
      <text:p text:style-name="P114"/>
      <text:p text:style-name="P114">bakır silindir</text:p>
      <text:p text:style-name="P114"/>
      <text:p text:style-name="P114"/>
      <text:p text:style-name="P114">demir çubuk</text:p>
      <text:p text:style-name="P114"/>
      <text:p text:style-name="P114"/>
      <text:p text:style-name="P114">Elektrolit solüsyon</text:p>
      <text:p text:style-name="P114"/>
      <text:p text:style-name="P114"/>
      <text:p text:style-name="P114">Resimde görülen, 2000 yıl öncesine ait </text:p>
      <text:p text:style-name="P114">"Bağdat pili" olarak adlandırılan bu parçayla ilgili araştırmalar, bunun akım üreten bir pil olarak kullanıldığını kanıtlamaktadır.</text:p>
      <text:p text:style-name="P114"/>
      <text:p text:style-name="P114"/>
      <text:p text:style-name="P114"/>
      <text:p text:style-name="P114">185</text:p>
      <text:p text:style-name="P114">Bazı evrimci bilim adamları, Mayaların metal eşya kullanmadıklarını iddia ederler. Ancak, Maya kalıntılarındaki taşların üzerinde yer alan detaylı taş işlemeciliğinin nasıl yapıldığını açıklayamazlar. Yoğun nemli bir ortam olan Yucatan ormanlarının yüksek bölgelerinde, metal eşyalar çok kısa sürede okside olup çürürler. Dolayısıyla günümüze Mayaların kullandıkları metal eşyaların izleri kalmamış olabilir. Ama kalan taş yapılar, metalin bilindiğini ve kullanıldığını göstermektedir. Çünkü bu derece ince ve detaylı işlemenin sadece taş aletlerle yapılması mümkün değildir. </text:p>
      <text:p text:style-name="P114"/>
      <text:p text:style-name="P114"/>
      <text:p text:style-name="P114">Eski Maya kentlerinden Uxmal'deki bir bina kalıntısı</text:p>
      <text:p text:style-name="P114"/>
      <text:p text:style-name="P114"/>
      <text:p text:style-name="P114">186</text:p>
      <text:p text:style-name="P114">Yeryüzünde gezip dolaşmıyorlar mı? Böylece kendilerinden öncekilerin nasıl bir sona uğradıklarını görsünler. Onlar, güç bakımından kendilerinden daha üstün idiler...</text:p>
      <text:p text:style-name="P114"/>
      <text:p text:style-name="P114">El Mirador, Guetamela, </text:p>
      <text:p text:style-name="P114">Klasik öncesi döneme ait </text:p>
      <text:p text:style-name="P114">Maya kentinin rekonstrüksiyonu.</text:p>
      <text:p text:style-name="P114"/>
      <text:p text:style-name="P114"/>
      <text:p text:style-name="P114"/>
      <text:p text:style-name="P114">187</text:p>
      <text:p text:style-name="P114">... toprağı alt-üst etmişler (ekmişler, madenler, sular arayıp çıkarmışlar) ve onu, kendilerinin imar ettiğinden daha çok imar etmişlerdi... (Rum Suresi, 9)</text:p>
      <text:p text:style-name="P114"/>
      <text:p text:style-name="P114"><text:soft-page-break/></text:p>
      <text:p text:style-name="P114"/>
      <text:p text:style-name="P114"/>
      <text:p text:style-name="P114">188</text:p>
      <text:p text:style-name="P114"/>
      <text:p text:style-name="P114">Kral Hanab Pakal döneminde inşa edilmiş olan tapınak</text:p>
      <text:p text:style-name="P114"/>
      <text:p text:style-name="P114"/>
      <text:p text:style-name="P114">189</text:p>
      <text:p text:style-name="P114"/>
      <text:p text:style-name="P114">Taş üzerindeki detaylı işleme, Mayaların taş işçiliği için gerekli teknik alt yapıya sahip olduklarını göstermektedir. Çelik eğeler, levyeler ve benzeri aletler olmadan bu işçiliğin yapılması neredeyse imkansızdır. </text:p>
      <text:p text:style-name="P114"/>
      <text:p text:style-name="P114"/>
      <text:p text:style-name="P114">Cichen Itza'daki Savaşçılar Tapınağı</text:p>
      <text:p text:style-name="P114"/>
      <text:p text:style-name="P114"/>
      <text:p text:style-name="P114">Rosalila yapıtının Batı binasının üst kısmı</text:p>
      <text:p text:style-name="P114"/>
      <text:p text:style-name="P114"/>
      <text:p text:style-name="P114">191</text:p>
      <text:p text:style-name="P114"/>
      <text:p text:style-name="P114"/>
      <text:p text:style-name="P114">Maya takvimi, günümüzde kullanılan 365 günlük Gregoryen takvimiyle neredeyse aynıdır. Mayalar, bir yılın 365 günden biraz daha uzun olduğunu hesaplamışlardı. (Yan sayfada altta).</text:p>
      <text:p text:style-name="P114">Azteklerin taşa oydukları takvimleri görülmektedir. (Sağda)</text:p>
      <text:p text:style-name="P114"/>
      <text:p text:style-name="P114"/>
      <text:p text:style-name="P114">192</text:p>
      <text:p text:style-name="P114"/>
      <text:p text:style-name="P114">Venüs yörüngesinin her 6000 yılda bir gün geri alınmasının gerekli olduğunu tespit edecek kadar mükemmel bir astronomi bilgisi, geçmişte yaşamış insanların nasıl bir medeniyete sahip olduklarını göstermesi bakımından önemli bir örnektir.</text:p>
      <text:p text:style-name="P114"/>
      <text:p text:style-name="P114"/>
      <text:p text:style-name="P114">Maya medeniyetine ait bu resim, Maya yöneticilerinden Pakal'ın mezarının kapağında yer almaktadır. Pakal'ın üzerinde oturduğu araç bir tür motorsikleti andırmaktadır. Bu, Mayalar döneminde kullanılan, o devre ait motorlu bir araç olabilir. </text:p>
      <text:p text:style-name="P114"/>
      <text:p text:style-name="P114"/>
      <text:p text:style-name="P114">194</text:p>
      <text:p text:style-name="P114"/>
      <text:p text:style-name="P114">Darwinistler hiçbir bilimsel delilleri olmamasına rağmen, insanın geçmişte ilkel bir canlı olduğunu, ilkel bir şekilde yaşadığını ve zaman içinde zeka seviyesinin geliştiğini öne sürerler. Arkeolojik bulgular ise <text:soft-page-break/>bu iddiaların geçersizliğini ortaya koymaktadır. Örneğin eski Maya şehirlerinden biri olan Tikal'de yapılan kazılarda mühendislik ve planlama harikası eserler ortaya çıkarılmıştır. Hava fotoğrafları Maya şehirlerinin geniş bir yol ağıyla birbirlerine bağlı olduklarını göstermektedir. Tüm bunlar tarihin her döneminde ileri medeniyetlerin var olduğunun delilidir. </text:p>
      <text:p text:style-name="P114"/>
      <text:p text:style-name="P114"/>
      <text:p text:style-name="P114">196</text:p>
      <text:p text:style-name="P114"/>
      <text:p text:style-name="P114">Copan’da bulunan Maya dişli çarkları</text:p>
      <text:p text:style-name="P114"/>
      <text:p text:style-name="P114"/>
      <text:p text:style-name="P114"/>
      <text:p text:style-name="P114">199</text:p>
      <text:p text:style-name="P114">Yeryüzünde gezip dolaşmıyorlar mı ki, kendilerinden öncekilerin nasıl bir sona uğradıklarını görsünler; üstelik onlar kuvvet bakımından kendilerinden daha güçlüydüler. Göklerde ve yerde Allah'ı aciz bırakacak hiçbir şey yoktur. Şüphesiz O, bilendir, güç yetirendir. (Fatır Suresi, 44)</text:p>
      <text:p text:style-name="P114"/>
      <text:p text:style-name="P114">200- 201</text:p>
      <text:p text:style-name="P114"/>
      <text:p text:style-name="P114">Hala Açıklanamayan Nazca Çizgileri</text:p>
      <text:p text:style-name="P114"/>
      <text:p text:style-name="P114">Peru'nun Liman şehrinde yer alan Nazca çizgileri, bilim adamlarının açıklayamadıkları bulgulardan biridir. 1939 yılında New York Üniversitesi'nden Dr. Paul Kosok'un söz konusu bölgeyi havadan incelemesiyle ortaya çıkan bu çizgiler oldukça şaşırtıcıdır. Kilometreler boyunca uzanan bu çizgiler, kimi zaman bir havaalanını, kimi zaman çeşitli kuşları, kimi zaman maymunları, kimi zaman da örümcekleri andırmaktadır. Çizgilerin Peru'nun bu çorak çöl arazisinde kim tarafından, ne amaçla ve nasıl çizilmiş olabileceği hala meçhuldur. Çeşitli bilim adamları bu konuda farklı tezler ortaya atmış, ancak bu tezlerden hiçbiri henüz doğrulanmamıştır. Öte yandan, kilometrelerce uzanan, belli şekiller oluşturan bu çizgileri yapan insanların, bazı bilim adamları tarafından öne sürüldüğü gibi, ilkel bir yaşamları olmadığı da açıktır. Bu insanlar, ancak belli bir yükseklikten görülebilen ve ne olduğu anlaşıbilen şekilleri kusursuz bir düzen içerisinde meydana getirmişlerdir. Elbette bu, üzerinde düşünülmesi gereken şaşırtıcı bir durumdur. </text:p>
      <text:p text:style-name="P114"/>
      <text:p text:style-name="P114"/>
      <text:p text:style-name="P114">2</text:p>
      <text:p text:style-name="P114"/>
      <text:p text:style-name="P114"/>
      <text:p text:style-name="P114">1</text:p>
      <text:p text:style-name="P114"/>
      <text:p text:style-name="P114"/>
      <text:p text:style-name="P114">201</text:p>
      <text:p text:style-name="P114"/>
      <text:p text:style-name="P114"/>
      <text:p text:style-name="P114">45 metre uzunluğunda örümcek resmi <text:s/>(1) ve insan figürü (2), Büyük sinekkuşu resmi (3),145 metre uzunluğunda. </text:p>
      <text:p text:style-name="P114"><text:soft-page-break/>Uzunluğu 58 metre genişliği 93 metre olan büyük maymun resmi</text:p>
      <text:p text:style-name="P114">(4), kertenkele (5), köpek figürü (6)</text:p>
      <text:p text:style-name="P114"/>
      <text:p text:style-name="P114"/>
      <text:p text:style-name="P114">3</text:p>
      <text:p text:style-name="P114"/>
      <text:p text:style-name="P114"/>
      <text:p text:style-name="P114">4</text:p>
      <text:p text:style-name="P114"/>
      <text:p text:style-name="P114"/>
      <text:p text:style-name="P114">5</text:p>
      <text:p text:style-name="P114"/>
      <text:p text:style-name="P114"/>
      <text:p text:style-name="P114">6</text:p>
      <text:p text:style-name="P114"/>
      <text:p text:style-name="P114"/>
      <text:p text:style-name="P114">202</text:p>
      <text:p text:style-name="P114"/>
      <text:p text:style-name="P114">Elbette tarihsel süreç içerisinde her alanda büyük ilerlemeler kaydedilmiş, bilim ve teknolojide önemli gelişmeler sağlanmıştır. Fakat bu değişimleri evrimcilerin ve materyalistlerin iddia ettiği gibi bir "evrim" süreci olarak tanımlamak akılcı ve bilimsel bir yaklaşım değildir. Kültür ve tecrübe birikimi sayesinde teknoloji ve bilim gibi alanlarda sürekli bir gelişim söz konusudur. Ancak burada önemli olan nokta şudur; günümüz insanı ile binlerce yıl önce yaşayan bir kişi arasında, nasıl fiziksel özellikler açısından bir fark yoksa, zeka ve yetenek açısından da bir fark yoktur. 20. yüzyıldaki insanların beyin kapasitesi ve zekası daha çok geliştiği için daha ileri bir uygarlığa sahip oldukları düşüncesi, evrim teorisinin telkinleri sonucunda oluşturulmuş yanlış bir bakış açısıdır. </text:p>
      <text:p text:style-name="P114"/>
      <text:p text:style-name="P114"/>
      <text:p text:style-name="P114">205</text:p>
      <text:p text:style-name="P114">Yeryüzünde birbirinden farklı diller konuşan pek çok farklı ırk vardır ve mevcut tüm diller son derece komplekstirler. Bu kompleksliğin kademeli olarak nasıl kazanılmış olabileceği evrimcilerce hayal dahi edilememektedir. </text:p>
      <text:p text:style-name="P114"/>
      <text:p text:style-name="P114"/>
      <text:p text:style-name="P114">206</text:p>
      <text:p text:style-name="P114"/>
      <text:p text:style-name="P114"/>
      <text:p text:style-name="P114">Noam Chomsky</text:p>
      <text:p text:style-name="P114"/>
      <text:p text:style-name="P114"/>
      <text:p text:style-name="P114">209</text:p>
      <text:p text:style-name="P114">Charles Darwin</text:p>
      <text:p text:style-name="P114"/>
      <text:p text:style-name="P114"/>
      <text:p text:style-name="P114"/>
      <text:p text:style-name="P114"><text:soft-page-break/>210</text:p>
      <text:p text:style-name="P114">Tarihin her döneminde Güneş’e tapınan insanlar olmuştur. Günümüzde, son derece modern şartlarda yaşayan insanlar arasında da Güneş’e tapınma gibi batıl inanışlar devam etmektedir. Bu durum, söz konusu insanların ilkel insanlar olduklarını değil, sapkın inanışlara sahip paganlar olduklarını göstermektedir. </text:p>
      <text:p text:style-name="P114"/>
      <text:p text:style-name="P114"/>
      <text:p text:style-name="P114">213</text:p>
      <text:p text:style-name="P114"/>
      <text:p text:style-name="P114">Yandaki resimde, Sümerlerin sahte ilahlarından biri olan "şimşek tanrısı" görülmektedir. Bu sahte ilahlar, hak olan tek İlah inancının zaman içinde insanlar tarafından bozulmasıyla ortaya çıkmıştır.</text:p>
      <text:p text:style-name="P114"/>
      <text:p text:style-name="P114"/>
      <text:p text:style-name="P114">214</text:p>
      <text:p text:style-name="P114"/>
      <text:p text:style-name="P114">Sümer tabletlerinin tercüme edilmesiyle ortaya çıkan gerçek, Babil inanç sistemi içindeki çok sayıdaki sahte ilahın, insanların zaman içerisinde tek bir İlahın sıfatlarını yanlış yorumlamalarından meydana geldiğidir.</text:p>
      <text:p text:style-name="P114"/>
      <text:p text:style-name="P114">215</text:p>
      <text:p text:style-name="P114">Babil inanç sisteminde Marduk olarak adlandırılan sahte ilah.</text:p>
      <text:p text:style-name="P114"/>
      <text:p text:style-name="P114">216</text:p>
      <text:p text:style-name="P114"/>
      <text:p text:style-name="P114">Mısır Kralı Akheneton tek Tanrı'ya inandığını açıklamış ve tüm putları kırdırmıştır. <text:s text:c="8"/>Allah'a olan inancını şu şekilde dile getirmiştir: </text:p>
      <text:p text:style-name="P114">Tanrı uludur, birdir, tektir. Ondan başkası yoktur. Bir tanedir, O'dur her varlığı yaratan. Bir ruhtur Tanrı, görünmeyen bir ruh... Ta başlangıçta vardı Tanrı, Tek varlıktı O. Hiçbir şey yokken O vardı. Herşeyi O yarattı...</text:p>
      <text:p text:style-name="P114"/>
      <text:p text:style-name="P114"/>
      <text:p text:style-name="P114"/>
      <text:p text:style-name="P114"/>
      <text:p text:style-name="P114">Antropologların yaptıkları araştırmalar, çok tanrılı batıl inanışların tek Tanrılı tevhid inancını taşıyan dinlerin zaman içinde tahrif edilmesiyle ortaya çıktığını göstermektedir. Bu da evrimcilerin iddia ettiği gibi dinlerin evrimi diye bir sürecin yaşanmadığının açık delillerindendir. </text:p>
      <text:p text:style-name="P114"/>
      <text:p text:style-name="P114"/>
      <text:p text:style-name="P114">218</text:p>
      <text:p text:style-name="P114">Batıl Hindu dini pek çok sahte ilaha sahiptir. Ancak yapılan araştırmalarda Hint kültürünün erken dönemlerinde tek bir İlah inancının hakim olduğu anlaşılmıştır.</text:p>
      <text:p text:style-name="P114"/>
      <text:p text:style-name="P114"/>
      <text:p text:style-name="P114">220</text:p>
      <text:p text:style-name="P114"><text:soft-page-break/>Eski Yunan'ın batıl inançları üzerine araştırmalar yapmış olan Axel W. Persson, Tarih Öncesi Yunan isimli eserinde;"İlk baştan beri var olan tek Tanrı inancı, daha sonra Yunan dinsel mitlerinde gördüğümüz sayısız önemli önemsiz tanrısal kişiliklere dönüşmüştür." der. </text:p>
      <text:p text:style-name="P114"/>
      <text:p text:style-name="P114"/>
      <text:p text:style-name="P114"/>
      <text:p text:style-name="P114">225</text:p>
      <text:p text:style-name="P114">Zaman, beyinde saklanan birtakım hayaller arasında kıyas yapılmasıyla var olmaktadır. Eğer bir insanın hafızası olmasa, beyni bu tür yorumlar yapmaz ve dolayısıyla zaman algısı da oluşmaz. İnsan eğer hafızası olmasa, geçmişinde bir zaman dilimi olduğunu düşünmeyecek, sadece yaşadığı tek bir "an" ile muhatap olaca</text:p>
      <text:p text:style-name="P114"/>
      <text:p text:style-name="P114"/>
      <text:p text:style-name="P114"/>
      <text:p text:style-name="P114"/>
      <text:p text:style-name="P114">227</text:p>
      <text:p text:style-name="P114"/>
      <text:p text:style-name="P114"/>
      <text:p text:style-name="P114">2. Dünya Savaşının başlangıcı ve bitişi, uzaya çıkmak için hazırlanan roketin ateşleme düğmesine ilk basıldığı an, Mısırlı ustaların piramitleri inşa etmek için ilk taşı yerleştirdikleri vakit, Stonehenge'i oluşturan tonluk taşların yerleştiriliş zamanı Allah Katında birarada mevcuttur.</text:p>
      <text:p text:style-name="P114"/>
      <text:p text:style-name="P114"/>
      <text:p text:style-name="P114">229</text:p>
      <text:p text:style-name="P114">Andolsun bunu, onların arasında öğüt alıp-düşünsünler diye çeşitli biçimlerde açıkladık. Ama insanların çoğu nankörlük edip ayak direttiler. (Furkan Suresi, 50)</text:p>
      <text:p text:style-name="P114"/>
      <text:p text:style-name="P114">233</text:p>
      <text:p text:style-name="P114">Charles Darwin</text:p>
      <text:p text:style-name="P114"/>
      <text:p text:style-name="P114">236</text:p>
      <text:p text:style-name="P114">Louis Pasteur</text:p>
      <text:p text:style-name="P114"/>
      <text:p text:style-name="P114"/>
      <text:p text:style-name="P114">Alexander Oparin</text:p>
      <text:p text:style-name="P114"/>
      <text:p text:style-name="P114">240</text:p>
      <text:p text:style-name="P114">Doğal seleksiyonun evrim teorisine kazandırdığı hiçbir şey yoktur. Çünkü bu mekanizma, hiçbir zaman bir türün genetik bilgisini zenginleştirip geliştirmez. Hiçbir zaman bir türü bir başka türe çevirmez.</text:p>
      <text:p text:style-name="P114"/>
      <text:p text:style-name="P114"/>
      <text:p text:style-name="P114">242</text:p>
      <text:p text:style-name="P114">Evrimciler yüzyılın başından beri sinekleri mutasyona uğratarak, faydalı mutasyon örneği oluşturmaya çalıştılar. Ancak on yıllarca süren bu çabaların sonucunda elde edilen tek sonuç, sakat, hastalıklı ve kusurlu sinekler oldu. Üstte, mutasyona uğramış bir meyve sineği görülmektedir.</text:p>
      <text:p text:style-name="P114"><text:soft-page-break/></text:p>
      <text:p text:style-name="P114">244</text:p>
      <text:p text:style-name="P114">Yaşayan fosiller, canlıların milyonlarca yıldır hiçbir değişim geçirmediklerini, yani canlıların evrimleşmediklerini ispatlayan delillerden biridir. Solda günümüzde yaşayan yusufçuk sağda ise 140 milyon yıllık yusufçuk fosili görülmektedir.</text:p>
      <text:p text:style-name="P114"/>
      <text:p text:style-name="P114"/>
      <text:p text:style-name="P114">247</text:p>
      <text:p text:style-name="P114">BİR EVRİM MASALI</text:p>
      <text:p text:style-name="P114"/>
      <text:p text:style-name="P114">251</text:p>
      <text:p text:style-name="P114">Gözü ve kulağı, kamera ve ses kayıt cihazları ile kıyasladığımızda, bu organlarımızın söz konusu teknoloji ürünlerinden çok daha kompleks, çok daha kusursuz yaratılmış olduğunu görürüz.</text:p>
      <text:p text:style-name="P114"/>
      <text:p text:style-name="P114">255</text:p>
      <text:p text:style-name="P114">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114"/>
      <text:p text:style-name="P114">258</text:p>
      <text:p text:style-name="P114">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14"/>
      <text:p text:style-name="P114">261</text:p>
      <text:p text:style-name="P114">... Sen yücesin, bize öğrettiğinden başka bizim hiçbir bilgimiz yok. </text:p>
      <text:p text:style-name="P114">Gerçekten Sen, herşeyi bilen, </text:p>
      <text:p text:style-name="P114">hüküm ve hikmet sahibi olansın.</text:p>
      <text:p text:style-name="P114">(Bakara Suresi, 32)</text:p>
      <text:p text:style-name="P114"/>
      <text:p text:style-name="P114"/>
      <text:p text:style-name="P114"/>
      <text:p text:style-name="P114"/>
      <text:p text:style-name="P111"/>
      <text:p text:style-name="P111"/>
      <text:p text:style-name="P111"/>
      <text:p text:style-name="P111"/>
      <text:h text:style-name="P115" text:outline-level="1"><text:soft-page-break/>ARKA KAPAK YAZISI</text:h>
      <text:p text:style-name="P95"/>
      <text:p text:style-name="P95">Darwinistler, tek hücreden çok hücreye ve ardından maymundan insana doğru uzadığını iddia ettikleri sözde evrim sürecini kendilerince açıklayabilmek için, insanlık tarihini de senaryolaştırmışlardır. Bunun için sözde "ilkel insan"ın yaşam şeklini ifade eden "mağara devri", "taş devri" gibi hayali dönemler uydurmuşlardır. Oysa karanlık bir mağarada postlara bürünerek oturan, konuşma yeteneği olmayan yarı insan yarı maymun canlılar, yalnızca birer hayal ürünüdür. İlkel insan hiçbir zaman var olmamış, taş devri hiçbir zaman yaşanmamıştır. Bunlar evrimcilerin bir kısım medyanın da yardımıyla oluşturdukları göz boyamalardan başka bir şey değildir. İnsan, var olduğu günden bu yana insandır. Var olduğu günden bu yana da yüksek bir kültüre sahiptir. </text:p>
      <text:p text:style-name="P95">Bu kitapta, "kabataş devri" iddiasının tarihi bir yalan olduğu ortaya konulmakta, bilimsel bulguların yaratılış gerçeğini desteklediği gösterilmektedir. İnsan bu dünyaya evrimle değil, sonsuz bir güç ve akıl sahibi olan Allah'ın kusursuz yaratmasıyla gelmiştir.</text:p>
      <text:p text:style-name="P95"/>
      <text:p text:style-name="P95">YAZAR HAKKINDA</text:p>
      <text:p text:style-name="P9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2 ayrı dile çevrilen 300’den fazla eseri, dünya çapında geniş bir okuyucu kitlesi tarafından takip edilmektedir.</text:p>
      <text:p text:style-name="P95">Harun Yahya Külliyatı, -Allah'ın izniyle- 21. yüzyılda dünya insanlarını Kuran'da tarif edilen huzur ve barışa, doğruluk ve adalete, güzellik ve mutluluğa taşımaya bir vesile olacaktır.</text:p>
      <text:p text:style-name="P111"/>
      <text:p text:style-name="P111"/>
      <text:p text:style-name="P111"/>
      <text:p text:style-name="P1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alibri" svg:font-family="Calibri, Arial" style:font-family-generic="roman"/>
    <style:font-face style:name="Baskerville" svg:font-family="Baskerville" style:font-pitch="variable"/>
    <style:font-face style:name="Courier New" svg:font-family="'Courier New'" style:font-pitch="variable"/>
    <style:font-face style:name="GalliardTurk" svg:font-family="GalliardTurk" style:font-pitch="variable"/>
    <style:font-face style:name="Lato" svg:font-family="Lato" style:font-pitch="variable"/>
    <style:font-face style:name="Lithos Pro Regular" svg:font-family="'Lithos Pro Regular'" style:font-pitch="variable"/>
    <style:font-face style:name="MGillSans" svg:font-family="MGillSans, 'Courier New'" style:font-pitch="variable"/>
    <style:font-face style:name="Palatino" svg:font-family="Palatino" style:font-pitch="variable"/>
    <style:font-face style:name="PalatinoTurk" svg:font-family="PalatinoTurk" style:font-pitch="variable"/>
    <style:font-face style:name="TiffanyTurk" svg:font-family="TiffanyTurk" style:font-pitch="variable"/>
    <style:font-face style:name="ヒラギノ角ゴ Pro W3" svg:font-family="'ヒラギノ角ゴ Pro W3', '?????? Pro W3'" style:font-pitch="variable"/>
    <style:font-face style:name="Liberation Serif" svg:font-family="'Liberation Serif'" style:font-family-generic="roman" style:font-pitch="variable"/>
    <style:font-face style:name="Times New Roman" svg:font-family="'Times New Roman', ¿Î?¬"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Arabic)" svg:font-family="'Segoe UI (Arabic)'"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Î?¬" style:font-family-generic="roman" style:font-pitch="variable" fo:font-size="12pt" fo:language="en" fo:country="US" style:font-name-asian="Times New Roman" style:font-family-asian="'Times New Roman', ¿Î?¬" style:font-family-generic-asian="roman" style:font-pitch-asian="variable" style:font-size-asian="12pt" style:font-name-complex="Times New Roman" style:font-family-complex="'Times New Roman', ¿Î?¬"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Arial" style:font-family-generic="roman" fo:font-size="16pt" fo:language="none" fo:country="none" fo:font-weight="bold" style:letter-kerning="true" style:font-size-asian="16pt" style:font-weight-asian="bold" style:font-name-complex="Calibri" style:font-family-complex="Calibri, Arial" style:font-family-generic-complex="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Î?¬" style:font-family-generic="roman" style:font-pitch="variable" fo:font-size="12pt" fo:language="en" fo:country="US" style:font-name-asian="ヒラギノ角ゴ Pro W3" style:font-family-asian="'ヒラギノ角ゴ Pro W3', '?????? Pro W3'" style:font-pitch-asian="variable" style:font-size-asian="12pt" style:font-name-complex="Times New Roman" style:font-family-complex="'Times New Roman', ¿Î?¬"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Î?¬" style:font-family-generic="roman" style:font-pitch="variable" fo:font-size="24pt" fo:language="en" fo:country="US" style:font-name-asian="ヒラギノ角ゴ Pro W3" style:font-family-asian="'ヒラギノ角ゴ Pro W3', '?????? Pro W3'" style:font-pitch-asian="variable" style:font-size-asian="24pt" style:font-name-complex="Times New Roman" style:font-family-complex="'Times New Roman', ¿Î?¬"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Î?¬" style:font-family-generic="roman" style:font-pitch="variable" fo:font-size="55pt" fo:language="en" fo:country="US" style:font-name-asian="ヒラギノ角ゴ Pro W3" style:font-family-asian="'ヒラギノ角ゴ Pro W3', '?????? Pro W3'" style:font-pitch-asian="variable" style:font-size-asian="55pt" style:font-name-complex="Times New Roman" style:font-family-complex="'Times New Roman', ¿Î?¬"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Î?¬" style:font-family-generic="roman" style:font-pitch="variable" fo:font-size="14pt" fo:language="en" fo:country="US" fo:font-style="italic" style:font-name-asian="ヒラギノ角ゴ Pro W3" style:font-family-asian="'ヒラギノ角ゴ Pro W3', '?????? Pro W3'" style:font-pitch-asian="variable" style:font-size-asian="14pt" style:font-style-asian="italic" style:font-name-complex="Times New Roman" style:font-family-complex="'Times New Roman', ¿Î?¬"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Î?¬" style:font-family-generic="roman" style:font-pitch="variable" fo:font-size="24pt" fo:language="en" fo:country="US" fo:font-weight="bold" style:font-name-asian="ヒラギノ角ゴ Pro W3" style:font-family-asian="'ヒラギノ角ゴ Pro W3', '?????? Pro W3'" style:font-pitch-asian="variable" style:font-size-asian="24pt" style:font-weight-asian="bold" style:font-name-complex="Times New Roman" style:font-family-complex="'Times New Roman', ¿Î?¬"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Î?¬" style:font-family-generic="roman" style:font-pitch="variable" fo:font-size="28pt" fo:language="en" fo:country="US" fo:font-weight="bold" style:font-name-asian="ヒラギノ角ゴ Pro W3" style:font-family-asian="'ヒラギノ角ゴ Pro W3', '?????? Pro W3'" style:font-pitch-asian="variable" style:font-size-asian="28pt" style:font-weight-asian="bold" style:font-name-complex="Times New Roman" style:font-family-complex="'Times New Roman', ¿Î?¬"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Î?¬" style:font-family-generic="roman" style:font-pitch="variable" fo:font-size="36pt" fo:language="en" fo:country="US" style:font-name-asian="ヒラギノ角ゴ Pro W3" style:font-family-asian="'ヒラギノ角ゴ Pro W3', '?????? Pro W3'" style:font-pitch-asian="variable" style:font-size-asian="36pt" style:font-name-complex="Times New Roman" style:font-family-complex="'Times New Roman', ¿Î?¬"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Times New Roman" fo:font-family="'Times New Roman', ¿Î?¬" style:font-family-generic="roman" style:font-pitch="variable" fo:font-size="18pt" fo:language="en" fo:country="US" style:font-name-asian="ヒラギノ角ゴ Pro W3" style:font-family-asian="'ヒラギノ角ゴ Pro W3', '?????? Pro W3'" style:font-pitch-asian="variable" style:font-size-asian="18pt" style:font-name-complex="Times New Roman" style:font-family-complex="'Times New Roman', ¿Î?¬"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Times New Roman" fo:font-family="'Times New Roman', ¿Î?¬" style:font-family-generic="roman" style:font-pitch="variable" fo:font-size="16pt" fo:language="en" fo:country="US" fo:font-weight="bold" style:font-name-asian="ヒラギノ角ゴ Pro W3" style:font-family-asian="'ヒラギノ角ゴ Pro W3', '?????? Pro W3'" style:font-pitch-asian="variable" style:font-size-asian="16pt" style:font-weight-asian="bold" style:font-name-complex="Times New Roman" style:font-family-complex="'Times New Roman', ¿Î?¬"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text-align="center" style:justify-single-word="false" fo:orphans="2" fo:widows="2" fo:text-indent="0cm" style:auto-text-indent="false" fo:keep-with-next="always"/>
      <style:text-properties fo:color="#000000" style:font-name="Times New Roman" fo:font-family="'Times New Roman', ¿Î?¬" style:font-family-generic="roman" style:font-pitch="variable" fo:font-size="16pt" fo:language="en" fo:country="US" fo:font-weight="bold" style:font-name-asian="ヒラギノ角ゴ Pro W3" style:font-family-asian="'ヒラギノ角ゴ Pro W3', '?????? Pro W3'" style:font-pitch-asian="variable" style:font-size-asian="16pt" style:font-weight-asian="bold" style:font-name-complex="Times New Roman" style:font-family-complex="'Times New Roman', ¿Î?¬"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Î?¬" style:font-family-generic="roman" style:font-pitch="variable" fo:font-size="12pt" fo:language="en" fo:country="US" style:font-name-asian="ヒラギノ角ゴ Pro W3" style:font-family-asian="'ヒラギノ角ゴ Pro W3', '?????? Pro W3'" style:font-pitch-asian="variable" style:font-size-asian="12pt" style:font-name-complex="Times New Roman" style:font-family-complex="'Times New Roman', ¿Î?¬"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Î?¬" style:font-family-generic="roman" style:font-pitch="variable" fo:font-size="12pt" fo:language="en" fo:country="US" fo:font-weight="bold" style:font-name-asian="ヒラギノ角ゴ Pro W3" style:font-family-asian="'ヒラギノ角ゴ Pro W3', '?????? Pro W3'" style:font-pitch-asian="variable" style:font-size-asian="12pt" style:font-weight-asian="bold" style:font-name-complex="Times New Roman" style:font-family-complex="'Times New Roman', ¿Î?¬"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Î?¬" style:font-family-generic="roman" style:font-pitch="variable" fo:font-size="12pt" fo:language="en" fo:country="US" style:font-name-asian="ヒラギノ角ゴ Pro W3" style:font-family-asian="'ヒラギノ角ゴ Pro W3', '?????? Pro W3'" style:font-pitch-asian="variable" style:font-size-asian="12pt" style:font-name-complex="Times New Roman" style:font-family-complex="'Times New Roman', ¿Î?¬"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Î?¬" style:font-family-generic="roman" style:font-pitch="variable" fo:font-size="12pt" fo:language="en" fo:country="US" style:font-name-asian="ヒラギノ角ゴ Pro W3" style:font-family-asian="'ヒラギノ角ゴ Pro W3', '?????? Pro W3'" style:font-pitch-asian="variable" style:font-size-asian="12pt" style:font-name-complex="Times New Roman" style:font-family-complex="'Times New Roman', ¿Î?¬"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Î?¬" style:font-family-generic="roman" style:font-pitch="variable" fo:font-size="12pt" fo:language="en" fo:country="US" fo:font-style="italic" style:font-name-asian="ヒラギノ角ゴ Pro W3" style:font-family-asian="'ヒラギノ角ゴ Pro W3', '?????? Pro W3'" style:font-pitch-asian="variable" style:font-size-asian="12pt" style:font-style-asian="italic" style:font-name-complex="Times New Roman" style:font-family-complex="'Times New Roman', ¿Î?¬"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Î?¬" style:font-family-generic="roman" style:font-pitch="variable" fo:font-size="11pt" fo:language="en" fo:country="US" style:font-name-asian="ヒラギノ角ゴ Pro W3" style:font-family-asian="'ヒラギノ角ゴ Pro W3', '?????? Pro W3'" style:font-pitch-asian="variable" style:font-size-asian="11pt" style:font-name-complex="Times New Roman" style:font-family-complex="'Times New Roman', ¿Î?¬"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Î?¬" style:font-family-generic="roman" style:font-pitch="variable" fo:font-size="14pt" fo:language="en" fo:country="US" style:font-name-asian="ヒラギノ角ゴ Pro W3" style:font-family-asian="'ヒラギノ角ゴ Pro W3', '?????? Pro W3'" style:font-pitch-asian="variable" style:font-size-asian="14pt" style:font-name-complex="Times New Roman" style:font-family-complex="'Times New Roman', ¿Î?¬"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top="0.423cm" fo:margin-bottom="0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Î?¬" style:font-family-generic="roman" style:font-pitch="variable" fo:font-size="12pt" fo:language="en" fo:country="US" style:font-name-asian="ヒラギノ角ゴ Pro W3" style:font-family-asian="'ヒラギノ角ゴ Pro W3', '?????? Pro W3'" style:font-pitch-asian="variable" style:font-size-asian="12pt" style:font-name-complex="Times New Roman" style:font-family-complex="'Times New Roman', ¿Î?¬"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Î?¬" style:font-family-generic="roman" style:font-pitch="variable" fo:font-size="16pt" fo:language="en" fo:country="US" style:font-name-asian="ヒラギノ角ゴ Pro W3" style:font-family-asian="'ヒラギノ角ゴ Pro W3', '?????? Pro W3'" style:font-pitch-asian="variable" style:font-size-asian="16pt" style:font-name-complex="Times New Roman" style:font-family-complex="'Times New Roman', ¿Î?¬"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Î?¬" style:font-family-generic="roman" style:font-pitch="variable" fo:font-size="18pt" fo:language="en" fo:country="US" style:font-name-asian="ヒラギノ角ゴ Pro W3" style:font-family-asian="'ヒラギノ角ゴ Pro W3', '?????? Pro W3'" style:font-pitch-asian="variable" style:font-size-asian="18pt" style:font-name-complex="Times New Roman" style:font-family-complex="'Times New Roman', ¿Î?¬"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style:font-name="Times New Roman" fo:font-family="'Times New Roman', ¿Î?¬" style:font-family-generic="roman" style:font-pitch="variable" fo:font-style="italic" style:font-style-asian="italic" style:font-name-complex="Times New Roman" style:font-family-complex="'Times New Roman', ¿Î?¬" style:font-family-generic-complex="roman" style:font-pitch-complex="variable"/>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Î?¬" style:font-family-generic="roman" style:font-pitch="variable" style:font-name-complex="Times New Roman" style:font-family-complex="'Times New Roman', ¿Î?¬"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Î?¬" style:font-family-generic="roman" style:font-pitch="variable" fo:font-size="8pt" style:font-size-asian="8pt" style:font-name-complex="Times New Roman" style:font-family-complex="'Times New Roman', ¿Î?¬"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Î?¬" style:font-family-generic="roman" style:font-pitch="variable" style:font-name-complex="Times New Roman" style:font-family-complex="'Times New Roman', ¿Î?¬"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TR_20_sayfasonu_20_notu" style:display-name="TR sayfasonu notu" style:family="paragraph" style:parent-style-name="Tr_20_Footnote_20_Text">
      <style:text-properties fo:font-size="10pt" style:font-size-asian="10pt"/>
    </style:style>
    <style:style style:name="ARA_20_BASLIKK" style:display-name="ARA BASLIKK" style:family="paragraph">
      <style:paragraph-properties fo:margin-top="0cm" fo:margin-bottom="0.15cm" loext:contextual-spacing="false" fo:text-align="center" style:justify-single-word="false" fo:orphans="0" fo:widows="0" style:text-autospace="none"/>
      <style:text-properties style:use-window-font-color="true" style:font-name="Times New Roman" fo:font-family="'Times New Roman', ¿Î?¬" style:font-family-generic="roman" style:font-pitch="variable" fo:font-size="12pt" fo:language="en" fo:country="US" style:font-name-asian="Times New Roman" style:font-family-asian="'Times New Roman', ¿Î?¬" style:font-family-generic-asian="roman" style:font-pitch-asian="variable" style:font-size-asian="12pt" style:font-name-complex="Segoe UI (Arabic)" style:font-family-complex="'Segoe UI (Arabic)'" style:font-family-generic-complex="swiss" style:font-pitch-complex="variable" style:font-size-complex="12pt" style:language-complex="ar" style:country-complex="SA"/>
    </style:style>
    <style:style style:name="ayet" style:family="paragraph">
      <style:paragraph-properties fo:margin-left="0.801cm" fo:margin-right="0cm" fo:text-align="justify" style:justify-single-word="false" fo:orphans="0" fo:widows="0" fo:text-indent="0cm" style:auto-text-indent="false" style:text-autospace="none"/>
      <style:text-properties style:use-window-font-color="true" style:font-name="Times New Roman" fo:font-family="'Times New Roman', ¿Î?¬" style:font-family-generic="roman" style:font-pitch="variable" fo:font-size="12pt" fo:language="en" fo:country="US" style:font-name-asian="Times New Roman" style:font-family-asian="'Times New Roman', ¿Î?¬" style:font-family-generic-asian="roman" style:font-pitch-asian="variable" style:font-size-asian="12pt" style:font-name-complex="Segoe UI (Arabic)" style:font-family-complex="'Segoe UI (Arabic)'" style:font-family-generic-complex="swiss" style:font-pitch-complex="variable" style:font-size-complex="12pt" style:language-complex="ar" style:country-complex="SA"/>
    </style:style>
    <style:style style:name="kutu_20_yazisi" style:display-name="kutu yazisi"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Î?¬" style:font-family-generic="roman" style:font-pitch="variable" fo:font-size="12pt" fo:language="en" fo:country="US" style:font-name-asian="Times New Roman" style:font-family-asian="'Times New Roman', ¿Î?¬" style:font-family-generic-asian="roman" style:font-pitch-asian="variable" style:font-size-asian="12pt" style:font-name-complex="Segoe UI (Arabic)" style:font-family-complex="'Segoe UI (Arabic)'" style:font-family-generic-complex="swiss" style:font-pitch-complex="variable" style:font-size-complex="12pt" style:language-complex="ar" style:country-complex="SA"/>
    </style:style>
    <style:style style:name="notlar" style:family="paragraph">
      <style:paragraph-properties fo:margin-top="0.049cm" fo:margin-bottom="0.049cm" loext:contextual-spacing="false" fo:line-height="0.459cm" fo:orphans="0" fo:widows="0" style:text-autospace="none"/>
      <style:text-properties style:use-window-font-color="true" style:font-name="Times New Roman" fo:font-family="'Times New Roman', ¿Î?¬" style:font-family-generic="roman" style:font-pitch="variable" fo:font-size="12pt" fo:language="en" fo:country="US" style:font-name-asian="Times New Roman" style:font-family-asian="'Times New Roman', ¿Î?¬" style:font-family-generic-asian="roman" style:font-pitch-asian="variable" style:font-size-asian="12pt" style:font-name-complex="Segoe UI (Arabic)" style:font-family-complex="'Segoe UI (Arabic)'" style:font-family-generic-complex="swiss" style:font-pitch-complex="variable" style:font-size-complex="12pt" style:language-complex="ar" style:country-complex="SA"/>
    </style:style>
    <style:style style:name="Alt_20_yazı" style:display-name="Alt yazı" style:family="paragraph" style:next-style-name="C-RESIM_20_ALTI">
      <style:paragraph-properties fo:line-height="0.353cm" fo:orphans="0" fo:widows="0" style:text-autospace="none"/>
      <style:text-properties style:use-window-font-color="true" style:font-name="Times New Roman" fo:font-family="'Times New Roman', ¿Î?¬" style:font-family-generic="roman" style:font-pitch="variable" fo:font-size="12pt" fo:language="en" fo:country="US" style:font-name-asian="Times New Roman" style:font-family-asian="'Times New Roman', ¿Î?¬" style:font-family-generic-asian="roman" style:font-pitch-asian="variable" style:font-size-asian="12pt" style:font-name-complex="Segoe UI (Arabic)" style:font-family-complex="'Segoe UI (Arabic)'" style:font-family-generic-complex="swiss" style:font-pitch-complex="variable" style:font-size-complex="12pt" style:language-complex="ar" style:country-complex="SA"/>
    </style:style>
    <style:style style:name="C-RESIM_20_ALTI" style:display-name="C-RESIM ALTI" style:family="paragraph" style:next-style-name="ALINTI">
      <style:paragraph-properties fo:line-height="0.318cm" fo:orphans="0" fo:widows="0" style:text-autospace="none"/>
      <style:text-properties style:use-window-font-color="true" style:font-name="Times New Roman" fo:font-family="'Times New Roman', ¿Î?¬" style:font-family-generic="roman" style:font-pitch="variable" fo:font-size="12pt" fo:language="en" fo:country="US" style:font-name-asian="Times New Roman" style:font-family-asian="'Times New Roman', ¿Î?¬" style:font-family-generic-asian="roman" style:font-pitch-asian="variable" style:font-size-asian="12pt" style:font-name-complex="Segoe UI (Arabic)" style:font-family-complex="'Segoe UI (Arabic)'" style:font-family-generic-complex="swiss" style:font-pitch-complex="variable" style:font-size-complex="12pt" style:language-complex="ar" style:country-complex="SA"/>
    </style:style>
    <style:style style:name="ALINTI" style:family="paragraph" style:next-style-name="notlar">
      <style:paragraph-properties fo:margin-left="0.801cm" fo:margin-right="0cm" fo:margin-top="0.071cm" fo:margin-bottom="0.071cm" loext:contextual-spacing="false" fo:text-align="justify" style:justify-single-word="false" fo:orphans="0" fo:widows="0" fo:text-indent="0cm" style:auto-text-indent="false" style:text-autospace="none"/>
      <style:text-properties style:use-window-font-color="true" style:font-name="Times New Roman" fo:font-family="'Times New Roman', ¿Î?¬" style:font-family-generic="roman" style:font-pitch="variable" fo:font-size="12pt" fo:language="en" fo:country="US" style:font-name-asian="Times New Roman" style:font-family-asian="'Times New Roman', ¿Î?¬" style:font-family-generic-asian="roman" style:font-pitch-asian="variable" style:font-size-asian="12pt" style:font-name-complex="Segoe UI (Arabic)" style:font-family-complex="'Segoe UI (Arabic)'" style:font-family-generic-complex="swiss"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Arial" style:font-family-generic="roman" fo:font-size="16pt" fo:font-weight="bold" style:letter-kerning="true" style:font-name-asian="Times New Roman" style:font-family-asian="'Times New Roman', ¿Î?¬" style:font-family-generic-asian="roman" style:font-pitch-asian="variable" style:font-size-asian="16pt" style:font-weight-asian="bold" style:font-name-complex="Times New Roman" style:font-family-complex="'Times New Roman', ¿Î?¬"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Î?¬" style:font-family-generic-complex="roman" style:font-pitch-complex="variable"/>
    </style:style>
    <style:style style:name="Heading_20_5_20_Char" style:display-name="Heading 5 Char" style:family="text" style:parent-style-name="Default_20_Paragraph_20_Font">
      <style:text-properties fo:color="#000000" style:font-name="Helvetica" fo:font-family="Helvetica" style:font-family-generic="swiss" style:font-pitch="variable" fo:font-size="12pt" fo:language="en" fo:country="US" fo:font-weight="bold" style:font-name-asian="ヒラギノ角ゴ Pro W3" style:font-family-asian="'ヒラギノ角ゴ Pro W3', '?????? Pro W3'" style:font-pitch-asian="variable" style:font-size-asian="12pt" style:font-weight-asian="bold" style:font-name-complex="Helvetica" style:font-family-complex="Helvetica" style:font-family-generic-complex="swiss" style:font-pitch-complex="variable" style:language-complex="ar" style:country-complex="SA"/>
    </style:style>
    <style:style style:name="Heading_20_6_20_Char" style:display-name="Heading 6 Char" style:family="text" style:parent-style-name="Default_20_Paragraph_20_Font">
      <style:text-properties fo:color="#000000" style:font-name="Helvetica" fo:font-family="Helvetica" style:font-family-generic="swiss" style:font-pitch="variable" fo:font-size="12pt" fo:language="en" fo:country="US" fo:font-weight="bold" style:font-name-asian="ヒラギノ角ゴ Pro W3" style:font-family-asian="'ヒラギノ角ゴ Pro W3', '?????? Pro W3'" style:font-pitch-asian="variable" style:font-size-asian="12pt" style:font-weight-asian="bold" style:font-name-complex="Helvetica" style:font-family-complex="Helvetica" style:font-family-generic-complex="swiss" style:font-pitch-complex="variable" style:language-complex="ar" style:country-complex="SA"/>
    </style:style>
    <style:style style:name="Heading_20_7_20_Char" style:display-name="Heading 7 Char" style:family="text" style:parent-style-name="Default_20_Paragraph_20_Font">
      <style:text-properties fo:color="#000000" style:font-name="Baskerville" fo:font-family="Baskerville" style:font-pitch="variable" fo:font-size="16pt" fo:language="en" fo:country="US" style:font-name-asian="ヒラギノ角ゴ Pro W3" style:font-family-asian="'ヒラギノ角ゴ Pro W3', '?????? Pro W3'" style:font-pitch-asian="variable" style:font-size-asian="16pt" style:font-name-complex="Baskerville" style:font-family-complex="Baskerville" style:font-pitch-complex="variable" style:language-complex="ar" style:country-complex="SA"/>
    </style:style>
    <style:style style:name="Heading_20_8_20_Char" style:display-name="Heading 8 Char" style:family="text" style:parent-style-name="Default_20_Paragraph_20_Font">
      <style:text-properties fo:color="#000000" style:font-name="Baskerville" fo:font-family="Baskerville" style:font-pitch="variable" fo:font-size="16pt" fo:language="en" fo:country="US" fo:font-style="italic" style:font-name-asian="ヒラギノ角ゴ Pro W3" style:font-family-asian="'ヒラギノ角ゴ Pro W3', '?????? Pro W3'" style:font-pitch-asian="variable" style:font-size-asian="16pt" style:font-style-asian="italic" style:font-name-complex="Baskerville" style:font-family-complex="Baskerville" style:font-pitch-complex="variable" style:language-complex="ar" style:country-complex="SA"/>
    </style:style>
    <style:style style:name="Heading_20_9_20_Char" style:display-name="Heading 9 Char" style:family="text" style:parent-style-name="Default_20_Paragraph_20_Font">
      <style:text-properties fo:color="#000000" style:font-name="Baskerville" fo:font-family="Baskerville" style:font-pitch="variable" fo:font-size="14pt" fo:language="en" fo:country="US" style:font-name-asian="ヒラギノ角ゴ Pro W3" style:font-family-asian="'ヒラギノ角ゴ Pro W3', '?????? Pro W3'" style:font-pitch-asian="variable" style:font-size-asian="14pt" style:font-name-complex="Baskerville" style:font-family-complex="Baskerville" style:font-pitch-complex="variable"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ARİHİ BİR YALAN: KABATAŞ DEVRİ</dc:title>
    <meta:initial-creator>ADNAN OKTAR - HARUN YAHYA</meta:initial-creator>
    <meta:creation-date>2011-10-05T17:43:00</meta:creation-date>
    <dc:date>2019-10-16T20:30:41.546254687</dc:date>
    <meta:editing-cycles>11</meta:editing-cycles>
    <meta:editing-duration>PT54M41S</meta:editing-duration>
    <meta:generator>LibreOffice/6.3.2.2$Linux_X86_64 LibreOffice_project/ddcf6633b674837c71d3649d97a9cb3c0d392a84</meta:generator>
    <dc:subject>TARİHİ BİR YALAN: KABATAŞ DEVRİ</dc:subject>
    <meta:document-statistic meta:table-count="0" meta:image-count="0" meta:object-count="0" meta:page-count="126" meta:paragraph-count="1269" meta:word-count="42102" meta:character-count="328040" meta:non-whitespace-character-count="286699"/>
  </office:meta>
</office:document-meta>
</file>